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settings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10/settings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2/content.xml"/>
  <manifest:file-entry manifest:media-type="text/xml" manifest:full-path="Object 2/settings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text/xml" manifest:full-path="Object 14/settings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25cm" svg:stroke-color="#000000" draw:marker-start-width="0.237cm" draw:marker-end="Rounded_20_short_20_Arrow" draw:marker-end-width="0.152cm" draw:fill="none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37cm" draw:marker-end-width="0.237cm" draw:fill="none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4" style:family="graphic" style:parent-style-name="standard">
      <style:graphic-properties draw:stroke="dash" draw:stroke-dash="Fine_20_Dashed" svg:stroke-width="0.025cm" svg:stroke-color="#000000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1.987cm"/>
    </style:style>
    <style:style style:name="gr6" style:family="graphic" style:parent-style-name="standard">
      <style:graphic-properties draw:stroke="dash" draw:stroke-dash="Fine_20_Dashed" svg:stroke-width="0.025cm" svg:stroke-color="#000000" draw:marker-start-width="0.266cm" draw:marker-end-width="0.266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draw:marker-start-width="0.237cm" draw:marker-end-width="0.152cm" draw:fill="none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svg:stroke-width="0.025cm" draw:marker-start-width="0.237cm" draw:marker-end="Rounded_20_short_20_Arrow" draw:marker-end-width="0.152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25cm" draw:marker-start-width="0.266cm" draw:marker-end="Rounded_20_short_20_Arrow" draw:marker-end-width="0.152cm" draw:fill="none" draw:textarea-vertical-align="middle" fo:padding-top="0.137cm" fo:padding-bottom="0.137cm" fo:padding-left="0.262cm" fo:padding-right="0.262cm"/>
    </style:style>
    <style:style style:name="gr10" style:family="graphic" style:parent-style-name="objectwithoutfill">
      <style:graphic-properties svg:stroke-width="0.025cm" draw:marker-start="" draw:marker-start-width="0.237cm" draw:marker-end="Rounded_20_short_20_Arrow" draw:marker-end-width="0.152cm" draw:fill="none" draw:textarea-vertical-align="middle" fo:padding-top="0.137cm" fo:padding-bottom="0.137cm" fo:padding-left="0.262cm" fo:padding-right="0.262cm"/>
    </style:style>
    <style:style style:name="gr11" style:family="graphic" style:parent-style-name="objectwithoutfill">
      <style:graphic-properties svg:stroke-width="0.025cm" draw:marker-start="" draw:marker-start-width="0.237cm" draw:marker-end="" draw:marker-end-width="0.152cm" draw:fill="none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3" style:family="graphic" style:parent-style-name="objectwithoutfill">
      <style:graphic-properties svg:stroke-width="0.025cm" draw:marker-start-width="0.237cm" draw:marker-end="" draw:marker-end-width="0.152cm" draw:fill="none" draw:textarea-vertical-align="middle" fo:padding-top="0.137cm" fo:padding-bottom="0.137cm" fo:padding-left="0.262cm" fo:padding-right="0.262cm"/>
    </style:style>
    <style:style style:name="gr14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1.7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4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58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137cm"/>
    </style:style>
    <style:style style:name="gr19" style:family="graphic" style:parent-style-name="objectwithoutfill">
      <style:graphic-properties svg:stroke-width="0.025cm" draw:marker-start="Rounded_20_short_20_Arrow" draw:marker-start-width="0.178cm" draw:marker-end="Rounded_20_short_20_Arrow" draw:marker-end-width="0.189cm" draw:fill="none" draw:textarea-vertical-align="middle" fo:padding-top="0.137cm" fo:padding-bottom="0.137cm" fo:padding-left="0.262cm" fo:padding-right="0.26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5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34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1.56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1.475cm"/>
    </style:style>
    <style:style style:name="gr24" style:family="graphic" style:parent-style-name="objectwithoutfill">
      <style:graphic-properties svg:stroke-width="0.025cm" draw:marker-start-width="0.266cm" draw:marker-end="Rounded_20_short_20_Arrow" draw:marker-end-width="0.189cm" draw:fill="none" draw:textarea-vertical-align="middle" fo:padding-top="0.137cm" fo:padding-bottom="0.137cm" fo:padding-left="0.262cm" fo:padding-right="0.26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41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4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66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0.96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587cm"/>
    </style:style>
    <style:style style:name="gr30" style:family="graphic" style:parent-style-name="standard">
      <style:graphic-properties draw:stroke="dash" draw:stroke-dash="Fine_20_Dashed" svg:stroke-width="0.025cm" svg:stroke-color="#000000" draw:marker-start-width="0.2cm" draw:marker-end-width="0.2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31" style:family="graphic" style:parent-style-name="standard">
      <style:graphic-properties svg:stroke-width="0.025cm" svg:stroke-color="#000000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1.36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1.46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.3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.2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2.826cm"/>
    </style:style>
    <style:style style:name="gr37" style:family="graphic" style:parent-style-name="objectwithoutfill">
      <style:graphic-properties svg:stroke-width="0.025cm" svg:stroke-color="#000000" draw:marker-start-width="0.237cm" draw:marker-end="" draw:marker-end-width="0.152cm" draw:fill="none" draw:textarea-vertical-align="middle" fo:padding-top="0.137cm" fo:padding-bottom="0.137cm" fo:padding-left="0.262cm" fo:padding-right="0.262cm"/>
    </style:style>
    <style:style style:name="gr38" style:family="graphic" style:parent-style-name="objectwithoutfill">
      <style:graphic-properties svg:stroke-width="0.025cm" svg:stroke-color="#0000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39" style:family="graphic" style:parent-style-name="objectwithoutfill">
      <style:graphic-properties svg:stroke-width="0.025cm" svg:stroke-color="#000000" draw:marker-start="" draw:marker-start-width="0.237cm" draw:marker-end="Rounded_20_short_20_Arrow" draw:marker-end-width="0.152cm" draw:fill="none" draw:textarea-vertical-align="middle" fo:padding-top="0.137cm" fo:padding-bottom="0.137cm" fo:padding-left="0.262cm" fo:padding-right="0.26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7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2.25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1.68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1.59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56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1.48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1.58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.345cm"/>
    </style:style>
    <style:style style:name="gr48" style:family="graphic" style:parent-style-name="standard">
      <style:graphic-properties svg:stroke-width="0.025cm" svg:stroke-color="#ffffff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49" style:family="graphic" style:parent-style-name="standard">
      <style:graphic-properties svg:stroke-width="0.025cm" svg:stroke-color="#000000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50" style:family="graphic" style:parent-style-name="objectwithoutfill">
      <style:graphic-properties svg:stroke-width="0.025cm" draw:marker-start-width="0.266cm" draw:marker-end="Rounded_20_short_20_Arrow" draw:marker-end-width="0.215cm" draw:fill="none" draw:textarea-vertical-align="middle" fo:padding-top="0.137cm" fo:padding-bottom="0.137cm" fo:padding-left="0.262cm" fo:padding-right="0.26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2.37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1.9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2.87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1.772cm"/>
    </style:style>
    <style:style style:name="gr55" style:family="graphic" style:parent-style-name="objectwithoutfill">
      <style:graphic-properties svg:stroke-width="0.025cm" svg:stroke-color="#000000" draw:marker-start-width="0.266cm" draw:marker-end="Rounded_20_short_20_Arrow" draw:marker-end-width="0.215cm" draw:fill="none" draw:textarea-vertical-align="middle" fo:padding-top="0.137cm" fo:padding-bottom="0.137cm" fo:padding-left="0.262cm" fo:padding-right="0.26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2.826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218cm"/>
    </style:style>
    <style:style style:name="gr58" style:family="graphic" style:parent-style-name="Object_20_with_20_no_20_fill_20_and_20_no_20_line">
      <style:graphic-properties draw:stroke="none" draw:fill="none" draw:textarea-vertical-align="middle" draw:ole-draw-aspect="1" style:protect="siz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0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9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1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90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5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4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93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68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1cm"/>
    </style:style>
    <style:style style:name="gr69" style:family="graphic" style:parent-style-name="standard">
      <style:graphic-properties svg:stroke-width="0.03cm" svg:stroke-color="#000000" draw:marker-start-width="0.23cm" draw:marker-end-width="0.23cm" draw:fill="none" draw:fill-color="#ffffff" draw:textarea-vertical-align="middle" fo:padding-top="0.14cm" fo:padding-bottom="0.14cm" fo:padding-left="0.265cm" fo:padding-right="0.265cm"/>
    </style:style>
    <style:style style:name="gr70" style:family="graphic" style:parent-style-name="standard">
      <style:graphic-properties svg:stroke-width="0.03cm" svg:stroke-color="#000000" draw:marker-start-width="0.23cm" draw:marker-end-width="0.23cm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71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false" fo:min-height="0.319cm" fo:min-width="0cm"/>
    </style:style>
    <style:style style:name="gr72" style:family="graphic" style:parent-style-name="objectwithoutfill">
      <style:graphic-properties svg:stroke-width="0.025cm" svg:stroke-color="#000000" draw:marker-start-width="0.266cm" draw:marker-end="Rounded_20_short_20_Arrow" draw:marker-end-width="0.15cm" draw:fill="none" draw:textarea-vertical-align="middle" fo:padding-top="0.137cm" fo:padding-bottom="0.137cm" fo:padding-left="0.262cm" fo:padding-right="0.26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0.137cm"/>
    </style:style>
    <style:style style:name="gr74" style:family="graphic" style:parent-style-name="objectwithoutfill">
      <style:graphic-properties svg:stroke-width="0.03cm" draw:marker-start-width="0.245cm" draw:marker-end="Rounded_20_short_20_Arrow" draw:marker-end-width="0.15cm" draw:fill="none" draw:textarea-vertical-align="middle" fo:padding-top="0.14cm" fo:padding-bottom="0.14cm" fo:padding-left="0.265cm" fo:padding-right="0.265cm"/>
    </style:style>
    <style:style style:name="gr75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76" style:family="graphic" style:parent-style-name="objectwithoutfill">
      <style:graphic-properties svg:stroke-width="0.03cm" draw:marker-start-width="0.245cm" draw:marker-end="" draw:marker-end-width="0.15cm" draw:fill="none" draw:textarea-vertical-align="middle" fo:padding-top="0.14cm" fo:padding-bottom="0.14cm" fo:padding-left="0.265cm" fo:padding-right="0.265cm"/>
    </style:style>
    <style:style style:name="gr77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78" style:family="graphic" style:parent-style-name="objectwithoutfill">
      <style:graphic-properties svg:stroke-width="0.03cm" svg:stroke-color="#000000" draw:marker-start-width="0.274cm" draw:marker-end="Rounded_20_short_20_Arrow" draw:marker-end-width="0.15cm" draw:stroke-linejoin="none" svg:stroke-linecap="butt" draw:fill="none" draw:textarea-vertical-align="middle" fo:padding-top="0.14cm" fo:padding-bottom="0.14cm" fo:padding-left="0.265cm" fo:padding-right="0.26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02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65cm"/>
    </style:style>
    <style:style style:name="gr82" style:family="graphic" style:parent-style-name="standard">
      <style:graphic-properties svg:stroke-width="0.03cm" svg:stroke-color="#0000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51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992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95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3.101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458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2.546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1cm" fo:min-width="1.992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2.182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1cm" fo:min-width="3.075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1cm" fo:min-width="1.458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1cm" fo:min-width="2.54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7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2.11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458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27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0.239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446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75cm"/>
    </style:style>
    <style:style style:name="gr101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534cm" fo:min-width="1.187cm"/>
    </style:style>
    <style:style style:name="gr102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534cm" fo:min-width="1.17cm"/>
    </style:style>
    <style:style style:name="gr103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534cm" fo:min-width="1.225cm"/>
    </style:style>
    <style:style style:name="gr104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534cm" fo:min-width="1.441cm"/>
    </style:style>
    <style:style style:name="gr105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534cm" fo:min-width="0.971cm"/>
    </style:style>
    <style:style style:name="gr106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442cm" fo:min-width="1.192cm"/>
    </style:style>
    <style:style style:name="gr107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534cm" fo:min-width="0.489cm"/>
    </style:style>
    <style:style style:name="gr108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534cm" fo:min-width="0.235cm"/>
    </style:style>
    <style:style style:name="gr109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442cm" fo:min-width="0.218cm"/>
    </style:style>
    <style:style style:name="gr110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442cm" fo:min-width="0.434cm"/>
    </style:style>
    <style:style style:name="gr111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false" fo:min-height="0.534cm" fo:min-width="1.1cm"/>
    </style:style>
    <style:style style:name="gr112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526cm" fo:min-width="1.949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1.192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09cm"/>
    </style:style>
    <style:style style:name="gr115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442cm" fo:min-width="1.302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3cm" fo:min-width="1.433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297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747cm"/>
    </style:style>
    <style:style style:name="gr119" style:family="graphic" style:parent-style-name="objectwithoutfill">
      <style:graphic-properties draw:stroke="dash" draw:stroke-dash="Fine_20_Dashe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844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734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54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629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798cm"/>
    </style:style>
    <style:style style:name="gr125" style:family="graphic" style:parent-style-name="measure" style:list-style-name="L1">
      <style:graphic-properties svg:stroke-width="0.025cm" draw:marker-start="Rounded_20_short_20_Arrow" draw:marker-start-width="0.152cm" draw:marker-end="Rounded_20_short_20_Arrow" draw:marker-end-width="0.152cm" draw:textarea-horizontal-align="center" draw:textarea-vertical-align="middle" fo:padding-top="0.137cm" fo:padding-bottom="0.137cm" fo:padding-left="0.262cm" fo:padding-right="0.262cm"/>
    </style:style>
    <style:style style:name="gr126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127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128" style:family="graphic" style:parent-style-name="measure" style:list-style-name="L1">
      <style:graphic-properties svg:stroke-width="0.025cm" draw:marker-start="Rounded_20_short_20_Arrow" draw:marker-start-width="0.152cm" draw:marker-end="Rounded_20_short_20_Arrow" draw:marker-end-width="0.152cm" draw:textarea-horizontal-align="center" draw:textarea-vertical-align="middle" fo:padding-top="0.137cm" fo:padding-bottom="0.137cm" fo:padding-left="0.262cm" fo:padding-right="0.262cm"/>
    </style:style>
    <style:style style:name="gr129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130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131" style:family="graphic" style:parent-style-name="measure" style:list-style-name="L1">
      <style:graphic-properties svg:stroke-width="0.025cm" draw:marker-start="Rounded_20_short_20_Arrow" draw:marker-start-width="0.152cm" draw:marker-end="Rounded_20_short_20_Arrow" draw:marker-end-width="0.152cm" draw:textarea-horizontal-align="center" draw:textarea-vertical-align="middle" fo:padding-top="0.137cm" fo:padding-bottom="0.137cm" fo:padding-left="0.262cm" fo:padding-right="0.262cm"/>
    </style:style>
    <style:style style:name="gr132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133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134" style:family="graphic" style:parent-style-name="measure" style:list-style-name="L1">
      <style:graphic-properties svg:stroke-width="0.025cm" draw:marker-start="Rounded_20_short_20_Arrow" draw:marker-start-width="0.152cm" draw:marker-end="Rounded_20_short_20_Arrow" draw:marker-end-width="0.152cm" draw:textarea-horizontal-align="center" draw:textarea-vertical-align="middle" fo:padding-top="0.137cm" fo:padding-bottom="0.137cm" fo:padding-left="0.262cm" fo:padding-right="0.262cm"/>
    </style:style>
    <style:style style:name="gr135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136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1.17cm"/>
    </style:style>
    <style:style style:name="gr138" style:family="graphic" style:parent-style-name="measure" style:list-style-name="L1">
      <style:graphic-properties svg:stroke-width="0.025cm" draw:marker-start="Rounded_20_short_20_Arrow" draw:marker-start-width="0.152cm" draw:marker-end="Rounded_20_short_20_Arrow" draw:marker-end-width="0.152cm" draw:textarea-horizontal-align="center" draw:textarea-vertical-align="middle" fo:padding-top="0.137cm" fo:padding-bottom="0.137cm" fo:padding-left="0.262cm" fo:padding-right="0.262cm"/>
    </style:style>
    <style:style style:name="gr139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140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141" style:family="graphic" style:parent-style-name="measure" style:list-style-name="L1">
      <style:graphic-properties svg:stroke-width="0.025cm" draw:marker-start="Rounded_20_short_20_Arrow" draw:marker-start-width="0.152cm" draw:marker-end="Rounded_20_short_20_Arrow" draw:marker-end-width="0.152cm" draw:textarea-horizontal-align="center" draw:textarea-vertical-align="middle" fo:padding-top="0.137cm" fo:padding-bottom="0.137cm" fo:padding-left="0.262cm" fo:padding-right="0.262cm"/>
    </style:style>
    <style:style style:name="gr142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143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1.039cm"/>
    </style:style>
    <style:style style:name="gr145" style:family="graphic" style:parent-style-name="measure" style:list-style-name="L1">
      <style:graphic-properties svg:stroke-width="0.025cm" draw:marker-start="Rounded_20_short_20_Arrow" draw:marker-start-width="0.152cm" draw:marker-end="Rounded_20_short_20_Arrow" draw:marker-end-width="0.152cm" draw:textarea-horizontal-align="center" draw:textarea-vertical-align="middle" fo:padding-top="0.137cm" fo:padding-bottom="0.137cm" fo:padding-left="0.262cm" fo:padding-right="0.262cm"/>
    </style:style>
    <style:style style:name="gr146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147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148" style:family="graphic" style:parent-style-name="measure" style:list-style-name="L1">
      <style:graphic-properties svg:stroke-width="0.025cm" draw:marker-start="Rounded_20_short_20_Arrow" draw:marker-start-width="0.152cm" draw:marker-end="Rounded_20_short_20_Arrow" draw:marker-end-width="0.152cm" draw:textarea-horizontal-align="center" draw:textarea-vertical-align="middle" fo:padding-top="0.137cm" fo:padding-bottom="0.137cm" fo:padding-left="0.262cm" fo:padding-right="0.262cm"/>
    </style:style>
    <style:style style:name="gr149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150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151" style:family="graphic" style:parent-style-name="measure" style:list-style-name="L1">
      <style:graphic-properties svg:stroke-width="0.025cm" draw:marker-start="Rounded_20_short_20_Arrow" draw:marker-start-width="0.152cm" draw:marker-end="Rounded_20_short_20_Arrow" draw:marker-end-width="0.152cm" draw:textarea-horizontal-align="center" draw:textarea-vertical-align="middle" fo:padding-top="0.137cm" fo:padding-bottom="0.137cm" fo:padding-left="0.262cm" fo:padding-right="0.262cm"/>
    </style:style>
    <style:style style:name="gr152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153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154" style:family="graphic" style:parent-style-name="measure" style:list-style-name="L1">
      <style:graphic-properties svg:stroke-width="0.025cm" draw:marker-start="Rounded_20_short_20_Arrow" draw:marker-start-width="0.152cm" draw:marker-end="Rounded_20_short_20_Arrow" draw:marker-end-width="0.152cm" draw:textarea-horizontal-align="center" draw:textarea-vertical-align="middle" fo:padding-top="0.137cm" fo:padding-bottom="0.137cm" fo:padding-left="0.262cm" fo:padding-right="0.262cm"/>
    </style:style>
    <style:style style:name="gr155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156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281cm"/>
    </style:style>
    <style:style style:name="gr158" style:family="graphic" style:parent-style-name="measure" style:list-style-name="L1">
      <style:graphic-properties svg:stroke-width="0.025cm" draw:marker-start="Rounded_20_short_20_Arrow" draw:marker-start-width="0.152cm" draw:marker-end="Rounded_20_short_20_Arrow" draw:marker-end-width="0.152cm" draw:textarea-horizontal-align="center" draw:textarea-vertical-align="middle" fo:padding-top="0.137cm" fo:padding-bottom="0.137cm" fo:padding-left="0.262cm" fo:padding-right="0.262cm"/>
    </style:style>
    <style:style style:name="gr159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160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161" style:family="graphic" style:parent-style-name="measure" style:list-style-name="L1">
      <style:graphic-properties svg:stroke-width="0.025cm" draw:marker-start="Rounded_20_short_20_Arrow" draw:marker-start-width="0.152cm" draw:marker-end="Rounded_20_short_20_Arrow" draw:marker-end-width="0.152cm" draw:textarea-horizontal-align="center" draw:textarea-vertical-align="middle" fo:padding-top="0.137cm" fo:padding-bottom="0.137cm" fo:padding-left="0.262cm" fo:padding-right="0.262cm"/>
    </style:style>
    <style:style style:name="gr162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163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164" style:family="graphic" style:parent-style-name="measure" style:list-style-name="L1">
      <style:graphic-properties svg:stroke-width="0.025cm" draw:marker-start="Rounded_20_short_20_Arrow" draw:marker-start-width="0.152cm" draw:marker-end="Rounded_20_short_20_Arrow" draw:marker-end-width="0.152cm" draw:textarea-horizontal-align="center" draw:textarea-vertical-align="middle" fo:padding-top="0.137cm" fo:padding-bottom="0.137cm" fo:padding-left="0.262cm" fo:padding-right="0.262cm"/>
    </style:style>
    <style:style style:name="gr165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166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167" style:family="graphic" style:parent-style-name="measure" style:list-style-name="L1">
      <style:graphic-properties svg:stroke-width="0.025cm" draw:marker-start="Rounded_20_short_20_Arrow" draw:marker-start-width="0.152cm" draw:marker-end="Rounded_20_short_20_Arrow" draw:marker-end-width="0.152cm" draw:textarea-horizontal-align="center" draw:textarea-vertical-align="middle" fo:padding-top="0.137cm" fo:padding-bottom="0.137cm" fo:padding-left="0.262cm" fo:padding-right="0.262cm"/>
    </style:style>
    <style:style style:name="gr168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169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170" style:family="graphic" style:parent-style-name="measure" style:list-style-name="L1">
      <style:graphic-properties svg:stroke-width="0.025cm" draw:marker-start="Rounded_20_short_20_Arrow" draw:marker-start-width="0.152cm" draw:marker-end="Rounded_20_short_20_Arrow" draw:marker-end-width="0.152cm" draw:textarea-horizontal-align="center" draw:textarea-vertical-align="middle" fo:padding-top="0.137cm" fo:padding-bottom="0.137cm" fo:padding-left="0.262cm" fo:padding-right="0.262cm"/>
    </style:style>
    <style:style style:name="gr171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172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173" style:family="graphic" style:parent-style-name="measure" style:list-style-name="L1">
      <style:graphic-properties svg:stroke-width="0.025cm" draw:marker-start="Rounded_20_short_20_Arrow" draw:marker-start-width="0.152cm" draw:marker-end="Rounded_20_short_20_Arrow" draw:marker-end-width="0.152cm" draw:textarea-horizontal-align="center" draw:textarea-vertical-align="middle" fo:padding-top="0.137cm" fo:padding-bottom="0.137cm" fo:padding-left="0.262cm" fo:padding-right="0.262cm"/>
    </style:style>
    <style:style style:name="gr174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175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176" style:family="graphic" style:parent-style-name="objectwithoutfill">
      <style:graphic-properties svg:stroke-width="0.025cm" draw:marker-end="Rounded_20_short_20_Arrow" draw:marker-end-width="0.3cm" draw:fill="none" draw:textarea-vertical-align="middle" fo:padding-top="0.137cm" fo:padding-bottom="0.137cm" fo:padding-left="0.262cm" fo:padding-right="0.262cm"/>
    </style:style>
    <style:style style:name="gr177" style:family="graphic" style:parent-style-name="objectwithoutfill">
      <style:graphic-properties svg:stroke-width="0.102cm" draw:marker-start-width="0.484cm" draw:marker-end="Rounded_20_short_20_Arrow" draw:marker-end-width="0.305cm" draw:marker-end-center="true" draw:fill="none" draw:textarea-vertical-align="middle" fo:padding-top="0.175cm" fo:padding-bottom="0.175cm" fo:padding-left="0.3cm" fo:padding-right="0.3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936cm"/>
    </style:style>
    <style:style style:name="gr179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442cm" fo:min-width="0.65cm"/>
    </style:style>
    <style:style style:name="gr180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442cm" fo:min-width="0.54cm"/>
    </style:style>
    <style:style style:name="gr181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442cm" fo:min-width="2.707cm"/>
    </style:style>
    <style:style style:name="gr182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442cm" fo:min-width="2.902cm"/>
    </style:style>
    <style:style style:name="gr183" style:family="graphic" style:parent-style-name="standard">
      <style:graphic-properties draw:stroke="none" svg:stroke-color="#000000" draw:fill="none" fo:min-height="0.526cm"/>
    </style:style>
    <style:style style:name="gr184" style:family="graphic" style:parent-style-name="standard">
      <style:graphic-properties draw:stroke="none" svg:stroke-color="#000000" draw:fill="none" fo:min-height="0.514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2cm" fo:min-width="0.202cm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2cm" fo:min-width="0.263cm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497cm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3.177cm"/>
    </style:style>
    <style:style style:name="gr189" style:family="graphic" style:parent-style-name="standard">
      <style:graphic-properties svg:stroke-width="0.025cm" svg:stroke-color="#000000" draw:marker-start-width="0.237cm" draw:marker-end-width="0.237cm" draw:fill="none" draw:textarea-horizontal-align="justify" draw:textarea-vertical-align="middle" draw:auto-grow-height="false" fo:min-height="0cm" fo:padding-top="0.137cm" fo:padding-bottom="0.137cm" fo:padding-left="0.262cm" fo:padding-right="0.262cm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3.647cm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1.645cm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3.799cm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3.329cm"/>
    </style:style>
    <style:style style:name="gr194" style:family="graphic" style:parent-style-name="objectwithoutfill">
      <style:graphic-properties draw:stroke="dash" draw:stroke-dash="Ultrafine_20_Dashed"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29cm"/>
    </style:style>
    <style:style style:name="gr196" style:family="graphic" style:parent-style-name="objectwithoutfill">
      <style:graphic-properties svg:stroke-width="0.03cm" draw:marker-start-width="0.295cm" draw:marker-end="Rounded_20_short_20_Arrow" draw:marker-end-width="0.15cm" draw:fill="none" draw:textarea-vertical-align="middle" fo:padding-top="0.14cm" fo:padding-bottom="0.14cm" fo:padding-left="0.265cm" fo:padding-right="0.265cm"/>
    </style:style>
    <style:style style:name="gr197" style:family="graphic" style:parent-style-name="objectwithoutfill">
      <style:graphic-properties svg:stroke-width="0.03cm" draw:marker-start="Rounded_20_short_20_Arrow" draw:marker-start-width="0.15cm" draw:marker-end="" draw:marker-end-width="0.15cm" draw:fill="none" draw:textarea-vertical-align="middle" fo:padding-top="0.14cm" fo:padding-bottom="0.14cm" fo:padding-left="0.265cm" fo:padding-right="0.265cm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2.982cm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3.215cm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1.666cm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3.368cm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3.135cm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484cm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1.471cm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2.813cm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1.534cm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2.965cm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48cm"/>
    </style:style>
    <style:style style:name="gr209" style:family="graphic" style:parent-style-name="objectwithoutfill">
      <style:graphic-properties draw:stroke="dash" draw:stroke-dash="Ultrafine_20_Dashed" svg:stroke-width="0.03cm" svg:stroke-color="#ff3333" draw:marker-start-width="0.245cm" draw:marker-end-width="0.245cm" draw:fill="none" draw:textarea-vertical-align="middle" fo:padding-top="0.14cm" fo:padding-bottom="0.14cm" fo:padding-left="0.265cm" fo:padding-right="0.265cm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4cm" fo:min-width="0.586cm"/>
    </style:style>
    <style:style style:name="gr211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442cm" fo:min-width="1.34cm"/>
    </style:style>
    <style:style style:name="gr212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442cm" fo:min-width="1.361cm"/>
    </style:style>
    <style:style style:name="gr213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442cm" fo:min-width="1.056cm"/>
    </style:style>
    <style:style style:name="gr214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442cm" fo:min-width="1.014cm"/>
    </style:style>
    <style:style style:name="gr215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442cm" fo:min-width="2.567cm"/>
    </style:style>
    <style:style style:name="gr216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442cm" fo:min-width="2.589cm"/>
    </style:style>
    <style:style style:name="gr217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442cm" fo:min-width="3.042cm"/>
    </style:style>
    <style:style style:name="gr218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442cm" fo:min-width="2.271cm"/>
    </style:style>
    <style:style style:name="gr219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442cm" fo:min-width="2.466cm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1.429cm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502cm"/>
    </style:style>
    <style:style style:name="gr222" style:family="graphic" style:parent-style-name="standard">
      <style:graphic-properties draw:stroke="none" draw:fill="none" fo:min-height="0.632cm"/>
    </style:style>
    <style:style style:name="gr223" style:family="graphic" style:parent-style-name="measure" style:list-style-name="L1">
      <style:graphic-properties svg:stroke-width="0.025cm" draw:marker-start="Rounded_20_short_20_Arrow" draw:marker-start-width="0.152cm" draw:marker-end="Rounded_20_short_20_Arrow" draw:marker-end-width="0.152cm" draw:textarea-horizontal-align="center" draw:textarea-vertical-align="middle" fo:padding-top="0.137cm" fo:padding-bottom="0.137cm" fo:padding-left="0.262cm" fo:padding-right="0.262cm"/>
    </style:style>
    <style:style style:name="gr224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225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226" style:family="graphic" style:parent-style-name="measure" style:list-style-name="L1">
      <style:graphic-properties svg:stroke-width="0.025cm" draw:marker-start="Rounded_20_short_20_Arrow" draw:marker-start-width="0.152cm" draw:marker-end="Rounded_20_short_20_Arrow" draw:marker-end-width="0.152cm" draw:textarea-horizontal-align="center" draw:textarea-vertical-align="middle" fo:padding-top="0.137cm" fo:padding-bottom="0.137cm" fo:padding-left="0.262cm" fo:padding-right="0.262cm"/>
    </style:style>
    <style:style style:name="gr227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228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229" style:family="graphic" style:parent-style-name="measure" style:list-style-name="L1">
      <style:graphic-properties svg:stroke-width="0.025cm" draw:marker-start="Rounded_20_short_20_Arrow" draw:marker-start-width="0.152cm" draw:marker-end="Rounded_20_short_20_Arrow" draw:marker-end-width="0.152cm" draw:textarea-horizontal-align="center" draw:textarea-vertical-align="middle" fo:padding-top="0.137cm" fo:padding-bottom="0.137cm" fo:padding-left="0.262cm" fo:padding-right="0.262cm"/>
    </style:style>
    <style:style style:name="gr230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231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232" style:family="graphic" style:parent-style-name="measure" style:list-style-name="L1">
      <style:graphic-properties svg:stroke-width="0.025cm" draw:marker-start="Rounded_20_short_20_Arrow" draw:marker-start-width="0.152cm" draw:marker-end="Rounded_20_short_20_Arrow" draw:marker-end-width="0.152cm" draw:textarea-horizontal-align="center" draw:textarea-vertical-align="middle" fo:padding-top="0.137cm" fo:padding-bottom="0.137cm" fo:padding-left="0.262cm" fo:padding-right="0.262cm"/>
    </style:style>
    <style:style style:name="gr233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234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235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36" style:family="graphic" style:parent-style-name="objectwithoutfill">
      <style:graphic-properties svg:stroke-width="0.025cm" draw:marker-start-width="0.266cm" draw:marker-end="Rounded_20_short_20_Arrow" draw:marker-end-width="0.178cm" draw:fill="none" draw:textarea-vertical-align="middle" fo:padding-top="0.137cm" fo:padding-bottom="0.137cm" fo:padding-left="0.262cm" fo:padding-right="0.262cm"/>
    </style:style>
    <style:style style:name="gr2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866cm"/>
    </style:style>
    <style:style style:name="gr238" style:family="graphic" style:parent-style-name="objectwithoutfill">
      <style:graphic-properties svg:stroke-width="0.025cm" svg:stroke-color="#000000" draw:marker-start-width="0.266cm" draw:marker-end="Arrow" draw:marker-end-width="0.152cm" draw:fill="none" draw:textarea-vertical-align="middle" fo:padding-top="0.137cm" fo:padding-bottom="0.137cm" fo:padding-left="0.262cm" fo:padding-right="0.262cm"/>
    </style:style>
    <style:style style:name="gr239" style:family="graphic" style:parent-style-name="objectwithoutfill">
      <style:graphic-properties svg:stroke-width="0.025cm" svg:stroke-color="#000000" draw:marker-start-width="0.237cm" draw:marker-end="Rounded_20_short_20_Arrow" draw:marker-end-width="0.178cm" draw:fill="none" draw:textarea-vertical-align="middle" fo:padding-top="0.137cm" fo:padding-bottom="0.137cm" fo:padding-left="0.262cm" fo:padding-right="0.262cm"/>
    </style:style>
    <style:style style:name="gr240" style:family="graphic" style:parent-style-name="standard">
      <style:graphic-properties svg:stroke-width="0.025cm" svg:stroke-color="#000000" draw:marker-start="Rounded_20_short_20_Arrow" draw:marker-start-width="0.215cm" draw:marker-end="" draw:marker-end-width="0.266cm" draw:textarea-vertical-align="middle" fo:padding-top="0.137cm" fo:padding-bottom="0.137cm" fo:padding-left="0.262cm" fo:padding-right="0.262cm"/>
    </style:style>
    <style:style style:name="gr2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197cm"/>
    </style:style>
    <style:style style:name="gr2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2.309cm"/>
    </style:style>
    <style:style style:name="gr2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3cm" fo:min-width="1.56cm"/>
    </style:style>
    <style:style style:name="gr244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442cm" fo:min-width="2.512cm"/>
    </style:style>
    <style:style style:name="gr245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442cm" fo:min-width="3.118cm"/>
    </style:style>
    <style:style style:name="gr246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442cm" fo:min-width="3.554cm"/>
    </style:style>
    <style:style style:name="gr2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802cm"/>
    </style:style>
    <style:style style:name="gr248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442cm" fo:min-width="0.629cm"/>
    </style:style>
    <style:style style:name="gr249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442cm" fo:min-width="0.823cm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2.86cm"/>
    </style:style>
    <style:style style:name="gr251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442cm" fo:min-width="1.039cm"/>
    </style:style>
    <style:style style:name="gr252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442cm" fo:min-width="1.585cm"/>
    </style:style>
    <style:style style:name="gr253" style:family="graphic" style:parent-style-name="objectwithoutfill">
      <style:graphic-properties svg:stroke-width="0.025cm" draw:marker-start-width="0.2cm" draw:marker-end="Rounded_20_short_20_Arrow" draw:marker-end-width="0.3cm" draw:fill="none" draw:textarea-vertical-align="middle" fo:padding-top="0.137cm" fo:padding-bottom="0.137cm" fo:padding-left="0.262cm" fo:padding-right="0.262cm"/>
    </style:style>
    <style:style style:name="gr254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442cm" fo:min-width="1.793cm"/>
    </style:style>
    <style:style style:name="gr255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.442cm" fo:min-width="1.556cm"/>
    </style:style>
    <style:style style:name="gr256" style:family="graphic" style:parent-style-name="objectwithoutfill">
      <style:graphic-properties draw:stroke="dash" draw:stroke-dash="Fine_20_Dashed"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257" style:family="graphic" style:parent-style-name="objectwithoutfill">
      <style:graphic-properties draw:stroke="dash" draw:stroke-dash="Fine_20_Dashed" svg:stroke-width="0.025cm" draw:marker-start-width="0.266cm" draw:marker-end="Rounded_20_short_20_Arrow" draw:marker-end-width="0.152cm" draw:fill="none" draw:textarea-vertical-align="middle" fo:padding-top="0.137cm" fo:padding-bottom="0.137cm" fo:padding-left="0.262cm" fo:padding-right="0.262cm"/>
    </style:style>
    <style:style style:name="gr2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1.035cm"/>
    </style:style>
    <style:style style:name="gr259" style:family="graphic" style:parent-style-name="measure" style:list-style-name="L1">
      <style:graphic-properties svg:stroke-width="0.025cm" draw:marker-start="Rounded_20_short_20_Arrow" draw:marker-start-width="0.152cm" draw:marker-end="Rounded_20_short_20_Arrow" draw:marker-end-width="0.152cm" draw:textarea-horizontal-align="center" draw:textarea-vertical-align="middle" fo:padding-top="0.137cm" fo:padding-bottom="0.137cm" fo:padding-left="0.262cm" fo:padding-right="0.262cm"/>
    </style:style>
    <style:style style:name="gr260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261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262" style:family="graphic" style:parent-style-name="measure" style:list-style-name="L1">
      <style:graphic-properties svg:stroke-width="0.025cm" draw:marker-start="Rounded_20_short_20_Arrow" draw:marker-start-width="0.152cm" draw:marker-end="Rounded_20_short_20_Arrow" draw:marker-end-width="0.152cm" draw:textarea-horizontal-align="center" draw:textarea-vertical-align="middle" fo:padding-top="0.137cm" fo:padding-bottom="0.137cm" fo:padding-left="0.262cm" fo:padding-right="0.262cm"/>
    </style:style>
    <style:style style:name="gr263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264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265" style:family="graphic" style:parent-style-name="measure" style:list-style-name="L1">
      <style:graphic-properties svg:stroke-width="0.025cm" draw:marker-start="Rounded_20_short_20_Arrow" draw:marker-start-width="0.152cm" draw:marker-end="Rounded_20_short_20_Arrow" draw:marker-end-width="0.152cm" draw:textarea-horizontal-align="center" draw:textarea-vertical-align="middle" fo:padding-top="0.137cm" fo:padding-bottom="0.137cm" fo:padding-left="0.262cm" fo:padding-right="0.262cm"/>
    </style:style>
    <style:style style:name="gr266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267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268" style:family="graphic" style:parent-style-name="measure" style:list-style-name="L1">
      <style:graphic-properties svg:stroke-width="0.025cm" draw:marker-start="Rounded_20_short_20_Arrow" draw:marker-start-width="0.152cm" draw:marker-end="Rounded_20_short_20_Arrow" draw:marker-end-width="0.152cm" draw:textarea-horizontal-align="center" draw:textarea-vertical-align="middle" fo:padding-top="0.137cm" fo:padding-bottom="0.137cm" fo:padding-left="0.262cm" fo:padding-right="0.262cm"/>
    </style:style>
    <style:style style:name="gr269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270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2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2.288cm"/>
    </style:style>
    <style:style style:name="gr272" style:family="graphic" style:parent-style-name="measure" style:list-style-name="L1">
      <style:graphic-properties svg:stroke-width="0.025cm" draw:marker-start="Rounded_20_short_20_Arrow" draw:marker-start-width="0.152cm" draw:marker-end="Rounded_20_short_20_Arrow" draw:marker-end-width="0.152cm" draw:textarea-horizontal-align="center" draw:textarea-vertical-align="middle" fo:padding-top="0.137cm" fo:padding-bottom="0.137cm" fo:padding-left="0.262cm" fo:padding-right="0.262cm"/>
    </style:style>
    <style:style style:name="gr273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274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275" style:family="graphic" style:parent-style-name="measure" style:list-style-name="L1">
      <style:graphic-properties svg:stroke-width="0.025cm" draw:marker-start="Rounded_20_short_20_Arrow" draw:marker-start-width="0.152cm" draw:marker-end="Rounded_20_short_20_Arrow" draw:marker-end-width="0.152cm" draw:textarea-horizontal-align="center" draw:textarea-vertical-align="middle" fo:padding-top="0.137cm" fo:padding-bottom="0.137cm" fo:padding-left="0.262cm" fo:padding-right="0.262cm"/>
    </style:style>
    <style:style style:name="gr276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277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278" style:family="graphic" style:parent-style-name="measure" style:list-style-name="L1">
      <style:graphic-properties svg:stroke-width="0.025cm" draw:marker-start="Rounded_20_short_20_Arrow" draw:marker-start-width="0.152cm" draw:marker-end="Rounded_20_short_20_Arrow" draw:marker-end-width="0.152cm" draw:textarea-horizontal-align="center" draw:textarea-vertical-align="middle" fo:padding-top="0.137cm" fo:padding-bottom="0.137cm" fo:padding-left="0.262cm" fo:padding-right="0.262cm"/>
    </style:style>
    <style:style style:name="gr279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280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281" style:family="graphic" style:parent-style-name="measure" style:list-style-name="L1">
      <style:graphic-properties svg:stroke-width="0.025cm" draw:marker-start="Rounded_20_short_20_Arrow" draw:marker-start-width="0.152cm" draw:marker-end="Rounded_20_short_20_Arrow" draw:marker-end-width="0.152cm" draw:textarea-horizontal-align="center" draw:textarea-vertical-align="middle" fo:padding-top="0.137cm" fo:padding-bottom="0.137cm" fo:padding-left="0.262cm" fo:padding-right="0.262cm"/>
    </style:style>
    <style:style style:name="gr282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283" style:family="graphic" style:parent-style-name="measure" style:list-style-name="L1">
      <style:graphic-properties svg:stroke-width="0.025cm" draw:marker-start="Rounded_20_short_20_Arrow" draw:marker-start-width="0cm" draw:marker-end="Rounded_20_short_20_Arrow" draw:marker-end-width="0cm" draw:textarea-horizontal-align="center" draw:textarea-vertical-align="middle" fo:padding-top="0.137cm" fo:padding-bottom="0.137cm" fo:padding-left="0.262cm" fo:padding-right="0.262cm"/>
    </style:style>
    <style:style style:name="gr2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1.556cm"/>
    </style:style>
    <style:style style:name="gr285" style:family="graphic" style:parent-style-name="objectwithoutfill">
      <style:graphic-properties draw:stroke="dash" draw:stroke-dash="Ultrafine_20_Dashe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86" style:family="graphic" style:parent-style-name="objectwithoutfill">
      <style:graphic-properties draw:stroke="soli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87" style:family="graphic" style:parent-style-name="objectwithoutfill">
      <style:graphic-properties draw:stroke="solid" draw:stroke-dash="Ultrafine_20_Dashe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88" style:family="graphic" style:parent-style-name="standard">
      <style:graphic-properties draw:stroke="none" svg:stroke-width="0.025cm" svg:stroke-color="#000000" draw:marker-start-width="0.238cm" draw:marker-end-width="0.238cm" draw:fill="none" draw:fill-color="#ffffff" draw:textarea-horizontal-align="left" draw:auto-grow-height="true" draw:auto-grow-width="true" fo:min-height="0.474cm" fo:min-width="0.239cm"/>
    </style:style>
    <style:style style:name="gr289" style:family="graphic" style:parent-style-name="standard">
      <style:graphic-properties draw:stroke="none" svg:stroke-width="0.025cm" svg:stroke-color="#000000" draw:marker-start-width="0.238cm" draw:marker-end-width="0.238cm" draw:fill="none" draw:fill-color="#ffffff" draw:textarea-horizontal-align="left" draw:auto-grow-height="true" draw:auto-grow-width="false" fo:min-height="0.474cm" fo:min-width="0cm"/>
    </style:style>
    <style:style style:name="gr290" style:family="graphic" style:parent-style-name="standard">
      <style:graphic-properties draw:stroke="none" svg:stroke-width="0.025cm" svg:stroke-color="#000000" draw:marker-start-width="0.238cm" draw:marker-end-width="0.238cm" draw:fill="none" draw:fill-color="#ffffff" draw:textarea-horizontal-align="left" draw:auto-grow-height="true" draw:auto-grow-width="true" fo:min-height="0.399cm" fo:min-width="1.001cm"/>
    </style:style>
    <style:style style:name="gr291" style:family="graphic" style:parent-style-name="standard">
      <style:graphic-properties draw:stroke="none" svg:stroke-width="0.025cm" svg:stroke-color="#000000" draw:marker-start-width="0.238cm" draw:marker-end-width="0.238cm" draw:fill="none" draw:fill-color="#ffffff" draw:textarea-horizontal-align="left" draw:auto-grow-height="true" draw:auto-grow-width="true" fo:min-height="0.399cm" fo:min-width="0.51cm"/>
    </style:style>
    <style:style style:name="gr292" style:family="graphic" style:parent-style-name="standard">
      <style:graphic-properties draw:stroke="none" svg:stroke-width="0.025cm" svg:stroke-color="#000000" draw:marker-start-width="0.238cm" draw:marker-end-width="0.238cm" draw:fill="none" draw:fill-color="#ffffff" draw:textarea-horizontal-align="left" draw:auto-grow-height="true" draw:auto-grow-width="true" fo:min-height="0.399cm" fo:min-width="0.785cm"/>
    </style:style>
    <style:style style:name="gr293" style:family="graphic" style:parent-style-name="standard">
      <style:graphic-properties draw:stroke="none" svg:stroke-width="0.025cm" svg:stroke-color="#000000" draw:marker-start-width="0.238cm" draw:marker-end-width="0.238cm" draw:fill="none" draw:fill-color="#ffffff" draw:textarea-horizontal-align="left" draw:auto-grow-height="true" draw:auto-grow-width="true" fo:min-height="0.399cm" fo:min-width="0.315cm"/>
    </style:style>
    <style:style style:name="gr294" style:family="graphic" style:parent-style-name="standard">
      <style:graphic-properties draw:stroke="none" svg:stroke-width="0.025cm" svg:stroke-color="#000000" draw:marker-start-width="0.238cm" draw:marker-end-width="0.238cm" draw:fill="none" draw:fill-color="#ffffff" draw:textarea-horizontal-align="left" draw:auto-grow-height="true" draw:auto-grow-width="false" fo:min-height="0.399cm" fo:min-width="0cm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style:paragraph-properties fo:text-align="center"/>
      <style:text-properties fo:font-size="8pt" style:font-size-asian="11pt" style:font-size-complex="11pt"/>
    </style:style>
    <style:style style:name="P3" style:family="paragraph">
      <style:paragraph-properties fo:text-align="center"/>
      <style:text-properties fo:font-size="8pt"/>
    </style:style>
    <style:style style:name="P4" style:family="paragraph">
      <style:text-properties style:font-size-asian="8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8pt"/>
    </style:style>
    <style:style style:name="P7" style:family="paragraph">
      <style:text-properties fo:font-size="8pt" style:font-size-asian="11pt" style:font-size-complex="11pt"/>
    </style:style>
    <style:style style:name="P8" style:family="paragraph">
      <style:paragraph-properties fo:margin-top="0.102cm" fo:margin-bottom="0.102cm" fo:text-align="center"/>
      <style:text-properties fo:font-size="8pt"/>
    </style:style>
    <style:style style:name="P9" style:family="paragraph">
      <style:text-properties fo:font-size="6pt"/>
    </style:style>
    <style:style style:name="P10" style:family="paragraph">
      <style:text-properties fo:font-size="6pt" style:font-size-asian="6pt" style:font-size-complex="6pt"/>
    </style:style>
    <style:style style:name="P11" style:family="paragraph"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style:text-properties fo:font-size="7pt"/>
    </style:style>
    <style:style style:name="P13" style:family="paragraph">
      <style:text-properties fo:font-size="7pt" fo:font-weight="bold" style:font-size-asian="7pt" style:font-weight-asian="bold" style:font-size-complex="7pt" style:font-weight-complex="bold"/>
    </style:style>
    <style:style style:name="P14" style:family="paragraph">
      <style:text-properties fo:font-size="6pt" style:font-size-asian="11pt" style:font-size-complex="11pt"/>
    </style:style>
    <style:style style:name="P15" style:family="paragraph">
      <style:paragraph-properties fo:text-align="end"/>
      <style:text-properties fo:font-size="6pt"/>
    </style:style>
    <style:style style:name="P16" style:family="paragraph">
      <style:paragraph-properties fo:text-align="end"/>
      <style:text-properties fo:font-size="6pt" style:font-size-asian="6pt" style:font-size-complex="6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paragraph-properties fo:text-align="center"/>
      <style:text-properties fo:font-size="11pt" style:font-size-asian="11pt" style:font-size-complex="11pt"/>
    </style:style>
    <style:style style:name="P19" style:family="paragraph">
      <style:paragraph-properties fo:text-align="center"/>
    </style:style>
    <style:style style:name="P20" style:family="paragraph">
      <style:text-properties fo:font-size="11pt"/>
    </style:style>
    <style:style style:name="P21" style:family="paragraph">
      <style:text-properties fo:font-size="11pt" style:font-size-asian="11pt" style:font-size-complex="11pt"/>
    </style:style>
    <style:style style:name="P22" style:family="paragraph">
      <style:paragraph-properties fo:text-align="end"/>
      <style:text-properties fo:font-size="8pt"/>
    </style:style>
    <style:style style:name="P23" style:family="paragraph">
      <style:paragraph-properties fo:text-align="end"/>
      <style:text-properties fo:font-size="8pt" style:font-size-asian="11pt" style:font-size-complex="11pt"/>
    </style:style>
    <style:style style:name="P24" style:family="paragraph">
      <style:text-properties fo:font-size="6pt" fo:font-weight="bold" style:font-size-asian="6pt" style:font-weight-asian="bold" style:font-size-complex="6pt" style:font-weight-complex="bold"/>
    </style:style>
    <style:style style:name="P25" style:family="paragraph">
      <style:text-properties fo:font-size="10pt" style:font-size-asian="10pt" style:font-size-complex="10pt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erif'" style:font-family-generic="roman" style:font-pitch="variable" fo:font-size="11pt" fo:font-style="normal" fo:text-shadow="none" style:text-underline-style="none" fo:font-weight="normal" style:letter-kerning="true" style:font-family-asian="'Liberation Serif'" style:font-family-generic-asian="roman" style:font-pitch-asian="variable" style:font-size-asian="11pt" style:font-style-asian="normal" style:font-weight-asian="normal" style:font-family-complex="FreeSans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28" style:family="paragraph">
      <style:text-properties fo:font-size="11pt" fo:font-weight="bold" style:font-size-asian="11pt" style:font-weight-asian="bold" style:font-size-complex="11pt" style:font-weight-complex="bold"/>
    </style:style>
    <style:style style:name="P29" style:family="paragraph">
      <style:text-properties fo:color="#ff3333"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style:font-size-asian="11pt" style:font-size-complex="11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7pt" fo:font-weight="bold" style:font-size-asian="7pt" style:font-weight-asian="bold" style:font-size-complex="7pt" style:font-weight-complex="bold"/>
    </style:style>
    <style:style style:name="T7" style:family="text">
      <style:text-properties fo:color="#ff3333" fo:font-size="8pt" style:font-size-asian="8pt" style:font-size-complex="8pt"/>
    </style:style>
    <style:style style:name="T8" style:family="text">
      <style:text-properties fo:font-size="6pt" style:font-size-asian="11pt" style:font-size-complex="11pt"/>
    </style:style>
    <style:style style:name="T9" style:family="text">
      <style:text-properties fo:color="#ce181e" fo:font-size="6pt" fo:font-style="italic" style:font-size-asian="11pt" style:font-style-asian="italic" style:font-size-complex="11pt" style:font-style-complex="italic"/>
    </style:style>
    <style:style style:name="T10" style:family="text">
      <style:text-properties fo:color="#ce181e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6pt" fo:font-weight="bold" style:font-size-asian="6pt" style:font-weight-asian="bold" style:font-size-complex="6pt" style:font-weight-complex="bold"/>
    </style:style>
    <style:style style:name="T13" style:family="text">
      <style:text-properties style:text-position="0% 100%" fo:font-size="11pt" style:font-size-asian="11pt" style:font-size-complex="11pt"/>
    </style:style>
    <style:style style:name="T14" style:family="text">
      <style:text-properties style:text-position="-33% 58%" fo:font-size="11pt" style:font-size-asian="11pt" style:font-size-complex="11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1pt" fo:font-weight="bold" style:font-size-asian="11pt" style:font-weight-asian="bold" style:font-size-complex="11pt" style:font-weight-complex="bold"/>
    </style:style>
    <style:style style:name="T17" style:family="text">
      <style:text-properties fo:font-family="Dingbats" style:font-style-name="Regular" style:font-charset="x-symbol" style:font-family-asian="Dingbats" style:font-style-name-asian="Regular" style:font-charset-asian="x-symbol" style:font-family-complex="Dingbats" style:font-style-name-complex="Regular" style:font-charset-complex="x-symbol"/>
    </style:style>
    <style:style style:name="T18" style:family="text">
      <style:text-properties fo:font-family="'Liberation Sans'" style:font-style-name="Regular" style:font-family-generic="swiss" fo:font-size="11pt" style:font-family-asian="'Liberation Sans'" style:font-style-name-asian="Regular" style:font-family-generic-asian="swiss" style:font-size-asian="11pt" style:font-family-complex="'Liberation Sans'" style:font-style-name-complex="Regular" style:font-family-generic-complex="swiss" style:font-size-complex="11pt"/>
    </style:style>
    <style:style style:name="T19" style:family="text">
      <style:text-properties fo:font-family="'Liberation Sans'" style:font-family-generic="roman" style:font-pitch="variable" fo:font-size="11pt" style:font-family-asian="'Liberation Sans'" style:font-style-name-asian="Regular" style:font-family-generic-asian="swiss" style:font-size-asian="11pt" style:font-family-complex="'Liberation Sans'" style:font-style-name-complex="Regular" style:font-family-generic-complex="swiss" style:font-size-complex="11pt"/>
    </style:style>
    <style:style style:name="T20" style:family="text">
      <style:text-properties fo:color="#ff3333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5cm" svg:height="0.825cm" svg:x="9.254cm" svg:y="5.379cm">
          <text:p text:style-name="P1"><text:span text:style-name="T1">接收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cm" svg:height="0.825cm" svg:x="9.25cm" svg:y="6.609cm">
          <text:p text:style-name="P1"><text:span text:style-name="T1">发送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25cm" svg:height="2.328cm" svg:x="6.225cm" svg:y="5.222cm">
          <text:p text:style-name="P2"><text:span text:style-name="T2">FIFO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254cm" svg:y1="5.793cm" svg:x2="7.875cm" svg:y2="5.793cm">
          <text:p/>
        </draw:line>
        <draw:line draw:style-name="gr2" draw:text-style-name="P3" draw:layer="layout" svg:x1="7.875cm" svg:y1="7.047cm" svg:x2="9.225cm" svg:y2="7.047cm">
          <text:p/>
        </draw:line>
        <draw:line draw:style-name="gr2" draw:text-style-name="P3" draw:layer="layout" svg:x1="6.2cm" svg:y1="5.418cm" svg:x2="3.225cm" svg:y2="5.418cm">
          <text:p/>
        </draw:line>
        <draw:line draw:style-name="gr2" draw:text-style-name="P3" draw:layer="layout" svg:x1="3.141cm" svg:y1="7.339cm" svg:x2="6.225cm" svg:y2="7.347cm">
          <text:p/>
        </draw:line>
        <draw:custom-shape draw:style-name="gr3" draw:text-style-name="P2" draw:layer="layout" svg:width="1.6cm" svg:height="0.814cm" svg:x="4.025cm" svg:y="1.875cm">
          <text:p text:style-name="P2"><text:span text:style-name="T2">CPU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0.812cm" svg:x="9.074cm" svg:y="1.875cm">
          <text:p text:style-name="P2"><text:span text:style-name="T2">DM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075cm" svg:height="7.011cm" svg:x="3.6cm" svg:y="3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487cm" svg:height="0.636cm" svg:x="5.775cm" svg:y="2.672cm">
          <draw:text-box>
            <text:p text:style-name="P4"><text:span text:style-name="T1">数据和地址总线</text:span></text:p>
          </draw:text-box>
        </draw:frame>
        <draw:custom-shape draw:style-name="gr6" draw:text-style-name="P1" draw:layer="layout" svg:width="1.05cm" svg:height="0.958cm" svg:x="8.725cm" svg:y="4.147cm">
          <text:p text:style-name="P1"><text:span text:style-name="T1">PDM</text:span></text:p>
          <text:p text:style-name="P1"><text:span text:style-name="T1">接收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5cm" svg:height="0.959cm" svg:x="8.717cm" svg:y="7.581cm">
          <text:p text:style-name="P1"><text:span text:style-name="T1">PDM</text:span></text:p>
          <text:p text:style-name="P1"><text:span text:style-name="T1">发送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8.2cm" svg:y1="7.05cm" svg:x2="8.2cm" svg:y2="8.047cm">
          <text:p/>
        </draw:line>
        <draw:line draw:style-name="gr8" draw:text-style-name="P3" draw:layer="layout" svg:x1="8.2cm" svg:y1="8.047cm" svg:x2="8.7cm" svg:y2="8.047cm">
          <text:p/>
        </draw:line>
        <draw:g>
          <draw:line draw:style-name="gr7" draw:text-style-name="P3" draw:layer="layout" svg:x1="9.775cm" svg:y1="8.047cm" svg:x2="11.175cm" svg:y2="8.047cm">
            <text:p/>
          </draw:line>
          <draw:line draw:style-name="gr9" draw:text-style-name="P3" draw:layer="layout" svg:x1="11.175cm" svg:y1="8.047cm" svg:x2="11.175cm" svg:y2="7.064cm">
            <text:p/>
          </draw:line>
        </draw:g>
        <draw:g>
          <draw:line draw:style-name="gr7" draw:text-style-name="P3" draw:layer="layout" svg:x1="11.175cm" svg:y1="5.822cm" svg:x2="11.175cm" svg:y2="4.572cm">
            <text:p/>
          </draw:line>
          <draw:line draw:style-name="gr9" draw:text-style-name="P3" draw:layer="layout" svg:x1="11.175cm" svg:y1="4.572cm" svg:x2="9.785cm" svg:y2="4.572cm">
            <text:p/>
          </draw:line>
        </draw:g>
        <draw:line draw:style-name="gr10" draw:text-style-name="P3" draw:layer="layout" svg:x1="8.2cm" svg:y1="4.581cm" svg:x2="8.2cm" svg:y2="5.797cm">
          <text:p/>
        </draw:line>
        <draw:line draw:style-name="gr11" draw:text-style-name="P3" draw:layer="layout" svg:x1="8.2cm" svg:y1="4.581cm" svg:x2="8.725cm" svg:y2="4.581cm">
          <text:p/>
        </draw:line>
        <draw:custom-shape draw:style-name="gr12" draw:text-style-name="P1" draw:layer="layout" svg:width="1.05cm" svg:height="0.561cm" svg:x="4.475cm" svg:y="6.425cm">
          <text:p text:style-name="P1"><text:span text:style-name="T1">解压缩</text:span></text:p>
          <draw:enhanced-geometry svg:viewBox="0 0 21600 21600" draw:type="rectangle" draw:enhanced-path="M 0 0 L 21600 0 21600 21600 0 21600 0 0 Z N"/>
        </draw:custom-shape>
        <draw:g>
          <draw:line draw:style-name="gr13" draw:text-style-name="P3" draw:layer="layout" svg:x1="5.525cm" svg:y1="6.697cm" svg:x2="5.779cm" svg:y2="6.697cm">
            <text:p/>
          </draw:line>
          <draw:line draw:style-name="gr8" draw:text-style-name="P3" draw:layer="layout" svg:x1="5.779cm" svg:y1="6.697cm" svg:x2="5.779cm" svg:y2="7.347cm">
            <text:p/>
          </draw:line>
          <draw:line draw:style-name="gr13" draw:text-style-name="P3" draw:layer="layout" svg:x1="4.1cm" svg:y1="7.347cm" svg:x2="4.1cm" svg:y2="6.697cm">
            <text:p/>
          </draw:line>
          <draw:line draw:style-name="gr10" draw:text-style-name="P3" draw:layer="layout" svg:x1="4.1cm" svg:y1="6.697cm" svg:x2="4.457cm" svg:y2="6.697cm">
            <text:p/>
          </draw:line>
        </draw:g>
        <draw:g>
          <draw:line draw:style-name="gr14" draw:text-style-name="P3" draw:layer="layout" svg:x1="4.472cm" svg:y1="6.082cm" svg:x2="4.214cm" svg:y2="6.082cm">
            <text:p/>
          </draw:line>
          <draw:line draw:style-name="gr8" draw:text-style-name="P3" draw:layer="layout" svg:x1="4.214cm" svg:y1="6.082cm" svg:x2="4.214cm" svg:y2="5.425cm">
            <text:p/>
          </draw:line>
          <draw:line draw:style-name="gr14" draw:text-style-name="P3" draw:layer="layout" svg:x1="5.914cm" svg:y1="5.425cm" svg:x2="5.914cm" svg:y2="6.082cm">
            <text:p/>
          </draw:line>
          <draw:line draw:style-name="gr10" draw:text-style-name="P3" draw:layer="layout" svg:x1="5.914cm" svg:y1="6.082cm" svg:x2="5.552cm" svg:y2="6.082cm">
            <text:p/>
          </draw:line>
        </draw:g>
        <draw:custom-shape draw:style-name="gr1" draw:text-style-name="P1" draw:layer="layout" svg:width="3.125cm" svg:height="0.825cm" svg:x="5.625cm" svg:y="8.689cm">
          <text:p text:style-name="P1"><text:span text:style-name="T1">时钟发生器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8.742cm" svg:y1="9.113cm" svg:x2="11.967cm" svg:y2="9.113cm">
          <text:p/>
        </draw:line>
        <draw:line draw:style-name="gr8" draw:text-style-name="P3" draw:layer="layout" svg:x1="3.475cm" svg:y1="8.894cm" svg:x2="5.6cm" svg:y2="8.894cm">
          <text:p/>
        </draw:line>
        <draw:line draw:style-name="gr8" draw:text-style-name="P3" draw:layer="layout" svg:x1="3.475cm" svg:y1="9.307cm" svg:x2="5.6cm" svg:y2="9.307cm">
          <text:p/>
        </draw:line>
        <draw:frame draw:style-name="gr15" draw:text-style-name="P7" draw:layer="layout" svg:width="2.229cm" svg:height="0.692cm" svg:x="1.404cm" svg:y="8.633cm">
          <draw:text-box>
            <text:p text:style-name="P6"><text:span text:style-name="T2">PLL_D2_CLK</text:span></text:p>
          </draw:text-box>
        </draw:frame>
        <draw:frame draw:style-name="gr16" draw:text-style-name="P7" draw:layer="layout" svg:width="1.903cm" svg:height="0.573cm" svg:x="1.725cm" svg:y="9.025cm">
          <draw:text-box>
            <text:p text:style-name="P6"><text:span text:style-name="T2">APLL_CLK</text:span></text:p>
          </draw:text-box>
        </draw:frame>
        <draw:line draw:style-name="gr8" draw:text-style-name="P3" draw:layer="layout" svg:x1="7.085cm" svg:y1="9.825cm" svg:x2="11.975cm" svg:y2="9.825cm">
          <text:p/>
        </draw:line>
        <draw:line draw:style-name="gr14" draw:text-style-name="P3" draw:layer="layout" svg:x1="7.091cm" svg:y1="9.814cm" svg:x2="7.091cm" svg:y2="9.514cm">
          <text:p/>
        </draw:line>
        <draw:frame draw:style-name="gr17" draw:text-style-name="P7" draw:layer="layout" svg:width="1.086cm" svg:height="0.573cm" svg:x="9.525cm" svg:y="8.514cm">
          <draw:text-box>
            <text:p text:style-name="P6"><text:span text:style-name="T2">BCK</text:span></text:p>
          </draw:text-box>
        </draw:frame>
        <draw:frame draw:style-name="gr18" draw:text-style-name="P7" draw:layer="layout" svg:width="1.637cm" svg:height="0.573cm" svg:x="8.725cm" svg:y="9.189cm">
          <draw:text-box>
            <text:p text:style-name="P6"><text:span text:style-name="T2">I2S_CLK</text:span></text:p>
          </draw:text-box>
        </draw:frame>
        <draw:custom-shape draw:style-name="gr1" draw:text-style-name="P1" draw:layer="layout" svg:width="0.725cm" svg:height="5.586cm" svg:x="12.05cm" svg:y="4.564cm">
          <text:p text:style-name="P1"><text:span text:style-name="T1">I/O</text:span></text:p>
          <text:p text:style-name="P1"><text:span text:style-name="T1">同步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8" draw:layer="layout" svg:x1="12.775cm" svg:y1="5.353cm" svg:x2="13.925cm" svg:y2="5.353cm">
          <text:p/>
        </draw:line>
        <draw:line draw:style-name="gr19" draw:text-style-name="P8" draw:layer="layout" svg:x1="12.775cm" svg:y1="5.898cm" svg:x2="13.925cm" svg:y2="5.898cm">
          <text:p/>
        </draw:line>
        <draw:line draw:style-name="gr19" draw:text-style-name="P3" draw:layer="layout" svg:x1="13.926cm" svg:y1="7.874cm" svg:x2="12.776cm" svg:y2="7.874cm">
          <text:p/>
        </draw:line>
        <draw:line draw:style-name="gr19" draw:text-style-name="P3" draw:layer="layout" svg:x1="13.926cm" svg:y1="8.419cm" svg:x2="12.776cm" svg:y2="8.419cm">
          <text:p/>
        </draw:line>
        <draw:frame draw:style-name="gr20" draw:text-style-name="P10" draw:layer="layout" svg:width="2.085cm" svg:height="0.493cm" svg:x="13.716cm" svg:y="7.022cm">
          <draw:text-box>
            <text:p text:style-name="P9"><text:span text:style-name="T3">I2SnO_Data_out</text:span></text:p>
          </draw:text-box>
        </draw:frame>
        <draw:frame draw:style-name="gr21" draw:text-style-name="P10" draw:layer="layout" svg:width="1.848cm" svg:height="0.493cm" svg:x="13.716cm" svg:y="6.282cm">
          <draw:text-box>
            <text:p text:style-name="P9"><text:span text:style-name="T3">I2SnI_Data_in</text:span></text:p>
          </draw:text-box>
        </draw:frame>
        <draw:frame draw:style-name="gr22" draw:text-style-name="P10" draw:layer="layout" svg:width="2.068cm" svg:height="0.735cm" svg:x="13.716cm" svg:y="7.515cm">
          <draw:text-box>
            <text:p text:style-name="P9"><text:span text:style-name="T3">I2SnO_BCK_in/</text:span></text:p>
            <text:p text:style-name="P9"><text:span text:style-name="T3">I2SnO_BCK_out</text:span></text:p>
          </draw:text-box>
        </draw:frame>
        <draw:frame draw:style-name="gr23" draw:text-style-name="P10" draw:layer="layout" svg:width="1.975cm" svg:height="0.735cm" svg:x="13.716cm" svg:y="8.05cm">
          <draw:text-box>
            <text:p text:style-name="P9"><text:span text:style-name="T3">I2SnO_WS_in/</text:span></text:p>
            <text:p text:style-name="P9"><text:span text:style-name="T3">I2SnO_WS_out</text:span></text:p>
          </draw:text-box>
        </draw:frame>
        <draw:line draw:style-name="gr24" draw:text-style-name="P3" draw:layer="layout" svg:x1="13.926cm" svg:y1="8.963cm" svg:x2="12.776cm" svg:y2="8.963cm">
          <text:p/>
        </draw:line>
        <draw:line draw:style-name="gr24" draw:text-style-name="P3" draw:layer="layout" svg:x1="13.926cm" svg:y1="9.508cm" svg:x2="12.776cm" svg:y2="9.508cm">
          <text:p/>
        </draw:line>
        <draw:frame draw:style-name="gr25" draw:text-style-name="P10" draw:layer="layout" svg:width="1.916cm" svg:height="0.493cm" svg:x="13.716cm" svg:y="8.75cm">
          <draw:text-box>
            <text:p text:style-name="P9"><text:span text:style-name="T3">I2Sn_H_SYNC</text:span></text:p>
          </draw:text-box>
        </draw:frame>
        <draw:frame draw:style-name="gr26" draw:text-style-name="P10" draw:layer="layout" svg:width="1.903cm" svg:height="0.493cm" svg:x="13.716cm" svg:y="9.25cm">
          <draw:text-box>
            <text:p text:style-name="P9"><text:span text:style-name="T3">I2Sn_V_SYNC</text:span></text:p>
          </draw:text-box>
        </draw:frame>
        <draw:line draw:style-name="gr24" draw:text-style-name="P3" draw:layer="layout" svg:x1="13.927cm" svg:y1="9.863cm" svg:x2="12.777cm" svg:y2="9.863cm">
          <text:p/>
        </draw:line>
        <draw:frame draw:style-name="gr27" draw:text-style-name="P10" draw:layer="layout" svg:width="2.166cm" svg:height="0.493cm" svg:x="13.716cm" svg:y="9.565cm">
          <draw:text-box>
            <text:p text:style-name="P9"><text:span text:style-name="T3">I2Sn_H_ENABLE</text:span></text:p>
          </draw:text-box>
        </draw:frame>
        <draw:line draw:style-name="gr24" draw:text-style-name="P3" draw:layer="layout" svg:x1="12.782cm" svg:y1="4.809cm" svg:x2="13.932cm" svg:y2="4.809cm">
          <text:p/>
        </draw:line>
        <draw:frame draw:style-name="gr28" draw:text-style-name="P10" draw:layer="layout" svg:width="1.467cm" svg:height="0.493cm" svg:x="13.716cm" svg:y="4.539cm">
          <draw:text-box>
            <text:p text:style-name="P9"><text:span text:style-name="T3">I2Sn_CLK</text:span></text:p>
          </draw:text-box>
        </draw:frame>
        <draw:frame draw:style-name="gr29" draw:text-style-name="P11" draw:layer="layout" svg:width="1.087cm" svg:height="0.573cm" svg:x="3.873cm" svg:y="3.958cm">
          <draw:text-box>
            <text:p text:style-name="P6"><text:span text:style-name="T4">I2S</text:span><text:span text:style-name="T5">n</text:span></text:p>
          </draw:text-box>
        </draw:frame>
        <draw:custom-shape draw:style-name="gr30" draw:text-style-name="P1" draw:layer="layout" svg:width="0.731cm" svg:height="0.65cm" svg:x="12.775cm" svg:y="10.3cm">
          <text:p text:style-name="P1"><text:span text:style-name="T1">DAC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725cm" svg:height="0.65cm" svg:x="12.75cm" svg:y="3.813cm">
          <text:p text:style-name="P1"><text:span text:style-name="T1">ADC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9.55cm" svg:height="0.275cm" svg:x="2.5cm" svg:y="3.275cm">
          <text:p/>
          <draw:enhanced-geometry svg:viewBox="0 0 21600 21600" draw:mirror-horizontal="false" draw:mirror-vertical="false" draw:text-areas="?f5 ?f1 ?f6 ?f3" draw:type="left-right-arrow" draw:modifiers="608.355146058004 6182.6086956521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3" draw:layer="layout" svg:width="5.025cm" svg:height="0.275cm" draw:transform="rotate (1.5707963267946) translate (2.95cm 8.5cm)">
          <text:p/>
          <draw:enhanced-geometry svg:viewBox="0 0 21600 21600" draw:mirror-horizontal="false" draw:mirror-vertical="false" draw:text-areas="?f5 ?f1 ?f6 ?f3" draw:type="left-right-arrow" draw:modifiers="1147.4731396737 6573.9130434782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3" draw:layer="layout" svg:width="0.25cm" svg:height="0.611cm" svg:x="4.675cm" svg:y="2.714cm">
          <text:p/>
          <draw:enhanced-geometry svg:viewBox="0 0 21600 21600" draw:text-areas="?f0 ?f8 ?f2 ?f9" draw:type="up-down-arrow" draw:modifiers="6884.46215139442 4870.5882352941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3" draw:layer="layout" svg:width="0.25cm" svg:height="0.611cm" svg:x="9.588cm" svg:y="2.713cm">
          <text:p/>
          <draw:enhanced-geometry svg:viewBox="0 0 21600 21600" draw:text-areas="?f0 ?f8 ?f2 ?f9" draw:type="up-down-arrow" draw:modifiers="6884.46215139442 4870.5882352941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3" draw:layer="layout" svg:width="1.725cm" svg:height="0.15cm" svg:x="10.325cm" svg:y="5.8cm">
          <text:p/>
          <draw:enhanced-geometry svg:viewBox="0 0 21600 21600" draw:text-areas="?f7 ?f0 21600 ?f2" draw:type="left-arrow" draw:modifiers="2064.8899188876 6437.086092715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" draw:layer="layout" svg:width="1.725cm" svg:height="0.175cm" draw:transform="rotate (3.1415926535892) translate (12.025cm 7.075cm)">
          <text:p/>
          <draw:enhanced-geometry svg:viewBox="0 0 21600 21600" draw:text-areas="?f7 ?f0 21600 ?f2" draw:type="left-arrow" draw:modifiers="1952.25955967555 6381.8181818181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" draw:layer="layout" svg:width="1.095cm" svg:height="0.169cm" svg:x="12.8cm" svg:y="6.442cm">
          <text:p/>
          <draw:enhanced-geometry svg:viewBox="0 0 21600 21600" draw:mirror-horizontal="false" draw:mirror-vertical="false" draw:text-areas="?f7 ?f0 21600 ?f2" draw:type="left-arrow" draw:modifiers="3930.77609277431 5844.7058823529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" draw:layer="layout" svg:width="-1.12cm" svg:height="-0.175cm" svg:x="13.901cm" svg:y="7.331cm">
          <text:p/>
          <draw:enhanced-geometry svg:viewBox="0 0 21600 21600" draw:mirror-horizontal="false" draw:mirror-vertical="false" draw:text-areas="?f7 ?f0 21600 ?f2" draw:type="left-arrow" draw:modifiers="3661.01694915254 6152.7272727272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1.05cm" svg:height="0.589cm" svg:x="4.475cm" svg:y="5.786cm">
          <text:p text:style-name="P1"><text:span text:style-name="T1">压缩</text:span></text:p>
          <draw:enhanced-geometry svg:viewBox="0 0 21600 21600" draw:type="rectangle" draw:enhanced-path="M 0 0 L 21600 0 21600 21600 0 21600 0 0 Z N"/>
        </draw:custom-shape>
        <draw:frame draw:style-name="gr32" draw:text-style-name="P10" draw:layer="layout" svg:width="1.869cm" svg:height="0.735cm" svg:x="13.716cm" svg:y="5.55cm">
          <draw:text-box>
            <text:p text:style-name="P9"><text:span text:style-name="T3">I2SnI_WS_in/</text:span></text:p>
            <text:p text:style-name="P9"><text:span text:style-name="T3">I2SnI_WS_out</text:span></text:p>
          </draw:text-box>
        </draw:frame>
        <draw:frame draw:style-name="gr33" draw:text-style-name="P10" draw:layer="layout" svg:width="1.963cm" svg:height="0.735cm" svg:x="13.716cm" svg:y="5cm">
          <draw:text-box>
            <text:p text:style-name="P9"><text:span text:style-name="T3">I2SnI_BCK_in/</text:span></text:p>
            <text:p text:style-name="P9"><text:span text:style-name="T3">I2SnI_BCK_out</text:span></text:p>
          </draw:text-box>
        </draw:frame>
        <draw:custom-shape draw:style-name="gr4" draw:text-style-name="P3" draw:layer="layout" svg:width="3.3cm" svg:height="1.65cm" svg:x="12.775cm" svg:y="7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3cm" svg:height="1.725cm" svg:x="12.775cm" svg:y="5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3" draw:layer="layout" svg:width="0.82cm" svg:height="0.53cm" svg:x="15.426cm" svg:y="5.027cm">
          <draw:text-box>
            <text:p text:style-name="P12"><text:span text:style-name="T6">Rx</text:span></text:p>
          </draw:text-box>
        </draw:frame>
        <draw:frame draw:style-name="gr35" draw:text-style-name="P13" draw:layer="layout" svg:width="0.79cm" svg:height="0.53cm" svg:x="15.443cm" svg:y="7.075cm">
          <draw:text-box>
            <text:p text:style-name="P12"><text:span text:style-name="T6">Tx</text:span></text:p>
          </draw:text-box>
        </draw:frame>
        <draw:custom-shape draw:style-name="gr1" draw:text-style-name="P1" draw:layer="layout" svg:width="1.05cm" svg:height="0.825cm" svg:x="9.255cm" svg:y="15.693cm">
          <text:p text:style-name="P1"><text:span text:style-name="T1">RX</text:span></text:p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cm" svg:height="0.825cm" svg:x="9.251cm" svg:y="16.923cm">
          <text:p text:style-name="P1"><text:span text:style-name="T1">TX</text:span></text:p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255cm" svg:y1="16.107cm" svg:x2="7.876cm" svg:y2="16.107cm">
          <text:p/>
        </draw:line>
        <draw:line draw:style-name="gr2" draw:text-style-name="P3" draw:layer="layout" svg:x1="7.876cm" svg:y1="17.361cm" svg:x2="9.226cm" svg:y2="17.361cm">
          <text:p/>
        </draw:line>
        <draw:line draw:style-name="gr2" draw:text-style-name="P3" draw:layer="layout" svg:x1="6.201cm" svg:y1="15.732cm" svg:x2="3.226cm" svg:y2="15.732cm">
          <text:p/>
        </draw:line>
        <draw:line draw:style-name="gr2" draw:text-style-name="P3" draw:layer="layout" svg:x1="3.142cm" svg:y1="17.653cm" svg:x2="6.226cm" svg:y2="17.661cm">
          <text:p/>
        </draw:line>
        <draw:custom-shape draw:style-name="gr3" draw:text-style-name="P2" draw:layer="layout" svg:width="1.6cm" svg:height="0.814cm" svg:x="4.026cm" svg:y="12.189cm">
          <text:p text:style-name="P2"><text:span text:style-name="T2">CPU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0.812cm" svg:x="9.075cm" svg:y="12.189cm">
          <text:p text:style-name="P2"><text:span text:style-name="T2">DM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075cm" svg:height="6.797cm" svg:x="3.601cm" svg:y="14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5" draw:layer="layout" svg:width="3.326cm" svg:height="0.573cm" svg:x="5.776cm" svg:y="12.986cm">
          <draw:text-box>
            <text:p text:style-name="P6"><text:span text:style-name="T1">Data and Address Bus</text:span></text:p>
          </draw:text-box>
        </draw:frame>
        <draw:custom-shape draw:style-name="gr6" draw:text-style-name="P1" draw:layer="layout" svg:width="1.782cm" svg:height="0.805cm" svg:x="8.918cm" svg:y="14.495cm">
          <text:p text:style-name="P1"><text:span text:style-name="T1">PDM-to-PCM</text:span></text:p>
          <text:p text:style-name="P1"><text:span text:style-name="T1">RX</text:span><text:span text:style-name="T7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7" draw:text-style-name="P3" draw:layer="layout" svg:x1="8.9cm" svg:y1="14.9cm" svg:x2="8.5cm" svg:y2="14.9cm">
            <text:p/>
          </draw:line>
          <draw:line draw:style-name="gr9" draw:text-style-name="P3" draw:layer="layout" svg:x1="8.5cm" svg:y1="14.9cm" svg:x2="8.5cm" svg:y2="16.1cm">
            <text:p/>
          </draw:line>
        </draw:g>
        <draw:custom-shape draw:style-name="gr12" draw:text-style-name="P1" draw:layer="layout" svg:width="1.65cm" svg:height="0.561cm" svg:x="4.025cm" svg:y="16.739cm">
          <text:p text:style-name="P1"><text:span text:style-name="T1">Decompress</text:span></text:p>
          <draw:enhanced-geometry svg:viewBox="0 0 21600 21600" draw:type="rectangle" draw:enhanced-path="M 0 0 L 21600 0 21600 21600 0 21600 0 0 Z N"/>
        </draw:custom-shape>
        <draw:line draw:style-name="gr37" draw:text-style-name="P3" draw:layer="layout" svg:x1="5.675cm" svg:y1="17.011cm" svg:x2="5.88cm" svg:y2="17.011cm">
          <text:p/>
        </draw:line>
        <draw:line draw:style-name="gr2" draw:text-style-name="P3" draw:layer="layout" svg:x1="5.88cm" svg:y1="17.011cm" svg:x2="5.88cm" svg:y2="17.661cm">
          <text:p/>
        </draw:line>
        <draw:line draw:style-name="gr13" draw:text-style-name="P3" draw:layer="layout" svg:x1="3.701cm" svg:y1="17.661cm" svg:x2="3.701cm" svg:y2="17.011cm">
          <text:p/>
        </draw:line>
        <draw:line draw:style-name="gr10" draw:text-style-name="P3" draw:layer="layout" svg:x1="3.701cm" svg:y1="17.011cm" svg:x2="4.025cm" svg:y2="17.011cm">
          <text:p/>
        </draw:line>
        <draw:line draw:style-name="gr14" draw:text-style-name="P3" draw:layer="layout" svg:x1="4.025cm" svg:y1="16.396cm" svg:x2="3.815cm" svg:y2="16.396cm">
          <text:p/>
        </draw:line>
        <draw:line draw:style-name="gr8" draw:text-style-name="P3" draw:layer="layout" svg:x1="3.815cm" svg:y1="16.396cm" svg:x2="3.815cm" svg:y2="15.739cm">
          <text:p/>
        </draw:line>
        <draw:line draw:style-name="gr38" draw:text-style-name="P3" draw:layer="layout" svg:x1="6.015cm" svg:y1="15.739cm" svg:x2="6.015cm" svg:y2="16.396cm">
          <text:p/>
        </draw:line>
        <draw:line draw:style-name="gr39" draw:text-style-name="P3" draw:layer="layout" svg:x1="6.015cm" svg:y1="16.396cm" svg:x2="5.675cm" svg:y2="16.396cm">
          <text:p/>
        </draw:line>
        <draw:custom-shape draw:style-name="gr1" draw:text-style-name="P1" draw:layer="layout" svg:width="3.125cm" svg:height="1.297cm" svg:x="5.626cm" svg:y="19.503cm">
          <text:p text:style-name="P1"><text:span text:style-name="T1">Clock Generator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8.743cm" svg:y1="19.927cm" svg:x2="11.968cm" svg:y2="19.927cm">
          <text:p/>
        </draw:line>
        <draw:line draw:style-name="gr8" draw:text-style-name="P3" draw:layer="layout" svg:x1="3.476cm" svg:y1="19.708cm" svg:x2="5.601cm" svg:y2="19.708cm">
          <text:p/>
        </draw:line>
        <draw:frame draw:style-name="gr40" draw:text-style-name="P14" draw:layer="layout" svg:width="2.576cm" svg:height="0.489cm" svg:x="1.524cm" svg:y="19.408cm">
          <draw:text-box>
            <text:p text:style-name="P9"><text:span text:style-name="T8">XTAL_CLK</text:span></text:p>
          </draw:text-box>
        </draw:frame>
        <draw:line draw:style-name="gr8" draw:text-style-name="P3" draw:layer="layout" svg:x1="7.085cm" svg:y1="19.2cm" svg:x2="11.975cm" svg:y2="19.2cm">
          <text:p/>
        </draw:line>
        <draw:line draw:style-name="gr14" draw:text-style-name="P3" draw:layer="layout" svg:x1="7.075cm" svg:y1="19.5cm" svg:x2="7.075cm" svg:y2="19.2cm">
          <text:p/>
        </draw:line>
        <draw:frame draw:style-name="gr17" draw:text-style-name="P7" draw:layer="layout" svg:width="1.086cm" svg:height="0.573cm" svg:x="9.564cm" svg:y="19.15cm">
          <draw:text-box>
            <text:p text:style-name="P6"><text:span text:style-name="T2">BCK</text:span></text:p>
          </draw:text-box>
        </draw:frame>
        <draw:frame draw:style-name="gr41" draw:text-style-name="P7" draw:layer="layout" svg:width="2.751cm" svg:height="0.573cm" svg:x="9.05cm" svg:y="19.977cm">
          <draw:text-box>
            <text:p text:style-name="P6"><text:span text:style-name="T2">I2S</text:span><text:span text:style-name="T9">n</text:span><text:span text:style-name="T2">_TX/RX_CLK</text:span></text:p>
          </draw:text-box>
        </draw:frame>
        <draw:custom-shape draw:style-name="gr1" draw:text-style-name="P1" draw:layer="layout" svg:width="0.725cm" svg:height="5.347cm" svg:x="12.051cm" svg:y="14.878cm">
          <text:p text:style-name="P1"><text:span text:style-name="T1">I/O</text:span></text:p>
          <text:p text:style-name="P1"><text:span text:style-name="T1">syn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8" draw:layer="layout" svg:x1="12.776cm" svg:y1="15.667cm" svg:x2="13.926cm" svg:y2="15.667cm">
          <text:p/>
        </draw:line>
        <draw:line draw:style-name="gr19" draw:text-style-name="P8" draw:layer="layout" svg:x1="12.776cm" svg:y1="16.212cm" svg:x2="13.926cm" svg:y2="16.212cm">
          <text:p/>
        </draw:line>
        <draw:line draw:style-name="gr19" draw:text-style-name="P3" draw:layer="layout" svg:x1="13.927cm" svg:y1="18.888cm" svg:x2="12.777cm" svg:y2="18.888cm">
          <text:p/>
        </draw:line>
        <draw:line draw:style-name="gr19" draw:text-style-name="P3" draw:layer="layout" svg:x1="13.927cm" svg:y1="19.433cm" svg:x2="12.777cm" svg:y2="19.433cm">
          <text:p/>
        </draw:line>
        <draw:frame draw:style-name="gr20" draw:text-style-name="P10" draw:layer="layout" svg:width="2.085cm" svg:height="0.493cm" svg:x="13.717cm" svg:y="18.136cm">
          <draw:text-box>
            <text:p text:style-name="P9"><text:span text:style-name="T3">I2S</text:span><text:span text:style-name="T9">n</text:span><text:span text:style-name="T3">O_SD_out</text:span></text:p>
          </draw:text-box>
        </draw:frame>
        <draw:frame draw:style-name="gr21" draw:text-style-name="P10" draw:layer="layout" svg:width="1.848cm" svg:height="0.493cm" svg:x="13.717cm" svg:y="16.596cm">
          <draw:text-box>
            <text:p text:style-name="P9"><text:span text:style-name="T3">I2S</text:span><text:span text:style-name="T9">n</text:span><text:span text:style-name="T3">I_SD_in</text:span></text:p>
          </draw:text-box>
        </draw:frame>
        <draw:frame draw:style-name="gr42" draw:text-style-name="P10" draw:layer="layout" svg:width="2.187cm" svg:height="0.735cm" svg:x="13.717cm" svg:y="18.529cm">
          <draw:text-box>
            <text:p text:style-name="P9"><text:span text:style-name="T3"><text:s text:c="2"/></text:span><text:span text:style-name="T3">I2S</text:span><text:span text:style-name="T9">n</text:span><text:span text:style-name="T3">O_BCK_in</text:span></text:p>
            <text:p text:style-name="P9"><text:span text:style-name="T3">/ I2S</text:span><text:span text:style-name="T9">n</text:span><text:span text:style-name="T3">O_BCK_out</text:span></text:p>
          </draw:text-box>
        </draw:frame>
        <draw:frame draw:style-name="gr43" draw:text-style-name="P10" draw:layer="layout" svg:width="2.094cm" svg:height="0.735cm" svg:x="13.717cm" svg:y="19.064cm">
          <draw:text-box>
            <text:p text:style-name="P9"><text:span text:style-name="T3"><text:s text:c="2"/></text:span><text:span text:style-name="T3">I2S</text:span><text:span text:style-name="T9">n</text:span><text:span text:style-name="T3">O_WS_in</text:span></text:p>
            <text:p text:style-name="P9"><text:span text:style-name="T3">/ I2S</text:span><text:span text:style-name="T9">n</text:span><text:span text:style-name="T3">O_WS_out</text:span></text:p>
          </draw:text-box>
        </draw:frame>
        <draw:line draw:style-name="gr24" draw:text-style-name="P3" draw:layer="layout" svg:x1="12.783cm" svg:y1="15.123cm" svg:x2="13.933cm" svg:y2="15.123cm">
          <text:p/>
        </draw:line>
        <draw:frame draw:style-name="gr44" draw:text-style-name="P16" draw:layer="layout" svg:width="2.061cm" svg:height="0.493cm" svg:x="13.717cm" svg:y="14.853cm">
          <draw:text-box>
            <text:p text:style-name="P15"><text:span text:style-name="T3">I2S</text:span><text:span text:style-name="T9">n</text:span><text:span text:style-name="T3">_MCLK_out</text:span></text:p>
          </draw:text-box>
        </draw:frame>
        <draw:frame draw:style-name="gr29" draw:text-style-name="P11" draw:layer="layout" svg:width="1.087cm" svg:height="0.573cm" svg:x="3.874cm" svg:y="14.272cm">
          <draw:text-box>
            <text:p text:style-name="P6"><text:span text:style-name="T4">I2S</text:span><text:span text:style-name="T10">n</text:span></text:p>
          </draw:text-box>
        </draw:frame>
        <draw:custom-shape draw:style-name="gr31" draw:text-style-name="P3" draw:layer="layout" svg:width="9.55cm" svg:height="0.275cm" svg:x="2.501cm" svg:y="13.589cm">
          <text:p/>
          <draw:enhanced-geometry svg:viewBox="0 0 21600 21600" draw:mirror-horizontal="false" draw:mirror-vertical="false" draw:text-areas="?f5 ?f1 ?f6 ?f3" draw:type="left-right-arrow" draw:modifiers="608.355146058004 6182.6086956521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3" draw:layer="layout" svg:width="5.025cm" svg:height="0.275cm" draw:transform="rotate (1.5707963267946) translate (2.951cm 18.814cm)">
          <text:p/>
          <draw:enhanced-geometry svg:viewBox="0 0 21600 21600" draw:mirror-horizontal="false" draw:mirror-vertical="false" draw:text-areas="?f5 ?f1 ?f6 ?f3" draw:type="left-right-arrow" draw:modifiers="1147.4731396737 6573.9130434782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3" draw:layer="layout" svg:width="0.25cm" svg:height="0.611cm" svg:x="4.676cm" svg:y="13.028cm">
          <text:p/>
          <draw:enhanced-geometry svg:viewBox="0 0 21600 21600" draw:text-areas="?f0 ?f8 ?f2 ?f9" draw:type="up-down-arrow" draw:modifiers="6884.46215139442 4870.5882352941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3" draw:layer="layout" svg:width="0.25cm" svg:height="0.611cm" svg:x="9.589cm" svg:y="13.027cm">
          <text:p/>
          <draw:enhanced-geometry svg:viewBox="0 0 21600 21600" draw:text-areas="?f0 ?f8 ?f2 ?f9" draw:type="up-down-arrow" draw:modifiers="6884.46215139442 4870.5882352941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3" draw:layer="layout" svg:width="1.725cm" svg:height="0.15cm" svg:x="10.326cm" svg:y="16.114cm">
          <text:p/>
          <draw:enhanced-geometry svg:viewBox="0 0 21600 21600" draw:text-areas="?f7 ?f0 21600 ?f2" draw:type="left-arrow" draw:modifiers="2064.8899188876 6437.086092715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" draw:layer="layout" svg:width="1.725cm" svg:height="0.175cm" draw:transform="rotate (3.1415926535892) translate (12.026cm 17.389cm)">
          <text:p/>
          <draw:enhanced-geometry svg:viewBox="0 0 21600 21600" draw:text-areas="?f7 ?f0 21600 ?f2" draw:type="left-arrow" draw:modifiers="1952.25955967555 6381.8181818181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" draw:layer="layout" svg:width="1.095cm" svg:height="0.169cm" svg:x="12.801cm" svg:y="16.756cm">
          <text:p/>
          <draw:enhanced-geometry svg:viewBox="0 0 21600 21600" draw:mirror-horizontal="false" draw:mirror-vertical="false" draw:text-areas="?f7 ?f0 21600 ?f2" draw:type="left-arrow" draw:modifiers="3930.77609277431 5844.7058823529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" draw:layer="layout" svg:width="-1.12cm" svg:height="-0.175cm" svg:x="13.902cm" svg:y="18.445cm">
          <text:p/>
          <draw:enhanced-geometry svg:viewBox="0 0 21600 21600" draw:mirror-horizontal="false" draw:mirror-vertical="false" draw:text-areas="?f7 ?f0 21600 ?f2" draw:type="left-arrow" draw:modifiers="3661.01694915254 6152.7272727272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1.65cm" svg:height="0.589cm" svg:x="4.025cm" svg:y="16.1cm">
          <text:p text:style-name="P1"><text:span text:style-name="T1">Compress</text:span></text:p>
          <draw:enhanced-geometry svg:viewBox="0 0 21600 21600" draw:type="rectangle" draw:enhanced-path="M 0 0 L 21600 0 21600 21600 0 21600 0 0 Z N"/>
        </draw:custom-shape>
        <draw:frame draw:style-name="gr45" draw:text-style-name="P16" draw:layer="layout" svg:width="1.988cm" svg:height="0.735cm" svg:x="13.717cm" svg:y="15.864cm">
          <draw:text-box>
            <text:p text:style-name="P9"><text:span text:style-name="T3"><text:s text:c="2"/></text:span><text:span text:style-name="T3">I2S</text:span><text:span text:style-name="T9">n</text:span><text:span text:style-name="T3">I_WS_in</text:span></text:p>
            <text:p text:style-name="P9"><text:span text:style-name="T3">/ I2S</text:span><text:span text:style-name="T9">n</text:span><text:span text:style-name="T3">I_WS_out</text:span></text:p>
          </draw:text-box>
        </draw:frame>
        <draw:frame draw:style-name="gr46" draw:text-style-name="P10" draw:layer="layout" svg:width="2.081cm" svg:height="0.735cm" svg:x="13.717cm" svg:y="15.314cm">
          <draw:text-box>
            <text:p text:style-name="P9"><text:span text:style-name="T3"><text:s text:c="2"/></text:span><text:span text:style-name="T3">I2S</text:span><text:span text:style-name="T9">n</text:span><text:span text:style-name="T3">I_BCK_in</text:span></text:p>
            <text:p text:style-name="P9"><text:span text:style-name="T3">/ I2S</text:span><text:span text:style-name="T9">n</text:span><text:span text:style-name="T3">I_BCK_out</text:span></text:p>
          </draw:text-box>
        </draw:frame>
        <draw:custom-shape draw:style-name="gr4" draw:text-style-name="P3" draw:layer="layout" svg:width="3.3cm" svg:height="1.65cm" svg:x="12.776cm" svg:y="18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3cm" svg:height="1.725cm" svg:x="12.776cm" svg:y="15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13" draw:layer="layout" svg:width="0.845cm" svg:height="0.53cm" svg:x="15.427cm" svg:y="15.341cm">
          <draw:text-box>
            <text:p text:style-name="P12"><text:span text:style-name="T6">RX</text:span></text:p>
          </draw:text-box>
        </draw:frame>
        <draw:frame draw:style-name="gr34" draw:text-style-name="P13" draw:layer="layout" svg:width="0.82cm" svg:height="0.53cm" svg:x="15.444cm" svg:y="17.989cm">
          <draw:text-box>
            <text:p text:style-name="P12"><text:span text:style-name="T6">TX</text:span></text:p>
          </draw:text-box>
        </draw:frame>
        <draw:custom-shape draw:style-name="gr1" draw:text-style-name="P17" draw:layer="layout" svg:width="1.65cm" svg:height="1.225cm" svg:x="6.2cm" svg:y="15.475cm">
          <text:p text:style-name="P17"><text:span text:style-name="T1">RX </text:span><text:span text:style-name="T2">FIFO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1.65cm" svg:height="1.225cm" svg:x="6.201cm" svg:y="16.7cm">
          <text:p text:style-name="P17"><text:span text:style-name="T1">TX </text:span><text:span text:style-name="T2">FIFO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3.477cm" svg:y1="20.009cm" svg:x2="5.602cm" svg:y2="20.009cm">
          <text:p/>
        </draw:line>
        <draw:frame draw:style-name="gr40" draw:text-style-name="P14" draw:layer="layout" svg:width="2.576cm" svg:height="0.489cm" svg:x="1.525cm" svg:y="19.709cm">
          <draw:text-box>
            <text:p text:style-name="P9"><text:span text:style-name="T8">PLL_D2_CLK</text:span></text:p>
          </draw:text-box>
        </draw:frame>
        <draw:line draw:style-name="gr8" draw:text-style-name="P3" draw:layer="layout" svg:x1="3.478cm" svg:y1="20.31cm" svg:x2="5.603cm" svg:y2="20.31cm">
          <text:p/>
        </draw:line>
        <draw:frame draw:style-name="gr40" draw:text-style-name="P14" draw:layer="layout" svg:width="2.576cm" svg:height="0.489cm" svg:x="1.526cm" svg:y="20.01cm">
          <draw:text-box>
            <text:p text:style-name="P9"><text:span text:style-name="T8">PLL_F160M_CLK</text:span></text:p>
          </draw:text-box>
        </draw:frame>
        <draw:line draw:style-name="gr8" draw:text-style-name="P3" draw:layer="layout" svg:x1="3.479cm" svg:y1="20.611cm" svg:x2="5.604cm" svg:y2="20.611cm">
          <text:p/>
        </draw:line>
        <draw:frame draw:style-name="gr40" draw:text-style-name="P14" draw:layer="layout" svg:width="2.576cm" svg:height="0.489cm" svg:x="1.527cm" svg:y="20.311cm">
          <draw:text-box>
            <text:p text:style-name="P9"><text:span text:style-name="T8">I2S</text:span><text:span text:style-name="T9">n</text:span><text:span text:style-name="T8">_MCLK_in</text:span></text:p>
          </draw:text-box>
        </draw:frame>
        <draw:custom-shape draw:style-name="gr48" draw:text-style-name="P1" draw:layer="layout" svg:width="3.125cm" svg:height="1.297cm" svg:x="5.3cm" svg:y="22.203cm">
          <text:p text:style-name="P1"><text:span text:style-name="T1">ESP32-S3 I2S </text:span></text:p>
          <text:p text:style-name="P1"><text:span text:style-name="T1">Figure 1-1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106cm" svg:y1="14.9cm" svg:x2="10.7cm" svg:y2="14.9cm">
          <text:p/>
        </draw:line>
        <draw:line draw:style-name="gr13" draw:text-style-name="P3" draw:layer="layout" svg:x1="11.1cm" svg:y1="16.189cm" svg:x2="11.1cm" svg:y2="14.919cm">
          <text:p/>
        </draw:line>
        <draw:line draw:style-name="gr7" draw:text-style-name="P3" draw:layer="layout" svg:x1="8.425cm" svg:y1="17.358cm" svg:x2="8.425cm" svg:y2="18.323cm">
          <text:p/>
        </draw:line>
        <draw:line draw:style-name="gr8" draw:text-style-name="P3" draw:layer="layout" svg:x1="8.425cm" svg:y1="18.307cm" svg:x2="8.925cm" svg:y2="18.307cm">
          <text:p/>
        </draw:line>
        <draw:g>
          <draw:line draw:style-name="gr7" draw:text-style-name="P3" draw:layer="layout" svg:x1="10.703cm" svg:y1="18.315cm" svg:x2="11.186cm" svg:y2="18.315cm">
            <text:p/>
          </draw:line>
          <draw:line draw:style-name="gr9" draw:text-style-name="P3" draw:layer="layout" svg:x1="11.186cm" svg:y1="18.315cm" svg:x2="11.186cm" svg:y2="17.332cm">
            <text:p/>
          </draw:line>
        </draw:g>
        <draw:custom-shape draw:style-name="gr6" draw:text-style-name="P1" draw:layer="layout" svg:width="1.782cm" svg:height="0.805cm" svg:x="8.9cm" svg:y="17.895cm">
          <text:p text:style-name="P1"><text:span text:style-name="T1">PCM-to-PDM</text:span></text:p>
          <text:p text:style-name="P1"><text:span text:style-name="T1">TX</text:span><text:span text:style-name="T7">*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49" draw:text-style-name="P18" draw:layer="layout" svg:width="1.375cm" svg:height="1.65cm" svg:x="7.225cm" svg:y="4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8" draw:layer="layout" svg:width="1.05cm" svg:height="1.225cm" svg:x="10.263cm" svg:y="4.087cm">
          <text:p/>
          <draw:enhanced-geometry svg:viewBox="0 0 21600 21600" draw:type="rectangle" draw:enhanced-path="M 0 0 L 21600 0 21600 21600 0 21600 0 0 Z N"/>
        </draw:custom-shape>
        <draw:line draw:style-name="gr50" draw:text-style-name="P19" draw:layer="layout" svg:x1="8.6cm" svg:y1="5.706cm" svg:x2="12.95cm" svg:y2="5.706cm">
          <text:p/>
        </draw:line>
        <draw:custom-shape draw:style-name="gr49" draw:text-style-name="P18" draw:layer="layout" svg:width="2.175cm" svg:height="0.759cm" draw:transform="rotate (1.5707963267946) translate (5.65cm 6.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0" draw:text-style-name="P19" draw:layer="layout" svg:x1="6.425cm" svg:y1="5.706cm" svg:x2="7.225cm" svg:y2="5.706cm">
          <text:p/>
        </draw:line>
        <draw:line draw:style-name="gr50" draw:text-style-name="P19" draw:layer="layout" svg:x1="4.575cm" svg:y1="5.25cm" svg:x2="5.675cm" svg:y2="5.25cm">
          <text:p/>
        </draw:line>
        <draw:line draw:style-name="gr50" draw:text-style-name="P19" draw:layer="layout" svg:x1="4.564cm" svg:y1="6.171cm" svg:x2="5.664cm" svg:y2="6.171cm">
          <text:p/>
        </draw:line>
        <draw:frame draw:style-name="gr51" draw:text-style-name="P21" draw:layer="layout" svg:width="2.873cm" svg:height="0.692cm" svg:x="2.7cm" svg:y="4.575cm">
          <draw:text-box>
            <text:p text:style-name="P20"><text:span text:style-name="T11">PLL_D2_CLK</text:span></text:p>
          </draw:text-box>
        </draw:frame>
        <draw:frame draw:style-name="gr52" draw:text-style-name="P21" draw:layer="layout" svg:width="2.42cm" svg:height="0.692cm" svg:x="3.18cm" svg:y="5.508cm">
          <draw:text-box>
            <text:p text:style-name="P20"><text:span text:style-name="T11">APLL_CLK</text:span></text:p>
          </draw:text-box>
        </draw:frame>
        <draw:line draw:style-name="gr50" draw:text-style-name="P19" draw:layer="layout" svg:x1="11.313cm" svg:y1="4.675cm" svg:x2="12.938cm" svg:y2="4.675cm">
          <text:p/>
        </draw:line>
        <draw:frame draw:style-name="gr53" draw:text-style-name="P21" draw:layer="layout" svg:width="3.376cm" svg:height="0.692cm" svg:x="11.201cm" svg:y="3.9cm">
          <draw:text-box>
            <text:p text:style-name="P20"><text:span text:style-name="T11">I2SnO_BCK_out</text:span></text:p>
          </draw:text-box>
        </draw:frame>
        <draw:line draw:style-name="gr14" draw:text-style-name="P19" draw:layer="layout" svg:x1="9.188cm" svg:y1="5.7cm" svg:x2="9.188cm" svg:y2="4.699cm">
          <text:p/>
        </draw:line>
        <draw:line draw:style-name="gr50" draw:text-style-name="P19" draw:layer="layout" svg:x1="9.188cm" svg:y1="4.699cm" svg:x2="10.213cm" svg:y2="4.699cm">
          <text:p/>
        </draw:line>
        <draw:frame draw:style-name="gr54" draw:text-style-name="P21" draw:layer="layout" svg:width="2.272cm" svg:height="0.692cm" svg:x="11.225cm" svg:y="5.7cm">
          <draw:text-box>
            <text:p text:style-name="P20"><text:span text:style-name="T11">I2Sn_CLK</text:span></text:p>
          </draw:text-box>
        </draw:frame>
        <draw:line draw:style-name="gr55" draw:text-style-name="P19" draw:layer="layout" svg:x1="6.063cm" svg:y1="4.125cm" svg:x2="6.063cm" svg:y2="4.924cm">
          <text:p/>
        </draw:line>
        <draw:frame draw:style-name="gr56" draw:text-style-name="P21" draw:layer="layout" svg:width="3.326cm" svg:height="0.692cm" svg:x="4.425cm" svg:y="3.533cm">
          <draw:text-box>
            <text:p text:style-name="P20"><text:span text:style-name="T11">I2S_CLKA_ENA</text:span></text:p>
          </draw:text-box>
        </draw:frame>
        <draw:frame draw:style-name="gr57" draw:text-style-name="P21" draw:layer="layout" svg:width="0.718cm" svg:height="0.692cm" svg:x="5.525cm" svg:y="4.9cm">
          <draw:text-box>
            <text:p text:style-name="P20"><text:span text:style-name="T11">0</text:span></text:p>
          </draw:text-box>
        </draw:frame>
        <draw:frame draw:style-name="gr57" draw:text-style-name="P21" draw:layer="layout" svg:width="0.718cm" svg:height="0.692cm" svg:x="5.532cm" svg:y="5.833cm">
          <draw:text-box>
            <text:p text:style-name="P20"><text:span text:style-name="T11">1</text:span></text:p>
          </draw:text-box>
        </draw:frame>
        <draw:frame draw:style-name="gr58" draw:text-style-name="P19" draw:layer="layout" svg:width="1.05cm" svg:height="1.273cm" svg:x="7.35cm" svg:y="5.1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58" draw:text-style-name="P19" draw:layer="layout" svg:width="0.519cm" svg:height="0.733cm" svg:x="10.55cm" svg:y="4.325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custom-shape draw:style-name="gr49" draw:text-style-name="P18" draw:layer="layout" svg:width="1.375cm" svg:height="1.65cm" svg:x="7.625cm" svg:y="12.0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8" draw:layer="layout" svg:width="1.05cm" svg:height="1.225cm" svg:x="10.663cm" svg:y="11.287cm">
          <text:p/>
          <draw:enhanced-geometry svg:viewBox="0 0 21600 21600" draw:type="rectangle" draw:enhanced-path="M 0 0 L 21600 0 21600 21600 0 21600 0 0 Z N"/>
        </draw:custom-shape>
        <draw:line draw:style-name="gr50" draw:text-style-name="P19" draw:layer="layout" svg:x1="9cm" svg:y1="12.903cm" svg:x2="13.4cm" svg:y2="12.9cm">
          <text:p/>
        </draw:line>
        <draw:custom-shape draw:style-name="gr49" draw:text-style-name="P18" draw:layer="layout" svg:width="3.7cm" svg:height="0.759cm" draw:transform="rotate (1.5707963267946) translate (6.05cm 14.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0" draw:text-style-name="P19" draw:layer="layout" svg:x1="6.825cm" svg:y1="12.906cm" svg:x2="7.625cm" svg:y2="12.906cm">
          <text:p/>
        </draw:line>
        <draw:line draw:style-name="gr50" draw:text-style-name="P19" draw:layer="layout" svg:x1="4.975cm" svg:y1="11.65cm" svg:x2="6.075cm" svg:y2="11.65cm">
          <text:p/>
        </draw:line>
        <draw:frame draw:style-name="gr59" draw:text-style-name="P23" draw:layer="layout" svg:width="2.606cm" svg:height="0.569cm" svg:x="3.4cm" svg:y="11.1cm">
          <draw:text-box>
            <text:p text:style-name="P22"><text:span text:style-name="T2">XTAL_CLK</text:span></text:p>
          </draw:text-box>
        </draw:frame>
        <draw:line draw:style-name="gr50" draw:text-style-name="P19" draw:layer="layout" svg:x1="11.713cm" svg:y1="11.887cm" svg:x2="13.4cm" svg:y2="11.887cm">
          <text:p/>
        </draw:line>
        <draw:frame draw:style-name="gr60" draw:text-style-name="P7" draw:layer="layout" svg:width="2.598cm" svg:height="0.569cm" svg:x="11.7cm" svg:y="11.331cm">
          <draw:text-box>
            <text:p text:style-name="P6"><text:span text:style-name="T2">I2S</text:span><text:span text:style-name="T10">n</text:span><text:span text:style-name="T2">O_BCK_out</text:span></text:p>
          </draw:text-box>
        </draw:frame>
        <draw:line draw:style-name="gr14" draw:text-style-name="P19" draw:layer="layout" svg:x1="9.588cm" svg:y1="12.9cm" svg:x2="9.588cm" svg:y2="11.899cm">
          <text:p/>
        </draw:line>
        <draw:line draw:style-name="gr50" draw:text-style-name="P19" draw:layer="layout" svg:x1="9.588cm" svg:y1="11.899cm" svg:x2="10.668cm" svg:y2="11.899cm">
          <text:p/>
        </draw:line>
        <draw:frame draw:style-name="gr61" draw:text-style-name="P7" draw:layer="layout" svg:width="2.315cm" svg:height="0.569cm" svg:x="11.7cm" svg:y="12.3cm">
          <draw:text-box>
            <text:p text:style-name="P6"><text:span text:style-name="T2">I2S</text:span><text:span text:style-name="T10">n</text:span><text:span text:style-name="T2">_TX_CLK</text:span></text:p>
          </draw:text-box>
        </draw:frame>
        <draw:line draw:style-name="gr55" draw:text-style-name="P19" draw:layer="layout" svg:x1="6.46cm" svg:y1="10.625cm" svg:x2="6.46cm" svg:y2="11.495cm">
          <text:p/>
        </draw:line>
        <draw:frame draw:style-name="gr62" draw:text-style-name="P7" draw:layer="layout" svg:width="3.407cm" svg:height="0.569cm" svg:x="4.825cm" svg:y="10.033cm">
          <draw:text-box>
            <text:p text:style-name="P6"><text:span text:style-name="T2">I2S_TX_CLK_SEL[1:0]</text:span></text:p>
          </draw:text-box>
        </draw:frame>
        <draw:frame draw:style-name="gr57" draw:text-style-name="P21" draw:layer="layout" svg:width="0.718cm" svg:height="0.692cm" svg:x="5.925cm" svg:y="11.3cm">
          <draw:text-box>
            <text:p text:style-name="P20"><text:span text:style-name="T11">0</text:span></text:p>
          </draw:text-box>
        </draw:frame>
        <draw:frame draw:style-name="gr58" draw:text-style-name="P19" draw:layer="layout" svg:width="1.05cm" svg:height="1.273cm" svg:x="7.75cm" svg:y="12.3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58" draw:text-style-name="P19" draw:layer="layout" svg:width="0.72cm" svg:height="0.733cm" svg:x="10.85cm" svg:y="11.525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line draw:style-name="gr50" draw:text-style-name="P19" draw:layer="layout" svg:x1="4.976cm" svg:y1="12.45cm" svg:x2="6.076cm" svg:y2="12.45cm">
          <text:p/>
        </draw:line>
        <draw:frame draw:style-name="gr63" draw:text-style-name="P23" draw:layer="layout" svg:width="2.6cm" svg:height="0.569cm" svg:x="3.401cm" svg:y="11.9cm">
          <draw:text-box>
            <text:p text:style-name="P22"><text:span text:style-name="T2">PLL_D2_CLK</text:span></text:p>
          </draw:text-box>
        </draw:frame>
        <draw:frame draw:style-name="gr57" draw:text-style-name="P21" draw:layer="layout" svg:width="0.718cm" svg:height="0.692cm" svg:x="5.926cm" svg:y="12.1cm">
          <draw:text-box>
            <text:p text:style-name="P20"><text:span text:style-name="T11">1</text:span></text:p>
          </draw:text-box>
        </draw:frame>
        <draw:line draw:style-name="gr50" draw:text-style-name="P19" draw:layer="layout" svg:x1="4.976cm" svg:y1="13.25cm" svg:x2="6.076cm" svg:y2="13.25cm">
          <text:p/>
        </draw:line>
        <draw:frame draw:style-name="gr63" draw:text-style-name="P23" draw:layer="layout" svg:width="2.746cm" svg:height="0.569cm" svg:x="3.401cm" svg:y="12.7cm">
          <draw:text-box>
            <text:p text:style-name="P22"><text:span text:style-name="T2">PLL_F160M_CLK</text:span></text:p>
          </draw:text-box>
        </draw:frame>
        <draw:frame draw:style-name="gr57" draw:text-style-name="P21" draw:layer="layout" svg:width="0.718cm" svg:height="0.692cm" svg:x="5.926cm" svg:y="12.9cm">
          <draw:text-box>
            <text:p text:style-name="P20"><text:span text:style-name="T11">2</text:span></text:p>
          </draw:text-box>
        </draw:frame>
        <draw:line draw:style-name="gr50" draw:text-style-name="P19" draw:layer="layout" svg:x1="4.977cm" svg:y1="14.05cm" svg:x2="6.077cm" svg:y2="14.05cm">
          <text:p/>
        </draw:line>
        <draw:frame draw:style-name="gr63" draw:text-style-name="P23" draw:layer="layout" svg:width="2.6cm" svg:height="0.569cm" svg:x="3.402cm" svg:y="13.5cm">
          <draw:text-box>
            <text:p text:style-name="P22"><text:span text:style-name="T2">I2S</text:span><text:span text:style-name="T10">n</text:span><text:span text:style-name="T2">_MCLK_in</text:span></text:p>
          </draw:text-box>
        </draw:frame>
        <draw:frame draw:style-name="gr57" draw:text-style-name="P21" draw:layer="layout" svg:width="0.718cm" svg:height="0.692cm" svg:x="5.927cm" svg:y="13.7cm">
          <draw:text-box>
            <text:p text:style-name="P20"><text:span text:style-name="T11">3</text:span></text:p>
          </draw:text-box>
        </draw:frame>
        <draw:custom-shape draw:style-name="gr49" draw:text-style-name="P18" draw:layer="layout" svg:width="1.375cm" svg:height="1.65cm" svg:x="7.626cm" svg:y="16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8" draw:layer="layout" svg:width="1.05cm" svg:height="1.225cm" svg:x="10.664cm" svg:y="17.994cm">
          <text:p/>
          <draw:enhanced-geometry svg:viewBox="0 0 21600 21600" draw:type="rectangle" draw:enhanced-path="M 0 0 L 21600 0 21600 21600 0 21600 0 0 Z N"/>
        </draw:custom-shape>
        <draw:line draw:style-name="gr50" draw:text-style-name="P19" draw:layer="layout" svg:x1="9.001cm" svg:y1="17.603cm" svg:x2="13.4cm" svg:y2="17.603cm">
          <text:p/>
        </draw:line>
        <draw:custom-shape draw:style-name="gr49" draw:text-style-name="P18" draw:layer="layout" svg:width="3.7cm" svg:height="0.759cm" draw:transform="rotate (1.5707963267946) translate (6.051cm 19.40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0" draw:text-style-name="P19" draw:layer="layout" svg:x1="6.826cm" svg:y1="17.613cm" svg:x2="7.626cm" svg:y2="17.613cm">
          <text:p/>
        </draw:line>
        <draw:line draw:style-name="gr50" draw:text-style-name="P19" draw:layer="layout" svg:x1="4.976cm" svg:y1="16.357cm" svg:x2="6.076cm" svg:y2="16.357cm">
          <text:p/>
        </draw:line>
        <draw:frame draw:style-name="gr59" draw:text-style-name="P23" draw:layer="layout" svg:width="2.606cm" svg:height="0.569cm" svg:x="3.401cm" svg:y="15.807cm">
          <draw:text-box>
            <text:p text:style-name="P22"><text:span text:style-name="T2">XTAL_CLK</text:span></text:p>
          </draw:text-box>
        </draw:frame>
        <draw:line draw:style-name="gr50" draw:text-style-name="P19" draw:layer="layout" svg:x1="11.714cm" svg:y1="18.591cm" svg:x2="13.4cm" svg:y2="18.591cm">
          <text:p/>
        </draw:line>
        <draw:frame draw:style-name="gr64" draw:text-style-name="P7" draw:layer="layout" svg:width="2.459cm" svg:height="0.569cm" svg:x="11.701cm" svg:y="18.038cm">
          <draw:text-box>
            <text:p text:style-name="P6"><text:span text:style-name="T2">I2S</text:span><text:span text:style-name="T10">n</text:span><text:span text:style-name="T2">I_BCK_out</text:span></text:p>
          </draw:text-box>
        </draw:frame>
        <draw:line draw:style-name="gr14" draw:text-style-name="P19" draw:layer="layout" svg:x1="9.589cm" svg:y1="18.607cm" svg:x2="9.589cm" svg:y2="17.606cm">
          <text:p/>
        </draw:line>
        <draw:line draw:style-name="gr50" draw:text-style-name="P19" draw:layer="layout" svg:x1="9.589cm" svg:y1="18.606cm" svg:x2="10.669cm" svg:y2="18.606cm">
          <text:p/>
        </draw:line>
        <draw:frame draw:style-name="gr65" draw:text-style-name="P7" draw:layer="layout" svg:width="2.344cm" svg:height="0.569cm" svg:x="11.8cm" svg:y="17cm">
          <draw:text-box>
            <text:p text:style-name="P6"><text:span text:style-name="T2">I2S</text:span><text:span text:style-name="T10">n</text:span><text:span text:style-name="T2">_RX_CLK</text:span></text:p>
          </draw:text-box>
        </draw:frame>
        <draw:line draw:style-name="gr55" draw:text-style-name="P19" draw:layer="layout" svg:x1="6.46cm" svg:y1="15.331cm" svg:x2="6.46cm" svg:y2="16.191cm">
          <text:p/>
        </draw:line>
        <draw:frame draw:style-name="gr66" draw:text-style-name="P7" draw:layer="layout" svg:width="3.436cm" svg:height="0.569cm" svg:x="4.826cm" svg:y="14.74cm">
          <draw:text-box>
            <text:p text:style-name="P6"><text:span text:style-name="T2">I2S_RX_CLK_SEL[1:0]</text:span></text:p>
          </draw:text-box>
        </draw:frame>
        <draw:frame draw:style-name="gr57" draw:text-style-name="P21" draw:layer="layout" svg:width="0.718cm" svg:height="0.692cm" svg:x="5.926cm" svg:y="16.007cm">
          <draw:text-box>
            <text:p text:style-name="P20"><text:span text:style-name="T11">0</text:span></text:p>
          </draw:text-box>
        </draw:frame>
        <draw:frame draw:style-name="gr58" draw:text-style-name="P19" draw:layer="layout" svg:width="1.05cm" svg:height="1.273cm" svg:x="7.751cm" svg:y="17.007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frame draw:style-name="gr58" draw:text-style-name="P19" draw:layer="layout" svg:width="0.62cm" svg:height="0.733cm" svg:x="10.851cm" svg:y="18.232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draw:line draw:style-name="gr50" draw:text-style-name="P19" draw:layer="layout" svg:x1="4.977cm" svg:y1="17.157cm" svg:x2="6.077cm" svg:y2="17.157cm">
          <text:p/>
        </draw:line>
        <draw:frame draw:style-name="gr63" draw:text-style-name="P23" draw:layer="layout" svg:width="2.6cm" svg:height="0.569cm" svg:x="3.402cm" svg:y="16.607cm">
          <draw:text-box>
            <text:p text:style-name="P22"><text:span text:style-name="T2">PLL_D2_CLK</text:span></text:p>
          </draw:text-box>
        </draw:frame>
        <draw:frame draw:style-name="gr57" draw:text-style-name="P21" draw:layer="layout" svg:width="0.718cm" svg:height="0.692cm" svg:x="5.927cm" svg:y="16.807cm">
          <draw:text-box>
            <text:p text:style-name="P20"><text:span text:style-name="T11">1</text:span></text:p>
          </draw:text-box>
        </draw:frame>
        <draw:line draw:style-name="gr50" draw:text-style-name="P19" draw:layer="layout" svg:x1="4.977cm" svg:y1="17.957cm" svg:x2="6.077cm" svg:y2="17.957cm">
          <text:p/>
        </draw:line>
        <draw:frame draw:style-name="gr63" draw:text-style-name="P23" draw:layer="layout" svg:width="2.746cm" svg:height="0.569cm" svg:x="3.402cm" svg:y="17.407cm">
          <draw:text-box>
            <text:p text:style-name="P22"><text:span text:style-name="T2">PLL_F160M_CLK</text:span></text:p>
          </draw:text-box>
        </draw:frame>
        <draw:frame draw:style-name="gr57" draw:text-style-name="P21" draw:layer="layout" svg:width="0.718cm" svg:height="0.692cm" svg:x="5.927cm" svg:y="17.607cm">
          <draw:text-box>
            <text:p text:style-name="P20"><text:span text:style-name="T11">2</text:span></text:p>
          </draw:text-box>
        </draw:frame>
        <draw:line draw:style-name="gr50" draw:text-style-name="P19" draw:layer="layout" svg:x1="4.978cm" svg:y1="18.757cm" svg:x2="6.078cm" svg:y2="18.757cm">
          <text:p/>
        </draw:line>
        <draw:frame draw:style-name="gr63" draw:text-style-name="P23" draw:layer="layout" svg:width="2.6cm" svg:height="0.569cm" svg:x="3.403cm" svg:y="18.207cm">
          <draw:text-box>
            <text:p text:style-name="P22"><text:span text:style-name="T2">I2S</text:span><text:span text:style-name="T10">n</text:span><text:span text:style-name="T2">_MCLK_in</text:span></text:p>
          </draw:text-box>
        </draw:frame>
        <draw:frame draw:style-name="gr57" draw:text-style-name="P21" draw:layer="layout" svg:width="0.718cm" svg:height="0.692cm" svg:x="5.928cm" svg:y="18.407cm">
          <draw:text-box>
            <text:p text:style-name="P20"><text:span text:style-name="T11">3</text:span></text:p>
          </draw:text-box>
        </draw:frame>
        <draw:line draw:style-name="gr14" draw:text-style-name="P19" draw:layer="layout" svg:x1="10cm" svg:y1="14.8cm" svg:x2="10cm" svg:y2="12.9cm">
          <text:p/>
        </draw:line>
        <draw:line draw:style-name="gr50" draw:text-style-name="P19" draw:layer="layout" svg:x1="10cm" svg:y1="14.8cm" svg:x2="11.025cm" svg:y2="14.8cm">
          <text:p/>
        </draw:line>
        <draw:line draw:style-name="gr14" draw:text-style-name="P19" draw:layer="layout" svg:x1="10cm" svg:y1="17.6cm" svg:x2="10cm" svg:y2="15.75cm">
          <text:p/>
        </draw:line>
        <draw:line draw:style-name="gr50" draw:text-style-name="P19" draw:layer="layout" svg:x1="10cm" svg:y1="15.75cm" svg:x2="11.025cm" svg:y2="15.75cm">
          <text:p/>
        </draw:line>
        <draw:custom-shape draw:style-name="gr49" draw:text-style-name="P18" draw:layer="layout" svg:width="2.175cm" svg:height="0.759cm" draw:transform="rotate (1.5707963267946) translate (11.025cm 16.37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0" draw:text-style-name="P19" draw:layer="layout" svg:x1="11.8cm" svg:y1="15.295cm" svg:x2="13.4cm" svg:y2="15.295cm">
          <text:p/>
        </draw:line>
        <draw:line draw:style-name="gr55" draw:text-style-name="P19" draw:layer="layout" svg:x1="11.438cm" svg:y1="13.7cm" svg:x2="11.438cm" svg:y2="14.499cm">
          <text:p/>
        </draw:line>
        <draw:frame draw:style-name="gr57" draw:text-style-name="P21" draw:layer="layout" svg:width="0.718cm" svg:height="0.692cm" svg:x="10.9cm" svg:y="14.475cm">
          <draw:text-box>
            <text:p text:style-name="P20"><text:span text:style-name="T11">0</text:span></text:p>
          </draw:text-box>
        </draw:frame>
        <draw:frame draw:style-name="gr57" draw:text-style-name="P21" draw:layer="layout" svg:width="0.718cm" svg:height="0.692cm" svg:x="10.907cm" svg:y="15.408cm">
          <draw:text-box>
            <text:p text:style-name="P20"><text:span text:style-name="T11">1</text:span></text:p>
          </draw:text-box>
        </draw:frame>
        <draw:frame draw:style-name="gr67" draw:text-style-name="P7" draw:layer="layout" svg:width="2.568cm" svg:height="0.569cm" svg:x="10.2cm" svg:y="13.231cm">
          <draw:text-box>
            <text:p text:style-name="P6"><text:span text:style-name="T2">I2S_MCLK_SEL</text:span></text:p>
          </draw:text-box>
        </draw:frame>
        <draw:frame draw:style-name="gr68" draw:text-style-name="P7" draw:layer="layout" svg:width="2.581cm" svg:height="0.569cm" svg:x="11.7cm" svg:y="14.7cm">
          <draw:text-box>
            <text:p text:style-name="P6"><text:span text:style-name="T2">I2S</text:span><text:span text:style-name="T10">n</text:span><text:span text:style-name="T2">_MCLK_out</text:span></text:p>
          </draw:text-box>
        </draw:frame>
        <draw:custom-shape draw:style-name="gr48" draw:text-style-name="P1" draw:layer="layout" svg:width="3.125cm" svg:height="1.297cm" svg:x="6.575cm" svg:y="20.1cm">
          <text:p text:style-name="P1"><text:span text:style-name="T1">ESP32-S3 I2S </text:span></text:p>
          <text:p text:style-name="P1"><text:span text:style-name="T1">Figure 1-6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.05cm" svg:height="0.825cm" svg:x="9.254cm" svg:y="5.379cm">
          <text:p text:style-name="P19"><text:span text:style-name="T1">接收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cm" svg:height="0.825cm" svg:x="9.25cm" svg:y="6.609cm">
          <text:p text:style-name="P19"><text:span text:style-name="T1">发送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25cm" svg:height="2.328cm" svg:x="6.225cm" svg:y="5.222cm">
          <text:p text:style-name="P19"><text:span text:style-name="T2">FIFO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254cm" svg:y1="5.793cm" svg:x2="7.875cm" svg:y2="5.793cm">
          <text:p/>
        </draw:line>
        <draw:line draw:style-name="gr2" draw:text-style-name="P3" draw:layer="layout" svg:x1="7.875cm" svg:y1="7.047cm" svg:x2="9.225cm" svg:y2="7.047cm">
          <text:p/>
        </draw:line>
        <draw:line draw:style-name="gr2" draw:text-style-name="P3" draw:layer="layout" svg:x1="6.2cm" svg:y1="5.418cm" svg:x2="3.225cm" svg:y2="5.418cm">
          <text:p/>
        </draw:line>
        <draw:line draw:style-name="gr2" draw:text-style-name="P3" draw:layer="layout" svg:x1="3.141cm" svg:y1="7.339cm" svg:x2="6.225cm" svg:y2="7.347cm">
          <text:p/>
        </draw:line>
        <draw:custom-shape draw:style-name="gr3" draw:text-style-name="P2" draw:layer="layout" svg:width="1.6cm" svg:height="0.814cm" svg:x="4.025cm" svg:y="1.875cm">
          <text:p text:style-name="P19"><text:span text:style-name="T2">CPU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0.812cm" svg:x="9.074cm" svg:y="1.875cm">
          <text:p text:style-name="P19"><text:span text:style-name="T2">DM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075cm" svg:height="7.011cm" svg:x="3.6cm" svg:y="3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487cm" svg:height="0.636cm" svg:x="5.775cm" svg:y="2.672cm">
          <draw:text-box>
            <text:p><text:span text:style-name="T1">数据和地址总线</text:span></text:p>
          </draw:text-box>
        </draw:frame>
        <draw:custom-shape draw:style-name="gr6" draw:text-style-name="P1" draw:layer="layout" svg:width="1.05cm" svg:height="0.958cm" svg:x="8.725cm" svg:y="4.147cm">
          <text:p text:style-name="P19"><text:span text:style-name="T1">PDM</text:span></text:p>
          <text:p text:style-name="P19"><text:span text:style-name="T1">接收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5cm" svg:height="0.959cm" svg:x="8.717cm" svg:y="7.581cm">
          <text:p text:style-name="P19"><text:span text:style-name="T1">PDM</text:span></text:p>
          <text:p text:style-name="P19"><text:span text:style-name="T1">发送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8.2cm" svg:y1="7.05cm" svg:x2="8.2cm" svg:y2="8.047cm">
          <text:p/>
        </draw:line>
        <draw:line draw:style-name="gr8" draw:text-style-name="P3" draw:layer="layout" svg:x1="8.2cm" svg:y1="8.047cm" svg:x2="8.7cm" svg:y2="8.047cm">
          <text:p/>
        </draw:line>
        <draw:g>
          <draw:line draw:style-name="gr7" draw:text-style-name="P3" draw:layer="layout" svg:x1="9.775cm" svg:y1="8.047cm" svg:x2="11.175cm" svg:y2="8.047cm">
            <text:p/>
          </draw:line>
          <draw:line draw:style-name="gr9" draw:text-style-name="P3" draw:layer="layout" svg:x1="11.175cm" svg:y1="8.047cm" svg:x2="11.175cm" svg:y2="7.064cm">
            <text:p/>
          </draw:line>
        </draw:g>
        <draw:g>
          <draw:line draw:style-name="gr7" draw:text-style-name="P3" draw:layer="layout" svg:x1="11.175cm" svg:y1="5.822cm" svg:x2="11.175cm" svg:y2="4.572cm">
            <text:p/>
          </draw:line>
          <draw:line draw:style-name="gr9" draw:text-style-name="P3" draw:layer="layout" svg:x1="11.175cm" svg:y1="4.572cm" svg:x2="9.785cm" svg:y2="4.572cm">
            <text:p/>
          </draw:line>
        </draw:g>
        <draw:line draw:style-name="gr10" draw:text-style-name="P3" draw:layer="layout" svg:x1="8.2cm" svg:y1="4.581cm" svg:x2="8.2cm" svg:y2="5.797cm">
          <text:p/>
        </draw:line>
        <draw:line draw:style-name="gr11" draw:text-style-name="P3" draw:layer="layout" svg:x1="8.2cm" svg:y1="4.581cm" svg:x2="8.725cm" svg:y2="4.581cm">
          <text:p/>
        </draw:line>
        <draw:custom-shape draw:style-name="gr12" draw:text-style-name="P1" draw:layer="layout" svg:width="1.05cm" svg:height="0.561cm" svg:x="4.475cm" svg:y="6.425cm">
          <text:p text:style-name="P19"><text:span text:style-name="T1">解压缩</text:span></text:p>
          <draw:enhanced-geometry svg:viewBox="0 0 21600 21600" draw:type="rectangle" draw:enhanced-path="M 0 0 L 21600 0 21600 21600 0 21600 0 0 Z N"/>
        </draw:custom-shape>
        <draw:g>
          <draw:line draw:style-name="gr13" draw:text-style-name="P3" draw:layer="layout" svg:x1="5.525cm" svg:y1="6.697cm" svg:x2="5.779cm" svg:y2="6.697cm">
            <text:p/>
          </draw:line>
          <draw:line draw:style-name="gr8" draw:text-style-name="P3" draw:layer="layout" svg:x1="5.779cm" svg:y1="6.697cm" svg:x2="5.779cm" svg:y2="7.347cm">
            <text:p/>
          </draw:line>
          <draw:line draw:style-name="gr13" draw:text-style-name="P3" draw:layer="layout" svg:x1="4.1cm" svg:y1="7.347cm" svg:x2="4.1cm" svg:y2="6.697cm">
            <text:p/>
          </draw:line>
          <draw:line draw:style-name="gr10" draw:text-style-name="P3" draw:layer="layout" svg:x1="4.1cm" svg:y1="6.697cm" svg:x2="4.457cm" svg:y2="6.697cm">
            <text:p/>
          </draw:line>
        </draw:g>
        <draw:g>
          <draw:line draw:style-name="gr14" draw:text-style-name="P3" draw:layer="layout" svg:x1="4.472cm" svg:y1="6.082cm" svg:x2="4.214cm" svg:y2="6.082cm">
            <text:p/>
          </draw:line>
          <draw:line draw:style-name="gr8" draw:text-style-name="P3" draw:layer="layout" svg:x1="4.214cm" svg:y1="6.082cm" svg:x2="4.214cm" svg:y2="5.425cm">
            <text:p/>
          </draw:line>
          <draw:line draw:style-name="gr14" draw:text-style-name="P3" draw:layer="layout" svg:x1="5.914cm" svg:y1="5.425cm" svg:x2="5.914cm" svg:y2="6.082cm">
            <text:p/>
          </draw:line>
          <draw:line draw:style-name="gr10" draw:text-style-name="P3" draw:layer="layout" svg:x1="5.914cm" svg:y1="6.082cm" svg:x2="5.552cm" svg:y2="6.082cm">
            <text:p/>
          </draw:line>
        </draw:g>
        <draw:custom-shape draw:style-name="gr1" draw:text-style-name="P1" draw:layer="layout" svg:width="3.125cm" svg:height="0.825cm" svg:x="5.625cm" svg:y="8.689cm">
          <text:p text:style-name="P19"><text:span text:style-name="T1">时钟发生器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8.742cm" svg:y1="9.113cm" svg:x2="11.967cm" svg:y2="9.113cm">
          <text:p/>
        </draw:line>
        <draw:line draw:style-name="gr8" draw:text-style-name="P3" draw:layer="layout" svg:x1="3.475cm" svg:y1="8.894cm" svg:x2="5.6cm" svg:y2="8.894cm">
          <text:p/>
        </draw:line>
        <draw:line draw:style-name="gr8" draw:text-style-name="P3" draw:layer="layout" svg:x1="3.475cm" svg:y1="9.307cm" svg:x2="5.6cm" svg:y2="9.307cm">
          <text:p/>
        </draw:line>
        <draw:frame draw:style-name="gr15" draw:text-style-name="P7" draw:layer="layout" svg:width="2.229cm" svg:height="0.692cm" svg:x="1.404cm" svg:y="8.633cm">
          <draw:text-box>
            <text:p><text:span text:style-name="T2">PLL_D2_CLK</text:span></text:p>
          </draw:text-box>
        </draw:frame>
        <draw:frame draw:style-name="gr16" draw:text-style-name="P7" draw:layer="layout" svg:width="1.903cm" svg:height="0.573cm" svg:x="1.725cm" svg:y="9.025cm">
          <draw:text-box>
            <text:p><text:span text:style-name="T2">APLL_CLK</text:span></text:p>
          </draw:text-box>
        </draw:frame>
        <draw:line draw:style-name="gr8" draw:text-style-name="P3" draw:layer="layout" svg:x1="7.085cm" svg:y1="9.825cm" svg:x2="11.975cm" svg:y2="9.825cm">
          <text:p/>
        </draw:line>
        <draw:line draw:style-name="gr14" draw:text-style-name="P3" draw:layer="layout" svg:x1="7.091cm" svg:y1="9.814cm" svg:x2="7.091cm" svg:y2="9.514cm">
          <text:p/>
        </draw:line>
        <draw:frame draw:style-name="gr17" draw:text-style-name="P7" draw:layer="layout" svg:width="1.086cm" svg:height="0.573cm" svg:x="9.525cm" svg:y="8.514cm">
          <draw:text-box>
            <text:p><text:span text:style-name="T2">BCK</text:span></text:p>
          </draw:text-box>
        </draw:frame>
        <draw:frame draw:style-name="gr18" draw:text-style-name="P7" draw:layer="layout" svg:width="1.637cm" svg:height="0.573cm" svg:x="8.725cm" svg:y="9.189cm">
          <draw:text-box>
            <text:p><text:span text:style-name="T2">I2S_CLK</text:span></text:p>
          </draw:text-box>
        </draw:frame>
        <draw:custom-shape draw:style-name="gr1" draw:text-style-name="P1" draw:layer="layout" svg:width="0.725cm" svg:height="5.586cm" svg:x="12.05cm" svg:y="4.564cm">
          <text:p text:style-name="P19"><text:span text:style-name="T1">I/O</text:span></text:p>
          <text:p text:style-name="P19"><text:span text:style-name="T1">同步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8" draw:layer="layout" svg:x1="12.775cm" svg:y1="5.353cm" svg:x2="13.925cm" svg:y2="5.353cm">
          <text:p/>
        </draw:line>
        <draw:line draw:style-name="gr19" draw:text-style-name="P8" draw:layer="layout" svg:x1="12.775cm" svg:y1="5.898cm" svg:x2="13.925cm" svg:y2="5.898cm">
          <text:p/>
        </draw:line>
        <draw:line draw:style-name="gr19" draw:text-style-name="P3" draw:layer="layout" svg:x1="13.926cm" svg:y1="7.874cm" svg:x2="12.776cm" svg:y2="7.874cm">
          <text:p/>
        </draw:line>
        <draw:line draw:style-name="gr19" draw:text-style-name="P3" draw:layer="layout" svg:x1="13.926cm" svg:y1="8.419cm" svg:x2="12.776cm" svg:y2="8.419cm">
          <text:p/>
        </draw:line>
        <draw:frame draw:style-name="gr20" draw:text-style-name="P10" draw:layer="layout" svg:width="2.085cm" svg:height="0.493cm" svg:x="13.716cm" svg:y="7.022cm">
          <draw:text-box>
            <text:p><text:span text:style-name="T3">I2SnO_Data_out</text:span></text:p>
          </draw:text-box>
        </draw:frame>
        <draw:frame draw:style-name="gr21" draw:text-style-name="P10" draw:layer="layout" svg:width="1.848cm" svg:height="0.493cm" svg:x="13.716cm" svg:y="6.282cm">
          <draw:text-box>
            <text:p><text:span text:style-name="T3">I2SnI_Data_in</text:span></text:p>
          </draw:text-box>
        </draw:frame>
        <draw:frame draw:style-name="gr22" draw:text-style-name="P10" draw:layer="layout" svg:width="2.068cm" svg:height="0.735cm" svg:x="13.716cm" svg:y="7.515cm">
          <draw:text-box>
            <text:p><text:span text:style-name="T3">I2SnO_BCK_in/</text:span></text:p>
            <text:p><text:span text:style-name="T3">I2SnO_BCK_out</text:span></text:p>
          </draw:text-box>
        </draw:frame>
        <draw:frame draw:style-name="gr23" draw:text-style-name="P10" draw:layer="layout" svg:width="1.975cm" svg:height="0.735cm" svg:x="13.716cm" svg:y="8.05cm">
          <draw:text-box>
            <text:p><text:span text:style-name="T3">I2SnO_WS_in/</text:span></text:p>
            <text:p><text:span text:style-name="T3">I2SnO_WS_out</text:span></text:p>
          </draw:text-box>
        </draw:frame>
        <draw:line draw:style-name="gr24" draw:text-style-name="P3" draw:layer="layout" svg:x1="13.926cm" svg:y1="8.963cm" svg:x2="12.776cm" svg:y2="8.963cm">
          <text:p/>
        </draw:line>
        <draw:line draw:style-name="gr24" draw:text-style-name="P3" draw:layer="layout" svg:x1="13.926cm" svg:y1="9.508cm" svg:x2="12.776cm" svg:y2="9.508cm">
          <text:p/>
        </draw:line>
        <draw:frame draw:style-name="gr25" draw:text-style-name="P10" draw:layer="layout" svg:width="1.916cm" svg:height="0.493cm" svg:x="13.716cm" svg:y="8.75cm">
          <draw:text-box>
            <text:p><text:span text:style-name="T3">I2Sn_H_SYNC</text:span></text:p>
          </draw:text-box>
        </draw:frame>
        <draw:frame draw:style-name="gr26" draw:text-style-name="P10" draw:layer="layout" svg:width="1.903cm" svg:height="0.493cm" svg:x="13.716cm" svg:y="9.25cm">
          <draw:text-box>
            <text:p><text:span text:style-name="T3">I2Sn_V_SYNC</text:span></text:p>
          </draw:text-box>
        </draw:frame>
        <draw:line draw:style-name="gr24" draw:text-style-name="P3" draw:layer="layout" svg:x1="13.927cm" svg:y1="9.863cm" svg:x2="12.777cm" svg:y2="9.863cm">
          <text:p/>
        </draw:line>
        <draw:frame draw:style-name="gr27" draw:text-style-name="P10" draw:layer="layout" svg:width="2.166cm" svg:height="0.493cm" svg:x="13.716cm" svg:y="9.565cm">
          <draw:text-box>
            <text:p><text:span text:style-name="T3">I2Sn_H_ENABLE</text:span></text:p>
          </draw:text-box>
        </draw:frame>
        <draw:line draw:style-name="gr24" draw:text-style-name="P3" draw:layer="layout" svg:x1="12.782cm" svg:y1="4.809cm" svg:x2="13.932cm" svg:y2="4.809cm">
          <text:p/>
        </draw:line>
        <draw:frame draw:style-name="gr28" draw:text-style-name="P10" draw:layer="layout" svg:width="1.467cm" svg:height="0.493cm" svg:x="13.716cm" svg:y="4.539cm">
          <draw:text-box>
            <text:p><text:span text:style-name="T3">I2Sn_CLK</text:span></text:p>
          </draw:text-box>
        </draw:frame>
        <draw:frame draw:style-name="gr29" draw:text-style-name="P11" draw:layer="layout" svg:width="1.087cm" svg:height="0.573cm" svg:x="3.873cm" svg:y="3.958cm">
          <draw:text-box>
            <text:p><text:span text:style-name="T4">I2S</text:span><text:span text:style-name="T5">n</text:span></text:p>
          </draw:text-box>
        </draw:frame>
        <draw:custom-shape draw:style-name="gr30" draw:text-style-name="P1" draw:layer="layout" svg:width="0.731cm" svg:height="0.65cm" svg:x="12.775cm" svg:y="10.3cm">
          <text:p text:style-name="P19"><text:span text:style-name="T1">DAC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725cm" svg:height="0.65cm" svg:x="12.75cm" svg:y="3.813cm">
          <text:p text:style-name="P19"><text:span text:style-name="T1">ADC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9.55cm" svg:height="0.275cm" svg:x="2.5cm" svg:y="3.275cm">
          <text:p/>
          <draw:enhanced-geometry svg:viewBox="0 0 21600 21600" draw:mirror-horizontal="false" draw:mirror-vertical="false" draw:text-areas="?f5 ?f1 ?f6 ?f3" draw:type="left-right-arrow" draw:modifiers="608.355146058004 6182.6086956521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3" draw:layer="layout" svg:width="5.025cm" svg:height="0.275cm" draw:transform="rotate (1.5707963267946) translate (2.95cm 8.5cm)">
          <text:p/>
          <draw:enhanced-geometry svg:viewBox="0 0 21600 21600" draw:mirror-horizontal="false" draw:mirror-vertical="false" draw:text-areas="?f5 ?f1 ?f6 ?f3" draw:type="left-right-arrow" draw:modifiers="1147.4731396737 6573.9130434782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3" draw:layer="layout" svg:width="0.25cm" svg:height="0.611cm" svg:x="4.675cm" svg:y="2.714cm">
          <text:p/>
          <draw:enhanced-geometry svg:viewBox="0 0 21600 21600" draw:text-areas="?f0 ?f8 ?f2 ?f9" draw:type="up-down-arrow" draw:modifiers="6884.46215139442 4870.5882352941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3" draw:layer="layout" svg:width="0.25cm" svg:height="0.611cm" svg:x="9.588cm" svg:y="2.713cm">
          <text:p/>
          <draw:enhanced-geometry svg:viewBox="0 0 21600 21600" draw:text-areas="?f0 ?f8 ?f2 ?f9" draw:type="up-down-arrow" draw:modifiers="6884.46215139442 4870.5882352941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3" draw:layer="layout" svg:width="1.725cm" svg:height="0.15cm" svg:x="10.325cm" svg:y="5.8cm">
          <text:p/>
          <draw:enhanced-geometry svg:viewBox="0 0 21600 21600" draw:text-areas="?f7 ?f0 21600 ?f2" draw:type="left-arrow" draw:modifiers="2064.8899188876 6437.086092715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" draw:layer="layout" svg:width="1.725cm" svg:height="0.175cm" draw:transform="rotate (3.1415926535892) translate (12.025cm 7.075cm)">
          <text:p/>
          <draw:enhanced-geometry svg:viewBox="0 0 21600 21600" draw:text-areas="?f7 ?f0 21600 ?f2" draw:type="left-arrow" draw:modifiers="1952.25955967555 6381.8181818181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" draw:layer="layout" svg:width="1.095cm" svg:height="0.169cm" svg:x="12.8cm" svg:y="6.442cm">
          <text:p/>
          <draw:enhanced-geometry svg:viewBox="0 0 21600 21600" draw:mirror-horizontal="false" draw:mirror-vertical="false" draw:text-areas="?f7 ?f0 21600 ?f2" draw:type="left-arrow" draw:modifiers="3930.77609277431 5844.7058823529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" draw:layer="layout" svg:width="-1.12cm" svg:height="-0.175cm" svg:x="13.901cm" svg:y="7.331cm">
          <text:p/>
          <draw:enhanced-geometry svg:viewBox="0 0 21600 21600" draw:mirror-horizontal="false" draw:mirror-vertical="false" draw:text-areas="?f7 ?f0 21600 ?f2" draw:type="left-arrow" draw:modifiers="3661.01694915254 6152.7272727272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1.05cm" svg:height="0.589cm" svg:x="4.475cm" svg:y="5.786cm">
          <text:p text:style-name="P19"><text:span text:style-name="T1">压缩</text:span></text:p>
          <draw:enhanced-geometry svg:viewBox="0 0 21600 21600" draw:type="rectangle" draw:enhanced-path="M 0 0 L 21600 0 21600 21600 0 21600 0 0 Z N"/>
        </draw:custom-shape>
        <draw:frame draw:style-name="gr32" draw:text-style-name="P10" draw:layer="layout" svg:width="1.869cm" svg:height="0.735cm" svg:x="13.716cm" svg:y="5.55cm">
          <draw:text-box>
            <text:p><text:span text:style-name="T3">I2SnI_WS_in/</text:span></text:p>
            <text:p><text:span text:style-name="T3">I2SnI_WS_out</text:span></text:p>
          </draw:text-box>
        </draw:frame>
        <draw:frame draw:style-name="gr33" draw:text-style-name="P10" draw:layer="layout" svg:width="1.963cm" svg:height="0.735cm" svg:x="13.716cm" svg:y="5cm">
          <draw:text-box>
            <text:p><text:span text:style-name="T3">I2SnI_BCK_in/</text:span></text:p>
            <text:p><text:span text:style-name="T3">I2SnI_BCK_out</text:span></text:p>
          </draw:text-box>
        </draw:frame>
        <draw:custom-shape draw:style-name="gr4" draw:text-style-name="P3" draw:layer="layout" svg:width="3.3cm" svg:height="1.65cm" svg:x="12.775cm" svg:y="7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3cm" svg:height="1.725cm" svg:x="12.775cm" svg:y="5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3" draw:layer="layout" svg:width="0.82cm" svg:height="0.53cm" svg:x="15.426cm" svg:y="5.027cm">
          <draw:text-box>
            <text:p><text:span text:style-name="T6">Rx</text:span></text:p>
          </draw:text-box>
        </draw:frame>
        <draw:frame draw:style-name="gr35" draw:text-style-name="P13" draw:layer="layout" svg:width="0.79cm" svg:height="0.53cm" svg:x="15.443cm" svg:y="7.075cm">
          <draw:text-box>
            <text:p><text:span text:style-name="T6">Tx</text:span></text:p>
          </draw:text-box>
        </draw:frame>
        <draw:custom-shape draw:style-name="gr1" draw:text-style-name="P1" draw:layer="layout" svg:width="1.05cm" svg:height="0.825cm" svg:x="9.255cm" svg:y="15.693cm">
          <text:p text:style-name="P19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5cm" svg:height="0.825cm" svg:x="9.251cm" svg:y="16.923cm">
          <text:p text:style-name="P19"><text:span text:style-name="T1">T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255cm" svg:y1="16.107cm" svg:x2="7.876cm" svg:y2="16.107cm">
          <text:p/>
        </draw:line>
        <draw:line draw:style-name="gr2" draw:text-style-name="P3" draw:layer="layout" svg:x1="7.876cm" svg:y1="17.361cm" svg:x2="9.226cm" svg:y2="17.361cm">
          <text:p/>
        </draw:line>
        <draw:line draw:style-name="gr2" draw:text-style-name="P3" draw:layer="layout" svg:x1="6.201cm" svg:y1="15.732cm" svg:x2="3.226cm" svg:y2="15.732cm">
          <text:p/>
        </draw:line>
        <draw:line draw:style-name="gr2" draw:text-style-name="P3" draw:layer="layout" svg:x1="3.142cm" svg:y1="17.653cm" svg:x2="6.226cm" svg:y2="17.661cm">
          <text:p/>
        </draw:line>
        <draw:custom-shape draw:style-name="gr3" draw:text-style-name="P2" draw:layer="layout" svg:width="1.6cm" svg:height="0.814cm" svg:x="4.026cm" svg:y="12.189cm">
          <text:p text:style-name="P19"><text:span text:style-name="T2">CPU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0.812cm" svg:x="9.075cm" svg:y="12.189cm">
          <text:p text:style-name="P19"><text:span text:style-name="T2">DM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075cm" svg:height="6.797cm" svg:x="3.601cm" svg:y="14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5" draw:layer="layout" svg:width="3.326cm" svg:height="0.573cm" svg:x="5.776cm" svg:y="12.986cm">
          <draw:text-box>
            <text:p><text:span text:style-name="T1">Data and Address Bus</text:span></text:p>
          </draw:text-box>
        </draw:frame>
        <draw:custom-shape draw:style-name="gr6" draw:text-style-name="P1" draw:layer="layout" svg:width="1.05cm" svg:height="0.958cm" svg:x="8.726cm" svg:y="14.461cm">
          <text:p text:style-name="P19"><text:span text:style-name="T1">PDM</text:span></text:p>
          <text:p text:style-name="P19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5cm" svg:height="0.959cm" svg:x="8.718cm" svg:y="17.895cm">
          <text:p text:style-name="P19"><text:span text:style-name="T1">PDM</text:span></text:p>
          <text:p text:style-name="P19"><text:span text:style-name="T1">T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8.201cm" svg:y1="17.364cm" svg:x2="8.201cm" svg:y2="18.361cm">
          <text:p/>
        </draw:line>
        <draw:line draw:style-name="gr8" draw:text-style-name="P3" draw:layer="layout" svg:x1="8.201cm" svg:y1="18.361cm" svg:x2="8.701cm" svg:y2="18.361cm">
          <text:p/>
        </draw:line>
        <draw:g>
          <draw:line draw:style-name="gr7" draw:text-style-name="P3" draw:layer="layout" svg:x1="9.776cm" svg:y1="18.361cm" svg:x2="11.176cm" svg:y2="18.361cm">
            <text:p/>
          </draw:line>
          <draw:line draw:style-name="gr9" draw:text-style-name="P3" draw:layer="layout" svg:x1="11.176cm" svg:y1="18.361cm" svg:x2="11.176cm" svg:y2="17.378cm">
            <text:p/>
          </draw:line>
        </draw:g>
        <draw:g>
          <draw:line draw:style-name="gr7" draw:text-style-name="P3" draw:layer="layout" svg:x1="11.176cm" svg:y1="16.136cm" svg:x2="11.176cm" svg:y2="14.886cm">
            <text:p/>
          </draw:line>
          <draw:line draw:style-name="gr9" draw:text-style-name="P3" draw:layer="layout" svg:x1="11.176cm" svg:y1="14.886cm" svg:x2="9.786cm" svg:y2="14.886cm">
            <text:p/>
          </draw:line>
        </draw:g>
        <draw:line draw:style-name="gr10" draw:text-style-name="P3" draw:layer="layout" svg:x1="8.201cm" svg:y1="14.895cm" svg:x2="8.201cm" svg:y2="16.111cm">
          <text:p/>
        </draw:line>
        <draw:line draw:style-name="gr11" draw:text-style-name="P3" draw:layer="layout" svg:x1="8.201cm" svg:y1="14.895cm" svg:x2="8.726cm" svg:y2="14.895cm">
          <text:p/>
        </draw:line>
        <draw:custom-shape draw:style-name="gr12" draw:text-style-name="P1" draw:layer="layout" svg:width="1.65cm" svg:height="0.561cm" svg:x="4.025cm" svg:y="16.739cm">
          <text:p text:style-name="P19"><text:span text:style-name="T1">Decompress</text:span></text:p>
          <draw:enhanced-geometry svg:viewBox="0 0 21600 21600" draw:type="rectangle" draw:enhanced-path="M 0 0 L 21600 0 21600 21600 0 21600 0 0 Z N"/>
        </draw:custom-shape>
        <draw:line draw:style-name="gr37" draw:text-style-name="P3" draw:layer="layout" svg:x1="5.675cm" svg:y1="17.011cm" svg:x2="5.88cm" svg:y2="17.011cm">
          <text:p/>
        </draw:line>
        <draw:line draw:style-name="gr2" draw:text-style-name="P3" draw:layer="layout" svg:x1="5.88cm" svg:y1="17.011cm" svg:x2="5.88cm" svg:y2="17.661cm">
          <text:p/>
        </draw:line>
        <draw:line draw:style-name="gr13" draw:text-style-name="P3" draw:layer="layout" svg:x1="3.701cm" svg:y1="17.661cm" svg:x2="3.701cm" svg:y2="17.011cm">
          <text:p/>
        </draw:line>
        <draw:line draw:style-name="gr10" draw:text-style-name="P3" draw:layer="layout" svg:x1="3.701cm" svg:y1="17.011cm" svg:x2="4.025cm" svg:y2="17.011cm">
          <text:p/>
        </draw:line>
        <draw:line draw:style-name="gr14" draw:text-style-name="P3" draw:layer="layout" svg:x1="4.025cm" svg:y1="16.396cm" svg:x2="3.815cm" svg:y2="16.396cm">
          <text:p/>
        </draw:line>
        <draw:line draw:style-name="gr8" draw:text-style-name="P3" draw:layer="layout" svg:x1="3.815cm" svg:y1="16.396cm" svg:x2="3.815cm" svg:y2="15.739cm">
          <text:p/>
        </draw:line>
        <draw:line draw:style-name="gr38" draw:text-style-name="P3" draw:layer="layout" svg:x1="6.015cm" svg:y1="15.739cm" svg:x2="6.015cm" svg:y2="16.396cm">
          <text:p/>
        </draw:line>
        <draw:line draw:style-name="gr39" draw:text-style-name="P3" draw:layer="layout" svg:x1="6.015cm" svg:y1="16.396cm" svg:x2="5.675cm" svg:y2="16.396cm">
          <text:p/>
        </draw:line>
        <draw:custom-shape draw:style-name="gr1" draw:text-style-name="P1" draw:layer="layout" svg:width="3.125cm" svg:height="0.825cm" svg:x="5.626cm" svg:y="19.503cm">
          <text:p text:style-name="P19"><text:span text:style-name="T1">Clock Generator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8.743cm" svg:y1="19.927cm" svg:x2="11.968cm" svg:y2="19.927cm">
          <text:p/>
        </draw:line>
        <draw:line draw:style-name="gr8" draw:text-style-name="P3" draw:layer="layout" svg:x1="3.476cm" svg:y1="19.708cm" svg:x2="5.601cm" svg:y2="19.708cm">
          <text:p/>
        </draw:line>
        <draw:line draw:style-name="gr8" draw:text-style-name="P3" draw:layer="layout" svg:x1="3.476cm" svg:y1="20.121cm" svg:x2="5.601cm" svg:y2="20.121cm">
          <text:p/>
        </draw:line>
        <draw:frame draw:style-name="gr15" draw:text-style-name="P7" draw:layer="layout" svg:width="2.229cm" svg:height="0.692cm" svg:x="1.405cm" svg:y="19.447cm">
          <draw:text-box>
            <text:p><text:span text:style-name="T2">PLL_D2_CLK</text:span></text:p>
          </draw:text-box>
        </draw:frame>
        <draw:frame draw:style-name="gr16" draw:text-style-name="P7" draw:layer="layout" svg:width="1.903cm" svg:height="0.573cm" svg:x="1.726cm" svg:y="19.839cm">
          <draw:text-box>
            <text:p><text:span text:style-name="T2">APLL_CLK</text:span></text:p>
          </draw:text-box>
        </draw:frame>
        <draw:line draw:style-name="gr8" draw:text-style-name="P3" draw:layer="layout" svg:x1="7.085cm" svg:y1="19.2cm" svg:x2="11.975cm" svg:y2="19.2cm">
          <text:p/>
        </draw:line>
        <draw:line draw:style-name="gr14" draw:text-style-name="P3" draw:layer="layout" svg:x1="7.075cm" svg:y1="19.5cm" svg:x2="7.075cm" svg:y2="19.2cm">
          <text:p/>
        </draw:line>
        <draw:frame draw:style-name="gr17" draw:text-style-name="P7" draw:layer="layout" svg:width="1.086cm" svg:height="0.573cm" svg:x="9.564cm" svg:y="19.15cm">
          <draw:text-box>
            <text:p><text:span text:style-name="T2">BCK</text:span></text:p>
          </draw:text-box>
        </draw:frame>
        <draw:frame draw:style-name="gr18" draw:text-style-name="P7" draw:layer="layout" svg:width="1.637cm" svg:height="0.573cm" svg:x="9.45cm" svg:y="19.977cm">
          <draw:text-box>
            <text:p><text:span text:style-name="T2">I2S_CLK</text:span></text:p>
          </draw:text-box>
        </draw:frame>
        <draw:custom-shape draw:style-name="gr1" draw:text-style-name="P1" draw:layer="layout" svg:width="0.725cm" svg:height="5.347cm" svg:x="12.051cm" svg:y="14.878cm">
          <text:p text:style-name="P19"><text:span text:style-name="T1">I/O</text:span></text:p>
          <text:p text:style-name="P19"><text:span text:style-name="T1">syn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8" draw:layer="layout" svg:x1="12.776cm" svg:y1="15.667cm" svg:x2="13.926cm" svg:y2="15.667cm">
          <text:p/>
        </draw:line>
        <draw:line draw:style-name="gr19" draw:text-style-name="P8" draw:layer="layout" svg:x1="12.776cm" svg:y1="16.212cm" svg:x2="13.926cm" svg:y2="16.212cm">
          <text:p/>
        </draw:line>
        <draw:line draw:style-name="gr19" draw:text-style-name="P3" draw:layer="layout" svg:x1="13.927cm" svg:y1="18.188cm" svg:x2="12.777cm" svg:y2="18.188cm">
          <text:p/>
        </draw:line>
        <draw:line draw:style-name="gr19" draw:text-style-name="P3" draw:layer="layout" svg:x1="13.927cm" svg:y1="18.733cm" svg:x2="12.777cm" svg:y2="18.733cm">
          <text:p/>
        </draw:line>
        <draw:frame draw:style-name="gr20" draw:text-style-name="P10" draw:layer="layout" svg:width="2.085cm" svg:height="0.493cm" svg:x="13.717cm" svg:y="17.336cm">
          <draw:text-box>
            <text:p><text:span text:style-name="T3">I2SnO_Data_out</text:span></text:p>
          </draw:text-box>
        </draw:frame>
        <draw:frame draw:style-name="gr21" draw:text-style-name="P10" draw:layer="layout" svg:width="1.848cm" svg:height="0.493cm" svg:x="13.717cm" svg:y="16.596cm">
          <draw:text-box>
            <text:p><text:span text:style-name="T3">I2SnI_Data_in</text:span></text:p>
          </draw:text-box>
        </draw:frame>
        <draw:frame draw:style-name="gr42" draw:text-style-name="P10" draw:layer="layout" svg:width="2.187cm" svg:height="0.735cm" svg:x="13.717cm" svg:y="17.829cm">
          <draw:text-box>
            <text:p><text:span text:style-name="T3"><text:s text:c="2"/></text:span><text:span text:style-name="T3">I2SnO_BCK_in</text:span></text:p>
            <text:p><text:span text:style-name="T3">/ I2SnO_BCK_out</text:span></text:p>
          </draw:text-box>
        </draw:frame>
        <draw:frame draw:style-name="gr43" draw:text-style-name="P10" draw:layer="layout" svg:width="2.094cm" svg:height="0.735cm" svg:x="13.717cm" svg:y="18.364cm">
          <draw:text-box>
            <text:p><text:span text:style-name="T3"><text:s text:c="2"/></text:span><text:span text:style-name="T3">I2SnO_WS_in</text:span></text:p>
            <text:p><text:span text:style-name="T3">/ I2SnO_WS_out</text:span></text:p>
          </draw:text-box>
        </draw:frame>
        <draw:line draw:style-name="gr24" draw:text-style-name="P3" draw:layer="layout" svg:x1="13.927cm" svg:y1="19.277cm" svg:x2="12.777cm" svg:y2="19.277cm">
          <text:p/>
        </draw:line>
        <draw:line draw:style-name="gr24" draw:text-style-name="P3" draw:layer="layout" svg:x1="13.927cm" svg:y1="19.622cm" svg:x2="12.777cm" svg:y2="19.622cm">
          <text:p/>
        </draw:line>
        <draw:frame draw:style-name="gr25" draw:text-style-name="P10" draw:layer="layout" svg:width="1.916cm" svg:height="0.493cm" svg:x="13.717cm" svg:y="19.064cm">
          <draw:text-box>
            <text:p><text:span text:style-name="T3">I2Sn_H_SYNC</text:span></text:p>
          </draw:text-box>
        </draw:frame>
        <draw:frame draw:style-name="gr26" draw:text-style-name="P10" draw:layer="layout" svg:width="1.903cm" svg:height="0.493cm" svg:x="13.717cm" svg:y="19.364cm">
          <draw:text-box>
            <text:p><text:span text:style-name="T3">I2Sn_V_SYNC</text:span></text:p>
          </draw:text-box>
        </draw:frame>
        <draw:line draw:style-name="gr24" draw:text-style-name="P3" draw:layer="layout" svg:x1="13.928cm" svg:y1="19.977cm" svg:x2="12.778cm" svg:y2="19.977cm">
          <text:p/>
        </draw:line>
        <draw:frame draw:style-name="gr27" draw:text-style-name="P10" draw:layer="layout" svg:width="2.166cm" svg:height="0.493cm" svg:x="13.717cm" svg:y="19.679cm">
          <draw:text-box>
            <text:p><text:span text:style-name="T3">I2Sn_H_ENABLE</text:span></text:p>
          </draw:text-box>
        </draw:frame>
        <draw:line draw:style-name="gr24" draw:text-style-name="P3" draw:layer="layout" svg:x1="12.783cm" svg:y1="15.123cm" svg:x2="13.933cm" svg:y2="15.123cm">
          <text:p/>
        </draw:line>
        <draw:frame draw:style-name="gr28" draw:text-style-name="P10" draw:layer="layout" svg:width="1.467cm" svg:height="0.493cm" svg:x="13.717cm" svg:y="14.853cm">
          <draw:text-box>
            <text:p><text:span text:style-name="T3">I2Sn_CLK</text:span></text:p>
          </draw:text-box>
        </draw:frame>
        <draw:frame draw:style-name="gr29" draw:text-style-name="P11" draw:layer="layout" svg:width="1.087cm" svg:height="0.573cm" svg:x="3.874cm" svg:y="14.272cm">
          <draw:text-box>
            <text:p><text:span text:style-name="T4">I2S</text:span><text:span text:style-name="T5">n</text:span></text:p>
          </draw:text-box>
        </draw:frame>
        <draw:custom-shape draw:style-name="gr30" draw:text-style-name="P1" draw:layer="layout" svg:width="0.731cm" svg:height="0.65cm" svg:x="12.8cm" svg:y="20.335cm">
          <text:p text:style-name="P19"><text:span text:style-name="T1">DAC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725cm" svg:height="0.65cm" svg:x="12.751cm" svg:y="14.127cm">
          <text:p text:style-name="P19"><text:span text:style-name="T1">ADC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9.55cm" svg:height="0.275cm" svg:x="2.501cm" svg:y="13.589cm">
          <text:p/>
          <draw:enhanced-geometry svg:viewBox="0 0 21600 21600" draw:mirror-horizontal="false" draw:mirror-vertical="false" draw:text-areas="?f5 ?f1 ?f6 ?f3" draw:type="left-right-arrow" draw:modifiers="608.355146058004 6182.6086956521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3" draw:layer="layout" svg:width="5.025cm" svg:height="0.275cm" draw:transform="rotate (1.5707963267946) translate (2.951cm 18.814cm)">
          <text:p/>
          <draw:enhanced-geometry svg:viewBox="0 0 21600 21600" draw:mirror-horizontal="false" draw:mirror-vertical="false" draw:text-areas="?f5 ?f1 ?f6 ?f3" draw:type="left-right-arrow" draw:modifiers="1147.4731396737 6573.9130434782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3" draw:layer="layout" svg:width="0.25cm" svg:height="0.611cm" svg:x="4.676cm" svg:y="13.028cm">
          <text:p/>
          <draw:enhanced-geometry svg:viewBox="0 0 21600 21600" draw:text-areas="?f0 ?f8 ?f2 ?f9" draw:type="up-down-arrow" draw:modifiers="6884.46215139442 4870.5882352941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3" draw:layer="layout" svg:width="0.25cm" svg:height="0.611cm" svg:x="9.589cm" svg:y="13.027cm">
          <text:p/>
          <draw:enhanced-geometry svg:viewBox="0 0 21600 21600" draw:text-areas="?f0 ?f8 ?f2 ?f9" draw:type="up-down-arrow" draw:modifiers="6884.46215139442 4870.5882352941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3" draw:layer="layout" svg:width="1.725cm" svg:height="0.15cm" svg:x="10.326cm" svg:y="16.114cm">
          <text:p/>
          <draw:enhanced-geometry svg:viewBox="0 0 21600 21600" draw:text-areas="?f7 ?f0 21600 ?f2" draw:type="left-arrow" draw:modifiers="2064.8899188876 6437.086092715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" draw:layer="layout" svg:width="1.725cm" svg:height="0.175cm" draw:transform="rotate (3.1415926535892) translate (12.026cm 17.389cm)">
          <text:p/>
          <draw:enhanced-geometry svg:viewBox="0 0 21600 21600" draw:text-areas="?f7 ?f0 21600 ?f2" draw:type="left-arrow" draw:modifiers="1952.25955967555 6381.8181818181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" draw:layer="layout" svg:width="1.095cm" svg:height="0.169cm" svg:x="12.801cm" svg:y="16.756cm">
          <text:p/>
          <draw:enhanced-geometry svg:viewBox="0 0 21600 21600" draw:mirror-horizontal="false" draw:mirror-vertical="false" draw:text-areas="?f7 ?f0 21600 ?f2" draw:type="left-arrow" draw:modifiers="3930.77609277431 5844.7058823529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" draw:layer="layout" svg:width="-1.12cm" svg:height="-0.175cm" svg:x="13.902cm" svg:y="17.645cm">
          <text:p/>
          <draw:enhanced-geometry svg:viewBox="0 0 21600 21600" draw:mirror-horizontal="false" draw:mirror-vertical="false" draw:text-areas="?f7 ?f0 21600 ?f2" draw:type="left-arrow" draw:modifiers="3661.01694915254 6152.7272727272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1.65cm" svg:height="0.589cm" svg:x="4.025cm" svg:y="16.1cm">
          <text:p text:style-name="P19"><text:span text:style-name="T1">Compress</text:span></text:p>
          <draw:enhanced-geometry svg:viewBox="0 0 21600 21600" draw:type="rectangle" draw:enhanced-path="M 0 0 L 21600 0 21600 21600 0 21600 0 0 Z N"/>
        </draw:custom-shape>
        <draw:frame draw:style-name="gr45" draw:text-style-name="P16" draw:layer="layout" svg:width="1.988cm" svg:height="0.735cm" svg:x="13.717cm" svg:y="15.864cm">
          <draw:text-box>
            <text:p><text:span text:style-name="T3"><text:s text:c="2"/></text:span><text:span text:style-name="T3">I2SnI_WS_in</text:span></text:p>
            <text:p><text:span text:style-name="T3">/ I2SnI_WS_out</text:span></text:p>
          </draw:text-box>
        </draw:frame>
        <draw:frame draw:style-name="gr46" draw:text-style-name="P10" draw:layer="layout" svg:width="2.081cm" svg:height="0.735cm" svg:x="13.717cm" svg:y="15.314cm">
          <draw:text-box>
            <text:p><text:span text:style-name="T3"><text:s text:c="2"/></text:span><text:span text:style-name="T3">I2SnI_BCK_in</text:span></text:p>
            <text:p><text:span text:style-name="T3">/ I2SnI_BCK_out</text:span></text:p>
          </draw:text-box>
        </draw:frame>
        <draw:custom-shape draw:style-name="gr4" draw:text-style-name="P3" draw:layer="layout" svg:width="3.3cm" svg:height="1.65cm" svg:x="12.776cm" svg:y="17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3cm" svg:height="1.725cm" svg:x="12.776cm" svg:y="15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3" draw:layer="layout" svg:width="0.82cm" svg:height="0.53cm" svg:x="15.427cm" svg:y="15.341cm">
          <draw:text-box>
            <text:p><text:span text:style-name="T6">Rx</text:span></text:p>
          </draw:text-box>
        </draw:frame>
        <draw:frame draw:style-name="gr35" draw:text-style-name="P13" draw:layer="layout" svg:width="0.79cm" svg:height="0.53cm" svg:x="15.444cm" svg:y="17.389cm">
          <draw:text-box>
            <text:p><text:span text:style-name="T6">Tx</text:span></text:p>
          </draw:text-box>
        </draw:frame>
        <draw:custom-shape draw:style-name="gr1" draw:text-style-name="P17" draw:layer="layout" svg:width="1.65cm" svg:height="1.225cm" svg:x="6.2cm" svg:y="15.475cm">
          <text:p text:style-name="P19"><text:span text:style-name="T1">Rx </text:span><text:span text:style-name="T2">FIFO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1.65cm" svg:height="1.225cm" svg:x="6.201cm" svg:y="16.7cm">
          <text:p text:style-name="P19"><text:span text:style-name="T1">Tx </text:span><text:span text:style-name="T2">FIFO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49" draw:text-style-name="P18" draw:layer="layout" svg:width="1.375cm" svg:height="1.65cm" svg:x="7.225cm" svg:y="4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8" draw:layer="layout" svg:width="1.05cm" svg:height="1.225cm" svg:x="10.263cm" svg:y="4.087cm">
          <text:p/>
          <draw:enhanced-geometry svg:viewBox="0 0 21600 21600" draw:type="rectangle" draw:enhanced-path="M 0 0 L 21600 0 21600 21600 0 21600 0 0 Z N"/>
        </draw:custom-shape>
        <draw:line draw:style-name="gr50" draw:text-style-name="P19" draw:layer="layout" svg:x1="8.6cm" svg:y1="5.706cm" svg:x2="12.95cm" svg:y2="5.706cm">
          <text:p/>
        </draw:line>
        <draw:line draw:style-name="gr50" draw:text-style-name="P19" draw:layer="layout" svg:x1="6.425cm" svg:y1="5.706cm" svg:x2="7.225cm" svg:y2="5.706cm">
          <text:p/>
        </draw:line>
        <draw:line draw:style-name="gr50" draw:text-style-name="P19" draw:layer="layout" svg:x1="4.575cm" svg:y1="5.25cm" svg:x2="5.675cm" svg:y2="5.25cm">
          <text:p/>
        </draw:line>
        <draw:line draw:style-name="gr50" draw:text-style-name="P19" draw:layer="layout" svg:x1="4.564cm" svg:y1="6.171cm" svg:x2="5.664cm" svg:y2="6.171cm">
          <text:p/>
        </draw:line>
        <draw:frame draw:style-name="gr51" draw:text-style-name="P21" draw:layer="layout" svg:width="2.873cm" svg:height="0.692cm" svg:x="2.7cm" svg:y="4.575cm">
          <draw:text-box>
            <text:p><text:span text:style-name="T11">PLL_D2_CLK</text:span></text:p>
          </draw:text-box>
        </draw:frame>
        <draw:frame draw:style-name="gr52" draw:text-style-name="P21" draw:layer="layout" svg:width="2.42cm" svg:height="0.692cm" svg:x="3.18cm" svg:y="5.508cm">
          <draw:text-box>
            <text:p><text:span text:style-name="T11">APLL_CLK</text:span></text:p>
          </draw:text-box>
        </draw:frame>
        <draw:line draw:style-name="gr50" draw:text-style-name="P19" draw:layer="layout" svg:x1="11.313cm" svg:y1="4.675cm" svg:x2="12.938cm" svg:y2="4.675cm">
          <text:p/>
        </draw:line>
        <draw:frame draw:style-name="gr53" draw:text-style-name="P21" draw:layer="layout" svg:width="3.376cm" svg:height="0.692cm" svg:x="11.201cm" svg:y="3.9cm">
          <draw:text-box>
            <text:p><text:span text:style-name="T11">I2SnO_BCK_out</text:span></text:p>
          </draw:text-box>
        </draw:frame>
        <draw:line draw:style-name="gr14" draw:text-style-name="P19" draw:layer="layout" svg:x1="9.188cm" svg:y1="5.7cm" svg:x2="9.188cm" svg:y2="4.699cm">
          <text:p/>
        </draw:line>
        <draw:line draw:style-name="gr50" draw:text-style-name="P19" draw:layer="layout" svg:x1="9.188cm" svg:y1="4.699cm" svg:x2="10.213cm" svg:y2="4.699cm">
          <text:p/>
        </draw:line>
        <draw:frame draw:style-name="gr54" draw:text-style-name="P21" draw:layer="layout" svg:width="2.272cm" svg:height="0.692cm" svg:x="11.225cm" svg:y="5.7cm">
          <draw:text-box>
            <text:p><text:span text:style-name="T11">I2Sn_CLK</text:span></text:p>
          </draw:text-box>
        </draw:frame>
        <draw:frame draw:style-name="gr56" draw:text-style-name="P21" draw:layer="layout" svg:width="3.326cm" svg:height="0.692cm" svg:x="4.425cm" svg:y="3.533cm">
          <draw:text-box>
            <text:p><text:span text:style-name="T11">I2S_CLKA_ENA</text:span></text:p>
          </draw:text-box>
        </draw:frame>
        <draw:g>
          <draw:custom-shape draw:style-name="gr49" draw:text-style-name="P18" draw:layer="layout" svg:width="2.175cm" svg:height="0.759cm" draw:transform="rotate (1.5707963267946) translate (5.65cm 6.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55" draw:text-style-name="P19" draw:layer="layout" svg:x1="6.063cm" svg:y1="4.125cm" svg:x2="6.063cm" svg:y2="4.924cm">
            <text:p/>
          </draw:line>
          <draw:frame draw:style-name="gr57" draw:text-style-name="P21" draw:layer="layout" svg:width="0.718cm" svg:height="0.692cm" svg:x="5.525cm" svg:y="4.9cm">
            <draw:text-box>
              <text:p><text:span text:style-name="T11">0</text:span></text:p>
            </draw:text-box>
          </draw:frame>
          <draw:frame draw:style-name="gr57" draw:text-style-name="P21" draw:layer="layout" svg:width="0.718cm" svg:height="0.692cm" svg:x="5.532cm" svg:y="5.833cm">
            <draw:text-box>
              <text:p><text:span text:style-name="T11">1</text:span></text:p>
            </draw:text-box>
          </draw:frame>
        </draw:g>
        <draw:frame draw:style-name="gr58" draw:text-style-name="P19" draw:layer="layout" svg:width="1.05cm" svg:height="1.273cm" svg:x="7.35cm" svg:y="5.1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58" draw:text-style-name="P19" draw:layer="layout" svg:width="0.519cm" svg:height="0.733cm" svg:x="10.55cm" svg:y="4.325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g>
          <draw:rect draw:style-name="gr69" draw:text-style-name="P19" draw:layer="layout" svg:width="0.812cm" svg:height="1.15cm" svg:x="3.99cm" svg:y="10.375cm">
            <text:p/>
          </draw:rect>
          <draw:custom-shape draw:style-name="gr70" draw:text-style-name="P19" draw:layer="layout" svg:width="0.135cm" svg:height="0.134cm" draw:transform="skewX (0.00750491578357417) rotate (2.3561944901919) translate (3.996cm 11.35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71" draw:text-style-name="P11" draw:layer="layout" svg:width="0.248cm" svg:height="0.569cm" svg:x="4.058cm" svg:y="10.465cm">
            <draw:text-box>
              <text:p><text:span text:style-name="T4">D</text:span></text:p>
            </draw:text-box>
          </draw:frame>
          <draw:frame draw:style-name="gr71" draw:text-style-name="P11" draw:layer="layout" svg:width="0.248cm" svg:height="0.569cm" svg:x="4.51cm" svg:y="10.466cm">
            <draw:text-box>
              <text:p><text:span text:style-name="T4">Q</text:span></text:p>
            </draw:text-box>
          </draw:frame>
        </draw:g>
        <draw:g>
          <draw:rect draw:style-name="gr69" draw:text-style-name="P19" draw:layer="layout" svg:width="0.812cm" svg:height="1.15cm" svg:x="5.395cm" svg:y="10.375cm">
            <text:p/>
          </draw:rect>
          <draw:custom-shape draw:style-name="gr70" draw:text-style-name="P19" draw:layer="layout" svg:width="0.135cm" svg:height="0.134cm" draw:transform="skewX (0.00750491578357417) rotate (2.3561944901919) translate (5.401cm 11.35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71" draw:text-style-name="P11" draw:layer="layout" svg:width="0.248cm" svg:height="0.569cm" svg:x="5.463cm" svg:y="10.465cm">
            <draw:text-box>
              <text:p><text:span text:style-name="T4">D</text:span></text:p>
            </draw:text-box>
          </draw:frame>
          <draw:frame draw:style-name="gr71" draw:text-style-name="P11" draw:layer="layout" svg:width="0.248cm" svg:height="0.569cm" svg:x="5.915cm" svg:y="10.466cm">
            <draw:text-box>
              <text:p><text:span text:style-name="T4">Q</text:span></text:p>
            </draw:text-box>
          </draw:frame>
        </draw:g>
        <draw:g>
          <draw:rect draw:style-name="gr69" draw:text-style-name="P19" draw:layer="layout" svg:width="0.812cm" svg:height="1.15cm" svg:x="7cm" svg:y="9.475cm">
            <text:p/>
          </draw:rect>
          <draw:custom-shape draw:style-name="gr70" draw:text-style-name="P19" draw:layer="layout" svg:width="0.135cm" svg:height="0.134cm" draw:transform="skewX (0.00750491578357417) rotate (2.3561944901919) translate (7.006cm 10.45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71" draw:text-style-name="P11" draw:layer="layout" svg:width="0.248cm" svg:height="0.569cm" svg:x="7.068cm" svg:y="9.565cm">
            <draw:text-box>
              <text:p><text:span text:style-name="T4">D</text:span></text:p>
            </draw:text-box>
          </draw:frame>
          <draw:frame draw:style-name="gr71" draw:text-style-name="P11" draw:layer="layout" svg:width="0.248cm" svg:height="0.569cm" svg:x="7.52cm" svg:y="9.566cm">
            <draw:text-box>
              <text:p><text:span text:style-name="T4">Q</text:span></text:p>
            </draw:text-box>
          </draw:frame>
        </draw:g>
        <draw:g>
          <draw:rect draw:style-name="gr69" draw:text-style-name="P19" draw:layer="layout" svg:width="0.812cm" svg:height="1.15cm" svg:x="7.005cm" svg:y="11.275cm">
            <text:p/>
          </draw:rect>
          <draw:custom-shape draw:style-name="gr70" draw:text-style-name="P19" draw:layer="layout" svg:width="0.135cm" svg:height="0.134cm" draw:transform="skewX (0.00750491578357417) rotate (2.3561944901919) translate (7.011cm 12.25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71" draw:text-style-name="P11" draw:layer="layout" svg:width="0.248cm" svg:height="0.569cm" svg:x="7.073cm" svg:y="11.365cm">
            <draw:text-box>
              <text:p><text:span text:style-name="T4">D</text:span></text:p>
            </draw:text-box>
          </draw:frame>
          <draw:frame draw:style-name="gr71" draw:text-style-name="P11" draw:layer="layout" svg:width="0.248cm" svg:height="0.569cm" svg:x="7.525cm" svg:y="11.366cm">
            <draw:text-box>
              <text:p><text:span text:style-name="T4">Q</text:span></text:p>
            </draw:text-box>
          </draw:frame>
        </draw:g>
        <draw:g>
          <draw:rect draw:style-name="gr69" draw:text-style-name="P19" draw:layer="layout" svg:width="0.812cm" svg:height="1.15cm" svg:x="8.606cm" svg:y="9.475cm">
            <text:p/>
          </draw:rect>
          <draw:custom-shape draw:style-name="gr70" draw:text-style-name="P19" draw:layer="layout" svg:width="0.135cm" svg:height="0.134cm" draw:transform="skewX (0.00750491578357417) rotate (2.3561944901919) translate (8.612cm 10.45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71" draw:text-style-name="P11" draw:layer="layout" svg:width="0.248cm" svg:height="0.569cm" svg:x="8.674cm" svg:y="9.565cm">
            <draw:text-box>
              <text:p><text:span text:style-name="T4">D</text:span></text:p>
            </draw:text-box>
          </draw:frame>
          <draw:frame draw:style-name="gr71" draw:text-style-name="P11" draw:layer="layout" svg:width="0.248cm" svg:height="0.569cm" svg:x="9.126cm" svg:y="9.566cm">
            <draw:text-box>
              <text:p><text:span text:style-name="T4">Q</text:span></text:p>
            </draw:text-box>
          </draw:frame>
        </draw:g>
        <draw:g>
          <draw:rect draw:style-name="gr69" draw:text-style-name="P19" draw:layer="layout" svg:width="0.812cm" svg:height="1.15cm" svg:x="8.611cm" svg:y="11.275cm">
            <text:p/>
          </draw:rect>
          <draw:custom-shape draw:style-name="gr70" draw:text-style-name="P19" draw:layer="layout" svg:width="0.135cm" svg:height="0.134cm" draw:transform="skewX (0.00750491578357417) rotate (2.3561944901919) translate (8.617cm 12.25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71" draw:text-style-name="P11" draw:layer="layout" svg:width="0.248cm" svg:height="0.569cm" svg:x="8.679cm" svg:y="11.365cm">
            <draw:text-box>
              <text:p><text:span text:style-name="T4">D</text:span></text:p>
            </draw:text-box>
          </draw:frame>
          <draw:frame draw:style-name="gr71" draw:text-style-name="P11" draw:layer="layout" svg:width="0.248cm" svg:height="0.569cm" svg:x="9.131cm" svg:y="11.366cm">
            <draw:text-box>
              <text:p><text:span text:style-name="T4">Q</text:span></text:p>
            </draw:text-box>
          </draw:frame>
        </draw:g>
        <draw:custom-shape draw:style-name="gr49" draw:text-style-name="P18" draw:layer="layout" svg:width="1.545cm" svg:height="0.539cm" draw:transform="rotate (1.5707963267946) translate (15.421cm 11.70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2" draw:text-style-name="P19" draw:layer="layout" svg:x1="15.714cm" svg:y1="9.8cm" svg:x2="15.714cm" svg:y2="10.37cm">
          <text:p/>
        </draw:line>
        <draw:frame draw:style-name="gr73" draw:text-style-name="P13" draw:layer="layout" svg:width="0.637cm" svg:height="1.351cm" svg:x="15.323cm" svg:y="10.25cm">
          <draw:text-box>
            <text:p><text:span text:style-name="T6">0</text:span></text:p>
            <text:p><text:span text:style-name="T6">1</text:span></text:p>
            <text:p><text:span text:style-name="T6">2</text:span></text:p>
            <text:p><text:span text:style-name="T6">3</text:span></text:p>
          </draw:text-box>
        </draw:frame>
        <draw:g>
          <draw:rect draw:style-name="gr69" draw:text-style-name="P19" draw:layer="layout" svg:width="0.812cm" svg:height="1.15cm" svg:x="11.31cm" svg:y="11.275cm">
            <text:p/>
          </draw:rect>
          <draw:custom-shape draw:style-name="gr70" draw:text-style-name="P19" draw:layer="layout" svg:width="0.135cm" svg:height="0.134cm" draw:transform="skewX (0.00750491578357417) rotate (2.3561944901919) translate (11.316cm 12.25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71" draw:text-style-name="P11" draw:layer="layout" svg:width="0.248cm" svg:height="0.569cm" svg:x="11.378cm" svg:y="11.365cm">
            <draw:text-box>
              <text:p><text:span text:style-name="T4">D</text:span></text:p>
            </draw:text-box>
          </draw:frame>
          <draw:frame draw:style-name="gr71" draw:text-style-name="P11" draw:layer="layout" svg:width="0.248cm" svg:height="0.569cm" svg:x="11.83cm" svg:y="11.366cm">
            <draw:text-box>
              <text:p><text:span text:style-name="T4">Q</text:span></text:p>
            </draw:text-box>
          </draw:frame>
        </draw:g>
        <draw:g>
          <draw:rect draw:style-name="gr69" draw:text-style-name="P19" draw:layer="layout" svg:width="0.812cm" svg:height="1.15cm" svg:x="12.716cm" svg:y="11.275cm">
            <text:p/>
          </draw:rect>
          <draw:custom-shape draw:style-name="gr70" draw:text-style-name="P19" draw:layer="layout" svg:width="0.135cm" svg:height="0.134cm" draw:transform="skewX (0.00750491578357417) rotate (2.3561944901919) translate (12.722cm 12.25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71" draw:text-style-name="P11" draw:layer="layout" svg:width="0.248cm" svg:height="0.569cm" svg:x="12.784cm" svg:y="11.365cm">
            <draw:text-box>
              <text:p><text:span text:style-name="T4">D</text:span></text:p>
            </draw:text-box>
          </draw:frame>
          <draw:frame draw:style-name="gr71" draw:text-style-name="P11" draw:layer="layout" svg:width="0.248cm" svg:height="0.569cm" svg:x="13.236cm" svg:y="11.366cm">
            <draw:text-box>
              <text:p><text:span text:style-name="T4">Q</text:span></text:p>
            </draw:text-box>
          </draw:frame>
        </draw:g>
        <draw:g>
          <draw:rect draw:style-name="gr69" draw:text-style-name="P19" draw:layer="layout" svg:width="0.812cm" svg:height="1.15cm" svg:x="14.121cm" svg:y="11.275cm">
            <text:p/>
          </draw:rect>
          <draw:custom-shape draw:style-name="gr70" draw:text-style-name="P19" draw:layer="layout" svg:width="0.135cm" svg:height="0.134cm" draw:transform="skewX (0.00750491578357417) rotate (2.3561944901919) translate (14.127cm 12.25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71" draw:text-style-name="P11" draw:layer="layout" svg:width="0.248cm" svg:height="0.569cm" svg:x="14.189cm" svg:y="11.365cm">
            <draw:text-box>
              <text:p><text:span text:style-name="T4">D</text:span></text:p>
            </draw:text-box>
          </draw:frame>
          <draw:frame draw:style-name="gr71" draw:text-style-name="P11" draw:layer="layout" svg:width="0.248cm" svg:height="0.569cm" svg:x="14.641cm" svg:y="11.366cm">
            <draw:text-box>
              <text:p><text:span text:style-name="T4">Q</text:span></text:p>
            </draw:text-box>
          </draw:frame>
        </draw:g>
        <draw:line draw:style-name="gr74" draw:text-style-name="P19" draw:layer="layout" svg:x1="1.9cm" svg:y1="10.743cm" svg:x2="3.99cm" svg:y2="10.743cm">
          <text:p/>
        </draw:line>
        <draw:line draw:style-name="gr74" draw:text-style-name="P19" draw:layer="layout" svg:x1="4.802cm" svg:y1="10.743cm" svg:x2="5.383cm" svg:y2="10.743cm">
          <text:p/>
        </draw:line>
        <draw:line draw:style-name="gr74" draw:text-style-name="P19" draw:layer="layout" svg:x1="2.993cm" svg:y1="11.243cm" svg:x2="3.983cm" svg:y2="11.243cm">
          <text:p/>
        </draw:line>
        <draw:line draw:style-name="gr75" draw:text-style-name="P19" draw:layer="layout" svg:x1="3.011cm" svg:y1="12.174cm" svg:x2="3.007cm" svg:y2="11.243cm">
          <text:p/>
        </draw:line>
        <draw:line draw:style-name="gr76" draw:text-style-name="P19" draw:layer="layout" svg:x1="2.2cm" svg:y1="12.775cm" svg:x2="16.5cm" svg:y2="12.768cm">
          <text:p/>
        </draw:line>
        <draw:line draw:style-name="gr74" draw:text-style-name="P19" draw:layer="layout" svg:x1="5.008cm" svg:y1="11.247cm" svg:x2="5.384cm" svg:y2="11.243cm">
          <text:p/>
        </draw:line>
        <draw:line draw:style-name="gr75" draw:text-style-name="P19" draw:layer="layout" svg:x1="5.024cm" svg:y1="12.174cm" svg:x2="5.021cm" svg:y2="11.247cm">
          <text:p/>
        </draw:line>
        <draw:line draw:style-name="gr74" draw:text-style-name="P19" draw:layer="layout" svg:x1="6.55cm" svg:y1="10.367cm" svg:x2="7cm" svg:y2="10.367cm">
          <text:p/>
        </draw:line>
        <draw:line draw:style-name="gr75" draw:text-style-name="P19" draw:layer="layout" svg:x1="6.576cm" svg:y1="12.772cm" svg:x2="6.567cm" svg:y2="10.364cm">
          <text:p/>
        </draw:line>
        <draw:custom-shape draw:style-name="gr77" draw:text-style-name="P19" draw:layer="layout" svg:width="0.125cm" svg:height="0.125cm" svg:x="6.858cm" svg:y="1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4" draw:text-style-name="P19" draw:layer="layout" svg:x1="6.375cm" svg:y1="11.65cm" svg:x2="7.005cm" svg:y2="11.65cm">
          <text:p/>
        </draw:line>
        <draw:line draw:style-name="gr75" draw:text-style-name="P19" draw:layer="layout" svg:x1="6.371cm" svg:y1="11.664cm" svg:x2="6.364cm" svg:y2="9.856cm">
          <text:p/>
        </draw:line>
        <draw:line draw:style-name="gr74" draw:text-style-name="P19" draw:layer="layout" svg:x1="6.35cm" svg:y1="9.85cm" svg:x2="6.998cm" svg:y2="9.85cm">
          <text:p/>
        </draw:line>
        <draw:line draw:style-name="gr76" draw:text-style-name="P19" draw:layer="layout" svg:x1="6.195cm" svg:y1="10.743cm" svg:x2="6.371cm" svg:y2="10.743cm">
          <text:p/>
        </draw:line>
        <draw:line draw:style-name="gr74" draw:text-style-name="P19" draw:layer="layout" svg:x1="6.574cm" svg:y1="12.172cm" svg:x2="6.851cm" svg:y2="12.172cm">
          <text:p/>
        </draw:line>
        <draw:custom-shape draw:style-name="gr77" draw:text-style-name="P19" draw:layer="layout" svg:width="0.125cm" svg:height="0.125cm" svg:x="8.458cm" svg:y="10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4" draw:text-style-name="P19" draw:layer="layout" svg:x1="8.174cm" svg:y1="10.376cm" svg:x2="8.451cm" svg:y2="10.376cm">
          <text:p/>
        </draw:line>
        <draw:line draw:style-name="gr75" draw:text-style-name="P19" draw:layer="layout" svg:x1="8.177cm" svg:y1="12.772cm" svg:x2="8.168cm" svg:y2="10.364cm">
          <text:p/>
        </draw:line>
        <draw:line draw:style-name="gr74" draw:text-style-name="P19" draw:layer="layout" svg:x1="8.168cm" svg:y1="12.167cm" svg:x2="8.618cm" svg:y2="12.167cm">
          <text:p/>
        </draw:line>
        <draw:line draw:style-name="gr74" draw:text-style-name="P19" draw:layer="layout" svg:x1="7.822cm" svg:y1="9.85cm" svg:x2="8.601cm" svg:y2="9.85cm">
          <text:p/>
        </draw:line>
        <draw:line draw:style-name="gr74" draw:text-style-name="P19" draw:layer="layout" svg:x1="7.832cm" svg:y1="11.65cm" svg:x2="8.611cm" svg:y2="11.65cm">
          <text:p/>
        </draw:line>
        <draw:custom-shape draw:style-name="gr49" draw:text-style-name="P18" draw:layer="layout" svg:width="1.545cm" svg:height="0.539cm" draw:transform="rotate (1.5707963267946) translate (10.225cm 11.2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8" draw:text-style-name="P19" draw:layer="layout" svg:x1="10.518cm" svg:y1="9.425cm" svg:x2="10.518cm" svg:y2="9.918cm">
          <text:p/>
        </draw:line>
        <draw:frame draw:style-name="gr79" draw:text-style-name="P11" draw:layer="layout" svg:width="0.659cm" svg:height="0.569cm" svg:x="10.136cm" svg:y="9.9cm">
          <draw:text-box>
            <text:p><text:span text:style-name="T4">0</text:span></text:p>
          </draw:text-box>
        </draw:frame>
        <draw:frame draw:style-name="gr79" draw:text-style-name="P11" draw:layer="layout" svg:width="0.659cm" svg:height="0.569cm" svg:x="10.141cm" svg:y="10.463cm">
          <draw:text-box>
            <text:p><text:span text:style-name="T4">1</text:span></text:p>
          </draw:text-box>
        </draw:frame>
        <draw:line draw:style-name="gr74" draw:text-style-name="P19" draw:layer="layout" svg:x1="10.764cm" svg:y1="10.499cm" svg:x2="15.425cm" svg:y2="10.499cm">
          <text:p/>
        </draw:line>
        <draw:line draw:style-name="gr74" draw:text-style-name="P19" draw:layer="layout" svg:x1="9.771cm" svg:y1="10.767cm" svg:x2="10.221cm" svg:y2="10.767cm">
          <text:p/>
        </draw:line>
        <draw:line draw:style-name="gr74" draw:text-style-name="P19" draw:layer="layout" svg:x1="9.775cm" svg:y1="10.167cm" svg:x2="10.214cm" svg:y2="10.167cm">
          <text:p/>
        </draw:line>
        <draw:line draw:style-name="gr75" draw:text-style-name="P19" draw:layer="layout" svg:x1="9.788cm" svg:y1="11.65cm" svg:x2="9.785cm" svg:y2="10.767cm">
          <text:p/>
        </draw:line>
        <draw:line draw:style-name="gr76" draw:text-style-name="P19" draw:layer="layout" svg:x1="9.423cm" svg:y1="11.65cm" svg:x2="9.803cm" svg:y2="11.65cm">
          <text:p/>
        </draw:line>
        <draw:line draw:style-name="gr76" draw:text-style-name="P19" draw:layer="layout" svg:x1="9.423cm" svg:y1="9.85cm" svg:x2="9.803cm" svg:y2="9.85cm">
          <text:p/>
        </draw:line>
        <draw:line draw:style-name="gr75" draw:text-style-name="P19" draw:layer="layout" svg:x1="9.789cm" svg:y1="10.167cm" svg:x2="9.788cm" svg:y2="9.852cm">
          <text:p/>
        </draw:line>
        <draw:line draw:style-name="gr74" draw:text-style-name="P19" draw:layer="layout" svg:x1="12.4cm" svg:y1="10.786cm" svg:x2="15.418cm" svg:y2="10.786cm">
          <text:p/>
        </draw:line>
        <draw:line draw:style-name="gr74" draw:text-style-name="P19" draw:layer="layout" svg:x1="13.8cm" svg:y1="11.073cm" svg:x2="15.418cm" svg:y2="11.073cm">
          <text:p/>
        </draw:line>
        <draw:line draw:style-name="gr74" draw:text-style-name="P19" draw:layer="layout" svg:x1="12.122cm" svg:y1="11.65cm" svg:x2="12.71cm" svg:y2="11.65cm">
          <text:p/>
        </draw:line>
        <draw:line draw:style-name="gr74" draw:text-style-name="P19" draw:layer="layout" svg:x1="13.522cm" svg:y1="11.65cm" svg:x2="14.11cm" svg:y2="11.65cm">
          <text:p/>
        </draw:line>
        <draw:line draw:style-name="gr75" draw:text-style-name="P19" draw:layer="layout" svg:x1="11cm" svg:y1="11.65cm" svg:x2="10.989cm" svg:y2="10.499cm">
          <text:p/>
        </draw:line>
        <draw:line draw:style-name="gr74" draw:text-style-name="P19" draw:layer="layout" svg:x1="10.989cm" svg:y1="11.65cm" svg:x2="11.304cm" svg:y2="11.65cm">
          <text:p/>
        </draw:line>
        <draw:line draw:style-name="gr75" draw:text-style-name="P19" draw:layer="layout" svg:x1="12.398cm" svg:y1="11.65cm" svg:x2="12.39cm" svg:y2="10.77cm">
          <text:p/>
        </draw:line>
        <draw:line draw:style-name="gr75" draw:text-style-name="P19" draw:layer="layout" svg:x1="13.798cm" svg:y1="11.637cm" svg:x2="13.793cm" svg:y2="11.06cm">
          <text:p/>
        </draw:line>
        <draw:line draw:style-name="gr74" draw:text-style-name="P19" draw:layer="layout" svg:x1="15.08cm" svg:y1="11.354cm" svg:x2="15.41cm" svg:y2="11.354cm">
          <text:p/>
        </draw:line>
        <draw:line draw:style-name="gr76" draw:text-style-name="P19" draw:layer="layout" svg:x1="14.928cm" svg:y1="11.65cm" svg:x2="15.113cm" svg:y2="11.65cm">
          <text:p/>
        </draw:line>
        <draw:line draw:style-name="gr75" draw:text-style-name="P19" draw:layer="layout" svg:x1="15.097cm" svg:y1="11.638cm" svg:x2="15.095cm" svg:y2="11.354cm">
          <text:p/>
        </draw:line>
        <draw:g>
          <draw:rect draw:style-name="gr69" draw:text-style-name="P19" draw:layer="layout" svg:width="0.812cm" svg:height="1.15cm" svg:x="17.603cm" svg:y="10.575cm">
            <text:p/>
          </draw:rect>
          <draw:custom-shape draw:style-name="gr70" draw:text-style-name="P19" draw:layer="layout" svg:width="0.135cm" svg:height="0.134cm" draw:transform="skewX (0.00750491578357417) rotate (2.3561944901919) translate (17.609cm 11.55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71" draw:text-style-name="P11" draw:layer="layout" svg:width="0.248cm" svg:height="0.569cm" svg:x="17.671cm" svg:y="10.665cm">
            <draw:text-box>
              <text:p><text:span text:style-name="T4">D</text:span></text:p>
            </draw:text-box>
          </draw:frame>
          <draw:frame draw:style-name="gr71" draw:text-style-name="P11" draw:layer="layout" svg:width="0.248cm" svg:height="0.569cm" svg:x="18.123cm" svg:y="10.666cm">
            <draw:text-box>
              <text:p><text:span text:style-name="T4">Q</text:span></text:p>
            </draw:text-box>
          </draw:frame>
        </draw:g>
        <draw:line draw:style-name="gr76" draw:text-style-name="P19" draw:layer="layout" svg:x1="2.2cm" svg:y1="12.184cm" svg:x2="5.04cm" svg:y2="12.173cm">
          <text:p/>
        </draw:line>
        <draw:line draw:style-name="gr74" draw:text-style-name="P19" draw:layer="layout" svg:x1="10.976cm" svg:y1="12.167cm" svg:x2="11.316cm" svg:y2="12.167cm">
          <text:p/>
        </draw:line>
        <draw:line draw:style-name="gr74" draw:text-style-name="P19" draw:layer="layout" svg:x1="12.376cm" svg:y1="12.167cm" svg:x2="12.716cm" svg:y2="12.167cm">
          <text:p/>
        </draw:line>
        <draw:line draw:style-name="gr74" draw:text-style-name="P19" draw:layer="layout" svg:x1="13.782cm" svg:y1="12.167cm" svg:x2="14.125cm" svg:y2="12.167cm">
          <text:p/>
        </draw:line>
        <draw:line draw:style-name="gr75" draw:text-style-name="P19" draw:layer="layout" svg:x1="13.799cm" svg:y1="12.768cm" svg:x2="13.794cm" svg:y2="12.161cm">
          <text:p/>
        </draw:line>
        <draw:line draw:style-name="gr75" draw:text-style-name="P19" draw:layer="layout" svg:x1="12.398cm" svg:y1="12.775cm" svg:x2="12.39cm" svg:y2="12.17cm">
          <text:p/>
        </draw:line>
        <draw:line draw:style-name="gr75" draw:text-style-name="P19" draw:layer="layout" svg:x1="10.996cm" svg:y1="12.775cm" svg:x2="10.991cm" svg:y2="12.167cm">
          <text:p/>
        </draw:line>
        <draw:line draw:style-name="gr74" draw:text-style-name="P19" draw:layer="layout" svg:x1="15.96cm" svg:y1="10.943cm" svg:x2="17.603cm" svg:y2="10.943cm">
          <text:p/>
        </draw:line>
        <draw:line draw:style-name="gr74" draw:text-style-name="P19" draw:layer="layout" svg:x1="16.46cm" svg:y1="11.467cm" svg:x2="17.603cm" svg:y2="11.467cm">
          <text:p/>
        </draw:line>
        <draw:line draw:style-name="gr75" draw:text-style-name="P19" draw:layer="layout" svg:x1="16.487cm" svg:y1="12.768cm" svg:x2="16.476cm" svg:y2="11.47cm">
          <text:p/>
        </draw:line>
        <draw:line draw:style-name="gr74" draw:text-style-name="P19" draw:layer="layout" svg:x1="18.415cm" svg:y1="10.943cm" svg:x2="19.296cm" svg:y2="10.943cm">
          <text:p/>
        </draw:line>
        <draw:frame draw:style-name="gr80" draw:text-style-name="P10" draw:layer="layout" svg:width="1.302cm" svg:height="0.489cm" svg:x="1.393cm" svg:y="12.081cm">
          <draw:text-box>
            <text:p><text:span text:style-name="T3">APB_clk</text:span></text:p>
          </draw:text-box>
        </draw:frame>
        <draw:frame draw:style-name="gr81" draw:text-style-name="P10" draw:layer="layout" svg:width="1.15cm" svg:height="0.489cm" svg:x="1.493cm" svg:y="12.682cm">
          <draw:text-box>
            <text:p><text:span text:style-name="T3">clk_i2s</text:span></text:p>
          </draw:text-box>
        </draw:frame>
        <draw:rect draw:style-name="gr82" draw:text-style-name="P19" draw:layer="layout" svg:width="0.65cm" svg:height="0.45cm" svg:x="1.25cm" svg:y="10.525cm">
          <text:p/>
        </draw:rect>
        <draw:frame draw:style-name="gr83" draw:text-style-name="P24" draw:layer="layout" svg:width="0.951cm" svg:height="0.489cm" svg:x="1.125cm" svg:y="10.5cm">
          <draw:text-box>
            <text:p><text:span text:style-name="T12">PAD</text:span></text:p>
          </draw:text-box>
        </draw:frame>
        <draw:line draw:style-name="gr75" draw:text-style-name="P19" draw:layer="layout" svg:x1="2.224cm" svg:y1="10.602cm" svg:x2="2.074cm" svg:y2="10.877cm">
          <text:p/>
        </draw:line>
        <draw:line draw:style-name="gr75" draw:text-style-name="P19" draw:layer="layout" svg:x1="2.324cm" svg:y1="10.603cm" svg:x2="2.174cm" svg:y2="10.878cm">
          <text:p/>
        </draw:line>
        <draw:frame draw:style-name="gr84" draw:text-style-name="P10" draw:layer="layout" svg:width="2.492cm" svg:height="0.965cm" svg:x="2.325cm" svg:y="9.81cm">
          <draw:text-box>
            <text:p><text:span text:style-name="T3">I2SI_DATA_in[15:0] /</text:span></text:p>
            <text:p><text:span text:style-name="T3">I2SI_BCK_in /</text:span></text:p>
            <text:p><text:span text:style-name="T3">I2SI_WS_in</text:span></text:p>
          </draw:text-box>
        </draw:frame>
        <draw:frame draw:style-name="gr85" draw:text-style-name="P10" draw:layer="layout" svg:width="2.695cm" svg:height="0.489cm" svg:x="9.343cm" svg:y="8.911cm">
          <draw:text-box>
            <text:p><text:span text:style-name="T3">REG_RX_DSYNC_SW</text:span></text:p>
          </draw:text-box>
        </draw:frame>
        <draw:frame draw:style-name="gr86" draw:text-style-name="P10" draw:layer="layout" svg:width="3.601cm" svg:height="0.965cm" svg:x="14.043cm" svg:y="8.912cm">
          <draw:text-box>
            <text:p><text:span text:style-name="T3">REG_RX_BCK_IN_DELAY[1:0] /</text:span></text:p>
            <text:p><text:span text:style-name="T3">REG_RX_WS_IN_DELAY[1:0] /</text:span></text:p>
            <text:p><text:span text:style-name="T3">REG_RX_SD_IN_DELAY[1:0]</text:span></text:p>
          </draw:text-box>
        </draw:frame>
        <draw:frame draw:style-name="gr87" draw:text-style-name="P10" draw:layer="layout" svg:width="1.958cm" svg:height="0.965cm" svg:x="15.844cm" svg:y="10.013cm">
          <draw:text-box>
            <text:p><text:span text:style-name="T3">rx_sd_in[15:0] /</text:span></text:p>
            <text:p><text:span text:style-name="T3">rx_bck_in /</text:span></text:p>
            <text:p><text:span text:style-name="T3">rx_ws_in</text:span></text:p>
          </draw:text-box>
        </draw:frame>
        <draw:frame draw:style-name="gr88" draw:text-style-name="P10" draw:layer="layout" svg:width="3.046cm" svg:height="0.965cm" svg:x="10.626cm" svg:y="9.611cm">
          <draw:text-box>
            <text:p><text:span text:style-name="T3">I2SI_DATA_in_sync[15:0] /</text:span></text:p>
            <text:p><text:span text:style-name="T3">I2SI_BCK_in_sync /</text:span></text:p>
            <text:p><text:span text:style-name="T3">I2SI_WS_in_sync</text:span></text:p>
          </draw:text-box>
        </draw:frame>
        <draw:g>
          <draw:rect draw:style-name="gr69" draw:text-style-name="P19" draw:layer="layout" svg:width="0.812cm" svg:height="1.15cm" svg:x="4.294cm" svg:y="15.08cm">
            <text:p/>
          </draw:rect>
          <draw:custom-shape draw:style-name="gr70" draw:text-style-name="P19" draw:layer="layout" svg:width="0.135cm" svg:height="0.134cm" draw:transform="skewX (0.00750491578357417) rotate (2.3561944901919) translate (4.3cm 16.06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71" draw:text-style-name="P11" draw:layer="layout" svg:width="0.248cm" svg:height="0.569cm" svg:x="4.362cm" svg:y="15.17cm">
            <draw:text-box>
              <text:p><text:span text:style-name="T4">D</text:span></text:p>
            </draw:text-box>
          </draw:frame>
          <draw:frame draw:style-name="gr71" draw:text-style-name="P11" draw:layer="layout" svg:width="0.248cm" svg:height="0.569cm" svg:x="4.814cm" svg:y="15.171cm">
            <draw:text-box>
              <text:p><text:span text:style-name="T4">Q</text:span></text:p>
            </draw:text-box>
          </draw:frame>
        </draw:g>
        <draw:g>
          <draw:rect draw:style-name="gr69" draw:text-style-name="P19" draw:layer="layout" svg:width="0.812cm" svg:height="1.15cm" svg:x="5.699cm" svg:y="15.08cm">
            <text:p/>
          </draw:rect>
          <draw:custom-shape draw:style-name="gr70" draw:text-style-name="P19" draw:layer="layout" svg:width="0.135cm" svg:height="0.134cm" draw:transform="skewX (0.00750491578357417) rotate (2.3561944901919) translate (5.705cm 16.06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71" draw:text-style-name="P11" draw:layer="layout" svg:width="0.248cm" svg:height="0.569cm" svg:x="5.767cm" svg:y="15.17cm">
            <draw:text-box>
              <text:p><text:span text:style-name="T4">D</text:span></text:p>
            </draw:text-box>
          </draw:frame>
          <draw:frame draw:style-name="gr71" draw:text-style-name="P11" draw:layer="layout" svg:width="0.248cm" svg:height="0.569cm" svg:x="6.219cm" svg:y="15.171cm">
            <draw:text-box>
              <text:p><text:span text:style-name="T4">Q</text:span></text:p>
            </draw:text-box>
          </draw:frame>
        </draw:g>
        <draw:g>
          <draw:rect draw:style-name="gr69" draw:text-style-name="P19" draw:layer="layout" svg:width="0.812cm" svg:height="1.15cm" svg:x="7.301cm" svg:y="15.075cm">
            <text:p/>
          </draw:rect>
          <draw:custom-shape draw:style-name="gr70" draw:text-style-name="P19" draw:layer="layout" svg:width="0.135cm" svg:height="0.134cm" draw:transform="skewX (0.00750491578357417) rotate (2.3561944901919) translate (7.307cm 16.05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71" draw:text-style-name="P11" draw:layer="layout" svg:width="0.248cm" svg:height="0.569cm" svg:x="7.369cm" svg:y="15.165cm">
            <draw:text-box>
              <text:p><text:span text:style-name="T4">D</text:span></text:p>
            </draw:text-box>
          </draw:frame>
          <draw:frame draw:style-name="gr71" draw:text-style-name="P11" draw:layer="layout" svg:width="0.248cm" svg:height="0.569cm" svg:x="7.821cm" svg:y="15.166cm">
            <draw:text-box>
              <text:p><text:span text:style-name="T4">Q</text:span></text:p>
            </draw:text-box>
          </draw:frame>
        </draw:g>
        <draw:g>
          <draw:rect draw:style-name="gr69" draw:text-style-name="P19" draw:layer="layout" svg:width="0.812cm" svg:height="1.15cm" svg:x="7.306cm" svg:y="16.875cm">
            <text:p/>
          </draw:rect>
          <draw:custom-shape draw:style-name="gr70" draw:text-style-name="P19" draw:layer="layout" svg:width="0.135cm" svg:height="0.134cm" draw:transform="skewX (0.00750491578357417) rotate (2.3561944901919) translate (7.312cm 17.85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71" draw:text-style-name="P11" draw:layer="layout" svg:width="0.248cm" svg:height="0.569cm" svg:x="7.374cm" svg:y="16.965cm">
            <draw:text-box>
              <text:p><text:span text:style-name="T4">D</text:span></text:p>
            </draw:text-box>
          </draw:frame>
          <draw:frame draw:style-name="gr71" draw:text-style-name="P11" draw:layer="layout" svg:width="0.248cm" svg:height="0.569cm" svg:x="7.826cm" svg:y="16.966cm">
            <draw:text-box>
              <text:p><text:span text:style-name="T4">Q</text:span></text:p>
            </draw:text-box>
          </draw:frame>
        </draw:g>
        <draw:g>
          <draw:rect draw:style-name="gr69" draw:text-style-name="P19" draw:layer="layout" svg:width="0.812cm" svg:height="1.15cm" svg:x="8.907cm" svg:y="15.075cm">
            <text:p/>
          </draw:rect>
          <draw:custom-shape draw:style-name="gr70" draw:text-style-name="P19" draw:layer="layout" svg:width="0.135cm" svg:height="0.134cm" draw:transform="skewX (0.00750491578357417) rotate (2.3561944901919) translate (8.913cm 16.05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71" draw:text-style-name="P11" draw:layer="layout" svg:width="0.248cm" svg:height="0.569cm" svg:x="8.975cm" svg:y="15.165cm">
            <draw:text-box>
              <text:p><text:span text:style-name="T4">D</text:span></text:p>
            </draw:text-box>
          </draw:frame>
          <draw:frame draw:style-name="gr71" draw:text-style-name="P11" draw:layer="layout" svg:width="0.248cm" svg:height="0.569cm" svg:x="9.427cm" svg:y="15.166cm">
            <draw:text-box>
              <text:p><text:span text:style-name="T4">Q</text:span></text:p>
            </draw:text-box>
          </draw:frame>
        </draw:g>
        <draw:g>
          <draw:rect draw:style-name="gr69" draw:text-style-name="P19" draw:layer="layout" svg:width="0.812cm" svg:height="1.15cm" svg:x="8.912cm" svg:y="16.875cm">
            <text:p/>
          </draw:rect>
          <draw:custom-shape draw:style-name="gr70" draw:text-style-name="P19" draw:layer="layout" svg:width="0.135cm" svg:height="0.134cm" draw:transform="skewX (0.00750491578357417) rotate (2.3561944901919) translate (8.918cm 17.85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71" draw:text-style-name="P11" draw:layer="layout" svg:width="0.248cm" svg:height="0.569cm" svg:x="8.98cm" svg:y="16.965cm">
            <draw:text-box>
              <text:p><text:span text:style-name="T4">D</text:span></text:p>
            </draw:text-box>
          </draw:frame>
          <draw:frame draw:style-name="gr71" draw:text-style-name="P11" draw:layer="layout" svg:width="0.248cm" svg:height="0.569cm" svg:x="9.432cm" svg:y="16.966cm">
            <draw:text-box>
              <text:p><text:span text:style-name="T4">Q</text:span></text:p>
            </draw:text-box>
          </draw:frame>
        </draw:g>
        <draw:custom-shape draw:style-name="gr49" draw:text-style-name="P18" draw:layer="layout" svg:width="1.545cm" svg:height="0.539cm" draw:transform="rotate (1.5707963267946) translate (15.722cm 17.30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2" draw:text-style-name="P19" draw:layer="layout" svg:x1="16.015cm" svg:y1="15.3cm" svg:x2="16.015cm" svg:y2="15.97cm">
          <text:p/>
        </draw:line>
        <draw:frame draw:style-name="gr73" draw:text-style-name="P13" draw:layer="layout" svg:width="0.637cm" svg:height="1.351cm" svg:x="15.624cm" svg:y="15.85cm">
          <draw:text-box>
            <text:p><text:span text:style-name="T6">0</text:span></text:p>
            <text:p><text:span text:style-name="T6">1</text:span></text:p>
            <text:p><text:span text:style-name="T6">2</text:span></text:p>
            <text:p><text:span text:style-name="T6">3</text:span></text:p>
          </draw:text-box>
        </draw:frame>
        <draw:g>
          <draw:rect draw:style-name="gr69" draw:text-style-name="P19" draw:layer="layout" svg:width="0.812cm" svg:height="1.15cm" svg:x="11.611cm" svg:y="16.875cm">
            <text:p/>
          </draw:rect>
          <draw:custom-shape draw:style-name="gr70" draw:text-style-name="P19" draw:layer="layout" svg:width="0.135cm" svg:height="0.134cm" draw:transform="skewX (0.00750491578357417) rotate (2.3561944901919) translate (11.617cm 17.85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71" draw:text-style-name="P11" draw:layer="layout" svg:width="0.248cm" svg:height="0.569cm" svg:x="11.679cm" svg:y="16.965cm">
            <draw:text-box>
              <text:p><text:span text:style-name="T4">D</text:span></text:p>
            </draw:text-box>
          </draw:frame>
          <draw:frame draw:style-name="gr71" draw:text-style-name="P11" draw:layer="layout" svg:width="0.248cm" svg:height="0.569cm" svg:x="12.131cm" svg:y="16.966cm">
            <draw:text-box>
              <text:p><text:span text:style-name="T4">Q</text:span></text:p>
            </draw:text-box>
          </draw:frame>
        </draw:g>
        <draw:g>
          <draw:rect draw:style-name="gr69" draw:text-style-name="P19" draw:layer="layout" svg:width="0.812cm" svg:height="1.15cm" svg:x="13.017cm" svg:y="16.875cm">
            <text:p/>
          </draw:rect>
          <draw:custom-shape draw:style-name="gr70" draw:text-style-name="P19" draw:layer="layout" svg:width="0.135cm" svg:height="0.134cm" draw:transform="skewX (0.00750491578357417) rotate (2.3561944901919) translate (13.023cm 17.85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71" draw:text-style-name="P11" draw:layer="layout" svg:width="0.248cm" svg:height="0.569cm" svg:x="13.085cm" svg:y="16.965cm">
            <draw:text-box>
              <text:p><text:span text:style-name="T4">D</text:span></text:p>
            </draw:text-box>
          </draw:frame>
          <draw:frame draw:style-name="gr71" draw:text-style-name="P11" draw:layer="layout" svg:width="0.248cm" svg:height="0.569cm" svg:x="13.537cm" svg:y="16.966cm">
            <draw:text-box>
              <text:p><text:span text:style-name="T4">Q</text:span></text:p>
            </draw:text-box>
          </draw:frame>
        </draw:g>
        <draw:g>
          <draw:rect draw:style-name="gr69" draw:text-style-name="P19" draw:layer="layout" svg:width="0.812cm" svg:height="1.15cm" svg:x="14.422cm" svg:y="16.875cm">
            <text:p/>
          </draw:rect>
          <draw:custom-shape draw:style-name="gr70" draw:text-style-name="P19" draw:layer="layout" svg:width="0.135cm" svg:height="0.134cm" draw:transform="skewX (0.00750491578357417) rotate (2.3561944901919) translate (14.428cm 17.85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71" draw:text-style-name="P11" draw:layer="layout" svg:width="0.248cm" svg:height="0.569cm" svg:x="14.49cm" svg:y="16.965cm">
            <draw:text-box>
              <text:p><text:span text:style-name="T4">D</text:span></text:p>
            </draw:text-box>
          </draw:frame>
          <draw:frame draw:style-name="gr71" draw:text-style-name="P11" draw:layer="layout" svg:width="0.248cm" svg:height="0.569cm" svg:x="14.942cm" svg:y="16.966cm">
            <draw:text-box>
              <text:p><text:span text:style-name="T4">Q</text:span></text:p>
            </draw:text-box>
          </draw:frame>
        </draw:g>
        <draw:line draw:style-name="gr74" draw:text-style-name="P19" draw:layer="layout" svg:x1="2.204cm" svg:y1="15.448cm" svg:x2="4.294cm" svg:y2="15.448cm">
          <text:p/>
        </draw:line>
        <draw:line draw:style-name="gr74" draw:text-style-name="P19" draw:layer="layout" svg:x1="5.106cm" svg:y1="15.448cm" svg:x2="5.687cm" svg:y2="15.448cm">
          <text:p/>
        </draw:line>
        <draw:line draw:style-name="gr74" draw:text-style-name="P19" draw:layer="layout" svg:x1="3.297cm" svg:y1="15.948cm" svg:x2="4.287cm" svg:y2="15.948cm">
          <text:p/>
        </draw:line>
        <draw:line draw:style-name="gr75" draw:text-style-name="P19" draw:layer="layout" svg:x1="3.315cm" svg:y1="16.879cm" svg:x2="3.311cm" svg:y2="15.948cm">
          <text:p/>
        </draw:line>
        <draw:line draw:style-name="gr76" draw:text-style-name="P19" draw:layer="layout" svg:x1="2.501cm" svg:y1="18.375cm" svg:x2="14.121cm" svg:y2="18.37cm">
          <text:p/>
        </draw:line>
        <draw:line draw:style-name="gr74" draw:text-style-name="P19" draw:layer="layout" svg:x1="5.312cm" svg:y1="15.952cm" svg:x2="5.688cm" svg:y2="15.948cm">
          <text:p/>
        </draw:line>
        <draw:line draw:style-name="gr75" draw:text-style-name="P19" draw:layer="layout" svg:x1="5.328cm" svg:y1="16.879cm" svg:x2="5.325cm" svg:y2="15.952cm">
          <text:p/>
        </draw:line>
        <draw:line draw:style-name="gr74" draw:text-style-name="P19" draw:layer="layout" svg:x1="6.851cm" svg:y1="15.967cm" svg:x2="7.301cm" svg:y2="15.967cm">
          <text:p/>
        </draw:line>
        <draw:line draw:style-name="gr75" draw:text-style-name="P19" draw:layer="layout" svg:x1="6.877cm" svg:y1="18.372cm" svg:x2="6.868cm" svg:y2="15.964cm">
          <text:p/>
        </draw:line>
        <draw:custom-shape draw:style-name="gr77" draw:text-style-name="P19" draw:layer="layout" svg:width="0.125cm" svg:height="0.125cm" svg:x="7.159cm" svg:y="1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4" draw:text-style-name="P19" draw:layer="layout" svg:x1="6.676cm" svg:y1="17.25cm" svg:x2="7.306cm" svg:y2="17.25cm">
          <text:p/>
        </draw:line>
        <draw:line draw:style-name="gr75" draw:text-style-name="P19" draw:layer="layout" svg:x1="6.672cm" svg:y1="17.264cm" svg:x2="6.665cm" svg:y2="15.456cm">
          <text:p/>
        </draw:line>
        <draw:line draw:style-name="gr74" draw:text-style-name="P19" draw:layer="layout" svg:x1="6.511cm" svg:y1="15.45cm" svg:x2="7.299cm" svg:y2="15.45cm">
          <text:p/>
        </draw:line>
        <draw:line draw:style-name="gr74" draw:text-style-name="P19" draw:layer="layout" svg:x1="6.875cm" svg:y1="17.772cm" svg:x2="7.152cm" svg:y2="17.772cm">
          <text:p/>
        </draw:line>
        <draw:custom-shape draw:style-name="gr77" draw:text-style-name="P19" draw:layer="layout" svg:width="0.125cm" svg:height="0.125cm" svg:x="8.759cm" svg:y="1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4" draw:text-style-name="P19" draw:layer="layout" svg:x1="8.475cm" svg:y1="15.976cm" svg:x2="8.752cm" svg:y2="15.976cm">
          <text:p/>
        </draw:line>
        <draw:line draw:style-name="gr75" draw:text-style-name="P19" draw:layer="layout" svg:x1="8.478cm" svg:y1="18.372cm" svg:x2="8.469cm" svg:y2="15.964cm">
          <text:p/>
        </draw:line>
        <draw:line draw:style-name="gr74" draw:text-style-name="P19" draw:layer="layout" svg:x1="8.469cm" svg:y1="17.767cm" svg:x2="8.919cm" svg:y2="17.767cm">
          <text:p/>
        </draw:line>
        <draw:line draw:style-name="gr74" draw:text-style-name="P19" draw:layer="layout" svg:x1="8.123cm" svg:y1="15.45cm" svg:x2="8.902cm" svg:y2="15.45cm">
          <text:p/>
        </draw:line>
        <draw:line draw:style-name="gr74" draw:text-style-name="P19" draw:layer="layout" svg:x1="8.133cm" svg:y1="17.25cm" svg:x2="8.912cm" svg:y2="17.25cm">
          <text:p/>
        </draw:line>
        <draw:custom-shape draw:style-name="gr49" draw:text-style-name="P18" draw:layer="layout" svg:width="1.545cm" svg:height="0.539cm" draw:transform="rotate (1.5707963267946) translate (10.526cm 16.8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8" draw:text-style-name="P19" draw:layer="layout" svg:x1="10.819cm" svg:y1="14.875cm" svg:x2="10.819cm" svg:y2="15.518cm">
          <text:p/>
        </draw:line>
        <draw:frame draw:style-name="gr79" draw:text-style-name="P11" draw:layer="layout" svg:width="0.659cm" svg:height="0.569cm" svg:x="10.437cm" svg:y="15.5cm">
          <draw:text-box>
            <text:p><text:span text:style-name="T4">0</text:span></text:p>
          </draw:text-box>
        </draw:frame>
        <draw:frame draw:style-name="gr79" draw:text-style-name="P11" draw:layer="layout" svg:width="0.659cm" svg:height="0.569cm" svg:x="10.442cm" svg:y="16.063cm">
          <draw:text-box>
            <text:p><text:span text:style-name="T4">1</text:span></text:p>
          </draw:text-box>
        </draw:frame>
        <draw:line draw:style-name="gr74" draw:text-style-name="P19" draw:layer="layout" svg:x1="11.065cm" svg:y1="16.099cm" svg:x2="15.726cm" svg:y2="16.099cm">
          <text:p/>
        </draw:line>
        <draw:line draw:style-name="gr74" draw:text-style-name="P19" draw:layer="layout" svg:x1="10.072cm" svg:y1="16.367cm" svg:x2="10.522cm" svg:y2="16.367cm">
          <text:p/>
        </draw:line>
        <draw:line draw:style-name="gr74" draw:text-style-name="P19" draw:layer="layout" svg:x1="10.076cm" svg:y1="15.767cm" svg:x2="10.515cm" svg:y2="15.767cm">
          <text:p/>
        </draw:line>
        <draw:line draw:style-name="gr75" draw:text-style-name="P19" draw:layer="layout" svg:x1="10.089cm" svg:y1="17.25cm" svg:x2="10.086cm" svg:y2="16.367cm">
          <text:p/>
        </draw:line>
        <draw:line draw:style-name="gr76" draw:text-style-name="P19" draw:layer="layout" svg:x1="9.724cm" svg:y1="17.25cm" svg:x2="10.104cm" svg:y2="17.25cm">
          <text:p/>
        </draw:line>
        <draw:line draw:style-name="gr76" draw:text-style-name="P19" draw:layer="layout" svg:x1="9.724cm" svg:y1="15.45cm" svg:x2="10.104cm" svg:y2="15.45cm">
          <text:p/>
        </draw:line>
        <draw:line draw:style-name="gr75" draw:text-style-name="P19" draw:layer="layout" svg:x1="10.09cm" svg:y1="15.767cm" svg:x2="10.089cm" svg:y2="15.452cm">
          <text:p/>
        </draw:line>
        <draw:line draw:style-name="gr74" draw:text-style-name="P19" draw:layer="layout" svg:x1="12.701cm" svg:y1="16.386cm" svg:x2="15.719cm" svg:y2="16.386cm">
          <text:p/>
        </draw:line>
        <draw:line draw:style-name="gr74" draw:text-style-name="P19" draw:layer="layout" svg:x1="14.101cm" svg:y1="16.673cm" svg:x2="15.719cm" svg:y2="16.673cm">
          <text:p/>
        </draw:line>
        <draw:line draw:style-name="gr74" draw:text-style-name="P19" draw:layer="layout" svg:x1="12.423cm" svg:y1="17.25cm" svg:x2="13.011cm" svg:y2="17.25cm">
          <text:p/>
        </draw:line>
        <draw:line draw:style-name="gr74" draw:text-style-name="P19" draw:layer="layout" svg:x1="13.823cm" svg:y1="17.25cm" svg:x2="14.411cm" svg:y2="17.25cm">
          <text:p/>
        </draw:line>
        <draw:line draw:style-name="gr75" draw:text-style-name="P19" draw:layer="layout" svg:x1="11.301cm" svg:y1="17.25cm" svg:x2="11.29cm" svg:y2="16.099cm">
          <text:p/>
        </draw:line>
        <draw:line draw:style-name="gr74" draw:text-style-name="P19" draw:layer="layout" svg:x1="11.29cm" svg:y1="17.25cm" svg:x2="11.605cm" svg:y2="17.25cm">
          <text:p/>
        </draw:line>
        <draw:line draw:style-name="gr75" draw:text-style-name="P19" draw:layer="layout" svg:x1="12.699cm" svg:y1="17.25cm" svg:x2="12.691cm" svg:y2="16.37cm">
          <text:p/>
        </draw:line>
        <draw:line draw:style-name="gr75" draw:text-style-name="P19" draw:layer="layout" svg:x1="14.099cm" svg:y1="17.237cm" svg:x2="14.094cm" svg:y2="16.66cm">
          <text:p/>
        </draw:line>
        <draw:line draw:style-name="gr74" draw:text-style-name="P19" draw:layer="layout" svg:x1="15.381cm" svg:y1="16.954cm" svg:x2="15.711cm" svg:y2="16.954cm">
          <text:p/>
        </draw:line>
        <draw:line draw:style-name="gr76" draw:text-style-name="P19" draw:layer="layout" svg:x1="15.229cm" svg:y1="17.25cm" svg:x2="15.414cm" svg:y2="17.25cm">
          <text:p/>
        </draw:line>
        <draw:line draw:style-name="gr75" draw:text-style-name="P19" draw:layer="layout" svg:x1="15.398cm" svg:y1="17.238cm" svg:x2="15.396cm" svg:y2="16.954cm">
          <text:p/>
        </draw:line>
        <draw:line draw:style-name="gr76" draw:text-style-name="P19" draw:layer="layout" svg:x1="2.504cm" svg:y1="16.889cm" svg:x2="5.344cm" svg:y2="16.878cm">
          <text:p/>
        </draw:line>
        <draw:line draw:style-name="gr74" draw:text-style-name="P19" draw:layer="layout" svg:x1="11.277cm" svg:y1="17.767cm" svg:x2="11.617cm" svg:y2="17.767cm">
          <text:p/>
        </draw:line>
        <draw:line draw:style-name="gr74" draw:text-style-name="P19" draw:layer="layout" svg:x1="12.677cm" svg:y1="17.767cm" svg:x2="13.017cm" svg:y2="17.767cm">
          <text:p/>
        </draw:line>
        <draw:line draw:style-name="gr74" draw:text-style-name="P19" draw:layer="layout" svg:x1="14.089cm" svg:y1="17.767cm" svg:x2="14.419cm" svg:y2="17.767cm">
          <text:p/>
        </draw:line>
        <draw:line draw:style-name="gr75" draw:text-style-name="P19" draw:layer="layout" svg:x1="14.107cm" svg:y1="18.368cm" svg:x2="14.102cm" svg:y2="17.761cm">
          <text:p/>
        </draw:line>
        <draw:line draw:style-name="gr75" draw:text-style-name="P19" draw:layer="layout" svg:x1="12.699cm" svg:y1="18.375cm" svg:x2="12.691cm" svg:y2="17.77cm">
          <text:p/>
        </draw:line>
        <draw:line draw:style-name="gr75" draw:text-style-name="P19" draw:layer="layout" svg:x1="11.297cm" svg:y1="18.375cm" svg:x2="11.292cm" svg:y2="17.767cm">
          <text:p/>
        </draw:line>
        <draw:line draw:style-name="gr74" draw:text-style-name="P19" draw:layer="layout" svg:x1="16.261cm" svg:y1="16.543cm" svg:x2="17.904cm" svg:y2="16.543cm">
          <text:p/>
        </draw:line>
        <draw:frame draw:style-name="gr80" draw:text-style-name="P10" draw:layer="layout" svg:width="1.302cm" svg:height="0.489cm" svg:x="1.394cm" svg:y="16.636cm">
          <draw:text-box>
            <text:p><text:span text:style-name="T3">APB_clk</text:span></text:p>
          </draw:text-box>
        </draw:frame>
        <draw:frame draw:style-name="gr81" draw:text-style-name="P10" draw:layer="layout" svg:width="1.15cm" svg:height="0.489cm" svg:x="1.494cm" svg:y="18.155cm">
          <draw:text-box>
            <text:p><text:span text:style-name="T3">clk_i2s</text:span></text:p>
          </draw:text-box>
        </draw:frame>
        <draw:rect draw:style-name="gr82" draw:text-style-name="P19" draw:layer="layout" svg:width="0.65cm" svg:height="0.45cm" svg:x="1.554cm" svg:y="15.23cm">
          <text:p/>
        </draw:rect>
        <draw:frame draw:style-name="gr83" draw:text-style-name="P24" draw:layer="layout" svg:width="0.951cm" svg:height="0.489cm" svg:x="1.429cm" svg:y="15.205cm">
          <draw:text-box>
            <text:p><text:span text:style-name="T12">PAD</text:span></text:p>
          </draw:text-box>
        </draw:frame>
        <draw:line draw:style-name="gr75" draw:text-style-name="P19" draw:layer="layout" svg:x1="2.528cm" svg:y1="15.307cm" svg:x2="2.378cm" svg:y2="15.582cm">
          <text:p/>
        </draw:line>
        <draw:line draw:style-name="gr75" draw:text-style-name="P19" draw:layer="layout" svg:x1="2.628cm" svg:y1="15.308cm" svg:x2="2.478cm" svg:y2="15.583cm">
          <text:p/>
        </draw:line>
        <draw:frame draw:style-name="gr89" draw:text-style-name="P10" draw:layer="layout" svg:width="2.492cm" svg:height="1.441cm" svg:x="2.629cm" svg:y="14.071cm">
          <draw:text-box>
            <text:p><text:span text:style-name="T3">I2SI_DATA_in[15:0] /</text:span></text:p>
            <text:p><text:span text:style-name="T3">I2SI_BCK_in /</text:span></text:p>
            <text:p><text:span text:style-name="T3">I2SI_WS_in /</text:span></text:p>
            <text:p><text:span text:style-name="T3">I2SO_BCK_in /</text:span></text:p>
            <text:p><text:span text:style-name="T3">I2SO_WS_in</text:span></text:p>
          </draw:text-box>
        </draw:frame>
        <draw:frame draw:style-name="gr90" draw:text-style-name="P10" draw:layer="layout" svg:width="2.682cm" svg:height="0.727cm" svg:x="9.644cm" svg:y="14.211cm">
          <draw:text-box>
            <text:p><text:span text:style-name="T3">I2S_RX_DSYNC_SW /</text:span></text:p>
            <text:p><text:span text:style-name="T3">I2S_TX_DSYNC_SW</text:span></text:p>
          </draw:text-box>
        </draw:frame>
        <draw:frame draw:style-name="gr91" draw:text-style-name="P10" draw:layer="layout" svg:width="3.575cm" svg:height="1.441cm" svg:x="14.344cm" svg:y="13.97cm">
          <draw:text-box>
            <text:p><text:span text:style-name="T3">I2S_RX_BCK_IN_DELAY[1:0] /</text:span></text:p>
            <text:p><text:span text:style-name="T3">I2S_RX_WS_IN_DELAY[1:0] /</text:span></text:p>
            <text:p><text:span text:style-name="T3">I2S_RX_SD_IN_DELAY[1:0] /</text:span></text:p>
            <text:p><text:span text:style-name="T3">I2S_TX_BCK_IN_DELAY[1:0] /</text:span></text:p>
            <text:p><text:span text:style-name="T3">I2S_TX_BCK_IN_DELAY[1:0]</text:span></text:p>
          </draw:text-box>
        </draw:frame>
        <draw:frame draw:style-name="gr92" draw:text-style-name="P10" draw:layer="layout" svg:width="1.958cm" svg:height="1.441cm" svg:x="16.5cm" svg:y="15.145cm">
          <draw:text-box>
            <text:p><text:span text:style-name="T3">rx_sd_in[15:0] /</text:span></text:p>
            <text:p><text:span text:style-name="T3">rx_bck_in /</text:span></text:p>
            <text:p><text:span text:style-name="T3">rx_ws_in /</text:span></text:p>
            <text:p><text:span text:style-name="T3">tx_bck_in /</text:span></text:p>
            <text:p><text:span text:style-name="T3">tx_ws_in</text:span></text:p>
          </draw:text-box>
        </draw:frame>
        <draw:frame draw:style-name="gr93" draw:text-style-name="P10" draw:layer="layout" svg:width="3.046cm" svg:height="1.441cm" svg:x="10.927cm" svg:y="14.75cm">
          <draw:text-box>
            <text:p><text:span text:style-name="T3">I2SI_DATA_in_sync[15:0] /</text:span></text:p>
            <text:p><text:span text:style-name="T3">I2SI_BCK_in_sync /</text:span></text:p>
            <text:p><text:span text:style-name="T3">I2SI_WS_in_sync /</text:span></text:p>
            <text:p><text:span text:style-name="T3">I2SO_BCK_in_sync /</text:span></text:p>
            <text:p><text:span text:style-name="T3">I2SO_WS_in_sync</text:span></text:p>
          </draw:text-box>
        </draw:frame>
        <draw:custom-shape draw:style-name="gr49" draw:text-style-name="P18" draw:layer="layout" svg:width="1.545cm" svg:height="0.539cm" draw:transform="rotate (1.5707963267946) translate (13.815cm 23.2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2" draw:text-style-name="P19" draw:layer="layout" svg:x1="14.108cm" svg:y1="21.308cm" svg:x2="14.108cm" svg:y2="21.878cm">
          <text:p/>
        </draw:line>
        <draw:frame draw:style-name="gr73" draw:text-style-name="P13" draw:layer="layout" svg:width="0.637cm" svg:height="1.351cm" svg:x="13.717cm" svg:y="21.758cm">
          <draw:text-box>
            <text:p><text:span text:style-name="T6">0</text:span></text:p>
            <text:p><text:span text:style-name="T6">1</text:span></text:p>
            <text:p><text:span text:style-name="T6">2</text:span></text:p>
            <text:p><text:span text:style-name="T6">3</text:span></text:p>
          </draw:text-box>
        </draw:frame>
        <draw:g>
          <draw:rect draw:style-name="gr69" draw:text-style-name="P19" draw:layer="layout" svg:width="0.812cm" svg:height="1.15cm" svg:x="9.704cm" svg:y="22.783cm">
            <text:p/>
          </draw:rect>
          <draw:custom-shape draw:style-name="gr70" draw:text-style-name="P19" draw:layer="layout" svg:width="0.135cm" svg:height="0.134cm" draw:transform="skewX (0.00750491578357417) rotate (2.3561944901919) translate (9.71cm 23.763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71" draw:text-style-name="P11" draw:layer="layout" svg:width="0.248cm" svg:height="0.569cm" svg:x="9.772cm" svg:y="22.873cm">
            <draw:text-box>
              <text:p><text:span text:style-name="T4">D</text:span></text:p>
            </draw:text-box>
          </draw:frame>
          <draw:frame draw:style-name="gr71" draw:text-style-name="P11" draw:layer="layout" svg:width="0.248cm" svg:height="0.569cm" svg:x="10.224cm" svg:y="22.874cm">
            <draw:text-box>
              <text:p><text:span text:style-name="T4">Q</text:span></text:p>
            </draw:text-box>
          </draw:frame>
        </draw:g>
        <draw:g>
          <draw:rect draw:style-name="gr69" draw:text-style-name="P19" draw:layer="layout" svg:width="0.812cm" svg:height="1.15cm" svg:x="11.11cm" svg:y="22.783cm">
            <text:p/>
          </draw:rect>
          <draw:custom-shape draw:style-name="gr70" draw:text-style-name="P19" draw:layer="layout" svg:width="0.135cm" svg:height="0.134cm" draw:transform="skewX (0.00750491578357417) rotate (2.3561944901919) translate (11.116cm 23.763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71" draw:text-style-name="P11" draw:layer="layout" svg:width="0.248cm" svg:height="0.569cm" svg:x="11.178cm" svg:y="22.873cm">
            <draw:text-box>
              <text:p><text:span text:style-name="T4">D</text:span></text:p>
            </draw:text-box>
          </draw:frame>
          <draw:frame draw:style-name="gr71" draw:text-style-name="P11" draw:layer="layout" svg:width="0.248cm" svg:height="0.569cm" svg:x="11.63cm" svg:y="22.874cm">
            <draw:text-box>
              <text:p><text:span text:style-name="T4">Q</text:span></text:p>
            </draw:text-box>
          </draw:frame>
        </draw:g>
        <draw:g>
          <draw:rect draw:style-name="gr69" draw:text-style-name="P19" draw:layer="layout" svg:width="0.812cm" svg:height="1.15cm" svg:x="12.515cm" svg:y="22.783cm">
            <text:p/>
          </draw:rect>
          <draw:custom-shape draw:style-name="gr70" draw:text-style-name="P19" draw:layer="layout" svg:width="0.135cm" svg:height="0.134cm" draw:transform="skewX (0.00750491578357417) rotate (2.3561944901919) translate (12.521cm 23.763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71" draw:text-style-name="P11" draw:layer="layout" svg:width="0.248cm" svg:height="0.569cm" svg:x="12.583cm" svg:y="22.873cm">
            <draw:text-box>
              <text:p><text:span text:style-name="T4">D</text:span></text:p>
            </draw:text-box>
          </draw:frame>
          <draw:frame draw:style-name="gr71" draw:text-style-name="P11" draw:layer="layout" svg:width="0.248cm" svg:height="0.569cm" svg:x="13.035cm" svg:y="22.874cm">
            <draw:text-box>
              <text:p><text:span text:style-name="T4">Q</text:span></text:p>
            </draw:text-box>
          </draw:frame>
        </draw:g>
        <draw:line draw:style-name="gr76" draw:text-style-name="P19" draw:layer="layout" svg:x1="2.2cm" svg:y1="24.278cm" svg:x2="12.214cm" svg:y2="24.278cm">
          <text:p/>
        </draw:line>
        <draw:line draw:style-name="gr74" draw:text-style-name="P19" draw:layer="layout" svg:x1="9.012cm" svg:y1="22.007cm" svg:x2="13.819cm" svg:y2="22.007cm">
          <text:p/>
        </draw:line>
        <draw:line draw:style-name="gr74" draw:text-style-name="P19" draw:layer="layout" svg:x1="10.794cm" svg:y1="22.294cm" svg:x2="13.812cm" svg:y2="22.294cm">
          <text:p/>
        </draw:line>
        <draw:line draw:style-name="gr74" draw:text-style-name="P19" draw:layer="layout" svg:x1="12.194cm" svg:y1="22.581cm" svg:x2="13.812cm" svg:y2="22.581cm">
          <text:p/>
        </draw:line>
        <draw:line draw:style-name="gr74" draw:text-style-name="P19" draw:layer="layout" svg:x1="10.516cm" svg:y1="23.158cm" svg:x2="11.104cm" svg:y2="23.158cm">
          <text:p/>
        </draw:line>
        <draw:line draw:style-name="gr74" draw:text-style-name="P19" draw:layer="layout" svg:x1="11.916cm" svg:y1="23.158cm" svg:x2="12.504cm" svg:y2="23.158cm">
          <text:p/>
        </draw:line>
        <draw:line draw:style-name="gr75" draw:text-style-name="P19" draw:layer="layout" svg:x1="9.394cm" svg:y1="23.158cm" svg:x2="9.383cm" svg:y2="22.007cm">
          <text:p/>
        </draw:line>
        <draw:line draw:style-name="gr74" draw:text-style-name="P19" draw:layer="layout" svg:x1="9.383cm" svg:y1="23.158cm" svg:x2="9.698cm" svg:y2="23.158cm">
          <text:p/>
        </draw:line>
        <draw:line draw:style-name="gr75" draw:text-style-name="P19" draw:layer="layout" svg:x1="10.792cm" svg:y1="23.158cm" svg:x2="10.784cm" svg:y2="22.278cm">
          <text:p/>
        </draw:line>
        <draw:line draw:style-name="gr75" draw:text-style-name="P19" draw:layer="layout" svg:x1="12.192cm" svg:y1="23.145cm" svg:x2="12.187cm" svg:y2="22.568cm">
          <text:p/>
        </draw:line>
        <draw:line draw:style-name="gr74" draw:text-style-name="P19" draw:layer="layout" svg:x1="13.474cm" svg:y1="22.862cm" svg:x2="13.804cm" svg:y2="22.862cm">
          <text:p/>
        </draw:line>
        <draw:line draw:style-name="gr76" draw:text-style-name="P19" draw:layer="layout" svg:x1="13.322cm" svg:y1="23.158cm" svg:x2="13.507cm" svg:y2="23.158cm">
          <text:p/>
        </draw:line>
        <draw:line draw:style-name="gr75" draw:text-style-name="P19" draw:layer="layout" svg:x1="13.491cm" svg:y1="23.146cm" svg:x2="13.489cm" svg:y2="22.862cm">
          <text:p/>
        </draw:line>
        <draw:line draw:style-name="gr74" draw:text-style-name="P19" draw:layer="layout" svg:x1="9.37cm" svg:y1="23.675cm" svg:x2="9.71cm" svg:y2="23.675cm">
          <text:p/>
        </draw:line>
        <draw:line draw:style-name="gr74" draw:text-style-name="P19" draw:layer="layout" svg:x1="10.77cm" svg:y1="23.675cm" svg:x2="11.11cm" svg:y2="23.675cm">
          <text:p/>
        </draw:line>
        <draw:line draw:style-name="gr74" draw:text-style-name="P19" draw:layer="layout" svg:x1="12.182cm" svg:y1="23.675cm" svg:x2="12.512cm" svg:y2="23.675cm">
          <text:p/>
        </draw:line>
        <draw:line draw:style-name="gr75" draw:text-style-name="P19" draw:layer="layout" svg:x1="12.2cm" svg:y1="24.276cm" svg:x2="12.195cm" svg:y2="23.669cm">
          <text:p/>
        </draw:line>
        <draw:line draw:style-name="gr75" draw:text-style-name="P19" draw:layer="layout" svg:x1="10.792cm" svg:y1="24.283cm" svg:x2="10.784cm" svg:y2="23.678cm">
          <text:p/>
        </draw:line>
        <draw:line draw:style-name="gr75" draw:text-style-name="P19" draw:layer="layout" svg:x1="9.39cm" svg:y1="24.283cm" svg:x2="9.385cm" svg:y2="23.675cm">
          <text:p/>
        </draw:line>
        <draw:line draw:style-name="gr74" draw:text-style-name="P19" draw:layer="layout" svg:x1="14.354cm" svg:y1="22.451cm" svg:x2="16.054cm" svg:y2="22.451cm">
          <text:p/>
        </draw:line>
        <draw:frame draw:style-name="gr94" draw:text-style-name="P10" draw:layer="layout" svg:width="3.575cm" svg:height="0.489cm" svg:x="12.437cm" svg:y="20.8cm">
          <draw:text-box>
            <text:p><text:span text:style-name="T3">I2S_TX_SD_OUT_DELAY[1:0]</text:span></text:p>
          </draw:text-box>
        </draw:frame>
        <draw:frame draw:style-name="gr95" draw:text-style-name="P10" draw:layer="layout" svg:width="2.61cm" svg:height="0.965cm" svg:x="14.175cm" svg:y="21.85cm">
          <draw:text-box>
            <text:p><text:span text:style-name="T3">I2SO_DATA_out[23:0]</text:span></text:p>
          </draw:text-box>
        </draw:frame>
        <draw:frame draw:style-name="gr96" draw:text-style-name="P10" draw:layer="layout" svg:width="1.958cm" svg:height="0.489cm" svg:x="9.028cm" svg:y="21.512cm">
          <draw:text-box>
            <text:p><text:span text:style-name="T3">tx_sd_out[23:0]</text:span></text:p>
          </draw:text-box>
        </draw:frame>
        <draw:g>
          <draw:rect draw:style-name="gr69" draw:text-style-name="P19" draw:layer="layout" svg:width="0.812cm" svg:height="1.15cm" svg:x="3.553cm" svg:y="19.483cm">
            <text:p/>
          </draw:rect>
          <draw:custom-shape draw:style-name="gr70" draw:text-style-name="P19" draw:layer="layout" svg:width="0.135cm" svg:height="0.134cm" draw:transform="skewX (0.00750491578357417) rotate (2.3561944901919) translate (3.559cm 20.463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71" draw:text-style-name="P11" draw:layer="layout" svg:width="0.248cm" svg:height="0.569cm" svg:x="3.621cm" svg:y="19.573cm">
            <draw:text-box>
              <text:p><text:span text:style-name="T4">D</text:span></text:p>
            </draw:text-box>
          </draw:frame>
          <draw:frame draw:style-name="gr71" draw:text-style-name="P11" draw:layer="layout" svg:width="0.248cm" svg:height="0.569cm" svg:x="4.073cm" svg:y="19.574cm">
            <draw:text-box>
              <text:p><text:span text:style-name="T4">Q</text:span></text:p>
            </draw:text-box>
          </draw:frame>
        </draw:g>
        <draw:line draw:style-name="gr74" draw:text-style-name="P19" draw:layer="layout" svg:x1="2.35cm" svg:y1="19.851cm" svg:x2="3.553cm" svg:y2="19.851cm">
          <text:p/>
        </draw:line>
        <draw:line draw:style-name="gr74" draw:text-style-name="P19" draw:layer="layout" svg:x1="3.01cm" svg:y1="20.375cm" svg:x2="3.55cm" svg:y2="20.375cm">
          <text:p/>
        </draw:line>
        <draw:line draw:style-name="gr75" draw:text-style-name="P19" draw:layer="layout" svg:x1="3.058cm" svg:y1="24.278cm" svg:x2="3.026cm" svg:y2="20.378cm">
          <text:p/>
        </draw:line>
        <draw:line draw:style-name="gr76" draw:text-style-name="P19" draw:layer="layout" svg:x1="4.36cm" svg:y1="19.85cm" svg:x2="5.07cm" svg:y2="19.857cm">
          <text:p/>
        </draw:line>
        <draw:frame draw:style-name="gr97" draw:text-style-name="P10" draw:layer="layout" svg:width="1.427cm" svg:height="0.489cm" svg:x="2.294cm" svg:y="19.321cm">
          <draw:text-box>
            <text:p><text:span text:style-name="T3">tx_bck_in</text:span></text:p>
          </draw:text-box>
        </draw:frame>
        <draw:custom-shape draw:style-name="gr49" draw:text-style-name="P18" draw:layer="layout" svg:width="1.545cm" svg:height="0.539cm" draw:transform="rotate (1.5707963267946) translate (4.76cm 21.65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8" draw:text-style-name="P19" draw:layer="layout" svg:x1="5.053cm" svg:y1="19.86cm" svg:x2="5.053cm" svg:y2="20.319cm">
          <text:p/>
        </draw:line>
        <draw:frame draw:style-name="gr98" draw:text-style-name="P11" draw:layer="layout" svg:width="0.739cm" svg:height="1.205cm" svg:x="4.671cm" svg:y="20.301cm">
          <draw:text-box>
            <text:p><text:span text:style-name="T4">M</text:span></text:p>
            <text:p><text:span text:style-name="T4">U</text:span></text:p>
            <text:p><text:span text:style-name="T4">X</text:span></text:p>
          </draw:text-box>
        </draw:frame>
        <draw:line draw:style-name="gr75" draw:text-style-name="P19" draw:layer="layout" svg:x1="4.534cm" svg:y1="20.426cm" svg:x2="4.76cm" svg:y2="20.426cm">
          <text:p/>
        </draw:line>
        <draw:line draw:style-name="gr75" draw:text-style-name="P19" draw:layer="layout" svg:x1="4.534cm" svg:y1="20.726cm" svg:x2="4.76cm" svg:y2="20.726cm">
          <text:p/>
        </draw:line>
        <draw:line draw:style-name="gr75" draw:text-style-name="P19" draw:layer="layout" svg:x1="4.534cm" svg:y1="21.026cm" svg:x2="4.76cm" svg:y2="21.026cm">
          <text:p/>
        </draw:line>
        <draw:line draw:style-name="gr75" draw:text-style-name="P19" draw:layer="layout" svg:x1="4.534cm" svg:y1="21.326cm" svg:x2="4.76cm" svg:y2="21.326cm">
          <text:p/>
        </draw:line>
        <draw:frame draw:style-name="gr99" draw:text-style-name="P10" draw:layer="layout" svg:width="1.946cm" svg:height="0.489cm" svg:x="4.295cm" svg:y="19.322cm">
          <draw:text-box>
            <text:p><text:span text:style-name="T3">tx_bck_edge_n</text:span></text:p>
          </draw:text-box>
        </draw:frame>
        <draw:g>
          <draw:rect draw:style-name="gr69" draw:text-style-name="P19" draw:layer="layout" svg:width="0.812cm" svg:height="1.15cm" svg:x="5.9cm" svg:y="20.54cm">
            <text:p/>
          </draw:rect>
          <draw:custom-shape draw:style-name="gr70" draw:text-style-name="P19" draw:layer="layout" svg:width="0.135cm" svg:height="0.134cm" draw:transform="skewX (0.00750491578357417) rotate (2.3561944901919) translate (5.906cm 21.52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71" draw:text-style-name="P11" draw:layer="layout" svg:width="0.248cm" svg:height="0.569cm" svg:x="5.968cm" svg:y="20.63cm">
            <draw:text-box>
              <text:p><text:span text:style-name="T4">D</text:span></text:p>
            </draw:text-box>
          </draw:frame>
          <draw:frame draw:style-name="gr71" draw:text-style-name="P11" draw:layer="layout" svg:width="0.248cm" svg:height="0.569cm" svg:x="6.42cm" svg:y="20.631cm">
            <draw:text-box>
              <text:p><text:span text:style-name="T4">Q</text:span></text:p>
            </draw:text-box>
          </draw:frame>
        </draw:g>
        <draw:line draw:style-name="gr74" draw:text-style-name="P19" draw:layer="layout" svg:x1="5.307cm" svg:y1="20.908cm" svg:x2="5.888cm" svg:y2="20.908cm">
          <text:p/>
        </draw:line>
        <draw:line draw:style-name="gr74" draw:text-style-name="P19" draw:layer="layout" svg:x1="5.513cm" svg:y1="21.412cm" svg:x2="5.889cm" svg:y2="21.408cm">
          <text:p/>
        </draw:line>
        <draw:line draw:style-name="gr75" draw:text-style-name="P19" draw:layer="layout" svg:x1="5.534cm" svg:y1="24.278cm" svg:x2="5.526cm" svg:y2="21.412cm">
          <text:p/>
        </draw:line>
        <draw:frame draw:style-name="gr81" draw:text-style-name="P10" draw:layer="layout" svg:width="1.15cm" svg:height="0.489cm" svg:x="1.25cm" svg:y="24.05cm">
          <draw:text-box>
            <text:p><text:span text:style-name="T3">clk_i2s</text:span></text:p>
          </draw:text-box>
        </draw:frame>
        <draw:line draw:style-name="gr76" draw:text-style-name="P19" draw:layer="layout" svg:x1="6.7cm" svg:y1="20.9cm" svg:x2="7.366cm" svg:y2="20.907cm">
          <text:p/>
        </draw:line>
        <draw:custom-shape draw:style-name="gr49" draw:text-style-name="P18" draw:layer="layout" svg:width="1.545cm" svg:height="0.539cm" draw:transform="rotate (1.5707963267946) translate (7.061cm 22.75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8" draw:text-style-name="P19" draw:layer="layout" svg:x1="7.354cm" svg:y1="20.9cm" svg:x2="7.354cm" svg:y2="21.427cm">
          <text:p/>
        </draw:line>
        <draw:frame draw:style-name="gr98" draw:text-style-name="P11" draw:layer="layout" svg:width="0.739cm" svg:height="1.205cm" svg:x="6.972cm" svg:y="21.409cm">
          <draw:text-box>
            <text:p><text:span text:style-name="T4">M</text:span></text:p>
            <text:p><text:span text:style-name="T4">U</text:span></text:p>
            <text:p><text:span text:style-name="T4">X</text:span></text:p>
          </draw:text-box>
        </draw:frame>
        <draw:line draw:style-name="gr75" draw:text-style-name="P19" draw:layer="layout" svg:x1="6.835cm" svg:y1="21.534cm" svg:x2="7.061cm" svg:y2="21.534cm">
          <text:p/>
        </draw:line>
        <draw:line draw:style-name="gr75" draw:text-style-name="P19" draw:layer="layout" svg:x1="6.835cm" svg:y1="21.834cm" svg:x2="7.061cm" svg:y2="21.834cm">
          <text:p/>
        </draw:line>
        <draw:line draw:style-name="gr75" draw:text-style-name="P19" draw:layer="layout" svg:x1="6.835cm" svg:y1="22.134cm" svg:x2="7.061cm" svg:y2="22.134cm">
          <text:p/>
        </draw:line>
        <draw:line draw:style-name="gr75" draw:text-style-name="P19" draw:layer="layout" svg:x1="6.835cm" svg:y1="22.434cm" svg:x2="7.061cm" svg:y2="22.434cm">
          <text:p/>
        </draw:line>
        <draw:frame draw:style-name="gr100" draw:text-style-name="P10" draw:layer="layout" svg:width="1.675cm" svg:height="0.489cm" svg:x="6.596cm" svg:y="20.43cm">
          <draw:text-box>
            <text:p><text:span text:style-name="T3">count_8[5:0]</text:span></text:p>
          </draw:text-box>
        </draw:frame>
        <draw:g>
          <draw:rect draw:style-name="gr69" draw:text-style-name="P19" draw:layer="layout" svg:width="0.812cm" svg:height="1.15cm" svg:x="8.201cm" svg:y="21.648cm">
            <text:p/>
          </draw:rect>
          <draw:custom-shape draw:style-name="gr70" draw:text-style-name="P19" draw:layer="layout" svg:width="0.135cm" svg:height="0.134cm" draw:transform="skewX (0.00750491578357417) rotate (2.3561944901919) translate (8.207cm 22.62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71" draw:text-style-name="P11" draw:layer="layout" svg:width="0.248cm" svg:height="0.569cm" svg:x="8.269cm" svg:y="21.738cm">
            <draw:text-box>
              <text:p><text:span text:style-name="T4">D</text:span></text:p>
            </draw:text-box>
          </draw:frame>
          <draw:frame draw:style-name="gr71" draw:text-style-name="P11" draw:layer="layout" svg:width="0.248cm" svg:height="0.569cm" svg:x="8.721cm" svg:y="21.739cm">
            <draw:text-box>
              <text:p><text:span text:style-name="T4">Q</text:span></text:p>
            </draw:text-box>
          </draw:frame>
        </draw:g>
        <draw:line draw:style-name="gr74" draw:text-style-name="P19" draw:layer="layout" svg:x1="7.608cm" svg:y1="22.016cm" svg:x2="8.189cm" svg:y2="22.016cm">
          <text:p/>
        </draw:line>
        <draw:line draw:style-name="gr74" draw:text-style-name="P19" draw:layer="layout" svg:x1="7.814cm" svg:y1="22.52cm" svg:x2="8.19cm" svg:y2="22.516cm">
          <text:p/>
        </draw:line>
        <draw:line draw:style-name="gr75" draw:text-style-name="P19" draw:layer="layout" svg:x1="7.832cm" svg:y1="24.286cm" svg:x2="7.827cm" svg:y2="22.52cm">
          <text:p/>
        </draw:line>
        <draw:rect draw:style-name="gr82" draw:text-style-name="P19" draw:layer="layout" svg:width="0.65cm" svg:height="0.45cm" svg:x="16.054cm" svg:y="22.231cm">
          <text:p/>
        </draw:rect>
        <draw:frame draw:style-name="gr83" draw:text-style-name="P24" draw:layer="layout" svg:width="0.951cm" svg:height="0.489cm" svg:x="15.929cm" svg:y="22.206cm">
          <draw:text-box>
            <text:p><text:span text:style-name="T12">PAD</text:span></text:p>
          </draw:text-box>
        </draw:frame>
        <draw:line draw:style-name="gr75" draw:text-style-name="P19" draw:layer="layout" svg:x1="15.528cm" svg:y1="22.307cm" svg:x2="15.378cm" svg:y2="22.582cm">
          <text:p/>
        </draw:line>
        <draw:line draw:style-name="gr75" draw:text-style-name="P19" draw:layer="layout" svg:x1="15.628cm" svg:y1="22.308cm" svg:x2="15.478cm" svg:y2="22.583cm">
          <text:p/>
        </draw:line>
      </draw:page>
      <draw:page draw:name="page5" draw:style-name="dp1" draw:master-page-name="Default">
        <draw:g>
          <draw:custom-shape draw:style-name="gr49" draw:text-style-name="P19" draw:layer="layout" svg:width="4.325cm" svg:height="0.875cm" svg:x="3.038cm" svg:y="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9" draw:layer="layout" svg:width="4.325cm" svg:height="0.875cm" svg:x="3.038cm" svg:y="4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9" draw:text-style-name="P19" draw:layer="layout" svg:width="4.325cm" svg:height="0.875cm" svg:x="9cm" svg:y="3.55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9" draw:layer="layout" svg:width="4.325cm" svg:height="0.875cm" svg:x="9cm" svg:y="4.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9" draw:text-style-name="P19" draw:layer="layout" svg:width="4.325cm" svg:height="0.875cm" svg:x="3.025cm" svg:y="6.513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9" draw:layer="layout" svg:width="4.325cm" svg:height="0.875cm" svg:x="3.025cm" svg:y="7.51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9" draw:text-style-name="P19" draw:layer="layout" svg:width="4.325cm" svg:height="0.875cm" svg:x="9cm" svg:y="6.5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9" draw:layer="layout" svg:width="4.325cm" svg:height="0.875cm" svg:x="9cm" svg:y="7.5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4" draw:text-style-name="P19" draw:layer="layout" svg:x1="5.201cm" svg:y1="4.55cm" svg:x2="5.201cm" svg:y2="5.425cm">
          <text:p/>
        </draw:line>
        <draw:line draw:style-name="gr14" draw:text-style-name="P19" draw:layer="layout" svg:x1="11.126cm" svg:y1="3.552cm" svg:x2="11.126cm" svg:y2="4.427cm">
          <text:p/>
        </draw:line>
        <draw:line draw:style-name="gr14" draw:text-style-name="P19" draw:layer="layout" svg:x1="11.126cm" svg:y1="4.552cm" svg:x2="11.126cm" svg:y2="5.427cm">
          <text:p/>
        </draw:line>
        <draw:frame draw:style-name="gr101" draw:text-style-name="P21" draw:layer="layout" svg:width="1.687cm" svg:height="0.784cm" svg:x="3.35cm" svg:y="3.675cm">
          <draw:text-box>
            <text:p><text:span text:style-name="T13">chan</text:span><text:span text:style-name="T14">n</text:span><text:span text:style-name="T11">0</text:span></text:p>
          </draw:text-box>
        </draw:frame>
        <draw:frame draw:style-name="gr101" draw:text-style-name="P21" draw:layer="layout" svg:width="1.687cm" svg:height="0.784cm" svg:x="5.51cm" svg:y="3.654cm">
          <draw:text-box>
            <text:p><text:span text:style-name="T11">chan</text:span><text:span text:style-name="T14">n</text:span><text:span text:style-name="T11">1</text:span></text:p>
          </draw:text-box>
        </draw:frame>
        <draw:frame draw:style-name="gr102" draw:text-style-name="P21" draw:layer="layout" svg:width="1.67cm" svg:height="0.784cm" svg:x="9.26cm" svg:y="3.675cm">
          <draw:text-box>
            <text:p><text:span text:style-name="T11">chan</text:span><text:span text:style-name="T14">n-1</text:span></text:p>
          </draw:text-box>
        </draw:frame>
        <draw:frame draw:style-name="gr103" draw:text-style-name="P21" draw:layer="layout" svg:width="1.725cm" svg:height="0.784cm" svg:x="9.251cm" svg:y="4.633cm">
          <draw:text-box>
            <text:p><text:span text:style-name="T11">chan</text:span><text:span text:style-name="T14">n+1</text:span></text:p>
          </draw:text-box>
        </draw:frame>
        <draw:frame draw:style-name="gr104" draw:text-style-name="P21" draw:layer="layout" svg:width="1.941cm" svg:height="0.784cm" svg:x="3.375cm" svg:y="4.643cm">
          <draw:text-box>
            <text:p><text:span text:style-name="T11">chan</text:span><text:span text:style-name="T14">n+1</text:span><text:span text:style-name="T11">0</text:span></text:p>
          </draw:text-box>
        </draw:frame>
        <draw:frame draw:style-name="gr104" draw:text-style-name="P21" draw:layer="layout" svg:width="1.941cm" svg:height="0.784cm" svg:x="5.41cm" svg:y="4.643cm">
          <draw:text-box>
            <text:p><text:span text:style-name="T11">chan</text:span><text:span text:style-name="T14">n+1</text:span><text:span text:style-name="T11">1</text:span></text:p>
          </draw:text-box>
        </draw:frame>
        <draw:frame draw:style-name="gr101" draw:text-style-name="P21" draw:layer="layout" svg:width="1.687cm" svg:height="0.784cm" svg:x="4.21cm" svg:y="6.6cm">
          <draw:text-box>
            <text:p><text:span text:style-name="T11">chan</text:span><text:span text:style-name="T14">n</text:span><text:span text:style-name="T11">0</text:span></text:p>
          </draw:text-box>
        </draw:frame>
        <draw:frame draw:style-name="gr104" draw:text-style-name="P21" draw:layer="layout" svg:width="1.941cm" svg:height="0.784cm" svg:x="4.2cm" svg:y="7.633cm">
          <draw:text-box>
            <text:p><text:span text:style-name="T11">chan</text:span><text:span text:style-name="T14">n+1</text:span><text:span text:style-name="T11">1</text:span></text:p>
          </draw:text-box>
        </draw:frame>
        <draw:frame draw:style-name="gr105" draw:text-style-name="P21" draw:layer="layout" svg:width="1.471cm" svg:height="0.784cm" svg:x="10.323cm" svg:y="6.575cm">
          <draw:text-box>
            <text:p><text:span text:style-name="T11">chan</text:span><text:span text:style-name="T14">n</text:span></text:p>
          </draw:text-box>
        </draw:frame>
        <draw:frame draw:style-name="gr103" draw:text-style-name="P21" draw:layer="layout" svg:width="1.725cm" svg:height="0.784cm" svg:x="10.323cm" svg:y="7.65cm">
          <draw:text-box>
            <text:p><text:span text:style-name="T11">chan</text:span><text:span text:style-name="T14">n+1</text:span></text:p>
          </draw:text-box>
        </draw:frame>
        <draw:frame draw:style-name="gr106" draw:text-style-name="P21" draw:layer="layout" svg:width="1.692cm" svg:height="0.692cm" svg:x="4.354cm" svg:y="5.375cm">
          <draw:text-box>
            <text:p><text:span text:style-name="T11">mode0</text:span></text:p>
          </draw:text-box>
        </draw:frame>
        <draw:frame draw:style-name="gr106" draw:text-style-name="P21" draw:layer="layout" svg:width="1.692cm" svg:height="0.692cm" svg:x="10.316cm" svg:y="5.375cm">
          <draw:text-box>
            <text:p><text:span text:style-name="T11">mode1</text:span></text:p>
          </draw:text-box>
        </draw:frame>
        <draw:frame draw:style-name="gr106" draw:text-style-name="P21" draw:layer="layout" svg:width="1.692cm" svg:height="0.692cm" svg:x="4.354cm" svg:y="8.375cm">
          <draw:text-box>
            <text:p><text:span text:style-name="T11">mode2</text:span></text:p>
          </draw:text-box>
        </draw:frame>
        <draw:frame draw:style-name="gr106" draw:text-style-name="P21" draw:layer="layout" svg:width="1.692cm" svg:height="0.692cm" svg:x="10.316cm" svg:y="8.375cm">
          <draw:text-box>
            <text:p><text:span text:style-name="T11">mode3</text:span></text:p>
          </draw:text-box>
        </draw:frame>
        <draw:frame draw:style-name="gr107" draw:text-style-name="P21" draw:layer="layout" svg:width="0.989cm" svg:height="0.784cm" svg:x="2.24cm" svg:y="4.525cm">
          <draw:text-box>
            <text:p><text:span text:style-name="T11">t</text:span><text:span text:style-name="T14">n+1</text:span></text:p>
          </draw:text-box>
        </draw:frame>
        <draw:frame draw:style-name="gr108" draw:text-style-name="P21" draw:layer="layout" svg:width="0.735cm" svg:height="0.784cm" svg:x="2.24cm" svg:y="3.616cm">
          <draw:text-box>
            <text:p><text:span text:style-name="T11">t</text:span><text:span text:style-name="T14">n</text:span></text:p>
          </draw:text-box>
        </draw:frame>
        <draw:frame draw:style-name="gr107" draw:text-style-name="P21" draw:layer="layout" svg:width="0.989cm" svg:height="0.784cm" svg:x="2.241cm" svg:y="7.526cm">
          <draw:text-box>
            <text:p><text:span text:style-name="T11">t</text:span><text:span text:style-name="T14">n+1</text:span></text:p>
          </draw:text-box>
        </draw:frame>
        <draw:frame draw:style-name="gr108" draw:text-style-name="P21" draw:layer="layout" svg:width="0.735cm" svg:height="0.784cm" svg:x="2.241cm" svg:y="6.617cm">
          <draw:text-box>
            <text:p><text:span text:style-name="T11">t</text:span><text:span text:style-name="T14">n</text:span></text:p>
          </draw:text-box>
        </draw:frame>
        <draw:frame draw:style-name="gr109" draw:text-style-name="P21" draw:layer="layout" svg:width="0.718cm" svg:height="0.692cm" svg:x="6.832cm" svg:y="2.907cm">
          <draw:text-box>
            <text:p><text:span text:style-name="T11">0</text:span></text:p>
          </draw:text-box>
        </draw:frame>
        <draw:frame draw:style-name="gr110" draw:text-style-name="P21" draw:layer="layout" svg:width="0.934cm" svg:height="0.692cm" svg:x="5.05cm" svg:y="2.907cm">
          <draw:text-box>
            <text:p><text:span text:style-name="T11">15</text:span></text:p>
          </draw:text-box>
        </draw:frame>
        <draw:frame draw:style-name="gr110" draw:text-style-name="P21" draw:layer="layout" svg:width="0.934cm" svg:height="0.692cm" svg:x="4.4cm" svg:y="2.907cm">
          <draw:text-box>
            <text:p><text:span text:style-name="T11">16</text:span></text:p>
          </draw:text-box>
        </draw:frame>
        <draw:frame draw:style-name="gr110" draw:text-style-name="P21" draw:layer="layout" svg:width="0.934cm" svg:height="0.692cm" svg:x="2.907cm" svg:y="2.907cm">
          <draw:text-box>
            <text:p><text:span text:style-name="T11">31</text:span></text:p>
          </draw:text-box>
        </draw:frame>
        <draw:frame draw:style-name="gr109" draw:text-style-name="P21" draw:layer="layout" svg:width="0.718cm" svg:height="0.692cm" svg:x="12.733cm" svg:y="2.907cm">
          <draw:text-box>
            <text:p><text:span text:style-name="T11">0</text:span></text:p>
          </draw:text-box>
        </draw:frame>
        <draw:frame draw:style-name="gr110" draw:text-style-name="P21" draw:layer="layout" svg:width="0.934cm" svg:height="0.692cm" svg:x="10.951cm" svg:y="2.907cm">
          <draw:text-box>
            <text:p><text:span text:style-name="T11">15</text:span></text:p>
          </draw:text-box>
        </draw:frame>
        <draw:frame draw:style-name="gr110" draw:text-style-name="P21" draw:layer="layout" svg:width="0.934cm" svg:height="0.692cm" svg:x="10.301cm" svg:y="2.907cm">
          <draw:text-box>
            <text:p><text:span text:style-name="T11">16</text:span></text:p>
          </draw:text-box>
        </draw:frame>
        <draw:frame draw:style-name="gr110" draw:text-style-name="P21" draw:layer="layout" svg:width="0.934cm" svg:height="0.692cm" svg:x="8.808cm" svg:y="2.907cm">
          <draw:text-box>
            <text:p><text:span text:style-name="T11">31</text:span></text:p>
          </draw:text-box>
        </draw:frame>
        <draw:frame draw:style-name="gr109" draw:text-style-name="P21" draw:layer="layout" svg:width="0.718cm" svg:height="0.692cm" svg:x="6.833cm" svg:y="5.907cm">
          <draw:text-box>
            <text:p><text:span text:style-name="T11">0</text:span></text:p>
          </draw:text-box>
        </draw:frame>
        <draw:frame draw:style-name="gr110" draw:text-style-name="P21" draw:layer="layout" svg:width="0.934cm" svg:height="0.692cm" svg:x="2.908cm" svg:y="5.907cm">
          <draw:text-box>
            <text:p><text:span text:style-name="T11">31</text:span></text:p>
          </draw:text-box>
        </draw:frame>
        <draw:frame draw:style-name="gr109" draw:text-style-name="P21" draw:layer="layout" svg:width="0.718cm" svg:height="0.692cm" svg:x="12.733cm" svg:y="5.907cm">
          <draw:text-box>
            <text:p><text:span text:style-name="T11">0</text:span></text:p>
          </draw:text-box>
        </draw:frame>
        <draw:frame draw:style-name="gr110" draw:text-style-name="P21" draw:layer="layout" svg:width="0.934cm" svg:height="0.692cm" svg:x="8.808cm" svg:y="5.907cm">
          <draw:text-box>
            <text:p><text:span text:style-name="T11">31</text:span></text:p>
          </draw:text-box>
        </draw:frame>
        <draw:frame draw:style-name="gr105" draw:text-style-name="P21" draw:layer="layout" svg:width="1.471cm" svg:height="0.784cm" svg:x="11.509cm" svg:y="3.675cm">
          <draw:text-box>
            <text:p><text:span text:style-name="T11">chan</text:span><text:span text:style-name="T14">n</text:span></text:p>
          </draw:text-box>
        </draw:frame>
        <draw:frame draw:style-name="gr103" draw:text-style-name="P21" draw:layer="layout" svg:width="1.725cm" svg:height="0.784cm" svg:x="11.5cm" svg:y="4.633cm">
          <draw:text-box>
            <text:p><text:span text:style-name="T11">chan</text:span><text:span text:style-name="T14">n+2</text:span></text:p>
          </draw:text-box>
        </draw:frame>
        <draw:frame draw:style-name="gr107" draw:text-style-name="P21" draw:layer="layout" svg:width="0.989cm" svg:height="0.784cm" svg:x="8.24cm" svg:y="4.525cm">
          <draw:text-box>
            <text:p><text:span text:style-name="T11">t</text:span><text:span text:style-name="T14">n+2</text:span></text:p>
          </draw:text-box>
        </draw:frame>
        <draw:frame draw:style-name="gr108" draw:text-style-name="P21" draw:layer="layout" svg:width="0.735cm" svg:height="0.784cm" svg:x="8.24cm" svg:y="3.616cm">
          <draw:text-box>
            <text:p><text:span text:style-name="T11">t</text:span><text:span text:style-name="T14">n</text:span></text:p>
          </draw:text-box>
        </draw:frame>
        <draw:frame draw:style-name="gr107" draw:text-style-name="P21" draw:layer="layout" svg:width="0.989cm" svg:height="0.784cm" svg:x="8.241cm" svg:y="7.526cm">
          <draw:text-box>
            <text:p><text:span text:style-name="T11">t</text:span><text:span text:style-name="T14">n+1</text:span></text:p>
          </draw:text-box>
        </draw:frame>
        <draw:frame draw:style-name="gr108" draw:text-style-name="P21" draw:layer="layout" svg:width="0.735cm" svg:height="0.784cm" svg:x="8.241cm" svg:y="6.617cm">
          <draw:text-box>
            <text:p><text:span text:style-name="T11">t</text:span><text:span text:style-name="T14">n</text:span></text:p>
          </draw:text-box>
        </draw:frame>
        <draw:line draw:style-name="gr14" draw:text-style-name="P19" draw:layer="layout" svg:x1="5.2cm" svg:y1="3.55cm" svg:x2="5.2cm" svg:y2="4.425cm">
          <text:p/>
        </draw:line>
      </draw:page>
      <draw:page draw:name="page6" draw:style-name="dp1" draw:master-page-name="Default">
        <draw:custom-shape draw:style-name="gr49" draw:text-style-name="P19" draw:layer="layout" svg:width="3.577cm" svg:height="0.667cm" svg:x="6.081cm" svg:y="10.25cm">
          <text:p/>
          <draw:enhanced-geometry svg:viewBox="0 0 21600 21600" draw:mirror-horizontal="false" draw:mirror-vertical="false" draw:glue-points="10800 0 0 10800 10800 21600 21600 10800" draw:text-areas="?f3 ?f3 ?f4 ?f4" draw:type="hexagon" draw:modifiers="1943.2227109156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9" draw:text-style-name="P19" draw:layer="layout" svg:width="3.575cm" svg:height="0.667cm" svg:x="9.658cm" svg:y="10.25cm">
          <text:p/>
          <draw:enhanced-geometry svg:viewBox="0 0 21600 21600" draw:mirror-horizontal="false" draw:mirror-vertical="false" draw:glue-points="10800 0 0 10800 10800 21600 21600 10800" draw:text-areas="?f3 ?f3 ?f4 ?f4" draw:type="hexagon" draw:modifiers="1943.2227109156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11" draw:text-style-name="P21" draw:layer="layout" svg:width="1.245cm" svg:height="0.784cm" svg:x="10.888cm" svg:y="10.193cm">
          <draw:text-box>
            <text:p><text:span text:style-name="T11">D</text:span><text:span text:style-name="T14">n</text:span></text:p>
          </draw:text-box>
        </draw:frame>
        <draw:frame draw:style-name="gr111" draw:text-style-name="P21" draw:layer="layout" svg:width="1.298cm" svg:height="0.784cm" svg:x="7.313cm" svg:y="10.195cm">
          <draw:text-box>
            <text:p><text:span text:style-name="T11">D</text:span><text:span text:style-name="T14">n-1</text:span></text:p>
          </draw:text-box>
        </draw:frame>
        <draw:frame draw:style-name="gr112" draw:text-style-name="P21" draw:layer="layout" svg:width="2.449cm" svg:height="0.776cm" svg:x="3.075cm" svg:y="8.025cm">
          <draw:text-box>
            <text:p><text:span text:style-name="T11">待发送数据</text:span></text:p>
          </draw:text-box>
        </draw:frame>
        <draw:custom-shape draw:style-name="gr49" draw:text-style-name="P19" draw:layer="layout" svg:width="1.807cm" svg:height="0.67cm" svg:x="6.106cm" svg:y="12.175cm">
          <text:p/>
          <draw:enhanced-geometry svg:viewBox="0 0 21600 21600" draw:mirror-horizontal="false" draw:mirror-vertical="false" draw:glue-points="10800 0 0 10800 10800 21600 21600 10800" draw:text-areas="?f3 ?f3 ?f4 ?f4" draw:type="hexagon" draw:modifiers="3823.0088495575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9" draw:text-style-name="P19" draw:layer="layout" svg:width="1.775cm" svg:height="0.67cm" svg:x="7.913cm" svg:y="12.175cm">
          <text:p/>
          <draw:enhanced-geometry svg:viewBox="0 0 21600 21600" draw:mirror-horizontal="false" draw:mirror-vertical="false" draw:glue-points="10800 0 0 10800 10800 21600 21600 10800" draw:text-areas="?f3 ?f3 ?f4 ?f4" draw:type="hexagon" draw:modifiers="3527.0270270270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9" draw:text-style-name="P19" draw:layer="layout" svg:width="1.807cm" svg:height="0.67cm" svg:x="9.688cm" svg:y="12.175cm">
          <text:p/>
          <draw:enhanced-geometry svg:viewBox="0 0 21600 21600" draw:mirror-horizontal="false" draw:mirror-vertical="false" draw:glue-points="10800 0 0 10800 10800 21600 21600 10800" draw:text-areas="?f3 ?f3 ?f4 ?f4" draw:type="hexagon" draw:modifiers="3476.54867256637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9" draw:text-style-name="P19" draw:layer="layout" svg:width="1.775cm" svg:height="0.67cm" svg:x="11.495cm" svg:y="12.175cm">
          <text:p/>
          <draw:enhanced-geometry svg:viewBox="0 0 21600 21600" draw:mirror-horizontal="false" draw:mirror-vertical="false" draw:glue-points="10800 0 0 10800 10800 21600 21600 10800" draw:text-areas="?f3 ?f3 ?f4 ?f4" draw:type="hexagon" draw:modifiers="3235.1351351351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11" draw:text-style-name="P21" draw:layer="layout" svg:width="1.298cm" svg:height="0.784cm" svg:x="6.54cm" svg:y="12.12cm">
          <draw:text-box>
            <text:p><text:span text:style-name="T11">D'</text:span><text:span text:style-name="T14">n-1</text:span></text:p>
          </draw:text-box>
        </draw:frame>
        <draw:frame draw:style-name="gr111" draw:text-style-name="P21" draw:layer="layout" svg:width="1.448cm" svg:height="0.784cm" svg:x="8.238cm" svg:y="12.142cm">
          <draw:text-box>
            <text:p><text:span text:style-name="T11">D''</text:span><text:span text:style-name="T14">n-1</text:span></text:p>
          </draw:text-box>
        </draw:frame>
        <draw:frame draw:style-name="gr111" draw:text-style-name="P21" draw:layer="layout" svg:width="1.298cm" svg:height="0.784cm" svg:x="10.013cm" svg:y="12.14cm">
          <draw:text-box>
            <text:p><text:span text:style-name="T11">D'</text:span><text:span text:style-name="T14">n</text:span></text:p>
          </draw:text-box>
        </draw:frame>
        <draw:frame draw:style-name="gr111" draw:text-style-name="P21" draw:layer="layout" svg:width="1.448cm" svg:height="0.784cm" svg:x="11.811cm" svg:y="12.161cm">
          <draw:text-box>
            <text:p><text:span text:style-name="T11">D''</text:span><text:span text:style-name="T14">n</text:span></text:p>
          </draw:text-box>
        </draw:frame>
        <draw:custom-shape draw:style-name="gr49" draw:text-style-name="P19" draw:layer="layout" svg:width="3.577cm" svg:height="0.673cm" svg:x="6.125cm" svg:y="8.125cm">
          <text:p/>
          <draw:enhanced-geometry svg:viewBox="0 0 21600 21600" draw:mirror-horizontal="false" draw:mirror-vertical="false" draw:glue-points="10800 0 0 10800 10800 21600 21600 10800" draw:text-areas="?f3 ?f3 ?f4 ?f4" draw:type="hexagon" draw:modifiers="1943.2227109156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9" draw:text-style-name="P19" draw:layer="layout" svg:width="3.575cm" svg:height="0.673cm" svg:x="9.702cm" svg:y="8.125cm">
          <text:p/>
          <draw:enhanced-geometry svg:viewBox="0 0 21600 21600" draw:mirror-horizontal="false" draw:mirror-vertical="false" draw:glue-points="10800 0 0 10800 10800 21600 21600 10800" draw:text-areas="?f3 ?f3 ?f4 ?f4" draw:type="hexagon" draw:modifiers="1943.2227109156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11" draw:text-style-name="P21" draw:layer="layout" svg:width="1.668cm" svg:height="0.784cm" svg:x="10.932cm" svg:y="8.068cm">
          <draw:text-box>
            <text:p><text:span text:style-name="T11">D</text:span><text:span text:style-name="T14">n</text:span></text:p>
          </draw:text-box>
        </draw:frame>
        <draw:frame draw:style-name="gr111" draw:text-style-name="P21" draw:layer="layout" svg:width="1.298cm" svg:height="0.784cm" svg:x="7.357cm" svg:y="8.07cm">
          <draw:text-box>
            <text:p><text:span text:style-name="T11">D</text:span><text:span text:style-name="T14">n-1</text:span></text:p>
          </draw:text-box>
        </draw:frame>
        <draw:frame draw:style-name="gr113" draw:text-style-name="P21" draw:layer="layout" svg:width="1.692cm" svg:height="0.692cm" svg:x="3.333cm" svg:y="9.783cm">
          <draw:text-box>
            <text:p><text:span text:style-name="T11">mode0</text:span></text:p>
          </draw:text-box>
        </draw:frame>
        <draw:frame draw:style-name="gr113" draw:text-style-name="P21" draw:layer="layout" svg:width="1.692cm" svg:height="0.692cm" svg:x="3.375cm" svg:y="11.658cm">
          <draw:text-box>
            <text:p><text:span text:style-name="T11">mode1</text:span></text:p>
          </draw:text-box>
        </draw:frame>
        <draw:custom-shape draw:style-name="gr49" draw:text-style-name="P19" draw:layer="layout" svg:width="1.807cm" svg:height="0.67cm" svg:x="6.12cm" svg:y="11.376cm">
          <text:p/>
          <draw:enhanced-geometry svg:viewBox="0 0 21600 21600" draw:mirror-horizontal="false" draw:mirror-vertical="false" draw:glue-points="10800 0 0 10800 10800 21600 21600 10800" draw:text-areas="?f3 ?f3 ?f4 ?f4" draw:type="hexagon" draw:modifiers="3823.0088495575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9" draw:text-style-name="P19" draw:layer="layout" svg:width="1.775cm" svg:height="0.67cm" svg:x="7.927cm" svg:y="11.376cm">
          <text:p/>
          <draw:enhanced-geometry svg:viewBox="0 0 21600 21600" draw:mirror-horizontal="false" draw:mirror-vertical="false" draw:glue-points="10800 0 0 10800 10800 21600 21600 10800" draw:text-areas="?f3 ?f3 ?f4 ?f4" draw:type="hexagon" draw:modifiers="3527.0270270270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9" draw:text-style-name="P19" draw:layer="layout" svg:width="1.807cm" svg:height="0.67cm" svg:x="9.702cm" svg:y="11.376cm">
          <text:p/>
          <draw:enhanced-geometry svg:viewBox="0 0 21600 21600" draw:mirror-horizontal="false" draw:mirror-vertical="false" draw:glue-points="10800 0 0 10800 10800 21600 21600 10800" draw:text-areas="?f3 ?f3 ?f4 ?f4" draw:type="hexagon" draw:modifiers="3476.54867256637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9" draw:text-style-name="P19" draw:layer="layout" svg:width="1.775cm" svg:height="0.67cm" svg:x="11.509cm" svg:y="11.376cm">
          <text:p/>
          <draw:enhanced-geometry svg:viewBox="0 0 21600 21600" draw:mirror-horizontal="false" draw:mirror-vertical="false" draw:glue-points="10800 0 0 10800 10800 21600 21600 10800" draw:text-areas="?f3 ?f3 ?f4 ?f4" draw:type="hexagon" draw:modifiers="3235.1351351351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11" draw:text-style-name="P21" draw:layer="layout" svg:width="1.552cm" svg:height="0.784cm" svg:x="6.3cm" svg:y="11.321cm">
          <draw:text-box>
            <text:p><text:span text:style-name="T11">addr</text:span><text:span text:style-name="T14">0</text:span></text:p>
          </draw:text-box>
        </draw:frame>
        <draw:frame draw:style-name="gr111" draw:text-style-name="P21" draw:layer="layout" svg:width="1.448cm" svg:height="0.784cm" svg:x="8.127cm" svg:y="11.343cm">
          <draw:text-box>
            <text:p><text:span text:style-name="T11">addr</text:span><text:span text:style-name="T14">1</text:span></text:p>
          </draw:text-box>
        </draw:frame>
        <draw:frame draw:style-name="gr111" draw:text-style-name="P21" draw:layer="layout" svg:width="1.552cm" svg:height="0.784cm" svg:x="9.901cm" svg:y="11.321cm">
          <draw:text-box>
            <text:p><text:span text:style-name="T11">addr</text:span><text:span text:style-name="T14">2</text:span></text:p>
          </draw:text-box>
        </draw:frame>
        <draw:frame draw:style-name="gr111" draw:text-style-name="P21" draw:layer="layout" svg:width="1.448cm" svg:height="0.784cm" svg:x="11.728cm" svg:y="11.343cm">
          <draw:text-box>
            <text:p><text:span text:style-name="T11">addr</text:span><text:span text:style-name="T14">3</text:span></text:p>
          </draw:text-box>
        </draw:frame>
        <draw:custom-shape draw:style-name="gr49" draw:text-style-name="P19" draw:layer="layout" svg:width="3.577cm" svg:height="0.667cm" svg:x="6.095cm" svg:y="9.45cm">
          <text:p/>
          <draw:enhanced-geometry svg:viewBox="0 0 21600 21600" draw:mirror-horizontal="false" draw:mirror-vertical="false" draw:glue-points="10800 0 0 10800 10800 21600 21600 10800" draw:text-areas="?f3 ?f3 ?f4 ?f4" draw:type="hexagon" draw:modifiers="1943.2227109156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9" draw:text-style-name="P19" draw:layer="layout" svg:width="3.575cm" svg:height="0.667cm" svg:x="9.672cm" svg:y="9.45cm">
          <text:p/>
          <draw:enhanced-geometry svg:viewBox="0 0 21600 21600" draw:mirror-horizontal="false" draw:mirror-vertical="false" draw:glue-points="10800 0 0 10800 10800 21600 21600 10800" draw:text-areas="?f3 ?f3 ?f4 ?f4" draw:type="hexagon" draw:modifiers="1943.2227109156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11" draw:text-style-name="P21" draw:layer="layout" svg:width="1.497cm" svg:height="0.784cm" svg:x="10.728cm" svg:y="9.425cm">
          <draw:text-box>
            <text:p><text:span text:style-name="T11">addr</text:span><text:span text:style-name="T14">1</text:span></text:p>
          </draw:text-box>
        </draw:frame>
        <draw:frame draw:style-name="gr111" draw:text-style-name="P21" draw:layer="layout" svg:width="1.475cm" svg:height="0.784cm" svg:x="7.15cm" svg:y="9.395cm">
          <draw:text-box>
            <text:p><text:span text:style-name="T11">addr</text:span><text:span text:style-name="T14">0</text:span></text:p>
          </draw:text-box>
        </draw:frame>
        <draw:frame draw:style-name="gr114" draw:text-style-name="P25" draw:layer="layout" svg:width="1.209cm" svg:height="0.725cm" svg:x="5cm" svg:y="9.358cm">
          <draw:text-box>
            <text:p><text:span text:style-name="T15">地址</text:span></text:p>
          </draw:text-box>
        </draw:frame>
        <draw:frame draw:style-name="gr114" draw:text-style-name="P25" draw:layer="layout" svg:width="1.209cm" svg:height="0.725cm" svg:x="4.97cm" svg:y="10.183cm">
          <draw:text-box>
            <text:p><text:span text:style-name="T15">数据</text:span></text:p>
          </draw:text-box>
        </draw:frame>
        <draw:frame draw:style-name="gr114" draw:text-style-name="P25" draw:layer="layout" svg:width="1.209cm" svg:height="0.725cm" svg:x="5.001cm" svg:y="11.358cm">
          <draw:text-box>
            <text:p><text:span text:style-name="T15">地址</text:span></text:p>
          </draw:text-box>
        </draw:frame>
        <draw:frame draw:style-name="gr114" draw:text-style-name="P25" draw:layer="layout" svg:width="1.209cm" svg:height="0.725cm" svg:x="4.971cm" svg:y="12.183cm">
          <draw:text-box>
            <text:p><text:span text:style-name="T15">数据</text:span></text:p>
          </draw:text-box>
        </draw:frame>
        <draw:custom-shape draw:style-name="gr49" draw:text-style-name="P19" draw:layer="layout" svg:width="3.577cm" svg:height="0.667cm" svg:x="5.922cm" svg:y="15.98cm">
          <text:p/>
          <draw:enhanced-geometry svg:viewBox="0 0 21600 21600" draw:mirror-horizontal="false" draw:mirror-vertical="false" draw:glue-points="10800 0 0 10800 10800 21600 21600 10800" draw:text-areas="?f3 ?f3 ?f4 ?f4" draw:type="hexagon" draw:modifiers="1943.2227109156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9" draw:text-style-name="P19" draw:layer="layout" svg:width="3.575cm" svg:height="0.667cm" svg:x="9.499cm" svg:y="15.98cm">
          <text:p/>
          <draw:enhanced-geometry svg:viewBox="0 0 21600 21600" draw:mirror-horizontal="false" draw:mirror-vertical="false" draw:glue-points="10800 0 0 10800 10800 21600 21600 10800" draw:text-areas="?f3 ?f3 ?f4 ?f4" draw:type="hexagon" draw:modifiers="1943.2227109156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11" draw:text-style-name="P21" draw:layer="layout" svg:width="1.245cm" svg:height="0.784cm" svg:x="10.729cm" svg:y="15.923cm">
          <draw:text-box>
            <text:p><text:span text:style-name="T11">D</text:span><text:span text:style-name="T14">n</text:span></text:p>
          </draw:text-box>
        </draw:frame>
        <draw:frame draw:style-name="gr111" draw:text-style-name="P21" draw:layer="layout" svg:width="1.298cm" svg:height="0.784cm" svg:x="7.154cm" svg:y="15.925cm">
          <draw:text-box>
            <text:p><text:span text:style-name="T11">D</text:span><text:span text:style-name="T14">n-1</text:span></text:p>
          </draw:text-box>
        </draw:frame>
        <draw:frame draw:style-name="gr115" draw:text-style-name="P21" draw:layer="layout" svg:width="1.802cm" svg:height="0.692cm" svg:x="2.773cm" svg:y="13.975cm">
          <draw:text-box>
            <text:p><text:span text:style-name="T11">Tx data</text:span></text:p>
          </draw:text-box>
        </draw:frame>
        <draw:custom-shape draw:style-name="gr49" draw:text-style-name="P19" draw:layer="layout" svg:width="1.807cm" svg:height="0.67cm" svg:x="5.947cm" svg:y="17.905cm">
          <text:p/>
          <draw:enhanced-geometry svg:viewBox="0 0 21600 21600" draw:mirror-horizontal="false" draw:mirror-vertical="false" draw:glue-points="10800 0 0 10800 10800 21600 21600 10800" draw:text-areas="?f3 ?f3 ?f4 ?f4" draw:type="hexagon" draw:modifiers="3823.0088495575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9" draw:text-style-name="P19" draw:layer="layout" svg:width="1.775cm" svg:height="0.67cm" svg:x="7.754cm" svg:y="17.905cm">
          <text:p/>
          <draw:enhanced-geometry svg:viewBox="0 0 21600 21600" draw:mirror-horizontal="false" draw:mirror-vertical="false" draw:glue-points="10800 0 0 10800 10800 21600 21600 10800" draw:text-areas="?f3 ?f3 ?f4 ?f4" draw:type="hexagon" draw:modifiers="3527.0270270270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9" draw:text-style-name="P19" draw:layer="layout" svg:width="1.807cm" svg:height="0.67cm" svg:x="9.529cm" svg:y="17.905cm">
          <text:p/>
          <draw:enhanced-geometry svg:viewBox="0 0 21600 21600" draw:mirror-horizontal="false" draw:mirror-vertical="false" draw:glue-points="10800 0 0 10800 10800 21600 21600 10800" draw:text-areas="?f3 ?f3 ?f4 ?f4" draw:type="hexagon" draw:modifiers="3476.54867256637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9" draw:text-style-name="P19" draw:layer="layout" svg:width="1.775cm" svg:height="0.67cm" svg:x="11.336cm" svg:y="17.905cm">
          <text:p/>
          <draw:enhanced-geometry svg:viewBox="0 0 21600 21600" draw:mirror-horizontal="false" draw:mirror-vertical="false" draw:glue-points="10800 0 0 10800 10800 21600 21600 10800" draw:text-areas="?f3 ?f3 ?f4 ?f4" draw:type="hexagon" draw:modifiers="3235.1351351351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11" draw:text-style-name="P21" draw:layer="layout" svg:width="1.298cm" svg:height="0.784cm" svg:x="6.381cm" svg:y="17.85cm">
          <draw:text-box>
            <text:p><text:span text:style-name="T11">D'</text:span><text:span text:style-name="T14">n-1</text:span></text:p>
          </draw:text-box>
        </draw:frame>
        <draw:frame draw:style-name="gr111" draw:text-style-name="P21" draw:layer="layout" svg:width="1.448cm" svg:height="0.784cm" svg:x="8.079cm" svg:y="17.872cm">
          <draw:text-box>
            <text:p><text:span text:style-name="T11">D''</text:span><text:span text:style-name="T14">n-1</text:span></text:p>
          </draw:text-box>
        </draw:frame>
        <draw:frame draw:style-name="gr111" draw:text-style-name="P21" draw:layer="layout" svg:width="1.298cm" svg:height="0.784cm" svg:x="9.854cm" svg:y="17.87cm">
          <draw:text-box>
            <text:p><text:span text:style-name="T11">D'</text:span><text:span text:style-name="T14">n</text:span></text:p>
          </draw:text-box>
        </draw:frame>
        <draw:frame draw:style-name="gr111" draw:text-style-name="P21" draw:layer="layout" svg:width="1.448cm" svg:height="0.784cm" svg:x="11.652cm" svg:y="17.891cm">
          <draw:text-box>
            <text:p><text:span text:style-name="T11">D''</text:span><text:span text:style-name="T14">n</text:span></text:p>
          </draw:text-box>
        </draw:frame>
        <draw:custom-shape draw:style-name="gr49" draw:text-style-name="P19" draw:layer="layout" svg:width="3.577cm" svg:height="0.673cm" svg:x="5.966cm" svg:y="14.055cm">
          <text:p/>
          <draw:enhanced-geometry svg:viewBox="0 0 21600 21600" draw:mirror-horizontal="false" draw:mirror-vertical="false" draw:glue-points="10800 0 0 10800 10800 21600 21600 10800" draw:text-areas="?f3 ?f3 ?f4 ?f4" draw:type="hexagon" draw:modifiers="1943.2227109156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9" draw:text-style-name="P19" draw:layer="layout" svg:width="3.575cm" svg:height="0.673cm" svg:x="9.543cm" svg:y="14.055cm">
          <text:p/>
          <draw:enhanced-geometry svg:viewBox="0 0 21600 21600" draw:mirror-horizontal="false" draw:mirror-vertical="false" draw:glue-points="10800 0 0 10800 10800 21600 21600 10800" draw:text-areas="?f3 ?f3 ?f4 ?f4" draw:type="hexagon" draw:modifiers="1943.2227109156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11" draw:text-style-name="P21" draw:layer="layout" svg:width="1.668cm" svg:height="0.784cm" svg:x="10.773cm" svg:y="13.998cm">
          <draw:text-box>
            <text:p><text:span text:style-name="T11">D</text:span><text:span text:style-name="T14">n</text:span></text:p>
          </draw:text-box>
        </draw:frame>
        <draw:frame draw:style-name="gr111" draw:text-style-name="P21" draw:layer="layout" svg:width="1.298cm" svg:height="0.784cm" svg:x="7.198cm" svg:y="14cm">
          <draw:text-box>
            <text:p><text:span text:style-name="T11">D</text:span><text:span text:style-name="T14">n-1</text:span></text:p>
          </draw:text-box>
        </draw:frame>
        <draw:frame draw:style-name="gr116" draw:text-style-name="P18" draw:layer="layout" svg:width="1.933cm" svg:height="1.133cm" svg:x="2.7cm" svg:y="15.467cm">
          <draw:text-box>
            <text:p text:style-name="P19"><text:span text:style-name="T11">Tx FIFO</text:span></text:p>
            <text:p text:style-name="P19"><text:span text:style-name="T11">mode0</text:span></text:p>
          </draw:text-box>
        </draw:frame>
        <draw:frame draw:style-name="gr116" draw:text-style-name="P18" draw:layer="layout" svg:width="1.933cm" svg:height="1.133cm" svg:x="2.716cm" svg:y="17.35cm">
          <draw:text-box>
            <text:p text:style-name="P19"><text:span text:style-name="T11">Tx FIFO</text:span></text:p>
            <text:p text:style-name="P19"><text:span text:style-name="T11">mode1</text:span></text:p>
          </draw:text-box>
        </draw:frame>
        <draw:custom-shape draw:style-name="gr49" draw:text-style-name="P19" draw:layer="layout" svg:width="1.807cm" svg:height="0.67cm" svg:x="5.961cm" svg:y="17.106cm">
          <text:p/>
          <draw:enhanced-geometry svg:viewBox="0 0 21600 21600" draw:mirror-horizontal="false" draw:mirror-vertical="false" draw:glue-points="10800 0 0 10800 10800 21600 21600 10800" draw:text-areas="?f3 ?f3 ?f4 ?f4" draw:type="hexagon" draw:modifiers="3823.0088495575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9" draw:text-style-name="P19" draw:layer="layout" svg:width="1.775cm" svg:height="0.67cm" svg:x="7.768cm" svg:y="17.106cm">
          <text:p/>
          <draw:enhanced-geometry svg:viewBox="0 0 21600 21600" draw:mirror-horizontal="false" draw:mirror-vertical="false" draw:glue-points="10800 0 0 10800 10800 21600 21600 10800" draw:text-areas="?f3 ?f3 ?f4 ?f4" draw:type="hexagon" draw:modifiers="3527.0270270270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9" draw:text-style-name="P19" draw:layer="layout" svg:width="1.807cm" svg:height="0.67cm" svg:x="9.543cm" svg:y="17.106cm">
          <text:p/>
          <draw:enhanced-geometry svg:viewBox="0 0 21600 21600" draw:mirror-horizontal="false" draw:mirror-vertical="false" draw:glue-points="10800 0 0 10800 10800 21600 21600 10800" draw:text-areas="?f3 ?f3 ?f4 ?f4" draw:type="hexagon" draw:modifiers="3476.54867256637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9" draw:text-style-name="P19" draw:layer="layout" svg:width="1.775cm" svg:height="0.67cm" svg:x="11.35cm" svg:y="17.106cm">
          <text:p/>
          <draw:enhanced-geometry svg:viewBox="0 0 21600 21600" draw:mirror-horizontal="false" draw:mirror-vertical="false" draw:glue-points="10800 0 0 10800 10800 21600 21600 10800" draw:text-areas="?f3 ?f3 ?f4 ?f4" draw:type="hexagon" draw:modifiers="3235.1351351351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11" draw:text-style-name="P21" draw:layer="layout" svg:width="1.552cm" svg:height="0.784cm" svg:x="6.141cm" svg:y="17.051cm">
          <draw:text-box>
            <text:p><text:span text:style-name="T11">addr</text:span><text:span text:style-name="T14">0</text:span></text:p>
          </draw:text-box>
        </draw:frame>
        <draw:frame draw:style-name="gr111" draw:text-style-name="P21" draw:layer="layout" svg:width="1.448cm" svg:height="0.784cm" svg:x="7.968cm" svg:y="17.073cm">
          <draw:text-box>
            <text:p><text:span text:style-name="T11">addr</text:span><text:span text:style-name="T14">1</text:span></text:p>
          </draw:text-box>
        </draw:frame>
        <draw:frame draw:style-name="gr111" draw:text-style-name="P21" draw:layer="layout" svg:width="1.552cm" svg:height="0.784cm" svg:x="9.742cm" svg:y="17.051cm">
          <draw:text-box>
            <text:p><text:span text:style-name="T11">addr</text:span><text:span text:style-name="T14">2</text:span></text:p>
          </draw:text-box>
        </draw:frame>
        <draw:frame draw:style-name="gr111" draw:text-style-name="P21" draw:layer="layout" svg:width="1.448cm" svg:height="0.784cm" svg:x="11.569cm" svg:y="17.073cm">
          <draw:text-box>
            <text:p><text:span text:style-name="T11">addr</text:span><text:span text:style-name="T14">3</text:span></text:p>
          </draw:text-box>
        </draw:frame>
        <draw:custom-shape draw:style-name="gr49" draw:text-style-name="P19" draw:layer="layout" svg:width="3.577cm" svg:height="0.667cm" svg:x="5.936cm" svg:y="15.18cm">
          <text:p/>
          <draw:enhanced-geometry svg:viewBox="0 0 21600 21600" draw:mirror-horizontal="false" draw:mirror-vertical="false" draw:glue-points="10800 0 0 10800 10800 21600 21600 10800" draw:text-areas="?f3 ?f3 ?f4 ?f4" draw:type="hexagon" draw:modifiers="1943.2227109156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9" draw:text-style-name="P19" draw:layer="layout" svg:width="3.575cm" svg:height="0.667cm" svg:x="9.513cm" svg:y="15.18cm">
          <text:p/>
          <draw:enhanced-geometry svg:viewBox="0 0 21600 21600" draw:mirror-horizontal="false" draw:mirror-vertical="false" draw:glue-points="10800 0 0 10800 10800 21600 21600 10800" draw:text-areas="?f3 ?f3 ?f4 ?f4" draw:type="hexagon" draw:modifiers="1943.2227109156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11" draw:text-style-name="P21" draw:layer="layout" svg:width="1.497cm" svg:height="0.784cm" svg:x="10.569cm" svg:y="15.155cm">
          <draw:text-box>
            <text:p><text:span text:style-name="T11">addr</text:span><text:span text:style-name="T14">1</text:span></text:p>
          </draw:text-box>
        </draw:frame>
        <draw:frame draw:style-name="gr111" draw:text-style-name="P21" draw:layer="layout" svg:width="1.475cm" svg:height="0.784cm" svg:x="6.991cm" svg:y="15.125cm">
          <draw:text-box>
            <text:p><text:span text:style-name="T11">addr</text:span><text:span text:style-name="T14">0</text:span></text:p>
          </draw:text-box>
        </draw:frame>
        <draw:frame draw:style-name="gr117" draw:text-style-name="P25" draw:layer="layout" svg:width="1.797cm" svg:height="0.649cm" svg:x="4.341cm" svg:y="15.188cm">
          <draw:text-box>
            <text:p><text:span text:style-name="T15">Address</text:span></text:p>
          </draw:text-box>
        </draw:frame>
        <draw:frame draw:style-name="gr118" draw:text-style-name="P25" draw:layer="layout" svg:width="1.247cm" svg:height="0.649cm" svg:x="4.812cm" svg:y="15.913cm">
          <draw:text-box>
            <text:p><text:span text:style-name="T15">Data</text:span></text:p>
          </draw:text-box>
        </draw:frame>
        <draw:frame draw:style-name="gr117" draw:text-style-name="P25" draw:layer="layout" svg:width="1.797cm" svg:height="0.649cm" svg:x="4.325cm" svg:y="17.051cm">
          <draw:text-box>
            <text:p><text:span text:style-name="T15">Address</text:span></text:p>
          </draw:text-box>
        </draw:frame>
        <draw:frame draw:style-name="gr118" draw:text-style-name="P25" draw:layer="layout" svg:width="1.247cm" svg:height="0.649cm" svg:x="4.812cm" svg:y="17.913cm">
          <draw:text-box>
            <text:p><text:span text:style-name="T15">Data</text:span></text:p>
          </draw:text-box>
        </draw:frame>
      </draw:page>
      <draw:page draw:name="page7" draw:style-name="dp1" draw:master-page-name="Default">
        <draw:g>
          <draw:g>
            <draw:g>
              <draw:line draw:style-name="gr14" draw:text-style-name="P19" draw:layer="layout" svg:x1="3.483cm" svg:y1="6.887cm" svg:x2="4.083cm" svg:y2="6.887cm">
                <text:p/>
              </draw:line>
              <draw:line draw:style-name="gr14" draw:text-style-name="P19" draw:layer="layout" svg:x1="4.075cm" svg:y1="6.887cm" svg:x2="4.311cm" svg:y2="7.373cm">
                <text:p/>
              </draw:line>
              <draw:line draw:style-name="gr14" draw:text-style-name="P19" draw:layer="layout" svg:x1="3.485cm" svg:y1="6.887cm" svg:x2="3.249cm" svg:y2="7.373cm">
                <text:p/>
              </draw:line>
              <draw:line draw:style-name="gr14" draw:text-style-name="P19" draw:layer="layout" svg:x1="4.311cm" svg:y1="7.372cm" svg:x2="4.911cm" svg:y2="7.372cm">
                <text:p/>
              </draw:line>
            </draw:g>
            <draw:g>
              <draw:line draw:style-name="gr14" draw:text-style-name="P19" draw:layer="layout" svg:x1="5.144cm" svg:y1="6.886cm" svg:x2="5.744cm" svg:y2="6.886cm">
                <text:p/>
              </draw:line>
              <draw:line draw:style-name="gr14" draw:text-style-name="P19" draw:layer="layout" svg:x1="5.736cm" svg:y1="6.886cm" svg:x2="5.972cm" svg:y2="7.372cm">
                <text:p/>
              </draw:line>
              <draw:line draw:style-name="gr14" draw:text-style-name="P19" draw:layer="layout" svg:x1="5.146cm" svg:y1="6.886cm" svg:x2="4.91cm" svg:y2="7.372cm">
                <text:p/>
              </draw:line>
              <draw:line draw:style-name="gr14" draw:text-style-name="P19" draw:layer="layout" svg:x1="5.972cm" svg:y1="7.371cm" svg:x2="6.572cm" svg:y2="7.371cm">
                <text:p/>
              </draw:line>
            </draw:g>
          </draw:g>
          <draw:g>
            <draw:g>
              <draw:line draw:style-name="gr14" draw:text-style-name="P19" draw:layer="layout" svg:x1="6.814cm" svg:y1="6.886cm" svg:x2="7.414cm" svg:y2="6.886cm">
                <text:p/>
              </draw:line>
              <draw:line draw:style-name="gr14" draw:text-style-name="P19" draw:layer="layout" svg:x1="7.405cm" svg:y1="6.886cm" svg:x2="7.641cm" svg:y2="7.372cm">
                <text:p/>
              </draw:line>
              <draw:line draw:style-name="gr14" draw:text-style-name="P19" draw:layer="layout" svg:x1="6.816cm" svg:y1="6.886cm" svg:x2="6.58cm" svg:y2="7.372cm">
                <text:p/>
              </draw:line>
              <draw:line draw:style-name="gr14" draw:text-style-name="P19" draw:layer="layout" svg:x1="7.641cm" svg:y1="7.371cm" svg:x2="8.241cm" svg:y2="7.371cm">
                <text:p/>
              </draw:line>
            </draw:g>
            <draw:g>
              <draw:line draw:style-name="gr14" draw:text-style-name="P19" draw:layer="layout" svg:x1="8.475cm" svg:y1="6.885cm" svg:x2="9.075cm" svg:y2="6.885cm">
                <text:p/>
              </draw:line>
              <draw:line draw:style-name="gr14" draw:text-style-name="P19" draw:layer="layout" svg:x1="9.066cm" svg:y1="6.885cm" svg:x2="9.302cm" svg:y2="7.371cm">
                <text:p/>
              </draw:line>
              <draw:line draw:style-name="gr14" draw:text-style-name="P19" draw:layer="layout" svg:x1="8.477cm" svg:y1="6.885cm" svg:x2="8.241cm" svg:y2="7.371cm">
                <text:p/>
              </draw:line>
              <draw:line draw:style-name="gr14" draw:text-style-name="P19" draw:layer="layout" svg:x1="9.302cm" svg:y1="7.37cm" svg:x2="9.902cm" svg:y2="7.37cm">
                <text:p/>
              </draw:line>
            </draw:g>
          </draw:g>
        </draw:g>
        <draw:g>
          <draw:g>
            <draw:line draw:style-name="gr14" draw:text-style-name="P19" draw:layer="layout" svg:x1="10.142cm" svg:y1="6.887cm" svg:x2="10.742cm" svg:y2="6.887cm">
              <text:p/>
            </draw:line>
            <draw:line draw:style-name="gr14" draw:text-style-name="P19" draw:layer="layout" svg:x1="10.733cm" svg:y1="6.887cm" svg:x2="10.969cm" svg:y2="7.373cm">
              <text:p/>
            </draw:line>
            <draw:line draw:style-name="gr14" draw:text-style-name="P19" draw:layer="layout" svg:x1="10.144cm" svg:y1="6.887cm" svg:x2="9.908cm" svg:y2="7.373cm">
              <text:p/>
            </draw:line>
            <draw:line draw:style-name="gr14" draw:text-style-name="P19" draw:layer="layout" svg:x1="10.969cm" svg:y1="7.372cm" svg:x2="11.569cm" svg:y2="7.372cm">
              <text:p/>
            </draw:line>
          </draw:g>
          <draw:g>
            <draw:line draw:style-name="gr14" draw:text-style-name="P19" draw:layer="layout" svg:x1="11.803cm" svg:y1="6.886cm" svg:x2="12.403cm" svg:y2="6.886cm">
              <text:p/>
            </draw:line>
            <draw:line draw:style-name="gr14" draw:text-style-name="P19" draw:layer="layout" svg:x1="12.395cm" svg:y1="6.886cm" svg:x2="12.631cm" svg:y2="7.372cm">
              <text:p/>
            </draw:line>
            <draw:line draw:style-name="gr14" draw:text-style-name="P19" draw:layer="layout" svg:x1="11.805cm" svg:y1="6.886cm" svg:x2="11.569cm" svg:y2="7.372cm">
              <text:p/>
            </draw:line>
            <draw:line draw:style-name="gr14" draw:text-style-name="P19" draw:layer="layout" svg:x1="12.631cm" svg:y1="7.371cm" svg:x2="13.231cm" svg:y2="7.371cm">
              <text:p/>
            </draw:line>
          </draw:g>
        </draw:g>
        <draw:g>
          <draw:line draw:style-name="gr14" draw:text-style-name="P19" draw:layer="layout" svg:x1="13.472cm" svg:y1="6.886cm" svg:x2="14.072cm" svg:y2="6.886cm">
            <text:p/>
          </draw:line>
          <draw:line draw:style-name="gr14" draw:text-style-name="P19" draw:layer="layout" svg:x1="14.064cm" svg:y1="6.886cm" svg:x2="14.3cm" svg:y2="7.372cm">
            <text:p/>
          </draw:line>
          <draw:line draw:style-name="gr14" draw:text-style-name="P19" draw:layer="layout" svg:x1="13.474cm" svg:y1="6.886cm" svg:x2="13.238cm" svg:y2="7.372cm">
            <text:p/>
          </draw:line>
          <draw:line draw:style-name="gr14" draw:text-style-name="P19" draw:layer="layout" svg:x1="14.3cm" svg:y1="7.371cm" svg:x2="14.9cm" svg:y2="7.371cm">
            <text:p/>
          </draw:line>
        </draw:g>
        <draw:g>
          <draw:custom-shape draw:style-name="gr49" draw:text-style-name="P19" draw:layer="layout" svg:width="1.66cm" svg:height="0.551cm" svg:x="5.846cm" svg:y="8.961cm">
            <text:p/>
            <draw:enhanced-geometry svg:viewBox="0 0 21600 21600" draw:glue-points="10800 0 0 10800 10800 21600 21600 10800" draw:text-areas="?f3 ?f3 ?f4 ?f4" draw:type="hexagon" draw:modifiers="3851.26099706745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9" draw:text-style-name="P19" draw:layer="layout" svg:width="1.661cm" svg:height="0.551cm" svg:x="7.51cm" svg:y="8.961cm">
            <text:p/>
            <draw:enhanced-geometry svg:viewBox="0 0 21600 21600" draw:glue-points="10800 0 0 10800 10800 21600 21600 10800" draw:text-areas="?f3 ?f3 ?f4 ?f4" draw:type="hexagon" draw:modifiers="3851.26099706745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9" draw:text-style-name="P19" draw:layer="layout" svg:width="1.661cm" svg:height="0.551cm" svg:x="9.196cm" svg:y="8.961cm">
            <text:p/>
            <draw:enhanced-geometry svg:viewBox="0 0 21600 21600" draw:glue-points="10800 0 0 10800 10800 21600 21600 10800" draw:text-areas="?f3 ?f3 ?f4 ?f4" draw:type="hexagon" draw:modifiers="3851.26099706745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9" draw:text-style-name="P19" draw:layer="layout" svg:width="1.66cm" svg:height="0.551cm" svg:x="10.861cm" svg:y="8.961cm">
            <text:p/>
            <draw:enhanced-geometry svg:viewBox="0 0 21600 21600" draw:glue-points="10800 0 0 10800 10800 21600 21600 10800" draw:text-areas="?f3 ?f3 ?f4 ?f4" draw:type="hexagon" draw:modifiers="3851.26099706745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9" draw:text-style-name="P19" draw:layer="layout" svg:width="1.661cm" svg:height="0.551cm" svg:x="12.521cm" svg:y="8.964cm">
            <text:p/>
            <draw:enhanced-geometry svg:viewBox="0 0 21600 21600" draw:glue-points="10800 0 0 10800 10800 21600 21600 10800" draw:text-areas="?f3 ?f3 ?f4 ?f4" draw:type="hexagon" draw:modifiers="3851.26099706745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9" draw:text-style-name="P19" draw:layer="layout" svg:width="1.66cm" svg:height="0.551cm" svg:x="14.186cm" svg:y="8.964cm">
            <text:p/>
            <draw:enhanced-geometry svg:viewBox="0 0 21600 21600" draw:glue-points="10800 0 0 10800 10800 21600 21600 10800" draw:text-areas="?f3 ?f3 ?f4 ?f4" draw:type="hexagon" draw:modifiers="3851.26099706745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line draw:style-name="gr14" draw:text-style-name="P19" draw:layer="layout" svg:x1="14.285cm" svg:y1="8.573cm" svg:x2="16.55cm" svg:y2="8.575cm">
          <text:p/>
        </draw:line>
        <draw:line draw:style-name="gr14" draw:text-style-name="P19" draw:layer="layout" svg:x1="3.249cm" svg:y1="8.037cm" svg:x2="4.096cm" svg:y2="8.037cm">
          <text:p/>
        </draw:line>
        <draw:line draw:style-name="gr14" draw:text-style-name="P19" draw:layer="layout" svg:x1="4.088cm" svg:y1="8.037cm" svg:x2="4.324cm" svg:y2="8.523cm">
          <text:p/>
        </draw:line>
        <draw:line draw:style-name="gr14" draw:text-style-name="P19" draw:layer="layout" svg:x1="4.324cm" svg:y1="8.54cm" svg:x2="9.074cm" svg:y2="8.54cm">
          <text:p/>
        </draw:line>
        <draw:line draw:style-name="gr14" draw:text-style-name="P19" draw:layer="layout" svg:x1="9.299cm" svg:y1="8.073cm" svg:x2="14.049cm" svg:y2="8.073cm">
          <text:p/>
        </draw:line>
        <draw:line draw:style-name="gr14" draw:text-style-name="P19" draw:layer="layout" svg:x1="9.299cm" svg:y1="8.064cm" svg:x2="9.063cm" svg:y2="8.55cm">
          <text:p/>
        </draw:line>
        <draw:line draw:style-name="gr14" draw:text-style-name="P19" draw:layer="layout" svg:x1="14.049cm" svg:y1="8.087cm" svg:x2="14.285cm" svg:y2="8.573cm">
          <text:p/>
        </draw:line>
        <draw:g>
          <draw:line draw:style-name="gr14" draw:text-style-name="P19" draw:layer="layout" svg:x1="13.774cm" svg:y1="6.773cm" svg:x2="13.699cm" svg:y2="6.998cm">
            <text:p/>
          </draw:line>
          <draw:line draw:style-name="gr14" draw:text-style-name="P19" draw:layer="layout" svg:x1="13.851cm" svg:y1="6.775cm" svg:x2="13.776cm" svg:y2="7cm">
            <text:p/>
          </draw:line>
        </draw:g>
        <draw:g>
          <draw:line draw:style-name="gr14" draw:text-style-name="P19" draw:layer="layout" svg:x1="8.822cm" svg:y1="6.783cm" svg:x2="8.747cm" svg:y2="7.008cm">
            <text:p/>
          </draw:line>
          <draw:line draw:style-name="gr14" draw:text-style-name="P19" draw:layer="layout" svg:x1="8.899cm" svg:y1="6.785cm" svg:x2="8.824cm" svg:y2="7.01cm">
            <text:p/>
          </draw:line>
        </draw:g>
        <draw:g>
          <draw:line draw:style-name="gr14" draw:text-style-name="P19" draw:layer="layout" svg:x1="8.371cm" svg:y1="8.834cm" svg:x2="8.296cm" svg:y2="9.059cm">
            <text:p/>
          </draw:line>
          <draw:line draw:style-name="gr14" draw:text-style-name="P19" draw:layer="layout" svg:x1="8.448cm" svg:y1="8.836cm" svg:x2="8.373cm" svg:y2="9.061cm">
            <text:p/>
          </draw:line>
        </draw:g>
        <draw:g>
          <draw:line draw:style-name="gr14" draw:text-style-name="P19" draw:layer="layout" svg:x1="8.321cm" svg:y1="9.386cm" svg:x2="8.246cm" svg:y2="9.611cm">
            <text:p/>
          </draw:line>
          <draw:line draw:style-name="gr14" draw:text-style-name="P19" draw:layer="layout" svg:x1="8.398cm" svg:y1="9.388cm" svg:x2="8.323cm" svg:y2="9.613cm">
            <text:p/>
          </draw:line>
        </draw:g>
        <draw:g>
          <draw:line draw:style-name="gr14" draw:text-style-name="P19" draw:layer="layout" svg:x1="13.394cm" svg:y1="8.832cm" svg:x2="13.319cm" svg:y2="9.057cm">
            <text:p/>
          </draw:line>
          <draw:line draw:style-name="gr14" draw:text-style-name="P19" draw:layer="layout" svg:x1="13.471cm" svg:y1="8.834cm" svg:x2="13.396cm" svg:y2="9.059cm">
            <text:p/>
          </draw:line>
        </draw:g>
        <draw:g>
          <draw:line draw:style-name="gr14" draw:text-style-name="P19" draw:layer="layout" svg:x1="13.344cm" svg:y1="9.384cm" svg:x2="13.269cm" svg:y2="9.609cm">
            <text:p/>
          </draw:line>
          <draw:line draw:style-name="gr14" draw:text-style-name="P19" draw:layer="layout" svg:x1="13.421cm" svg:y1="9.386cm" svg:x2="13.346cm" svg:y2="9.611cm">
            <text:p/>
          </draw:line>
        </draw:g>
        <draw:line draw:style-name="gr119" draw:text-style-name="P19" draw:layer="layout" svg:x1="6.725cm" svg:y1="6.675cm" svg:x2="6.725cm" svg:y2="8.975cm">
          <text:p/>
        </draw:line>
        <draw:line draw:style-name="gr119" draw:text-style-name="P19" draw:layer="layout" svg:x1="5.838cm" svg:y1="9.511cm" svg:x2="5.838cm" svg:y2="6.71cm">
          <text:p/>
        </draw:line>
        <draw:line draw:style-name="gr119" draw:text-style-name="P19" draw:layer="layout" svg:x1="10.85cm" svg:y1="6.625cm" svg:x2="10.85cm" svg:y2="9.525cm">
          <text:p/>
        </draw:line>
        <draw:line draw:style-name="gr119" draw:text-style-name="P19" draw:layer="layout" svg:x1="11.7cm" svg:y1="6.686cm" svg:x2="11.7cm" svg:y2="8.961cm">
          <text:p/>
        </draw:line>
        <draw:line draw:style-name="gr119" draw:text-style-name="P19" draw:layer="layout" svg:x1="15.85cm" svg:y1="6.7cm" svg:x2="15.85cm" svg:y2="9.6cm">
          <text:p/>
        </draw:line>
        <draw:frame draw:style-name="gr120" draw:text-style-name="P21" draw:layer="layout" svg:width="1.344cm" svg:height="0.692cm" svg:x="5.996cm" svg:y="8.886cm">
          <draw:text-box>
            <text:p><text:span text:style-name="T11">MSB</text:span></text:p>
          </draw:text-box>
        </draw:frame>
        <draw:frame draw:style-name="gr121" draw:text-style-name="P21" draw:layer="layout" svg:width="1.234cm" svg:height="0.692cm" svg:x="9.371cm" svg:y="8.886cm">
          <draw:text-box>
            <text:p><text:span text:style-name="T11">LSB</text:span></text:p>
          </draw:text-box>
        </draw:frame>
        <draw:frame draw:style-name="gr120" draw:text-style-name="P21" draw:layer="layout" svg:width="1.344cm" svg:height="0.692cm" svg:x="10.997cm" svg:y="8.886cm">
          <draw:text-box>
            <text:p><text:span text:style-name="T11">MSB</text:span></text:p>
          </draw:text-box>
        </draw:frame>
        <draw:frame draw:style-name="gr121" draw:text-style-name="P21" draw:layer="layout" svg:width="1.234cm" svg:height="0.692cm" svg:x="14.372cm" svg:y="8.886cm">
          <draw:text-box>
            <text:p><text:span text:style-name="T11">LSB</text:span></text:p>
          </draw:text-box>
        </draw:frame>
        <draw:line draw:style-name="gr14" draw:text-style-name="P19" draw:layer="layout" svg:x1="3.2cm" svg:y1="9.243cm" svg:x2="5.846cm" svg:y2="9.243cm">
          <text:p/>
        </draw:line>
        <draw:line draw:style-name="gr14" draw:text-style-name="P19" draw:layer="layout" svg:x1="16.521cm" svg:y1="9.236cm" svg:x2="15.821cm" svg:y2="9.236cm">
          <text:p/>
        </draw:line>
        <draw:frame draw:style-name="gr122" draw:text-style-name="P21" draw:layer="layout" svg:width="1.04cm" svg:height="0.692cm" svg:x="2.085cm" svg:y="8.85cm">
          <draw:text-box>
            <text:p><text:span text:style-name="T11">SD</text:span></text:p>
          </draw:text-box>
        </draw:frame>
        <draw:frame draw:style-name="gr123" draw:text-style-name="P21" draw:layer="layout" svg:width="1.129cm" svg:height="0.692cm" svg:x="2.105cm" svg:y="7.698cm">
          <draw:text-box>
            <text:p><text:span text:style-name="T11">WS</text:span></text:p>
          </draw:text-box>
        </draw:frame>
        <draw:frame draw:style-name="gr124" draw:text-style-name="P21" draw:layer="layout" svg:width="1.298cm" svg:height="0.692cm" svg:x="2.02cm" svg:y="6.806cm">
          <draw:text-box>
            <text:p><text:span text:style-name="T11">BCK</text:span></text:p>
          </draw:text-box>
        </draw:frame>
        <draw:g>
          <draw:line draw:style-name="gr125" draw:text-style-name="P26" draw:layer="layout" svg:x1="5.85cm" svg:y1="6.649cm" svg:x2="10.85cm" svg:y2="6.65cm">
            <text:p/>
          </draw:line>
          <draw:line draw:style-name="gr126" draw:text-style-name="P26" draw:layer="layout" svg:x1="5.85cm" svg:y1="6.775cm" svg:x2="5.85cm" svg:y2="6.449cm">
            <text:p/>
          </draw:line>
          <draw:line draw:style-name="gr127" draw:text-style-name="P26" draw:layer="layout" svg:x1="10.85cm" svg:y1="6.776cm" svg:x2="10.85cm" svg:y2="6.45cm">
            <text:p/>
          </draw:line>
        </draw:g>
        <draw:g>
          <draw:line draw:style-name="gr128" draw:text-style-name="P26" draw:layer="layout" svg:x1="10.851cm" svg:y1="6.649cm" svg:x2="15.851cm" svg:y2="6.65cm">
            <text:p/>
          </draw:line>
          <draw:line draw:style-name="gr129" draw:text-style-name="P26" draw:layer="layout" svg:x1="10.851cm" svg:y1="6.775cm" svg:x2="10.851cm" svg:y2="6.449cm">
            <text:p/>
          </draw:line>
          <draw:line draw:style-name="gr130" draw:text-style-name="P26" draw:layer="layout" svg:x1="15.851cm" svg:y1="6.776cm" svg:x2="15.851cm" svg:y2="6.45cm">
            <text:p/>
          </draw:line>
        </draw:g>
        <draw:g>
          <draw:line draw:style-name="gr14" draw:text-style-name="P19" draw:layer="layout" svg:x1="15.128cm" svg:y1="6.876cm" svg:x2="15.728cm" svg:y2="6.876cm">
            <text:p/>
          </draw:line>
          <draw:line draw:style-name="gr14" draw:text-style-name="P19" draw:layer="layout" svg:x1="15.72cm" svg:y1="6.876cm" svg:x2="15.956cm" svg:y2="7.362cm">
            <text:p/>
          </draw:line>
          <draw:line draw:style-name="gr14" draw:text-style-name="P19" draw:layer="layout" svg:x1="15.13cm" svg:y1="6.876cm" svg:x2="14.894cm" svg:y2="7.362cm">
            <text:p/>
          </draw:line>
          <draw:line draw:style-name="gr14" draw:text-style-name="P19" draw:layer="layout" svg:x1="15.956cm" svg:y1="7.361cm" svg:x2="16.556cm" svg:y2="7.361cm">
            <text:p/>
          </draw:line>
        </draw:g>
        <draw:line draw:style-name="gr119" draw:text-style-name="P19" draw:layer="layout" svg:x1="4.225cm" svg:y1="6.65cm" svg:x2="4.201cm" svg:y2="9.451cm">
          <text:p/>
        </draw:line>
        <draw:g>
          <draw:g>
            <draw:g>
              <draw:line draw:style-name="gr14" draw:text-style-name="P19" draw:layer="layout" svg:x1="4.958cm" svg:y1="19.24cm" svg:x2="5.558cm" svg:y2="19.24cm">
                <text:p/>
              </draw:line>
              <draw:line draw:style-name="gr14" draw:text-style-name="P19" draw:layer="layout" svg:x1="5.55cm" svg:y1="19.24cm" svg:x2="5.786cm" svg:y2="19.726cm">
                <text:p/>
              </draw:line>
              <draw:line draw:style-name="gr14" draw:text-style-name="P19" draw:layer="layout" svg:x1="4.96cm" svg:y1="19.24cm" svg:x2="4.724cm" svg:y2="19.726cm">
                <text:p/>
              </draw:line>
              <draw:line draw:style-name="gr14" draw:text-style-name="P19" draw:layer="layout" svg:x1="5.786cm" svg:y1="19.725cm" svg:x2="6.386cm" svg:y2="19.725cm">
                <text:p/>
              </draw:line>
            </draw:g>
            <draw:g>
              <draw:line draw:style-name="gr14" draw:text-style-name="P19" draw:layer="layout" svg:x1="6.619cm" svg:y1="19.239cm" svg:x2="7.219cm" svg:y2="19.239cm">
                <text:p/>
              </draw:line>
              <draw:line draw:style-name="gr14" draw:text-style-name="P19" draw:layer="layout" svg:x1="7.211cm" svg:y1="19.239cm" svg:x2="7.447cm" svg:y2="19.725cm">
                <text:p/>
              </draw:line>
              <draw:line draw:style-name="gr14" draw:text-style-name="P19" draw:layer="layout" svg:x1="6.621cm" svg:y1="19.239cm" svg:x2="6.385cm" svg:y2="19.725cm">
                <text:p/>
              </draw:line>
              <draw:line draw:style-name="gr14" draw:text-style-name="P19" draw:layer="layout" svg:x1="7.447cm" svg:y1="19.724cm" svg:x2="8.047cm" svg:y2="19.724cm">
                <text:p/>
              </draw:line>
            </draw:g>
          </draw:g>
          <draw:g>
            <draw:g>
              <draw:line draw:style-name="gr14" draw:text-style-name="P19" draw:layer="layout" svg:x1="8.289cm" svg:y1="19.239cm" svg:x2="8.889cm" svg:y2="19.239cm">
                <text:p/>
              </draw:line>
              <draw:line draw:style-name="gr14" draw:text-style-name="P19" draw:layer="layout" svg:x1="8.88cm" svg:y1="19.239cm" svg:x2="9.116cm" svg:y2="19.725cm">
                <text:p/>
              </draw:line>
              <draw:line draw:style-name="gr14" draw:text-style-name="P19" draw:layer="layout" svg:x1="8.291cm" svg:y1="19.239cm" svg:x2="8.055cm" svg:y2="19.725cm">
                <text:p/>
              </draw:line>
              <draw:line draw:style-name="gr14" draw:text-style-name="P19" draw:layer="layout" svg:x1="9.116cm" svg:y1="19.724cm" svg:x2="9.716cm" svg:y2="19.724cm">
                <text:p/>
              </draw:line>
            </draw:g>
            <draw:g>
              <draw:line draw:style-name="gr14" draw:text-style-name="P19" draw:layer="layout" svg:x1="9.95cm" svg:y1="19.238cm" svg:x2="10.55cm" svg:y2="19.238cm">
                <text:p/>
              </draw:line>
              <draw:line draw:style-name="gr14" draw:text-style-name="P19" draw:layer="layout" svg:x1="10.541cm" svg:y1="19.238cm" svg:x2="10.777cm" svg:y2="19.724cm">
                <text:p/>
              </draw:line>
              <draw:line draw:style-name="gr14" draw:text-style-name="P19" draw:layer="layout" svg:x1="9.952cm" svg:y1="19.238cm" svg:x2="9.716cm" svg:y2="19.724cm">
                <text:p/>
              </draw:line>
              <draw:line draw:style-name="gr14" draw:text-style-name="P19" draw:layer="layout" svg:x1="10.777cm" svg:y1="19.723cm" svg:x2="11.377cm" svg:y2="19.723cm">
                <text:p/>
              </draw:line>
            </draw:g>
          </draw:g>
        </draw:g>
        <draw:g>
          <draw:g>
            <draw:line draw:style-name="gr14" draw:text-style-name="P19" draw:layer="layout" svg:x1="11.617cm" svg:y1="19.24cm" svg:x2="12.217cm" svg:y2="19.24cm">
              <text:p/>
            </draw:line>
            <draw:line draw:style-name="gr14" draw:text-style-name="P19" draw:layer="layout" svg:x1="12.208cm" svg:y1="19.24cm" svg:x2="12.444cm" svg:y2="19.726cm">
              <text:p/>
            </draw:line>
            <draw:line draw:style-name="gr14" draw:text-style-name="P19" draw:layer="layout" svg:x1="11.619cm" svg:y1="19.24cm" svg:x2="11.383cm" svg:y2="19.726cm">
              <text:p/>
            </draw:line>
            <draw:line draw:style-name="gr14" draw:text-style-name="P19" draw:layer="layout" svg:x1="12.444cm" svg:y1="19.725cm" svg:x2="13.044cm" svg:y2="19.725cm">
              <text:p/>
            </draw:line>
          </draw:g>
          <draw:g>
            <draw:line draw:style-name="gr14" draw:text-style-name="P19" draw:layer="layout" svg:x1="13.278cm" svg:y1="19.239cm" svg:x2="13.878cm" svg:y2="19.239cm">
              <text:p/>
            </draw:line>
            <draw:line draw:style-name="gr14" draw:text-style-name="P19" draw:layer="layout" svg:x1="13.87cm" svg:y1="19.239cm" svg:x2="14.106cm" svg:y2="19.725cm">
              <text:p/>
            </draw:line>
            <draw:line draw:style-name="gr14" draw:text-style-name="P19" draw:layer="layout" svg:x1="13.28cm" svg:y1="19.239cm" svg:x2="13.044cm" svg:y2="19.725cm">
              <text:p/>
            </draw:line>
            <draw:line draw:style-name="gr14" draw:text-style-name="P19" draw:layer="layout" svg:x1="14.106cm" svg:y1="19.724cm" svg:x2="14.706cm" svg:y2="19.724cm">
              <text:p/>
            </draw:line>
          </draw:g>
        </draw:g>
        <draw:g>
          <draw:line draw:style-name="gr14" draw:text-style-name="P19" draw:layer="layout" svg:x1="14.947cm" svg:y1="19.239cm" svg:x2="15.547cm" svg:y2="19.239cm">
            <text:p/>
          </draw:line>
          <draw:line draw:style-name="gr14" draw:text-style-name="P19" draw:layer="layout" svg:x1="15.539cm" svg:y1="19.239cm" svg:x2="15.775cm" svg:y2="19.725cm">
            <text:p/>
          </draw:line>
          <draw:line draw:style-name="gr14" draw:text-style-name="P19" draw:layer="layout" svg:x1="14.949cm" svg:y1="19.239cm" svg:x2="14.713cm" svg:y2="19.725cm">
            <text:p/>
          </draw:line>
          <draw:line draw:style-name="gr14" draw:text-style-name="P19" draw:layer="layout" svg:x1="15.775cm" svg:y1="19.724cm" svg:x2="16.375cm" svg:y2="19.724cm">
            <text:p/>
          </draw:line>
        </draw:g>
        <draw:g>
          <draw:custom-shape draw:style-name="gr49" draw:text-style-name="P19" draw:layer="layout" svg:width="1.66cm" svg:height="0.551cm" svg:x="5.674cm" svg:y="21.326cm">
            <text:p/>
            <draw:enhanced-geometry svg:viewBox="0 0 21600 21600" draw:glue-points="10800 0 0 10800 10800 21600 21600 10800" draw:text-areas="?f3 ?f3 ?f4 ?f4" draw:type="hexagon" draw:modifiers="3851.26099706745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9" draw:text-style-name="P19" draw:layer="layout" svg:width="1.661cm" svg:height="0.551cm" svg:x="7.338cm" svg:y="21.326cm">
            <text:p/>
            <draw:enhanced-geometry svg:viewBox="0 0 21600 21600" draw:glue-points="10800 0 0 10800 10800 21600 21600 10800" draw:text-areas="?f3 ?f3 ?f4 ?f4" draw:type="hexagon" draw:modifiers="3851.26099706745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9" draw:text-style-name="P19" draw:layer="layout" svg:width="1.661cm" svg:height="0.551cm" svg:x="9.024cm" svg:y="21.326cm">
            <text:p/>
            <draw:enhanced-geometry svg:viewBox="0 0 21600 21600" draw:glue-points="10800 0 0 10800 10800 21600 21600 10800" draw:text-areas="?f3 ?f3 ?f4 ?f4" draw:type="hexagon" draw:modifiers="3851.26099706745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9" draw:text-style-name="P19" draw:layer="layout" svg:width="1.66cm" svg:height="0.551cm" svg:x="10.689cm" svg:y="21.326cm">
            <text:p/>
            <draw:enhanced-geometry svg:viewBox="0 0 21600 21600" draw:glue-points="10800 0 0 10800 10800 21600 21600 10800" draw:text-areas="?f3 ?f3 ?f4 ?f4" draw:type="hexagon" draw:modifiers="3851.26099706745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9" draw:text-style-name="P19" draw:layer="layout" svg:width="1.661cm" svg:height="0.551cm" svg:x="12.349cm" svg:y="21.329cm">
            <text:p/>
            <draw:enhanced-geometry svg:viewBox="0 0 21600 21600" draw:glue-points="10800 0 0 10800 10800 21600 21600 10800" draw:text-areas="?f3 ?f3 ?f4 ?f4" draw:type="hexagon" draw:modifiers="3851.26099706745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9" draw:text-style-name="P19" draw:layer="layout" svg:width="1.66cm" svg:height="0.551cm" svg:x="14.014cm" svg:y="21.329cm">
            <text:p/>
            <draw:enhanced-geometry svg:viewBox="0 0 21600 21600" draw:glue-points="10800 0 0 10800 10800 21600 21600 10800" draw:text-areas="?f3 ?f3 ?f4 ?f4" draw:type="hexagon" draw:modifiers="3851.26099706745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line draw:style-name="gr14" draw:text-style-name="P19" draw:layer="layout" svg:x1="15.76cm" svg:y1="20.926cm" svg:x2="16.36cm" svg:y2="20.926cm">
          <text:p/>
        </draw:line>
        <draw:line draw:style-name="gr14" draw:text-style-name="P19" draw:layer="layout" svg:x1="4.724cm" svg:y1="20.39cm" svg:x2="5.571cm" svg:y2="20.39cm">
          <text:p/>
        </draw:line>
        <draw:line draw:style-name="gr14" draw:text-style-name="P19" draw:layer="layout" svg:x1="5.563cm" svg:y1="20.39cm" svg:x2="5.799cm" svg:y2="20.876cm">
          <text:p/>
        </draw:line>
        <draw:line draw:style-name="gr14" draw:text-style-name="P19" draw:layer="layout" svg:x1="5.799cm" svg:y1="20.893cm" svg:x2="10.549cm" svg:y2="20.893cm">
          <text:p/>
        </draw:line>
        <draw:line draw:style-name="gr14" draw:text-style-name="P19" draw:layer="layout" svg:x1="10.774cm" svg:y1="20.426cm" svg:x2="15.524cm" svg:y2="20.426cm">
          <text:p/>
        </draw:line>
        <draw:line draw:style-name="gr14" draw:text-style-name="P19" draw:layer="layout" svg:x1="10.786cm" svg:y1="20.42cm" svg:x2="10.55cm" svg:y2="20.906cm">
          <text:p/>
        </draw:line>
        <draw:line draw:style-name="gr14" draw:text-style-name="P19" draw:layer="layout" svg:x1="15.524cm" svg:y1="20.44cm" svg:x2="15.76cm" svg:y2="20.926cm">
          <text:p/>
        </draw:line>
        <draw:g>
          <draw:line draw:style-name="gr14" draw:text-style-name="P19" draw:layer="layout" svg:x1="13.549cm" svg:y1="19.126cm" svg:x2="13.474cm" svg:y2="19.351cm">
            <text:p/>
          </draw:line>
          <draw:line draw:style-name="gr14" draw:text-style-name="P19" draw:layer="layout" svg:x1="13.626cm" svg:y1="19.128cm" svg:x2="13.551cm" svg:y2="19.353cm">
            <text:p/>
          </draw:line>
        </draw:g>
        <draw:g>
          <draw:line draw:style-name="gr14" draw:text-style-name="P19" draw:layer="layout" svg:x1="8.597cm" svg:y1="19.136cm" svg:x2="8.522cm" svg:y2="19.361cm">
            <text:p/>
          </draw:line>
          <draw:line draw:style-name="gr14" draw:text-style-name="P19" draw:layer="layout" svg:x1="8.674cm" svg:y1="19.138cm" svg:x2="8.599cm" svg:y2="19.363cm">
            <text:p/>
          </draw:line>
        </draw:g>
        <draw:g>
          <draw:line draw:style-name="gr14" draw:text-style-name="P19" draw:layer="layout" svg:x1="8.199cm" svg:y1="21.199cm" svg:x2="8.124cm" svg:y2="21.424cm">
            <text:p/>
          </draw:line>
          <draw:line draw:style-name="gr14" draw:text-style-name="P19" draw:layer="layout" svg:x1="8.276cm" svg:y1="21.201cm" svg:x2="8.201cm" svg:y2="21.426cm">
            <text:p/>
          </draw:line>
        </draw:g>
        <draw:g>
          <draw:line draw:style-name="gr14" draw:text-style-name="P19" draw:layer="layout" svg:x1="8.149cm" svg:y1="21.751cm" svg:x2="8.074cm" svg:y2="21.976cm">
            <text:p/>
          </draw:line>
          <draw:line draw:style-name="gr14" draw:text-style-name="P19" draw:layer="layout" svg:x1="8.226cm" svg:y1="21.753cm" svg:x2="8.151cm" svg:y2="21.978cm">
            <text:p/>
          </draw:line>
        </draw:g>
        <draw:g>
          <draw:line draw:style-name="gr14" draw:text-style-name="P19" draw:layer="layout" svg:x1="13.222cm" svg:y1="21.197cm" svg:x2="13.147cm" svg:y2="21.422cm">
            <text:p/>
          </draw:line>
          <draw:line draw:style-name="gr14" draw:text-style-name="P19" draw:layer="layout" svg:x1="13.299cm" svg:y1="21.199cm" svg:x2="13.224cm" svg:y2="21.424cm">
            <text:p/>
          </draw:line>
        </draw:g>
        <draw:g>
          <draw:line draw:style-name="gr14" draw:text-style-name="P19" draw:layer="layout" svg:x1="13.172cm" svg:y1="21.749cm" svg:x2="13.097cm" svg:y2="21.974cm">
            <text:p/>
          </draw:line>
          <draw:line draw:style-name="gr14" draw:text-style-name="P19" draw:layer="layout" svg:x1="13.249cm" svg:y1="21.751cm" svg:x2="13.174cm" svg:y2="21.976cm">
            <text:p/>
          </draw:line>
        </draw:g>
        <draw:line draw:style-name="gr119" draw:text-style-name="P19" draw:layer="layout" svg:x1="5.674cm" svg:y1="19.076cm" svg:x2="5.674cm" svg:y2="21.976cm">
          <text:p/>
        </draw:line>
        <draw:line draw:style-name="gr119" draw:text-style-name="P19" draw:layer="layout" svg:x1="6.524cm" svg:y1="19.076cm" svg:x2="6.524cm" svg:y2="21.322cm">
          <text:p/>
        </draw:line>
        <draw:line draw:style-name="gr119" draw:text-style-name="P19" draw:layer="layout" svg:x1="10.674cm" svg:y1="19.076cm" svg:x2="10.674cm" svg:y2="21.976cm">
          <text:p/>
        </draw:line>
        <draw:line draw:style-name="gr119" draw:text-style-name="P19" draw:layer="layout" svg:x1="11.499cm" svg:y1="19.076cm" svg:x2="11.499cm" svg:y2="21.351cm">
          <text:p/>
        </draw:line>
        <draw:line draw:style-name="gr119" draw:text-style-name="P19" draw:layer="layout" svg:x1="15.674cm" svg:y1="19.076cm" svg:x2="15.674cm" svg:y2="21.976cm">
          <text:p/>
        </draw:line>
        <draw:frame draw:style-name="gr120" draw:text-style-name="P21" draw:layer="layout" svg:width="1.344cm" svg:height="0.692cm" svg:x="5.824cm" svg:y="21.251cm">
          <draw:text-box>
            <text:p><text:span text:style-name="T11">MSB</text:span></text:p>
          </draw:text-box>
        </draw:frame>
        <draw:frame draw:style-name="gr121" draw:text-style-name="P21" draw:layer="layout" svg:width="1.234cm" svg:height="0.692cm" svg:x="9.199cm" svg:y="21.251cm">
          <draw:text-box>
            <text:p><text:span text:style-name="T11">LSB</text:span></text:p>
          </draw:text-box>
        </draw:frame>
        <draw:frame draw:style-name="gr120" draw:text-style-name="P21" draw:layer="layout" svg:width="1.344cm" svg:height="0.692cm" svg:x="10.825cm" svg:y="21.251cm">
          <draw:text-box>
            <text:p><text:span text:style-name="T11">MSB</text:span></text:p>
          </draw:text-box>
        </draw:frame>
        <draw:frame draw:style-name="gr121" draw:text-style-name="P21" draw:layer="layout" svg:width="1.234cm" svg:height="0.692cm" svg:x="14.2cm" svg:y="21.251cm">
          <draw:text-box>
            <text:p><text:span text:style-name="T11">LSB</text:span></text:p>
          </draw:text-box>
        </draw:frame>
        <draw:line draw:style-name="gr14" draw:text-style-name="P19" draw:layer="layout" svg:x1="5.674cm" svg:y1="21.601cm" svg:x2="4.699cm" svg:y2="21.601cm">
          <text:p/>
        </draw:line>
        <draw:line draw:style-name="gr14" draw:text-style-name="P19" draw:layer="layout" svg:x1="16.349cm" svg:y1="21.601cm" svg:x2="15.649cm" svg:y2="21.601cm">
          <text:p/>
        </draw:line>
        <draw:frame draw:style-name="gr122" draw:text-style-name="P21" draw:layer="layout" svg:width="1.04cm" svg:height="0.692cm" svg:x="3.624cm" svg:y="21.251cm">
          <draw:text-box>
            <text:p><text:span text:style-name="T11">SD</text:span></text:p>
          </draw:text-box>
        </draw:frame>
        <draw:frame draw:style-name="gr123" draw:text-style-name="P21" draw:layer="layout" svg:width="1.129cm" svg:height="0.692cm" svg:x="3.58cm" svg:y="20.051cm">
          <draw:text-box>
            <text:p><text:span text:style-name="T11">WS</text:span></text:p>
          </draw:text-box>
        </draw:frame>
        <draw:frame draw:style-name="gr124" draw:text-style-name="P21" draw:layer="layout" svg:width="1.298cm" svg:height="0.692cm" svg:x="3.495cm" svg:y="19.159cm">
          <draw:text-box>
            <text:p><text:span text:style-name="T11">BCK</text:span></text:p>
          </draw:text-box>
        </draw:frame>
        <draw:g>
          <draw:line draw:style-name="gr131" draw:text-style-name="P26" draw:layer="layout" svg:x1="5.673cm" svg:y1="18.993cm" svg:x2="10.673cm" svg:y2="18.994cm">
            <text:p/>
          </draw:line>
          <draw:line draw:style-name="gr132" draw:text-style-name="P26" draw:layer="layout" svg:x1="5.673cm" svg:y1="19.119cm" svg:x2="5.673cm" svg:y2="18.793cm">
            <text:p/>
          </draw:line>
          <draw:line draw:style-name="gr133" draw:text-style-name="P26" draw:layer="layout" svg:x1="10.673cm" svg:y1="19.12cm" svg:x2="10.673cm" svg:y2="18.794cm">
            <text:p/>
          </draw:line>
        </draw:g>
        <draw:g>
          <draw:line draw:style-name="gr134" draw:text-style-name="P26" draw:layer="layout" svg:x1="10.673cm" svg:y1="18.993cm" svg:x2="15.673cm" svg:y2="18.994cm">
            <text:p/>
          </draw:line>
          <draw:line draw:style-name="gr135" draw:text-style-name="P26" draw:layer="layout" svg:x1="10.673cm" svg:y1="19.119cm" svg:x2="10.673cm" svg:y2="18.793cm">
            <text:p/>
          </draw:line>
          <draw:line draw:style-name="gr136" draw:text-style-name="P26" draw:layer="layout" svg:x1="15.673cm" svg:y1="19.12cm" svg:x2="15.673cm" svg:y2="18.794cm">
            <text:p/>
          </draw:line>
        </draw:g>
        <draw:frame draw:style-name="gr137" draw:text-style-name="P21" draw:layer="layout" svg:width="1.67cm" svg:height="0.776cm" svg:x="7.655cm" svg:y="5.762cm">
          <draw:text-box>
            <text:p><text:span text:style-name="T11">左声道</text:span></text:p>
          </draw:text-box>
        </draw:frame>
        <draw:frame draw:style-name="gr137" draw:text-style-name="P21" draw:layer="layout" svg:width="1.67cm" svg:height="0.776cm" svg:x="12.455cm" svg:y="5.8cm">
          <draw:text-box>
            <text:p><text:span text:style-name="T11">右声道</text:span></text:p>
          </draw:text-box>
        </draw:frame>
        <draw:frame draw:style-name="gr137" draw:text-style-name="P21" draw:layer="layout" svg:width="1.67cm" svg:height="0.776cm" svg:x="7.325cm" svg:y="18.262cm">
          <draw:text-box>
            <text:p><text:span text:style-name="T11">左声道</text:span></text:p>
          </draw:text-box>
        </draw:frame>
        <draw:frame draw:style-name="gr137" draw:text-style-name="P21" draw:layer="layout" svg:width="1.67cm" svg:height="0.776cm" svg:x="12.33cm" svg:y="18.275cm">
          <draw:text-box>
            <text:p><text:span text:style-name="T11">右声道</text:span></text:p>
          </draw:text-box>
        </draw:frame>
        <draw:g>
          <draw:line draw:style-name="gr138" draw:text-style-name="P26" draw:layer="layout" svg:x1="5.845cm" svg:y1="9.715cm" svg:x2="10.845cm" svg:y2="9.716cm">
            <text:p/>
          </draw:line>
          <draw:line draw:style-name="gr139" draw:text-style-name="P26" draw:layer="layout" svg:x1="5.845cm" svg:y1="9.841cm" svg:x2="5.845cm" svg:y2="9.515cm">
            <text:p/>
          </draw:line>
          <draw:line draw:style-name="gr140" draw:text-style-name="P26" draw:layer="layout" svg:x1="10.845cm" svg:y1="9.842cm" svg:x2="10.845cm" svg:y2="9.516cm">
            <text:p/>
          </draw:line>
        </draw:g>
        <draw:g>
          <draw:line draw:style-name="gr141" draw:text-style-name="P26" draw:layer="layout" svg:x1="10.846cm" svg:y1="9.715cm" svg:x2="15.846cm" svg:y2="9.716cm">
            <text:p/>
          </draw:line>
          <draw:line draw:style-name="gr142" draw:text-style-name="P26" draw:layer="layout" svg:x1="10.846cm" svg:y1="9.841cm" svg:x2="10.846cm" svg:y2="9.515cm">
            <text:p/>
          </draw:line>
          <draw:line draw:style-name="gr143" draw:text-style-name="P26" draw:layer="layout" svg:x1="15.846cm" svg:y1="9.842cm" svg:x2="15.846cm" svg:y2="9.516cm">
            <text:p/>
          </draw:line>
        </draw:g>
        <draw:frame draw:style-name="gr144" draw:text-style-name="P21" draw:layer="layout" svg:width="1.539cm" svg:height="0.692cm" svg:x="7.58cm" svg:y="9.613cm">
          <draw:text-box>
            <text:p><text:span text:style-name="T11">Data0</text:span></text:p>
          </draw:text-box>
        </draw:frame>
        <draw:frame draw:style-name="gr144" draw:text-style-name="P21" draw:layer="layout" svg:width="1.539cm" svg:height="0.692cm" svg:x="12.3cm" svg:y="9.613cm">
          <draw:text-box>
            <text:p><text:span text:style-name="T11">Data1</text:span></text:p>
          </draw:text-box>
        </draw:frame>
        <draw:g>
          <draw:line draw:style-name="gr145" draw:text-style-name="P26" draw:layer="layout" svg:x1="5.659cm" svg:y1="22.122cm" svg:x2="10.659cm" svg:y2="22.123cm">
            <text:p/>
          </draw:line>
          <draw:line draw:style-name="gr146" draw:text-style-name="P26" draw:layer="layout" svg:x1="5.659cm" svg:y1="22.248cm" svg:x2="5.659cm" svg:y2="21.922cm">
            <text:p/>
          </draw:line>
          <draw:line draw:style-name="gr147" draw:text-style-name="P26" draw:layer="layout" svg:x1="10.659cm" svg:y1="22.249cm" svg:x2="10.659cm" svg:y2="21.923cm">
            <text:p/>
          </draw:line>
        </draw:g>
        <draw:g>
          <draw:line draw:style-name="gr148" draw:text-style-name="P26" draw:layer="layout" svg:x1="10.66cm" svg:y1="22.122cm" svg:x2="15.66cm" svg:y2="22.123cm">
            <text:p/>
          </draw:line>
          <draw:line draw:style-name="gr149" draw:text-style-name="P26" draw:layer="layout" svg:x1="10.66cm" svg:y1="22.248cm" svg:x2="10.66cm" svg:y2="21.922cm">
            <text:p/>
          </draw:line>
          <draw:line draw:style-name="gr150" draw:text-style-name="P26" draw:layer="layout" svg:x1="15.66cm" svg:y1="22.249cm" svg:x2="15.66cm" svg:y2="21.923cm">
            <text:p/>
          </draw:line>
        </draw:g>
        <draw:frame draw:style-name="gr144" draw:text-style-name="P21" draw:layer="layout" svg:width="1.539cm" svg:height="0.692cm" svg:x="7.394cm" svg:y="22.02cm">
          <draw:text-box>
            <text:p><text:span text:style-name="T11">Data0</text:span></text:p>
          </draw:text-box>
        </draw:frame>
        <draw:frame draw:style-name="gr144" draw:text-style-name="P21" draw:layer="layout" svg:width="1.539cm" svg:height="0.692cm" svg:x="12.114cm" svg:y="22.02cm">
          <draw:text-box>
            <text:p><text:span text:style-name="T11">Data1</text:span></text:p>
          </draw:text-box>
        </draw:frame>
        <draw:g>
          <draw:line draw:style-name="gr14" draw:text-style-name="P19" draw:layer="layout" svg:x1="13.362cm" svg:y1="20.34cm" svg:x2="13.287cm" svg:y2="20.565cm">
            <text:p/>
          </draw:line>
          <draw:line draw:style-name="gr14" draw:text-style-name="P19" draw:layer="layout" svg:x1="13.439cm" svg:y1="20.342cm" svg:x2="13.364cm" svg:y2="20.567cm">
            <text:p/>
          </draw:line>
        </draw:g>
        <draw:g>
          <draw:line draw:style-name="gr14" draw:text-style-name="P19" draw:layer="layout" svg:x1="8.41cm" svg:y1="20.81cm" svg:x2="8.335cm" svg:y2="21.035cm">
            <text:p/>
          </draw:line>
          <draw:line draw:style-name="gr14" draw:text-style-name="P19" draw:layer="layout" svg:x1="8.487cm" svg:y1="20.812cm" svg:x2="8.412cm" svg:y2="21.037cm">
            <text:p/>
          </draw:line>
        </draw:g>
        <draw:g>
          <draw:line draw:style-name="gr14" draw:text-style-name="P19" draw:layer="layout" svg:x1="13.575cm" svg:y1="7.954cm" svg:x2="13.5cm" svg:y2="8.179cm">
            <text:p/>
          </draw:line>
          <draw:line draw:style-name="gr14" draw:text-style-name="P19" draw:layer="layout" svg:x1="13.652cm" svg:y1="7.956cm" svg:x2="13.577cm" svg:y2="8.181cm">
            <text:p/>
          </draw:line>
        </draw:g>
        <draw:g>
          <draw:line draw:style-name="gr14" draw:text-style-name="P19" draw:layer="layout" svg:x1="8.598cm" svg:y1="8.423cm" svg:x2="8.523cm" svg:y2="8.648cm">
            <text:p/>
          </draw:line>
          <draw:line draw:style-name="gr14" draw:text-style-name="P19" draw:layer="layout" svg:x1="8.675cm" svg:y1="8.425cm" svg:x2="8.6cm" svg:y2="8.65cm">
            <text:p/>
          </draw:line>
        </draw:g>
        <draw:g>
          <draw:g>
            <draw:g>
              <draw:line draw:style-name="gr14" draw:text-style-name="P19" draw:layer="layout" svg:x1="3.49cm" svg:y1="2.288cm" svg:x2="4.09cm" svg:y2="2.288cm">
                <text:p/>
              </draw:line>
              <draw:line draw:style-name="gr14" draw:text-style-name="P19" draw:layer="layout" svg:x1="4.082cm" svg:y1="2.288cm" svg:x2="4.318cm" svg:y2="2.774cm">
                <text:p/>
              </draw:line>
              <draw:line draw:style-name="gr14" draw:text-style-name="P19" draw:layer="layout" svg:x1="3.492cm" svg:y1="2.288cm" svg:x2="3.256cm" svg:y2="2.774cm">
                <text:p/>
              </draw:line>
              <draw:line draw:style-name="gr14" draw:text-style-name="P19" draw:layer="layout" svg:x1="4.318cm" svg:y1="2.773cm" svg:x2="4.918cm" svg:y2="2.773cm">
                <text:p/>
              </draw:line>
            </draw:g>
            <draw:g>
              <draw:line draw:style-name="gr14" draw:text-style-name="P19" draw:layer="layout" svg:x1="5.151cm" svg:y1="2.287cm" svg:x2="5.751cm" svg:y2="2.287cm">
                <text:p/>
              </draw:line>
              <draw:line draw:style-name="gr14" draw:text-style-name="P19" draw:layer="layout" svg:x1="5.743cm" svg:y1="2.287cm" svg:x2="5.979cm" svg:y2="2.773cm">
                <text:p/>
              </draw:line>
              <draw:line draw:style-name="gr14" draw:text-style-name="P19" draw:layer="layout" svg:x1="5.153cm" svg:y1="2.287cm" svg:x2="4.917cm" svg:y2="2.773cm">
                <text:p/>
              </draw:line>
              <draw:line draw:style-name="gr14" draw:text-style-name="P19" draw:layer="layout" svg:x1="5.979cm" svg:y1="2.772cm" svg:x2="6.579cm" svg:y2="2.772cm">
                <text:p/>
              </draw:line>
            </draw:g>
          </draw:g>
          <draw:g>
            <draw:g>
              <draw:line draw:style-name="gr14" draw:text-style-name="P19" draw:layer="layout" svg:x1="6.821cm" svg:y1="2.287cm" svg:x2="7.421cm" svg:y2="2.287cm">
                <text:p/>
              </draw:line>
              <draw:line draw:style-name="gr14" draw:text-style-name="P19" draw:layer="layout" svg:x1="7.412cm" svg:y1="2.287cm" svg:x2="7.648cm" svg:y2="2.773cm">
                <text:p/>
              </draw:line>
              <draw:line draw:style-name="gr14" draw:text-style-name="P19" draw:layer="layout" svg:x1="6.823cm" svg:y1="2.287cm" svg:x2="6.587cm" svg:y2="2.773cm">
                <text:p/>
              </draw:line>
              <draw:line draw:style-name="gr14" draw:text-style-name="P19" draw:layer="layout" svg:x1="7.648cm" svg:y1="2.772cm" svg:x2="8.248cm" svg:y2="2.772cm">
                <text:p/>
              </draw:line>
            </draw:g>
            <draw:g>
              <draw:line draw:style-name="gr14" draw:text-style-name="P19" draw:layer="layout" svg:x1="8.482cm" svg:y1="2.286cm" svg:x2="9.082cm" svg:y2="2.286cm">
                <text:p/>
              </draw:line>
              <draw:line draw:style-name="gr14" draw:text-style-name="P19" draw:layer="layout" svg:x1="9.073cm" svg:y1="2.286cm" svg:x2="9.309cm" svg:y2="2.772cm">
                <text:p/>
              </draw:line>
              <draw:line draw:style-name="gr14" draw:text-style-name="P19" draw:layer="layout" svg:x1="8.484cm" svg:y1="2.286cm" svg:x2="8.248cm" svg:y2="2.772cm">
                <text:p/>
              </draw:line>
              <draw:line draw:style-name="gr14" draw:text-style-name="P19" draw:layer="layout" svg:x1="9.309cm" svg:y1="2.771cm" svg:x2="9.909cm" svg:y2="2.771cm">
                <text:p/>
              </draw:line>
            </draw:g>
          </draw:g>
        </draw:g>
        <draw:g>
          <draw:g>
            <draw:line draw:style-name="gr14" draw:text-style-name="P19" draw:layer="layout" svg:x1="10.149cm" svg:y1="2.288cm" svg:x2="10.749cm" svg:y2="2.288cm">
              <text:p/>
            </draw:line>
            <draw:line draw:style-name="gr14" draw:text-style-name="P19" draw:layer="layout" svg:x1="10.74cm" svg:y1="2.288cm" svg:x2="10.976cm" svg:y2="2.774cm">
              <text:p/>
            </draw:line>
            <draw:line draw:style-name="gr14" draw:text-style-name="P19" draw:layer="layout" svg:x1="10.151cm" svg:y1="2.288cm" svg:x2="9.915cm" svg:y2="2.774cm">
              <text:p/>
            </draw:line>
            <draw:line draw:style-name="gr14" draw:text-style-name="P19" draw:layer="layout" svg:x1="10.976cm" svg:y1="2.773cm" svg:x2="11.576cm" svg:y2="2.773cm">
              <text:p/>
            </draw:line>
          </draw:g>
          <draw:g>
            <draw:line draw:style-name="gr14" draw:text-style-name="P19" draw:layer="layout" svg:x1="11.81cm" svg:y1="2.287cm" svg:x2="12.41cm" svg:y2="2.287cm">
              <text:p/>
            </draw:line>
            <draw:line draw:style-name="gr14" draw:text-style-name="P19" draw:layer="layout" svg:x1="12.402cm" svg:y1="2.287cm" svg:x2="12.638cm" svg:y2="2.773cm">
              <text:p/>
            </draw:line>
            <draw:line draw:style-name="gr14" draw:text-style-name="P19" draw:layer="layout" svg:x1="11.812cm" svg:y1="2.287cm" svg:x2="11.576cm" svg:y2="2.773cm">
              <text:p/>
            </draw:line>
            <draw:line draw:style-name="gr14" draw:text-style-name="P19" draw:layer="layout" svg:x1="12.638cm" svg:y1="2.772cm" svg:x2="13.238cm" svg:y2="2.772cm">
              <text:p/>
            </draw:line>
          </draw:g>
        </draw:g>
        <draw:g>
          <draw:line draw:style-name="gr14" draw:text-style-name="P19" draw:layer="layout" svg:x1="13.479cm" svg:y1="2.287cm" svg:x2="14.079cm" svg:y2="2.287cm">
            <text:p/>
          </draw:line>
          <draw:line draw:style-name="gr14" draw:text-style-name="P19" draw:layer="layout" svg:x1="14.071cm" svg:y1="2.287cm" svg:x2="14.307cm" svg:y2="2.773cm">
            <text:p/>
          </draw:line>
          <draw:line draw:style-name="gr14" draw:text-style-name="P19" draw:layer="layout" svg:x1="13.481cm" svg:y1="2.287cm" svg:x2="13.245cm" svg:y2="2.773cm">
            <text:p/>
          </draw:line>
          <draw:line draw:style-name="gr14" draw:text-style-name="P19" draw:layer="layout" svg:x1="14.307cm" svg:y1="2.772cm" svg:x2="14.907cm" svg:y2="2.772cm">
            <text:p/>
          </draw:line>
        </draw:g>
        <draw:g>
          <draw:custom-shape draw:style-name="gr49" draw:text-style-name="P19" draw:layer="layout" svg:width="1.66cm" svg:height="0.551cm" svg:x="5.853cm" svg:y="4.362cm">
            <text:p/>
            <draw:enhanced-geometry svg:viewBox="0 0 21600 21600" draw:glue-points="10800 0 0 10800 10800 21600 21600 10800" draw:text-areas="?f3 ?f3 ?f4 ?f4" draw:type="hexagon" draw:modifiers="3851.26099706745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9" draw:text-style-name="P19" draw:layer="layout" svg:width="1.661cm" svg:height="0.551cm" svg:x="7.517cm" svg:y="4.362cm">
            <text:p/>
            <draw:enhanced-geometry svg:viewBox="0 0 21600 21600" draw:glue-points="10800 0 0 10800 10800 21600 21600 10800" draw:text-areas="?f3 ?f3 ?f4 ?f4" draw:type="hexagon" draw:modifiers="3851.26099706745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9" draw:text-style-name="P19" draw:layer="layout" svg:width="1.661cm" svg:height="0.551cm" svg:x="9.203cm" svg:y="4.362cm">
            <text:p/>
            <draw:enhanced-geometry svg:viewBox="0 0 21600 21600" draw:glue-points="10800 0 0 10800 10800 21600 21600 10800" draw:text-areas="?f3 ?f3 ?f4 ?f4" draw:type="hexagon" draw:modifiers="3851.26099706745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9" draw:text-style-name="P19" draw:layer="layout" svg:width="1.66cm" svg:height="0.551cm" svg:x="10.868cm" svg:y="4.362cm">
            <text:p/>
            <draw:enhanced-geometry svg:viewBox="0 0 21600 21600" draw:glue-points="10800 0 0 10800 10800 21600 21600 10800" draw:text-areas="?f3 ?f3 ?f4 ?f4" draw:type="hexagon" draw:modifiers="3851.26099706745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9" draw:text-style-name="P19" draw:layer="layout" svg:width="1.661cm" svg:height="0.551cm" svg:x="12.528cm" svg:y="4.365cm">
            <text:p/>
            <draw:enhanced-geometry svg:viewBox="0 0 21600 21600" draw:glue-points="10800 0 0 10800 10800 21600 21600 10800" draw:text-areas="?f3 ?f3 ?f4 ?f4" draw:type="hexagon" draw:modifiers="3851.26099706745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9" draw:text-style-name="P19" draw:layer="layout" svg:width="1.66cm" svg:height="0.551cm" svg:x="14.193cm" svg:y="4.365cm">
            <text:p/>
            <draw:enhanced-geometry svg:viewBox="0 0 21600 21600" draw:glue-points="10800 0 0 10800 10800 21600 21600 10800" draw:text-areas="?f3 ?f3 ?f4 ?f4" draw:type="hexagon" draw:modifiers="3851.26099706745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line draw:style-name="gr14" draw:text-style-name="P19" draw:layer="layout" svg:x1="14.292cm" svg:y1="3.974cm" svg:x2="16.557cm" svg:y2="3.976cm">
          <text:p/>
        </draw:line>
        <draw:line draw:style-name="gr14" draw:text-style-name="P19" draw:layer="layout" svg:x1="3.256cm" svg:y1="3.438cm" svg:x2="4.103cm" svg:y2="3.438cm">
          <text:p/>
        </draw:line>
        <draw:line draw:style-name="gr14" draw:text-style-name="P19" draw:layer="layout" svg:x1="4.095cm" svg:y1="3.438cm" svg:x2="4.331cm" svg:y2="3.924cm">
          <text:p/>
        </draw:line>
        <draw:line draw:style-name="gr14" draw:text-style-name="P19" draw:layer="layout" svg:x1="4.331cm" svg:y1="3.941cm" svg:x2="9.081cm" svg:y2="3.941cm">
          <text:p/>
        </draw:line>
        <draw:line draw:style-name="gr14" draw:text-style-name="P19" draw:layer="layout" svg:x1="9.306cm" svg:y1="3.474cm" svg:x2="14.056cm" svg:y2="3.474cm">
          <text:p/>
        </draw:line>
        <draw:line draw:style-name="gr14" draw:text-style-name="P19" draw:layer="layout" svg:x1="9.306cm" svg:y1="3.465cm" svg:x2="9.07cm" svg:y2="3.951cm">
          <text:p/>
        </draw:line>
        <draw:line draw:style-name="gr14" draw:text-style-name="P19" draw:layer="layout" svg:x1="14.056cm" svg:y1="3.488cm" svg:x2="14.292cm" svg:y2="3.974cm">
          <text:p/>
        </draw:line>
        <draw:g>
          <draw:line draw:style-name="gr14" draw:text-style-name="P19" draw:layer="layout" svg:x1="13.781cm" svg:y1="2.174cm" svg:x2="13.706cm" svg:y2="2.399cm">
            <text:p/>
          </draw:line>
          <draw:line draw:style-name="gr14" draw:text-style-name="P19" draw:layer="layout" svg:x1="13.858cm" svg:y1="2.176cm" svg:x2="13.783cm" svg:y2="2.401cm">
            <text:p/>
          </draw:line>
        </draw:g>
        <draw:g>
          <draw:line draw:style-name="gr14" draw:text-style-name="P19" draw:layer="layout" svg:x1="8.829cm" svg:y1="2.184cm" svg:x2="8.754cm" svg:y2="2.409cm">
            <text:p/>
          </draw:line>
          <draw:line draw:style-name="gr14" draw:text-style-name="P19" draw:layer="layout" svg:x1="8.906cm" svg:y1="2.186cm" svg:x2="8.831cm" svg:y2="2.411cm">
            <text:p/>
          </draw:line>
        </draw:g>
        <draw:g>
          <draw:line draw:style-name="gr14" draw:text-style-name="P19" draw:layer="layout" svg:x1="8.378cm" svg:y1="4.235cm" svg:x2="8.303cm" svg:y2="4.46cm">
            <text:p/>
          </draw:line>
          <draw:line draw:style-name="gr14" draw:text-style-name="P19" draw:layer="layout" svg:x1="8.455cm" svg:y1="4.237cm" svg:x2="8.38cm" svg:y2="4.462cm">
            <text:p/>
          </draw:line>
        </draw:g>
        <draw:g>
          <draw:line draw:style-name="gr14" draw:text-style-name="P19" draw:layer="layout" svg:x1="8.328cm" svg:y1="4.787cm" svg:x2="8.253cm" svg:y2="5.012cm">
            <text:p/>
          </draw:line>
          <draw:line draw:style-name="gr14" draw:text-style-name="P19" draw:layer="layout" svg:x1="8.405cm" svg:y1="4.789cm" svg:x2="8.33cm" svg:y2="5.014cm">
            <text:p/>
          </draw:line>
        </draw:g>
        <draw:g>
          <draw:line draw:style-name="gr14" draw:text-style-name="P19" draw:layer="layout" svg:x1="13.401cm" svg:y1="4.233cm" svg:x2="13.326cm" svg:y2="4.458cm">
            <text:p/>
          </draw:line>
          <draw:line draw:style-name="gr14" draw:text-style-name="P19" draw:layer="layout" svg:x1="13.478cm" svg:y1="4.235cm" svg:x2="13.403cm" svg:y2="4.46cm">
            <text:p/>
          </draw:line>
        </draw:g>
        <draw:g>
          <draw:line draw:style-name="gr14" draw:text-style-name="P19" draw:layer="layout" svg:x1="13.351cm" svg:y1="4.785cm" svg:x2="13.276cm" svg:y2="5.01cm">
            <text:p/>
          </draw:line>
          <draw:line draw:style-name="gr14" draw:text-style-name="P19" draw:layer="layout" svg:x1="13.428cm" svg:y1="4.787cm" svg:x2="13.353cm" svg:y2="5.012cm">
            <text:p/>
          </draw:line>
        </draw:g>
        <draw:line draw:style-name="gr119" draw:text-style-name="P19" draw:layer="layout" svg:x1="6.732cm" svg:y1="2.076cm" svg:x2="6.732cm" svg:y2="4.376cm">
          <text:p/>
        </draw:line>
        <draw:line draw:style-name="gr119" draw:text-style-name="P19" draw:layer="layout" svg:x1="5.845cm" svg:y1="4.912cm" svg:x2="5.845cm" svg:y2="2.111cm">
          <text:p/>
        </draw:line>
        <draw:line draw:style-name="gr119" draw:text-style-name="P19" draw:layer="layout" svg:x1="10.857cm" svg:y1="2.026cm" svg:x2="10.857cm" svg:y2="4.926cm">
          <text:p/>
        </draw:line>
        <draw:line draw:style-name="gr119" draw:text-style-name="P19" draw:layer="layout" svg:x1="11.707cm" svg:y1="2.087cm" svg:x2="11.707cm" svg:y2="4.362cm">
          <text:p/>
        </draw:line>
        <draw:line draw:style-name="gr119" draw:text-style-name="P19" draw:layer="layout" svg:x1="15.857cm" svg:y1="2.101cm" svg:x2="15.857cm" svg:y2="5.001cm">
          <text:p/>
        </draw:line>
        <draw:frame draw:style-name="gr120" draw:text-style-name="P21" draw:layer="layout" svg:width="1.344cm" svg:height="0.692cm" svg:x="6.003cm" svg:y="4.287cm">
          <draw:text-box>
            <text:p><text:span text:style-name="T11">MSB</text:span></text:p>
          </draw:text-box>
        </draw:frame>
        <draw:frame draw:style-name="gr121" draw:text-style-name="P21" draw:layer="layout" svg:width="1.234cm" svg:height="0.692cm" svg:x="9.378cm" svg:y="4.287cm">
          <draw:text-box>
            <text:p><text:span text:style-name="T11">LSB</text:span></text:p>
          </draw:text-box>
        </draw:frame>
        <draw:frame draw:style-name="gr120" draw:text-style-name="P21" draw:layer="layout" svg:width="1.344cm" svg:height="0.692cm" svg:x="11.004cm" svg:y="4.287cm">
          <draw:text-box>
            <text:p><text:span text:style-name="T11">MSB</text:span></text:p>
          </draw:text-box>
        </draw:frame>
        <draw:frame draw:style-name="gr121" draw:text-style-name="P21" draw:layer="layout" svg:width="1.234cm" svg:height="0.692cm" svg:x="14.379cm" svg:y="4.287cm">
          <draw:text-box>
            <text:p><text:span text:style-name="T11">LSB</text:span></text:p>
          </draw:text-box>
        </draw:frame>
        <draw:line draw:style-name="gr14" draw:text-style-name="P19" draw:layer="layout" svg:x1="3.207cm" svg:y1="4.644cm" svg:x2="5.853cm" svg:y2="4.644cm">
          <text:p/>
        </draw:line>
        <draw:line draw:style-name="gr14" draw:text-style-name="P19" draw:layer="layout" svg:x1="16.528cm" svg:y1="4.637cm" svg:x2="15.828cm" svg:y2="4.637cm">
          <text:p/>
        </draw:line>
        <draw:frame draw:style-name="gr122" draw:text-style-name="P21" draw:layer="layout" svg:width="1.04cm" svg:height="0.692cm" svg:x="2.092cm" svg:y="4.251cm">
          <draw:text-box>
            <text:p><text:span text:style-name="T11">SD</text:span></text:p>
          </draw:text-box>
        </draw:frame>
        <draw:frame draw:style-name="gr123" draw:text-style-name="P21" draw:layer="layout" svg:width="1.129cm" svg:height="0.692cm" svg:x="2.112cm" svg:y="3.099cm">
          <draw:text-box>
            <text:p><text:span text:style-name="T11">WS</text:span></text:p>
          </draw:text-box>
        </draw:frame>
        <draw:frame draw:style-name="gr124" draw:text-style-name="P21" draw:layer="layout" svg:width="1.298cm" svg:height="0.692cm" svg:x="2.027cm" svg:y="2.207cm">
          <draw:text-box>
            <text:p><text:span text:style-name="T11">BCK</text:span></text:p>
          </draw:text-box>
        </draw:frame>
        <draw:g>
          <draw:line draw:style-name="gr151" draw:text-style-name="P26" draw:layer="layout" svg:x1="5.857cm" svg:y1="2.05cm" svg:x2="10.857cm" svg:y2="2.051cm">
            <text:p/>
          </draw:line>
          <draw:line draw:style-name="gr152" draw:text-style-name="P26" draw:layer="layout" svg:x1="5.857cm" svg:y1="2.176cm" svg:x2="5.857cm" svg:y2="1.85cm">
            <text:p/>
          </draw:line>
          <draw:line draw:style-name="gr153" draw:text-style-name="P26" draw:layer="layout" svg:x1="10.857cm" svg:y1="2.177cm" svg:x2="10.857cm" svg:y2="1.851cm">
            <text:p/>
          </draw:line>
        </draw:g>
        <draw:g>
          <draw:line draw:style-name="gr154" draw:text-style-name="P26" draw:layer="layout" svg:x1="10.858cm" svg:y1="2.05cm" svg:x2="15.858cm" svg:y2="2.051cm">
            <text:p/>
          </draw:line>
          <draw:line draw:style-name="gr155" draw:text-style-name="P26" draw:layer="layout" svg:x1="10.858cm" svg:y1="2.176cm" svg:x2="10.858cm" svg:y2="1.85cm">
            <text:p/>
          </draw:line>
          <draw:line draw:style-name="gr156" draw:text-style-name="P26" draw:layer="layout" svg:x1="15.858cm" svg:y1="2.177cm" svg:x2="15.858cm" svg:y2="1.851cm">
            <text:p/>
          </draw:line>
        </draw:g>
        <draw:g>
          <draw:line draw:style-name="gr14" draw:text-style-name="P19" draw:layer="layout" svg:x1="15.135cm" svg:y1="2.277cm" svg:x2="15.735cm" svg:y2="2.277cm">
            <text:p/>
          </draw:line>
          <draw:line draw:style-name="gr14" draw:text-style-name="P19" draw:layer="layout" svg:x1="15.727cm" svg:y1="2.277cm" svg:x2="15.963cm" svg:y2="2.763cm">
            <text:p/>
          </draw:line>
          <draw:line draw:style-name="gr14" draw:text-style-name="P19" draw:layer="layout" svg:x1="15.137cm" svg:y1="2.277cm" svg:x2="14.901cm" svg:y2="2.763cm">
            <text:p/>
          </draw:line>
          <draw:line draw:style-name="gr14" draw:text-style-name="P19" draw:layer="layout" svg:x1="15.963cm" svg:y1="2.762cm" svg:x2="16.563cm" svg:y2="2.762cm">
            <text:p/>
          </draw:line>
        </draw:g>
        <draw:line draw:style-name="gr119" draw:text-style-name="P19" draw:layer="layout" svg:x1="4.232cm" svg:y1="2.051cm" svg:x2="4.208cm" svg:y2="4.852cm">
          <text:p/>
        </draw:line>
        <draw:frame draw:style-name="gr57" draw:text-style-name="P21" draw:layer="layout" svg:width="0.718cm" svg:height="0.692cm" svg:x="7.662cm" svg:y="1.163cm">
          <draw:text-box>
            <text:p><text:span text:style-name="T11">L</text:span></text:p>
          </draw:text-box>
        </draw:frame>
        <draw:frame draw:style-name="gr157" draw:text-style-name="P21" draw:layer="layout" svg:width="0.781cm" svg:height="0.692cm" svg:x="12.462cm" svg:y="1.201cm">
          <draw:text-box>
            <text:p><text:span text:style-name="T11">R</text:span></text:p>
          </draw:text-box>
        </draw:frame>
        <draw:g>
          <draw:line draw:style-name="gr158" draw:text-style-name="P26" draw:layer="layout" svg:x1="5.852cm" svg:y1="5.116cm" svg:x2="10.852cm" svg:y2="5.117cm">
            <text:p/>
          </draw:line>
          <draw:line draw:style-name="gr159" draw:text-style-name="P26" draw:layer="layout" svg:x1="5.852cm" svg:y1="5.242cm" svg:x2="5.852cm" svg:y2="4.916cm">
            <text:p/>
          </draw:line>
          <draw:line draw:style-name="gr160" draw:text-style-name="P26" draw:layer="layout" svg:x1="10.852cm" svg:y1="5.243cm" svg:x2="10.852cm" svg:y2="4.917cm">
            <text:p/>
          </draw:line>
        </draw:g>
        <draw:g>
          <draw:line draw:style-name="gr161" draw:text-style-name="P26" draw:layer="layout" svg:x1="10.853cm" svg:y1="5.116cm" svg:x2="15.853cm" svg:y2="5.117cm">
            <text:p/>
          </draw:line>
          <draw:line draw:style-name="gr162" draw:text-style-name="P26" draw:layer="layout" svg:x1="10.853cm" svg:y1="5.242cm" svg:x2="10.853cm" svg:y2="4.916cm">
            <text:p/>
          </draw:line>
          <draw:line draw:style-name="gr163" draw:text-style-name="P26" draw:layer="layout" svg:x1="15.853cm" svg:y1="5.243cm" svg:x2="15.853cm" svg:y2="4.917cm">
            <text:p/>
          </draw:line>
        </draw:g>
        <draw:frame draw:style-name="gr144" draw:text-style-name="P21" draw:layer="layout" svg:width="1.539cm" svg:height="0.692cm" svg:x="7.587cm" svg:y="5.014cm">
          <draw:text-box>
            <text:p><text:span text:style-name="T11">Data0</text:span></text:p>
          </draw:text-box>
        </draw:frame>
        <draw:frame draw:style-name="gr144" draw:text-style-name="P21" draw:layer="layout" svg:width="1.539cm" svg:height="0.692cm" svg:x="12.307cm" svg:y="5.014cm">
          <draw:text-box>
            <text:p><text:span text:style-name="T11">Data1</text:span></text:p>
          </draw:text-box>
        </draw:frame>
        <draw:g>
          <draw:line draw:style-name="gr14" draw:text-style-name="P19" draw:layer="layout" svg:x1="13.582cm" svg:y1="3.355cm" svg:x2="13.507cm" svg:y2="3.58cm">
            <text:p/>
          </draw:line>
          <draw:line draw:style-name="gr14" draw:text-style-name="P19" draw:layer="layout" svg:x1="13.659cm" svg:y1="3.357cm" svg:x2="13.584cm" svg:y2="3.582cm">
            <text:p/>
          </draw:line>
        </draw:g>
        <draw:g>
          <draw:line draw:style-name="gr14" draw:text-style-name="P19" draw:layer="layout" svg:x1="8.605cm" svg:y1="3.824cm" svg:x2="8.53cm" svg:y2="4.049cm">
            <text:p/>
          </draw:line>
          <draw:line draw:style-name="gr14" draw:text-style-name="P19" draw:layer="layout" svg:x1="8.682cm" svg:y1="3.826cm" svg:x2="8.607cm" svg:y2="4.051cm">
            <text:p/>
          </draw:line>
        </draw:g>
        <draw:g>
          <draw:g>
            <draw:g>
              <draw:line draw:style-name="gr14" draw:text-style-name="P19" draw:layer="layout" svg:x1="4.965cm" svg:y1="14.64cm" svg:x2="5.565cm" svg:y2="14.64cm">
                <text:p/>
              </draw:line>
              <draw:line draw:style-name="gr14" draw:text-style-name="P19" draw:layer="layout" svg:x1="5.557cm" svg:y1="14.64cm" svg:x2="5.793cm" svg:y2="15.126cm">
                <text:p/>
              </draw:line>
              <draw:line draw:style-name="gr14" draw:text-style-name="P19" draw:layer="layout" svg:x1="4.967cm" svg:y1="14.64cm" svg:x2="4.731cm" svg:y2="15.126cm">
                <text:p/>
              </draw:line>
              <draw:line draw:style-name="gr14" draw:text-style-name="P19" draw:layer="layout" svg:x1="5.793cm" svg:y1="15.125cm" svg:x2="6.393cm" svg:y2="15.125cm">
                <text:p/>
              </draw:line>
            </draw:g>
            <draw:g>
              <draw:line draw:style-name="gr14" draw:text-style-name="P19" draw:layer="layout" svg:x1="6.626cm" svg:y1="14.639cm" svg:x2="7.226cm" svg:y2="14.639cm">
                <text:p/>
              </draw:line>
              <draw:line draw:style-name="gr14" draw:text-style-name="P19" draw:layer="layout" svg:x1="7.218cm" svg:y1="14.639cm" svg:x2="7.454cm" svg:y2="15.125cm">
                <text:p/>
              </draw:line>
              <draw:line draw:style-name="gr14" draw:text-style-name="P19" draw:layer="layout" svg:x1="6.628cm" svg:y1="14.639cm" svg:x2="6.392cm" svg:y2="15.125cm">
                <text:p/>
              </draw:line>
              <draw:line draw:style-name="gr14" draw:text-style-name="P19" draw:layer="layout" svg:x1="7.454cm" svg:y1="15.124cm" svg:x2="8.054cm" svg:y2="15.124cm">
                <text:p/>
              </draw:line>
            </draw:g>
          </draw:g>
          <draw:g>
            <draw:g>
              <draw:line draw:style-name="gr14" draw:text-style-name="P19" draw:layer="layout" svg:x1="8.296cm" svg:y1="14.639cm" svg:x2="8.896cm" svg:y2="14.639cm">
                <text:p/>
              </draw:line>
              <draw:line draw:style-name="gr14" draw:text-style-name="P19" draw:layer="layout" svg:x1="8.887cm" svg:y1="14.639cm" svg:x2="9.123cm" svg:y2="15.125cm">
                <text:p/>
              </draw:line>
              <draw:line draw:style-name="gr14" draw:text-style-name="P19" draw:layer="layout" svg:x1="8.298cm" svg:y1="14.639cm" svg:x2="8.062cm" svg:y2="15.125cm">
                <text:p/>
              </draw:line>
              <draw:line draw:style-name="gr14" draw:text-style-name="P19" draw:layer="layout" svg:x1="9.123cm" svg:y1="15.124cm" svg:x2="9.723cm" svg:y2="15.124cm">
                <text:p/>
              </draw:line>
            </draw:g>
            <draw:g>
              <draw:line draw:style-name="gr14" draw:text-style-name="P19" draw:layer="layout" svg:x1="9.957cm" svg:y1="14.638cm" svg:x2="10.557cm" svg:y2="14.638cm">
                <text:p/>
              </draw:line>
              <draw:line draw:style-name="gr14" draw:text-style-name="P19" draw:layer="layout" svg:x1="10.548cm" svg:y1="14.638cm" svg:x2="10.784cm" svg:y2="15.124cm">
                <text:p/>
              </draw:line>
              <draw:line draw:style-name="gr14" draw:text-style-name="P19" draw:layer="layout" svg:x1="9.959cm" svg:y1="14.638cm" svg:x2="9.723cm" svg:y2="15.124cm">
                <text:p/>
              </draw:line>
              <draw:line draw:style-name="gr14" draw:text-style-name="P19" draw:layer="layout" svg:x1="10.784cm" svg:y1="15.123cm" svg:x2="11.384cm" svg:y2="15.123cm">
                <text:p/>
              </draw:line>
            </draw:g>
          </draw:g>
        </draw:g>
        <draw:g>
          <draw:g>
            <draw:line draw:style-name="gr14" draw:text-style-name="P19" draw:layer="layout" svg:x1="11.624cm" svg:y1="14.64cm" svg:x2="12.224cm" svg:y2="14.64cm">
              <text:p/>
            </draw:line>
            <draw:line draw:style-name="gr14" draw:text-style-name="P19" draw:layer="layout" svg:x1="12.215cm" svg:y1="14.64cm" svg:x2="12.451cm" svg:y2="15.126cm">
              <text:p/>
            </draw:line>
            <draw:line draw:style-name="gr14" draw:text-style-name="P19" draw:layer="layout" svg:x1="11.626cm" svg:y1="14.64cm" svg:x2="11.39cm" svg:y2="15.126cm">
              <text:p/>
            </draw:line>
            <draw:line draw:style-name="gr14" draw:text-style-name="P19" draw:layer="layout" svg:x1="12.451cm" svg:y1="15.125cm" svg:x2="13.051cm" svg:y2="15.125cm">
              <text:p/>
            </draw:line>
          </draw:g>
          <draw:g>
            <draw:line draw:style-name="gr14" draw:text-style-name="P19" draw:layer="layout" svg:x1="13.285cm" svg:y1="14.639cm" svg:x2="13.885cm" svg:y2="14.639cm">
              <text:p/>
            </draw:line>
            <draw:line draw:style-name="gr14" draw:text-style-name="P19" draw:layer="layout" svg:x1="13.877cm" svg:y1="14.639cm" svg:x2="14.113cm" svg:y2="15.125cm">
              <text:p/>
            </draw:line>
            <draw:line draw:style-name="gr14" draw:text-style-name="P19" draw:layer="layout" svg:x1="13.287cm" svg:y1="14.639cm" svg:x2="13.051cm" svg:y2="15.125cm">
              <text:p/>
            </draw:line>
            <draw:line draw:style-name="gr14" draw:text-style-name="P19" draw:layer="layout" svg:x1="14.113cm" svg:y1="15.124cm" svg:x2="14.713cm" svg:y2="15.124cm">
              <text:p/>
            </draw:line>
          </draw:g>
        </draw:g>
        <draw:g>
          <draw:line draw:style-name="gr14" draw:text-style-name="P19" draw:layer="layout" svg:x1="14.954cm" svg:y1="14.639cm" svg:x2="15.554cm" svg:y2="14.639cm">
            <text:p/>
          </draw:line>
          <draw:line draw:style-name="gr14" draw:text-style-name="P19" draw:layer="layout" svg:x1="15.546cm" svg:y1="14.639cm" svg:x2="15.782cm" svg:y2="15.125cm">
            <text:p/>
          </draw:line>
          <draw:line draw:style-name="gr14" draw:text-style-name="P19" draw:layer="layout" svg:x1="14.956cm" svg:y1="14.639cm" svg:x2="14.72cm" svg:y2="15.125cm">
            <text:p/>
          </draw:line>
          <draw:line draw:style-name="gr14" draw:text-style-name="P19" draw:layer="layout" svg:x1="15.782cm" svg:y1="15.124cm" svg:x2="16.382cm" svg:y2="15.124cm">
            <text:p/>
          </draw:line>
        </draw:g>
        <draw:g>
          <draw:custom-shape draw:style-name="gr49" draw:text-style-name="P19" draw:layer="layout" svg:width="1.66cm" svg:height="0.551cm" svg:x="5.681cm" svg:y="16.726cm">
            <text:p/>
            <draw:enhanced-geometry svg:viewBox="0 0 21600 21600" draw:glue-points="10800 0 0 10800 10800 21600 21600 10800" draw:text-areas="?f3 ?f3 ?f4 ?f4" draw:type="hexagon" draw:modifiers="3851.26099706745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9" draw:text-style-name="P19" draw:layer="layout" svg:width="1.661cm" svg:height="0.551cm" svg:x="7.345cm" svg:y="16.726cm">
            <text:p/>
            <draw:enhanced-geometry svg:viewBox="0 0 21600 21600" draw:glue-points="10800 0 0 10800 10800 21600 21600 10800" draw:text-areas="?f3 ?f3 ?f4 ?f4" draw:type="hexagon" draw:modifiers="3851.26099706745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9" draw:text-style-name="P19" draw:layer="layout" svg:width="1.661cm" svg:height="0.551cm" svg:x="9.031cm" svg:y="16.726cm">
            <text:p/>
            <draw:enhanced-geometry svg:viewBox="0 0 21600 21600" draw:glue-points="10800 0 0 10800 10800 21600 21600 10800" draw:text-areas="?f3 ?f3 ?f4 ?f4" draw:type="hexagon" draw:modifiers="3851.26099706745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9" draw:text-style-name="P19" draw:layer="layout" svg:width="1.66cm" svg:height="0.551cm" svg:x="10.696cm" svg:y="16.726cm">
            <text:p/>
            <draw:enhanced-geometry svg:viewBox="0 0 21600 21600" draw:glue-points="10800 0 0 10800 10800 21600 21600 10800" draw:text-areas="?f3 ?f3 ?f4 ?f4" draw:type="hexagon" draw:modifiers="3851.26099706745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9" draw:text-style-name="P19" draw:layer="layout" svg:width="1.661cm" svg:height="0.551cm" svg:x="12.356cm" svg:y="16.729cm">
            <text:p/>
            <draw:enhanced-geometry svg:viewBox="0 0 21600 21600" draw:glue-points="10800 0 0 10800 10800 21600 21600 10800" draw:text-areas="?f3 ?f3 ?f4 ?f4" draw:type="hexagon" draw:modifiers="3851.26099706745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9" draw:text-style-name="P19" draw:layer="layout" svg:width="1.66cm" svg:height="0.551cm" svg:x="14.021cm" svg:y="16.729cm">
            <text:p/>
            <draw:enhanced-geometry svg:viewBox="0 0 21600 21600" draw:glue-points="10800 0 0 10800 10800 21600 21600 10800" draw:text-areas="?f3 ?f3 ?f4 ?f4" draw:type="hexagon" draw:modifiers="3851.26099706745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line draw:style-name="gr14" draw:text-style-name="P19" draw:layer="layout" svg:x1="15.767cm" svg:y1="16.326cm" svg:x2="16.367cm" svg:y2="16.326cm">
          <text:p/>
        </draw:line>
        <draw:line draw:style-name="gr14" draw:text-style-name="P19" draw:layer="layout" svg:x1="4.731cm" svg:y1="15.79cm" svg:x2="5.578cm" svg:y2="15.79cm">
          <text:p/>
        </draw:line>
        <draw:line draw:style-name="gr14" draw:text-style-name="P19" draw:layer="layout" svg:x1="5.57cm" svg:y1="15.79cm" svg:x2="5.806cm" svg:y2="16.276cm">
          <text:p/>
        </draw:line>
        <draw:line draw:style-name="gr14" draw:text-style-name="P19" draw:layer="layout" svg:x1="5.806cm" svg:y1="16.293cm" svg:x2="10.556cm" svg:y2="16.293cm">
          <text:p/>
        </draw:line>
        <draw:line draw:style-name="gr14" draw:text-style-name="P19" draw:layer="layout" svg:x1="10.781cm" svg:y1="15.826cm" svg:x2="15.531cm" svg:y2="15.826cm">
          <text:p/>
        </draw:line>
        <draw:line draw:style-name="gr14" draw:text-style-name="P19" draw:layer="layout" svg:x1="10.793cm" svg:y1="15.82cm" svg:x2="10.557cm" svg:y2="16.306cm">
          <text:p/>
        </draw:line>
        <draw:line draw:style-name="gr14" draw:text-style-name="P19" draw:layer="layout" svg:x1="15.531cm" svg:y1="15.84cm" svg:x2="15.767cm" svg:y2="16.326cm">
          <text:p/>
        </draw:line>
        <draw:g>
          <draw:line draw:style-name="gr14" draw:text-style-name="P19" draw:layer="layout" svg:x1="13.556cm" svg:y1="14.526cm" svg:x2="13.481cm" svg:y2="14.751cm">
            <text:p/>
          </draw:line>
          <draw:line draw:style-name="gr14" draw:text-style-name="P19" draw:layer="layout" svg:x1="13.633cm" svg:y1="14.528cm" svg:x2="13.558cm" svg:y2="14.753cm">
            <text:p/>
          </draw:line>
        </draw:g>
        <draw:g>
          <draw:line draw:style-name="gr14" draw:text-style-name="P19" draw:layer="layout" svg:x1="8.604cm" svg:y1="14.536cm" svg:x2="8.529cm" svg:y2="14.761cm">
            <text:p/>
          </draw:line>
          <draw:line draw:style-name="gr14" draw:text-style-name="P19" draw:layer="layout" svg:x1="8.681cm" svg:y1="14.538cm" svg:x2="8.606cm" svg:y2="14.763cm">
            <text:p/>
          </draw:line>
        </draw:g>
        <draw:g>
          <draw:line draw:style-name="gr14" draw:text-style-name="P19" draw:layer="layout" svg:x1="8.206cm" svg:y1="16.599cm" svg:x2="8.131cm" svg:y2="16.824cm">
            <text:p/>
          </draw:line>
          <draw:line draw:style-name="gr14" draw:text-style-name="P19" draw:layer="layout" svg:x1="8.283cm" svg:y1="16.601cm" svg:x2="8.208cm" svg:y2="16.826cm">
            <text:p/>
          </draw:line>
        </draw:g>
        <draw:g>
          <draw:line draw:style-name="gr14" draw:text-style-name="P19" draw:layer="layout" svg:x1="8.156cm" svg:y1="17.151cm" svg:x2="8.081cm" svg:y2="17.376cm">
            <text:p/>
          </draw:line>
          <draw:line draw:style-name="gr14" draw:text-style-name="P19" draw:layer="layout" svg:x1="8.233cm" svg:y1="17.153cm" svg:x2="8.158cm" svg:y2="17.378cm">
            <text:p/>
          </draw:line>
        </draw:g>
        <draw:g>
          <draw:line draw:style-name="gr14" draw:text-style-name="P19" draw:layer="layout" svg:x1="13.229cm" svg:y1="16.597cm" svg:x2="13.154cm" svg:y2="16.822cm">
            <text:p/>
          </draw:line>
          <draw:line draw:style-name="gr14" draw:text-style-name="P19" draw:layer="layout" svg:x1="13.306cm" svg:y1="16.599cm" svg:x2="13.231cm" svg:y2="16.824cm">
            <text:p/>
          </draw:line>
        </draw:g>
        <draw:g>
          <draw:line draw:style-name="gr14" draw:text-style-name="P19" draw:layer="layout" svg:x1="13.179cm" svg:y1="17.149cm" svg:x2="13.104cm" svg:y2="17.374cm">
            <text:p/>
          </draw:line>
          <draw:line draw:style-name="gr14" draw:text-style-name="P19" draw:layer="layout" svg:x1="13.256cm" svg:y1="17.151cm" svg:x2="13.181cm" svg:y2="17.376cm">
            <text:p/>
          </draw:line>
        </draw:g>
        <draw:line draw:style-name="gr119" draw:text-style-name="P19" draw:layer="layout" svg:x1="5.681cm" svg:y1="14.476cm" svg:x2="5.681cm" svg:y2="17.376cm">
          <text:p/>
        </draw:line>
        <draw:line draw:style-name="gr119" draw:text-style-name="P19" draw:layer="layout" svg:x1="6.531cm" svg:y1="14.476cm" svg:x2="6.531cm" svg:y2="16.722cm">
          <text:p/>
        </draw:line>
        <draw:line draw:style-name="gr119" draw:text-style-name="P19" draw:layer="layout" svg:x1="10.681cm" svg:y1="14.476cm" svg:x2="10.681cm" svg:y2="17.376cm">
          <text:p/>
        </draw:line>
        <draw:line draw:style-name="gr119" draw:text-style-name="P19" draw:layer="layout" svg:x1="11.506cm" svg:y1="14.476cm" svg:x2="11.506cm" svg:y2="16.751cm">
          <text:p/>
        </draw:line>
        <draw:line draw:style-name="gr119" draw:text-style-name="P19" draw:layer="layout" svg:x1="15.681cm" svg:y1="14.476cm" svg:x2="15.681cm" svg:y2="17.376cm">
          <text:p/>
        </draw:line>
        <draw:frame draw:style-name="gr120" draw:text-style-name="P21" draw:layer="layout" svg:width="1.344cm" svg:height="0.692cm" svg:x="5.831cm" svg:y="16.651cm">
          <draw:text-box>
            <text:p><text:span text:style-name="T11">MSB</text:span></text:p>
          </draw:text-box>
        </draw:frame>
        <draw:frame draw:style-name="gr121" draw:text-style-name="P21" draw:layer="layout" svg:width="1.234cm" svg:height="0.692cm" svg:x="9.206cm" svg:y="16.651cm">
          <draw:text-box>
            <text:p><text:span text:style-name="T11">LSB</text:span></text:p>
          </draw:text-box>
        </draw:frame>
        <draw:frame draw:style-name="gr120" draw:text-style-name="P21" draw:layer="layout" svg:width="1.344cm" svg:height="0.692cm" svg:x="10.832cm" svg:y="16.651cm">
          <draw:text-box>
            <text:p><text:span text:style-name="T11">MSB</text:span></text:p>
          </draw:text-box>
        </draw:frame>
        <draw:frame draw:style-name="gr121" draw:text-style-name="P21" draw:layer="layout" svg:width="1.234cm" svg:height="0.692cm" svg:x="14.207cm" svg:y="16.651cm">
          <draw:text-box>
            <text:p><text:span text:style-name="T11">LSB</text:span></text:p>
          </draw:text-box>
        </draw:frame>
        <draw:line draw:style-name="gr14" draw:text-style-name="P19" draw:layer="layout" svg:x1="5.681cm" svg:y1="17.001cm" svg:x2="4.706cm" svg:y2="17.001cm">
          <text:p/>
        </draw:line>
        <draw:line draw:style-name="gr14" draw:text-style-name="P19" draw:layer="layout" svg:x1="16.356cm" svg:y1="17.001cm" svg:x2="15.656cm" svg:y2="17.001cm">
          <text:p/>
        </draw:line>
        <draw:frame draw:style-name="gr122" draw:text-style-name="P21" draw:layer="layout" svg:width="1.04cm" svg:height="0.692cm" svg:x="3.631cm" svg:y="16.651cm">
          <draw:text-box>
            <text:p><text:span text:style-name="T11">SD</text:span></text:p>
          </draw:text-box>
        </draw:frame>
        <draw:frame draw:style-name="gr123" draw:text-style-name="P21" draw:layer="layout" svg:width="1.129cm" svg:height="0.692cm" svg:x="3.587cm" svg:y="15.451cm">
          <draw:text-box>
            <text:p><text:span text:style-name="T11">WS</text:span></text:p>
          </draw:text-box>
        </draw:frame>
        <draw:frame draw:style-name="gr124" draw:text-style-name="P21" draw:layer="layout" svg:width="1.298cm" svg:height="0.692cm" svg:x="3.502cm" svg:y="14.559cm">
          <draw:text-box>
            <text:p><text:span text:style-name="T11">BCK</text:span></text:p>
          </draw:text-box>
        </draw:frame>
        <draw:g>
          <draw:line draw:style-name="gr164" draw:text-style-name="P26" draw:layer="layout" svg:x1="5.68cm" svg:y1="14.393cm" svg:x2="10.68cm" svg:y2="14.394cm">
            <text:p/>
          </draw:line>
          <draw:line draw:style-name="gr165" draw:text-style-name="P26" draw:layer="layout" svg:x1="5.68cm" svg:y1="14.519cm" svg:x2="5.68cm" svg:y2="14.193cm">
            <text:p/>
          </draw:line>
          <draw:line draw:style-name="gr166" draw:text-style-name="P26" draw:layer="layout" svg:x1="10.68cm" svg:y1="14.52cm" svg:x2="10.68cm" svg:y2="14.194cm">
            <text:p/>
          </draw:line>
        </draw:g>
        <draw:g>
          <draw:line draw:style-name="gr167" draw:text-style-name="P26" draw:layer="layout" svg:x1="10.68cm" svg:y1="14.393cm" svg:x2="15.68cm" svg:y2="14.394cm">
            <text:p/>
          </draw:line>
          <draw:line draw:style-name="gr168" draw:text-style-name="P26" draw:layer="layout" svg:x1="10.68cm" svg:y1="14.519cm" svg:x2="10.68cm" svg:y2="14.193cm">
            <text:p/>
          </draw:line>
          <draw:line draw:style-name="gr169" draw:text-style-name="P26" draw:layer="layout" svg:x1="15.68cm" svg:y1="14.52cm" svg:x2="15.68cm" svg:y2="14.194cm">
            <text:p/>
          </draw:line>
        </draw:g>
        <draw:frame draw:style-name="gr57" draw:text-style-name="P21" draw:layer="layout" svg:width="0.718cm" svg:height="0.692cm" svg:x="7.832cm" svg:y="13.662cm">
          <draw:text-box>
            <text:p><text:span text:style-name="T11">L</text:span></text:p>
          </draw:text-box>
        </draw:frame>
        <draw:frame draw:style-name="gr157" draw:text-style-name="P21" draw:layer="layout" svg:width="0.781cm" svg:height="0.692cm" svg:x="12.737cm" svg:y="13.675cm">
          <draw:text-box>
            <text:p><text:span text:style-name="T11">R</text:span></text:p>
          </draw:text-box>
        </draw:frame>
        <draw:g>
          <draw:line draw:style-name="gr170" draw:text-style-name="P26" draw:layer="layout" svg:x1="5.666cm" svg:y1="17.522cm" svg:x2="10.666cm" svg:y2="17.523cm">
            <text:p/>
          </draw:line>
          <draw:line draw:style-name="gr171" draw:text-style-name="P26" draw:layer="layout" svg:x1="5.666cm" svg:y1="17.648cm" svg:x2="5.666cm" svg:y2="17.322cm">
            <text:p/>
          </draw:line>
          <draw:line draw:style-name="gr172" draw:text-style-name="P26" draw:layer="layout" svg:x1="10.666cm" svg:y1="17.649cm" svg:x2="10.666cm" svg:y2="17.323cm">
            <text:p/>
          </draw:line>
        </draw:g>
        <draw:g>
          <draw:line draw:style-name="gr173" draw:text-style-name="P26" draw:layer="layout" svg:x1="10.667cm" svg:y1="17.522cm" svg:x2="15.667cm" svg:y2="17.523cm">
            <text:p/>
          </draw:line>
          <draw:line draw:style-name="gr174" draw:text-style-name="P26" draw:layer="layout" svg:x1="10.667cm" svg:y1="17.648cm" svg:x2="10.667cm" svg:y2="17.322cm">
            <text:p/>
          </draw:line>
          <draw:line draw:style-name="gr175" draw:text-style-name="P26" draw:layer="layout" svg:x1="15.667cm" svg:y1="17.649cm" svg:x2="15.667cm" svg:y2="17.323cm">
            <text:p/>
          </draw:line>
        </draw:g>
        <draw:frame draw:style-name="gr144" draw:text-style-name="P21" draw:layer="layout" svg:width="1.539cm" svg:height="0.692cm" svg:x="7.401cm" svg:y="17.42cm">
          <draw:text-box>
            <text:p><text:span text:style-name="T11">Data0</text:span></text:p>
          </draw:text-box>
        </draw:frame>
        <draw:frame draw:style-name="gr144" draw:text-style-name="P21" draw:layer="layout" svg:width="1.539cm" svg:height="0.692cm" svg:x="12.121cm" svg:y="17.42cm">
          <draw:text-box>
            <text:p><text:span text:style-name="T11">Data1</text:span></text:p>
          </draw:text-box>
        </draw:frame>
        <draw:g>
          <draw:line draw:style-name="gr14" draw:text-style-name="P19" draw:layer="layout" svg:x1="13.369cm" svg:y1="15.74cm" svg:x2="13.294cm" svg:y2="15.965cm">
            <text:p/>
          </draw:line>
          <draw:line draw:style-name="gr14" draw:text-style-name="P19" draw:layer="layout" svg:x1="13.446cm" svg:y1="15.742cm" svg:x2="13.371cm" svg:y2="15.967cm">
            <text:p/>
          </draw:line>
        </draw:g>
        <draw:g>
          <draw:line draw:style-name="gr14" draw:text-style-name="P19" draw:layer="layout" svg:x1="8.417cm" svg:y1="16.21cm" svg:x2="8.342cm" svg:y2="16.435cm">
            <text:p/>
          </draw:line>
          <draw:line draw:style-name="gr14" draw:text-style-name="P19" draw:layer="layout" svg:x1="8.494cm" svg:y1="16.212cm" svg:x2="8.419cm" svg:y2="16.437cm">
            <text:p/>
          </draw:line>
        </draw:g>
      </draw:page>
      <draw:page draw:name="page8" draw:style-name="dp1" draw:master-page-name="Default">
        <draw:custom-shape draw:style-name="gr49" draw:text-style-name="P19" draw:layer="layout" svg:width="3.6cm" svg:height="2.85cm" svg:x="5.025cm" svg:y="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6" draw:text-style-name="P19" draw:layer="layout" svg:x1="8.638cm" svg:y1="5.241cm" svg:x2="10.226cm" svg:y2="5.241cm">
          <text:p/>
        </draw:line>
        <draw:line draw:style-name="gr177" draw:text-style-name="P19" draw:layer="layout" svg:x1="8.626cm" svg:y1="6.369cm" svg:x2="10.05cm" svg:y2="6.369cm">
          <text:p/>
        </draw:line>
        <draw:frame draw:style-name="gr178" draw:text-style-name="P18" draw:layer="layout" svg:width="1.436cm" svg:height="0.692cm" svg:x="4.95cm" svg:y="4.22cm">
          <draw:text-box>
            <text:p text:style-name="P19"><text:span text:style-name="T16">I2S</text:span></text:p>
          </draw:text-box>
        </draw:frame>
        <draw:frame draw:style-name="gr179" draw:text-style-name="P21" draw:layer="layout" svg:width="1.15cm" svg:height="0.692cm" svg:x="10.15cm" svg:y="4.883cm">
          <draw:text-box>
            <text:p><text:span text:style-name="T11">WR</text:span></text:p>
          </draw:text-box>
        </draw:frame>
        <draw:frame draw:style-name="gr180" draw:text-style-name="P21" draw:layer="layout" svg:width="1.04cm" svg:height="0.692cm" svg:x="10.157cm" svg:y="6.033cm">
          <draw:text-box>
            <text:p><text:span text:style-name="T11">SD</text:span></text:p>
          </draw:text-box>
        </draw:frame>
        <draw:frame draw:style-name="gr181" draw:text-style-name="P21" draw:layer="layout" svg:width="3.207cm" svg:height="0.692cm" svg:x="5.615cm" svg:y="4.883cm">
          <draw:text-box>
            <text:p><text:span text:style-name="T11">I2SnO_WS_out</text:span></text:p>
          </draw:text-box>
        </draw:frame>
        <draw:frame draw:style-name="gr182" draw:text-style-name="P21" draw:layer="layout" svg:width="3.402cm" svg:height="0.692cm" svg:x="5.448cm" svg:y="5.983cm">
          <draw:text-box>
            <text:p><text:span text:style-name="T11">I2SnO_Data_out</text:span></text:p>
          </draw:text-box>
        </draw:frame>
        <draw:custom-shape draw:style-name="gr49" draw:text-style-name="P19" draw:layer="layout" svg:width="3.162cm" svg:height="2.85cm" svg:x="10.238cm" svg:y="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3" draw:text-style-name="P19" draw:layer="layout" svg:width="2.06cm" svg:height="0.776cm" svg:x="5.815cm" svg:y="3.336cm">
          <draw:text-box>
            <text:p text:style-name="P19"><text:span text:style-name="T11">主机</text:span></text:p>
          </draw:text-box>
        </draw:frame>
        <draw:frame draw:style-name="gr183" draw:text-style-name="P19" draw:layer="layout" svg:width="2.06cm" svg:height="0.776cm" svg:x="10.79cm" svg:y="3.386cm">
          <draw:text-box>
            <text:p text:style-name="P19"><text:span text:style-name="T11">从机</text:span></text:p>
          </draw:text-box>
        </draw:frame>
        <draw:frame draw:style-name="gr178" draw:text-style-name="P18" draw:layer="layout" svg:width="1.436cm" svg:height="0.692cm" svg:x="11.975cm" svg:y="4.22cm">
          <draw:text-box>
            <text:p text:style-name="P19"><text:span text:style-name="T16">LCD</text:span></text:p>
          </draw:text-box>
        </draw:frame>
        <draw:custom-shape draw:style-name="gr49" draw:text-style-name="P19" draw:layer="layout" svg:width="3.6cm" svg:height="2.85cm" svg:x="5.027cm" svg:y="10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6" draw:text-style-name="P19" draw:layer="layout" svg:x1="8.64cm" svg:y1="11.248cm" svg:x2="10.228cm" svg:y2="11.248cm">
          <text:p/>
        </draw:line>
        <draw:line draw:style-name="gr177" draw:text-style-name="P19" draw:layer="layout" svg:x1="8.628cm" svg:y1="12.376cm" svg:x2="10.052cm" svg:y2="12.376cm">
          <text:p/>
        </draw:line>
        <draw:frame draw:style-name="gr178" draw:text-style-name="P18" draw:layer="layout" svg:width="1.436cm" svg:height="0.692cm" svg:x="4.952cm" svg:y="10.227cm">
          <draw:text-box>
            <text:p text:style-name="P19"><text:span text:style-name="T16">I2S</text:span></text:p>
          </draw:text-box>
        </draw:frame>
        <draw:frame draw:style-name="gr179" draw:text-style-name="P21" draw:layer="layout" svg:width="1.15cm" svg:height="0.692cm" svg:x="10.152cm" svg:y="10.89cm">
          <draw:text-box>
            <text:p><text:span text:style-name="T11">WR</text:span></text:p>
          </draw:text-box>
        </draw:frame>
        <draw:frame draw:style-name="gr180" draw:text-style-name="P21" draw:layer="layout" svg:width="1.04cm" svg:height="0.692cm" svg:x="10.159cm" svg:y="12.04cm">
          <draw:text-box>
            <text:p><text:span text:style-name="T11">SD</text:span></text:p>
          </draw:text-box>
        </draw:frame>
        <draw:frame draw:style-name="gr181" draw:text-style-name="P21" draw:layer="layout" svg:width="3.207cm" svg:height="0.692cm" svg:x="5.617cm" svg:y="10.89cm">
          <draw:text-box>
            <text:p><text:span text:style-name="T11">I2SnO_WS_out</text:span></text:p>
          </draw:text-box>
        </draw:frame>
        <draw:frame draw:style-name="gr182" draw:text-style-name="P21" draw:layer="layout" svg:width="3.402cm" svg:height="0.692cm" svg:x="5.45cm" svg:y="11.99cm">
          <draw:text-box>
            <text:p><text:span text:style-name="T11">I2SnO_Data_out</text:span></text:p>
          </draw:text-box>
        </draw:frame>
        <draw:custom-shape draw:style-name="gr49" draw:text-style-name="P19" draw:layer="layout" svg:width="3.162cm" svg:height="2.85cm" svg:x="10.24cm" svg:y="10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4" draw:text-style-name="P19" draw:layer="layout" svg:width="2.06cm" svg:height="0.764cm" svg:x="5.817cm" svg:y="9.343cm">
          <draw:text-box>
            <text:p text:style-name="P19"><text:span text:style-name="T11">Master</text:span></text:p>
          </draw:text-box>
        </draw:frame>
        <draw:frame draw:style-name="gr184" draw:text-style-name="P19" draw:layer="layout" svg:width="2.06cm" svg:height="0.764cm" svg:x="10.792cm" svg:y="9.393cm">
          <draw:text-box>
            <text:p text:style-name="P19"><text:span text:style-name="T11">Slave</text:span></text:p>
          </draw:text-box>
        </draw:frame>
        <draw:frame draw:style-name="gr178" draw:text-style-name="P18" draw:layer="layout" svg:width="1.436cm" svg:height="0.692cm" svg:x="11.977cm" svg:y="10.227cm">
          <draw:text-box>
            <text:p text:style-name="P19"><text:span text:style-name="T16">LCD</text:span></text:p>
          </draw:text-box>
        </draw:frame>
      </draw:page>
      <draw:page draw:name="page9" draw:style-name="dp1" draw:master-page-name="Default">
        <draw:g>
          <draw:g>
            <draw:line draw:style-name="gr14" draw:text-style-name="P19" draw:layer="layout" svg:x1="3.177cm" svg:y1="5.552cm" svg:x2="3.582cm" svg:y2="5.552cm">
              <text:p/>
            </draw:line>
            <draw:line draw:style-name="gr14" draw:text-style-name="P19" draw:layer="layout" svg:x1="3.577cm" svg:y1="5.552cm" svg:x2="3.736cm" svg:y2="6.038cm">
              <text:p/>
            </draw:line>
            <draw:line draw:style-name="gr14" draw:text-style-name="P19" draw:layer="layout" svg:x1="3.178cm" svg:y1="5.552cm" svg:x2="3.019cm" svg:y2="6.038cm">
              <text:p/>
            </draw:line>
            <draw:line draw:style-name="gr14" draw:text-style-name="P19" draw:layer="layout" svg:x1="3.736cm" svg:y1="6.037cm" svg:x2="4.141cm" svg:y2="6.037cm">
              <text:p/>
            </draw:line>
          </draw:g>
          <draw:g>
            <draw:line draw:style-name="gr14" draw:text-style-name="P19" draw:layer="layout" svg:x1="4.298cm" svg:y1="5.551cm" svg:x2="4.703cm" svg:y2="5.551cm">
              <text:p/>
            </draw:line>
            <draw:line draw:style-name="gr14" draw:text-style-name="P19" draw:layer="layout" svg:x1="4.698cm" svg:y1="5.551cm" svg:x2="4.857cm" svg:y2="6.037cm">
              <text:p/>
            </draw:line>
            <draw:line draw:style-name="gr14" draw:text-style-name="P19" draw:layer="layout" svg:x1="4.299cm" svg:y1="5.551cm" svg:x2="4.14cm" svg:y2="6.037cm">
              <text:p/>
            </draw:line>
            <draw:line draw:style-name="gr14" draw:text-style-name="P19" draw:layer="layout" svg:x1="4.858cm" svg:y1="6.036cm" svg:x2="5.263cm" svg:y2="6.036cm">
              <text:p/>
            </draw:line>
          </draw:g>
        </draw:g>
        <draw:g>
          <draw:g>
            <draw:line draw:style-name="gr14" draw:text-style-name="P19" draw:layer="layout" svg:x1="5.426cm" svg:y1="5.551cm" svg:x2="5.831cm" svg:y2="5.551cm">
              <text:p/>
            </draw:line>
            <draw:line draw:style-name="gr14" draw:text-style-name="P19" draw:layer="layout" svg:x1="5.825cm" svg:y1="5.551cm" svg:x2="5.984cm" svg:y2="6.037cm">
              <text:p/>
            </draw:line>
            <draw:line draw:style-name="gr14" draw:text-style-name="P19" draw:layer="layout" svg:x1="5.427cm" svg:y1="5.551cm" svg:x2="5.268cm" svg:y2="6.037cm">
              <text:p/>
            </draw:line>
            <draw:line draw:style-name="gr14" draw:text-style-name="P19" draw:layer="layout" svg:x1="5.984cm" svg:y1="6.036cm" svg:x2="6.389cm" svg:y2="6.036cm">
              <text:p/>
            </draw:line>
          </draw:g>
          <draw:g>
            <draw:line draw:style-name="gr14" draw:text-style-name="P19" draw:layer="layout" svg:x1="6.548cm" svg:y1="5.55cm" svg:x2="6.953cm" svg:y2="5.55cm">
              <text:p/>
            </draw:line>
            <draw:line draw:style-name="gr14" draw:text-style-name="P19" draw:layer="layout" svg:x1="6.947cm" svg:y1="5.55cm" svg:x2="7.106cm" svg:y2="6.036cm">
              <text:p/>
            </draw:line>
            <draw:line draw:style-name="gr14" draw:text-style-name="P19" draw:layer="layout" svg:x1="6.549cm" svg:y1="5.55cm" svg:x2="6.39cm" svg:y2="6.036cm">
              <text:p/>
            </draw:line>
            <draw:line draw:style-name="gr14" draw:text-style-name="P19" draw:layer="layout" svg:x1="7.106cm" svg:y1="6.035cm" svg:x2="7.511cm" svg:y2="6.035cm">
              <text:p/>
            </draw:line>
          </draw:g>
        </draw:g>
        <draw:g>
          <draw:line draw:style-name="gr14" draw:text-style-name="P19" draw:layer="layout" svg:x1="7.673cm" svg:y1="5.552cm" svg:x2="8.078cm" svg:y2="5.552cm">
            <text:p/>
          </draw:line>
          <draw:line draw:style-name="gr14" draw:text-style-name="P19" draw:layer="layout" svg:x1="8.072cm" svg:y1="5.552cm" svg:x2="8.231cm" svg:y2="6.038cm">
            <text:p/>
          </draw:line>
          <draw:line draw:style-name="gr14" draw:text-style-name="P19" draw:layer="layout" svg:x1="7.674cm" svg:y1="5.552cm" svg:x2="7.515cm" svg:y2="6.038cm">
            <text:p/>
          </draw:line>
          <draw:line draw:style-name="gr14" draw:text-style-name="P19" draw:layer="layout" svg:x1="8.232cm" svg:y1="6.037cm" svg:x2="8.637cm" svg:y2="6.037cm">
            <text:p/>
          </draw:line>
        </draw:g>
        <draw:g>
          <draw:line draw:style-name="gr14" draw:text-style-name="P19" draw:layer="layout" svg:x1="8.795cm" svg:y1="5.551cm" svg:x2="9.2cm" svg:y2="5.551cm">
            <text:p/>
          </draw:line>
          <draw:line draw:style-name="gr14" draw:text-style-name="P19" draw:layer="layout" svg:x1="9.195cm" svg:y1="5.551cm" svg:x2="9.354cm" svg:y2="6.037cm">
            <text:p/>
          </draw:line>
          <draw:line draw:style-name="gr14" draw:text-style-name="P19" draw:layer="layout" svg:x1="8.796cm" svg:y1="5.551cm" svg:x2="8.637cm" svg:y2="6.037cm">
            <text:p/>
          </draw:line>
          <draw:line draw:style-name="gr14" draw:text-style-name="P19" draw:layer="layout" svg:x1="9.354cm" svg:y1="6.036cm" svg:x2="9.759cm" svg:y2="6.036cm">
            <text:p/>
          </draw:line>
        </draw:g>
        <draw:line draw:style-name="gr14" draw:text-style-name="P19" draw:layer="layout" svg:x1="9.922cm" svg:y1="5.551cm" svg:x2="10.327cm" svg:y2="5.551cm">
          <text:p/>
        </draw:line>
        <draw:line draw:style-name="gr14" draw:text-style-name="P19" draw:layer="layout" svg:x1="10.322cm" svg:y1="5.551cm" svg:x2="10.481cm" svg:y2="6.037cm">
          <text:p/>
        </draw:line>
        <draw:line draw:style-name="gr14" draw:text-style-name="P19" draw:layer="layout" svg:x1="9.923cm" svg:y1="5.551cm" svg:x2="9.764cm" svg:y2="6.037cm">
          <text:p/>
        </draw:line>
        <draw:line draw:style-name="gr14" draw:text-style-name="P19" draw:layer="layout" svg:x1="10.481cm" svg:y1="6.036cm" svg:x2="10.911cm" svg:y2="6.036cm">
          <text:p/>
        </draw:line>
        <draw:line draw:style-name="gr119" draw:text-style-name="P19" draw:layer="layout" svg:x1="3.649cm" svg:y1="7.289cm" svg:x2="3.649cm" svg:y2="5.363cm">
          <text:p/>
        </draw:line>
        <draw:frame draw:style-name="gr185" draw:text-style-name="P21" draw:layer="layout" svg:width="2.141cm" svg:height="0.692cm" svg:x="1.084cm" svg:y="6.575cm">
          <draw:text-box>
            <text:p><text:span text:style-name="T11">SD[23:0]</text:span></text:p>
          </draw:text-box>
        </draw:frame>
        <draw:frame draw:style-name="gr186" draw:text-style-name="P21" draw:layer="layout" svg:width="1.332cm" svg:height="0.692cm" svg:x="2cm" svg:y="5.458cm">
          <draw:text-box>
            <text:p><text:span text:style-name="T11">WR</text:span></text:p>
          </draw:text-box>
        </draw:frame>
        <draw:g>
          <draw:line draw:style-name="gr14" draw:text-style-name="P19" draw:layer="layout" svg:x1="11.073cm" svg:y1="5.558cm" svg:x2="11.478cm" svg:y2="5.558cm">
            <text:p/>
          </draw:line>
          <draw:line draw:style-name="gr14" draw:text-style-name="P19" draw:layer="layout" svg:x1="11.473cm" svg:y1="5.558cm" svg:x2="11.632cm" svg:y2="6.044cm">
            <text:p/>
          </draw:line>
          <draw:line draw:style-name="gr14" draw:text-style-name="P19" draw:layer="layout" svg:x1="11.074cm" svg:y1="5.558cm" svg:x2="10.915cm" svg:y2="6.044cm">
            <text:p/>
          </draw:line>
          <draw:line draw:style-name="gr14" draw:text-style-name="P19" draw:layer="layout" svg:x1="11.633cm" svg:y1="6.043cm" svg:x2="12.038cm" svg:y2="6.043cm">
            <text:p/>
          </draw:line>
        </draw:g>
        <draw:g>
          <draw:line draw:style-name="gr14" draw:text-style-name="P19" draw:layer="layout" svg:x1="12.201cm" svg:y1="5.558cm" svg:x2="12.606cm" svg:y2="5.558cm">
            <text:p/>
          </draw:line>
          <draw:line draw:style-name="gr14" draw:text-style-name="P19" draw:layer="layout" svg:x1="12.6cm" svg:y1="5.558cm" svg:x2="12.759cm" svg:y2="6.044cm">
            <text:p/>
          </draw:line>
          <draw:line draw:style-name="gr14" draw:text-style-name="P19" draw:layer="layout" svg:x1="12.202cm" svg:y1="5.558cm" svg:x2="12.043cm" svg:y2="6.044cm">
            <text:p/>
          </draw:line>
          <draw:line draw:style-name="gr14" draw:text-style-name="P19" draw:layer="layout" svg:x1="12.759cm" svg:y1="6.043cm" svg:x2="13.164cm" svg:y2="6.043cm">
            <text:p/>
          </draw:line>
        </draw:g>
        <draw:line draw:style-name="gr119" draw:text-style-name="P19" draw:layer="layout" svg:x1="4.254cm" svg:y1="6.623cm" svg:x2="4.254cm" svg:y2="5.4cm">
          <text:p/>
        </draw:line>
        <draw:custom-shape draw:style-name="gr49" draw:text-style-name="P19" draw:layer="layout" svg:width="1.087cm" svg:height="0.551cm" svg:x="9.326cm" svg:y="6.646cm">
          <text:p/>
          <draw:enhanced-geometry svg:viewBox="0 0 21600 21600" draw:mirror-horizontal="false" draw:mirror-vertical="false" draw:glue-points="10800 0 0 10800 10800 21600 21600 10800" draw:text-areas="?f3 ?f3 ?f4 ?f4" draw:type="hexagon" draw:modifiers="3851.26099706745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9" draw:text-style-name="P19" draw:layer="layout" svg:width="1.15cm" svg:height="0.551cm" svg:x="10.436cm" svg:y="6.646cm">
          <text:p/>
          <draw:enhanced-geometry svg:viewBox="0 0 21600 21600" draw:mirror-horizontal="false" draw:mirror-vertical="false" draw:glue-points="10800 0 0 10800 10800 21600 21600 10800" draw:text-areas="?f3 ?f3 ?f4 ?f4" draw:type="hexagon" draw:modifiers="3851.26099706745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9" draw:text-style-name="P19" draw:layer="layout" svg:width="1.121cm" svg:height="0.551cm" svg:x="11.589cm" svg:y="6.646cm">
          <text:p/>
          <draw:enhanced-geometry svg:viewBox="0 0 21600 21600" draw:mirror-horizontal="false" draw:mirror-vertical="false" draw:glue-points="10800 0 0 10800 10800 21600 21600 10800" draw:text-areas="?f3 ?f3 ?f4 ?f4" draw:type="hexagon" draw:modifiers="3851.26099706745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4" draw:text-style-name="P19" draw:layer="layout" svg:x1="13.161cm" svg:y1="6.922cm" svg:x2="12.688cm" svg:y2="6.922cm">
          <text:p/>
        </draw:line>
        <draw:custom-shape draw:style-name="gr49" draw:text-style-name="P19" draw:layer="layout" svg:width="1.121cm" svg:height="0.551cm" svg:x="8.189cm" svg:y="6.642cm">
          <text:p/>
          <draw:enhanced-geometry svg:viewBox="0 0 21600 21600" draw:mirror-horizontal="false" draw:mirror-vertical="false" draw:glue-points="10800 0 0 10800 10800 21600 21600 10800" draw:text-areas="?f3 ?f3 ?f4 ?f4" draw:type="hexagon" draw:modifiers="3851.26099706745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9" draw:text-style-name="P19" draw:layer="layout" svg:width="1.121cm" svg:height="0.551cm" svg:x="4.784cm" svg:y="6.646cm">
          <text:p/>
          <draw:enhanced-geometry svg:viewBox="0 0 21600 21600" draw:mirror-horizontal="false" draw:mirror-vertical="false" draw:glue-points="10800 0 0 10800 10800 21600 21600 10800" draw:text-areas="?f3 ?f3 ?f4 ?f4" draw:type="hexagon" draw:modifiers="3851.26099706745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9" draw:text-style-name="P19" draw:layer="layout" svg:width="1.122cm" svg:height="0.551cm" svg:x="5.922cm" svg:y="6.646cm">
          <text:p/>
          <draw:enhanced-geometry svg:viewBox="0 0 21600 21600" draw:mirror-horizontal="false" draw:mirror-vertical="false" draw:glue-points="10800 0 0 10800 10800 21600 21600 10800" draw:text-areas="?f3 ?f3 ?f4 ?f4" draw:type="hexagon" draw:modifiers="3851.26099706745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9" draw:text-style-name="P19" draw:layer="layout" svg:width="1.121cm" svg:height="0.551cm" svg:x="7.047cm" svg:y="6.646cm">
          <text:p/>
          <draw:enhanced-geometry svg:viewBox="0 0 21600 21600" draw:mirror-horizontal="false" draw:mirror-vertical="false" draw:glue-points="10800 0 0 10800 10800 21600 21600 10800" draw:text-areas="?f3 ?f3 ?f4 ?f4" draw:type="hexagon" draw:modifiers="3851.26099706745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4" draw:text-style-name="P19" draw:layer="layout" svg:x1="3.66cm" svg:y1="6.921cm" svg:x2="3.002cm" svg:y2="6.921cm">
          <text:p/>
        </draw:line>
        <draw:custom-shape draw:style-name="gr49" draw:text-style-name="P19" draw:layer="layout" svg:width="1.107cm" svg:height="0.551cm" svg:x="3.661cm" svg:y="6.642cm">
          <text:p/>
          <draw:enhanced-geometry svg:viewBox="0 0 21600 21600" draw:mirror-horizontal="false" draw:mirror-vertical="false" draw:glue-points="10800 0 0 10800 10800 21600 21600 10800" draw:text-areas="?f3 ?f3 ?f4 ?f4" draw:type="hexagon" draw:modifiers="3851.26099706745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87" draw:text-style-name="P21" draw:layer="layout" svg:width="0.997cm" svg:height="0.692cm" svg:x="3.71cm" svg:y="6.563cm">
          <draw:text-box>
            <text:p><text:span text:style-name="T11">D0</text:span></text:p>
          </draw:text-box>
        </draw:frame>
        <draw:frame draw:style-name="gr187" draw:text-style-name="P21" draw:layer="layout" svg:width="0.997cm" svg:height="0.692cm" svg:x="4.857cm" svg:y="6.571cm">
          <draw:text-box>
            <text:p><text:span text:style-name="T11">D1</text:span></text:p>
          </draw:text-box>
        </draw:frame>
        <draw:frame draw:style-name="gr187" draw:text-style-name="P21" draw:layer="layout" svg:width="0.997cm" svg:height="0.692cm" svg:x="5.985cm" svg:y="6.563cm">
          <draw:text-box>
            <text:p><text:span text:style-name="T11">D0</text:span></text:p>
          </draw:text-box>
        </draw:frame>
        <draw:frame draw:style-name="gr187" draw:text-style-name="P21" draw:layer="layout" svg:width="0.997cm" svg:height="0.692cm" svg:x="7.132cm" svg:y="6.571cm">
          <draw:text-box>
            <text:p><text:span text:style-name="T11">D1</text:span></text:p>
          </draw:text-box>
        </draw:frame>
        <draw:frame draw:style-name="gr187" draw:text-style-name="P21" draw:layer="layout" svg:width="0.997cm" svg:height="0.692cm" svg:x="8.285cm" svg:y="6.588cm">
          <draw:text-box>
            <text:p><text:span text:style-name="T11">D2</text:span></text:p>
          </draw:text-box>
        </draw:frame>
        <draw:frame draw:style-name="gr187" draw:text-style-name="P21" draw:layer="layout" svg:width="0.997cm" svg:height="0.692cm" svg:x="9.407cm" svg:y="6.588cm">
          <draw:text-box>
            <text:p><text:span text:style-name="T11">D3</text:span></text:p>
          </draw:text-box>
        </draw:frame>
        <draw:frame draw:style-name="gr187" draw:text-style-name="P21" draw:layer="layout" svg:width="0.997cm" svg:height="0.692cm" svg:x="10.486cm" svg:y="6.588cm">
          <draw:text-box>
            <text:p><text:span text:style-name="T11">D2</text:span></text:p>
          </draw:text-box>
        </draw:frame>
        <draw:frame draw:style-name="gr187" draw:text-style-name="P21" draw:layer="layout" svg:width="0.997cm" svg:height="0.692cm" svg:x="11.608cm" svg:y="6.588cm">
          <draw:text-box>
            <text:p><text:span text:style-name="T11">D3</text:span></text:p>
          </draw:text-box>
        </draw:frame>
        <draw:g>
          <draw:g>
            <draw:line draw:style-name="gr14" draw:text-style-name="P19" draw:layer="layout" svg:x1="3.17cm" svg:y1="2.039cm" svg:x2="3.575cm" svg:y2="2.039cm">
              <text:p/>
            </draw:line>
            <draw:line draw:style-name="gr14" draw:text-style-name="P19" draw:layer="layout" svg:x1="3.57cm" svg:y1="2.039cm" svg:x2="3.729cm" svg:y2="2.525cm">
              <text:p/>
            </draw:line>
            <draw:line draw:style-name="gr14" draw:text-style-name="P19" draw:layer="layout" svg:x1="3.171cm" svg:y1="2.039cm" svg:x2="3.012cm" svg:y2="2.525cm">
              <text:p/>
            </draw:line>
            <draw:line draw:style-name="gr14" draw:text-style-name="P19" draw:layer="layout" svg:x1="3.729cm" svg:y1="2.524cm" svg:x2="4.134cm" svg:y2="2.524cm">
              <text:p/>
            </draw:line>
          </draw:g>
          <draw:g>
            <draw:line draw:style-name="gr14" draw:text-style-name="P19" draw:layer="layout" svg:x1="4.291cm" svg:y1="2.038cm" svg:x2="4.696cm" svg:y2="2.038cm">
              <text:p/>
            </draw:line>
            <draw:line draw:style-name="gr14" draw:text-style-name="P19" draw:layer="layout" svg:x1="4.691cm" svg:y1="2.038cm" svg:x2="4.85cm" svg:y2="2.524cm">
              <text:p/>
            </draw:line>
            <draw:line draw:style-name="gr14" draw:text-style-name="P19" draw:layer="layout" svg:x1="4.292cm" svg:y1="2.038cm" svg:x2="4.133cm" svg:y2="2.524cm">
              <text:p/>
            </draw:line>
            <draw:line draw:style-name="gr14" draw:text-style-name="P19" draw:layer="layout" svg:x1="4.851cm" svg:y1="2.523cm" svg:x2="5.256cm" svg:y2="2.523cm">
              <text:p/>
            </draw:line>
          </draw:g>
        </draw:g>
        <draw:g>
          <draw:g>
            <draw:line draw:style-name="gr14" draw:text-style-name="P19" draw:layer="layout" svg:x1="5.419cm" svg:y1="2.038cm" svg:x2="5.824cm" svg:y2="2.038cm">
              <text:p/>
            </draw:line>
            <draw:line draw:style-name="gr14" draw:text-style-name="P19" draw:layer="layout" svg:x1="5.818cm" svg:y1="2.038cm" svg:x2="5.977cm" svg:y2="2.524cm">
              <text:p/>
            </draw:line>
            <draw:line draw:style-name="gr14" draw:text-style-name="P19" draw:layer="layout" svg:x1="5.42cm" svg:y1="2.038cm" svg:x2="5.261cm" svg:y2="2.524cm">
              <text:p/>
            </draw:line>
            <draw:line draw:style-name="gr14" draw:text-style-name="P19" draw:layer="layout" svg:x1="5.977cm" svg:y1="2.523cm" svg:x2="6.382cm" svg:y2="2.523cm">
              <text:p/>
            </draw:line>
          </draw:g>
          <draw:g>
            <draw:line draw:style-name="gr14" draw:text-style-name="P19" draw:layer="layout" svg:x1="6.541cm" svg:y1="2.037cm" svg:x2="6.946cm" svg:y2="2.037cm">
              <text:p/>
            </draw:line>
            <draw:line draw:style-name="gr14" draw:text-style-name="P19" draw:layer="layout" svg:x1="6.94cm" svg:y1="2.037cm" svg:x2="7.099cm" svg:y2="2.523cm">
              <text:p/>
            </draw:line>
            <draw:line draw:style-name="gr14" draw:text-style-name="P19" draw:layer="layout" svg:x1="6.542cm" svg:y1="2.037cm" svg:x2="6.383cm" svg:y2="2.523cm">
              <text:p/>
            </draw:line>
            <draw:line draw:style-name="gr14" draw:text-style-name="P19" draw:layer="layout" svg:x1="7.099cm" svg:y1="2.522cm" svg:x2="7.504cm" svg:y2="2.522cm">
              <text:p/>
            </draw:line>
          </draw:g>
        </draw:g>
        <draw:g>
          <draw:line draw:style-name="gr14" draw:text-style-name="P19" draw:layer="layout" svg:x1="7.666cm" svg:y1="2.039cm" svg:x2="8.071cm" svg:y2="2.039cm">
            <text:p/>
          </draw:line>
          <draw:line draw:style-name="gr14" draw:text-style-name="P19" draw:layer="layout" svg:x1="8.065cm" svg:y1="2.039cm" svg:x2="8.224cm" svg:y2="2.525cm">
            <text:p/>
          </draw:line>
          <draw:line draw:style-name="gr14" draw:text-style-name="P19" draw:layer="layout" svg:x1="7.667cm" svg:y1="2.039cm" svg:x2="7.508cm" svg:y2="2.525cm">
            <text:p/>
          </draw:line>
          <draw:line draw:style-name="gr14" draw:text-style-name="P19" draw:layer="layout" svg:x1="8.225cm" svg:y1="2.524cm" svg:x2="8.63cm" svg:y2="2.524cm">
            <text:p/>
          </draw:line>
        </draw:g>
        <draw:g>
          <draw:line draw:style-name="gr14" draw:text-style-name="P19" draw:layer="layout" svg:x1="8.788cm" svg:y1="2.038cm" svg:x2="9.193cm" svg:y2="2.038cm">
            <text:p/>
          </draw:line>
          <draw:line draw:style-name="gr14" draw:text-style-name="P19" draw:layer="layout" svg:x1="9.188cm" svg:y1="2.038cm" svg:x2="9.347cm" svg:y2="2.524cm">
            <text:p/>
          </draw:line>
          <draw:line draw:style-name="gr14" draw:text-style-name="P19" draw:layer="layout" svg:x1="8.789cm" svg:y1="2.038cm" svg:x2="8.63cm" svg:y2="2.524cm">
            <text:p/>
          </draw:line>
          <draw:line draw:style-name="gr14" draw:text-style-name="P19" draw:layer="layout" svg:x1="9.347cm" svg:y1="2.523cm" svg:x2="9.752cm" svg:y2="2.523cm">
            <text:p/>
          </draw:line>
        </draw:g>
        <draw:line draw:style-name="gr14" draw:text-style-name="P19" draw:layer="layout" svg:x1="9.915cm" svg:y1="2.038cm" svg:x2="10.32cm" svg:y2="2.038cm">
          <text:p/>
        </draw:line>
        <draw:line draw:style-name="gr14" draw:text-style-name="P19" draw:layer="layout" svg:x1="10.315cm" svg:y1="2.038cm" svg:x2="10.474cm" svg:y2="2.524cm">
          <text:p/>
        </draw:line>
        <draw:line draw:style-name="gr14" draw:text-style-name="P19" draw:layer="layout" svg:x1="9.916cm" svg:y1="2.038cm" svg:x2="9.757cm" svg:y2="2.524cm">
          <text:p/>
        </draw:line>
        <draw:line draw:style-name="gr14" draw:text-style-name="P19" draw:layer="layout" svg:x1="10.474cm" svg:y1="2.523cm" svg:x2="10.904cm" svg:y2="2.523cm">
          <text:p/>
        </draw:line>
        <draw:line draw:style-name="gr119" draw:text-style-name="P19" draw:layer="layout" svg:x1="3.642cm" svg:y1="3.776cm" svg:x2="3.642cm" svg:y2="1.85cm">
          <text:p/>
        </draw:line>
        <draw:g>
          <draw:line draw:style-name="gr14" draw:text-style-name="P19" draw:layer="layout" svg:x1="11.066cm" svg:y1="2.045cm" svg:x2="11.471cm" svg:y2="2.045cm">
            <text:p/>
          </draw:line>
          <draw:line draw:style-name="gr14" draw:text-style-name="P19" draw:layer="layout" svg:x1="11.466cm" svg:y1="2.045cm" svg:x2="11.625cm" svg:y2="2.531cm">
            <text:p/>
          </draw:line>
          <draw:line draw:style-name="gr14" draw:text-style-name="P19" draw:layer="layout" svg:x1="11.067cm" svg:y1="2.045cm" svg:x2="10.908cm" svg:y2="2.531cm">
            <text:p/>
          </draw:line>
          <draw:line draw:style-name="gr14" draw:text-style-name="P19" draw:layer="layout" svg:x1="11.626cm" svg:y1="2.53cm" svg:x2="12.031cm" svg:y2="2.53cm">
            <text:p/>
          </draw:line>
        </draw:g>
        <draw:g>
          <draw:line draw:style-name="gr14" draw:text-style-name="P19" draw:layer="layout" svg:x1="12.194cm" svg:y1="2.045cm" svg:x2="12.599cm" svg:y2="2.045cm">
            <text:p/>
          </draw:line>
          <draw:line draw:style-name="gr14" draw:text-style-name="P19" draw:layer="layout" svg:x1="12.593cm" svg:y1="2.045cm" svg:x2="12.752cm" svg:y2="2.531cm">
            <text:p/>
          </draw:line>
          <draw:line draw:style-name="gr14" draw:text-style-name="P19" draw:layer="layout" svg:x1="12.195cm" svg:y1="2.045cm" svg:x2="12.036cm" svg:y2="2.531cm">
            <text:p/>
          </draw:line>
          <draw:line draw:style-name="gr14" draw:text-style-name="P19" draw:layer="layout" svg:x1="12.752cm" svg:y1="2.53cm" svg:x2="13.157cm" svg:y2="2.53cm">
            <text:p/>
          </draw:line>
        </draw:g>
        <draw:line draw:style-name="gr119" draw:text-style-name="P19" draw:layer="layout" svg:x1="4.238cm" svg:y1="3.108cm" svg:x2="4.238cm" svg:y2="1.899cm">
          <text:p/>
        </draw:line>
        <draw:line draw:style-name="gr14" draw:text-style-name="P19" draw:layer="layout" svg:x1="13.154cm" svg:y1="3.409cm" svg:x2="12.681cm" svg:y2="3.409cm">
          <text:p/>
        </draw:line>
        <draw:line draw:style-name="gr14" draw:text-style-name="P19" draw:layer="layout" svg:x1="3.653cm" svg:y1="3.408cm" svg:x2="2.995cm" svg:y2="3.408cm">
          <text:p/>
        </draw:line>
        <draw:custom-shape draw:style-name="gr49" draw:text-style-name="P19" draw:layer="layout" svg:width="2.261cm" svg:height="0.551cm" svg:x="3.654cm" svg:y="3.129cm">
          <text:p/>
          <draw:enhanced-geometry svg:viewBox="0 0 21600 21600" draw:mirror-horizontal="false" draw:mirror-vertical="false" draw:glue-points="10800 0 0 10800 10800 21600 21600 10800" draw:text-areas="?f3 ?f3 ?f4 ?f4" draw:type="hexagon" draw:modifiers="1757.0291777188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87" draw:text-style-name="P21" draw:layer="layout" svg:width="0.997cm" svg:height="0.692cm" svg:x="4.228cm" svg:y="3.083cm">
          <draw:text-box>
            <text:p><text:span text:style-name="T11">D0</text:span></text:p>
          </draw:text-box>
        </draw:frame>
        <draw:frame draw:style-name="gr185" draw:text-style-name="P21" draw:layer="layout" svg:width="2.141cm" svg:height="0.692cm" svg:x="1.027cm" svg:y="3.117cm">
          <draw:text-box>
            <text:p><text:span text:style-name="T11">SD[23:0]</text:span></text:p>
          </draw:text-box>
        </draw:frame>
        <draw:frame draw:style-name="gr186" draw:text-style-name="P21" draw:layer="layout" svg:width="1.332cm" svg:height="0.692cm" svg:x="1.943cm" svg:y="2cm">
          <draw:text-box>
            <text:p><text:span text:style-name="T11">WR</text:span></text:p>
          </draw:text-box>
        </draw:frame>
        <draw:custom-shape draw:style-name="gr49" draw:text-style-name="P19" draw:layer="layout" svg:width="2.261cm" svg:height="0.551cm" svg:x="5.925cm" svg:y="3.129cm">
          <text:p/>
          <draw:enhanced-geometry svg:viewBox="0 0 21600 21600" draw:mirror-horizontal="false" draw:mirror-vertical="false" draw:glue-points="10800 0 0 10800 10800 21600 21600 10800" draw:text-areas="?f3 ?f3 ?f4 ?f4" draw:type="hexagon" draw:modifiers="1757.0291777188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87" draw:text-style-name="P21" draw:layer="layout" svg:width="0.997cm" svg:height="0.692cm" svg:x="6.599cm" svg:y="3.083cm">
          <draw:text-box>
            <text:p><text:span text:style-name="T11">D1</text:span></text:p>
          </draw:text-box>
        </draw:frame>
        <draw:custom-shape draw:style-name="gr49" draw:text-style-name="P19" draw:layer="layout" svg:width="2.261cm" svg:height="0.551cm" svg:x="8.2cm" svg:y="3.129cm">
          <text:p/>
          <draw:enhanced-geometry svg:viewBox="0 0 21600 21600" draw:mirror-horizontal="false" draw:mirror-vertical="false" draw:glue-points="10800 0 0 10800 10800 21600 21600 10800" draw:text-areas="?f3 ?f3 ?f4 ?f4" draw:type="hexagon" draw:modifiers="1757.0291777188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87" draw:text-style-name="P21" draw:layer="layout" svg:width="0.997cm" svg:height="0.692cm" svg:x="8.774cm" svg:y="3.083cm">
          <draw:text-box>
            <text:p><text:span text:style-name="T11">D2</text:span></text:p>
          </draw:text-box>
        </draw:frame>
        <draw:custom-shape draw:style-name="gr49" draw:text-style-name="P19" draw:layer="layout" svg:width="2.261cm" svg:height="0.551cm" svg:x="10.461cm" svg:y="3.124cm">
          <text:p/>
          <draw:enhanced-geometry svg:viewBox="0 0 21600 21600" draw:mirror-horizontal="false" draw:mirror-vertical="false" draw:glue-points="10800 0 0 10800 10800 21600 21600 10800" draw:text-areas="?f3 ?f3 ?f4 ?f4" draw:type="hexagon" draw:modifiers="1757.0291777188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87" draw:text-style-name="P21" draw:layer="layout" svg:width="0.997cm" svg:height="0.692cm" svg:x="11.175cm" svg:y="3.05cm">
          <draw:text-box>
            <text:p><text:span text:style-name="T11">D3</text:span></text:p>
          </draw:text-box>
        </draw:frame>
        <draw:line draw:style-name="gr119" draw:text-style-name="P19" draw:layer="layout" svg:x1="5.451cm" svg:y1="3.122cm" svg:x2="5.451cm" svg:y2="1.913cm">
          <text:p/>
        </draw:line>
        <draw:line draw:style-name="gr14" draw:text-style-name="P19" draw:layer="layout" svg:x1="4.999cm" svg:y1="11.279cm" svg:x2="5.51cm" svg:y2="11.279cm">
          <text:p/>
        </draw:line>
        <draw:line draw:style-name="gr14" draw:text-style-name="P19" draw:layer="layout" svg:x1="5.502cm" svg:y1="11.296cm" svg:x2="5.738cm" svg:y2="11.782cm">
          <text:p/>
        </draw:line>
        <draw:line draw:style-name="gr14" draw:text-style-name="P19" draw:layer="layout" svg:x1="5.738cm" svg:y1="11.799cm" svg:x2="8.177cm" svg:y2="11.799cm">
          <text:p/>
        </draw:line>
        <draw:line draw:style-name="gr14" draw:text-style-name="P19" draw:layer="layout" svg:x1="8.413cm" svg:y1="11.323cm" svg:x2="8.177cm" svg:y2="11.809cm">
          <text:p/>
        </draw:line>
        <draw:line draw:style-name="gr14" draw:text-style-name="P19" draw:layer="layout" svg:x1="10.844cm" svg:y1="11.332cm" svg:x2="11.08cm" svg:y2="11.818cm">
          <text:p/>
        </draw:line>
        <draw:frame draw:style-name="gr188" draw:text-style-name="P21" draw:layer="layout" svg:width="3.677cm" svg:height="0.692cm" svg:x="1.403cm" svg:y="10.957cm">
          <draw:text-box>
            <text:p><text:span text:style-name="T11">I2SO_BCK_in(i2s)</text:span></text:p>
          </draw:text-box>
        </draw:frame>
        <draw:line draw:style-name="gr14" draw:text-style-name="P19" draw:layer="layout" svg:x1="8.405cm" svg:y1="11.332cm" svg:x2="10.844cm" svg:y2="11.332cm">
          <text:p/>
        </draw:line>
        <draw:line draw:style-name="gr14" draw:text-style-name="P19" draw:layer="layout" svg:x1="16.422cm" svg:y1="11.836cm" svg:x2="19.51cm" svg:y2="11.836cm">
          <text:p/>
        </draw:line>
        <draw:line draw:style-name="gr14" draw:text-style-name="P19" draw:layer="layout" svg:x1="11.08cm" svg:y1="11.818cm" svg:x2="13.519cm" svg:y2="11.818cm">
          <text:p/>
        </draw:line>
        <draw:line draw:style-name="gr14" draw:text-style-name="P19" draw:layer="layout" svg:x1="13.755cm" svg:y1="11.342cm" svg:x2="13.519cm" svg:y2="11.828cm">
          <text:p/>
        </draw:line>
        <draw:line draw:style-name="gr14" draw:text-style-name="P19" draw:layer="layout" svg:x1="16.186cm" svg:y1="11.351cm" svg:x2="16.422cm" svg:y2="11.837cm">
          <text:p/>
        </draw:line>
        <draw:line draw:style-name="gr14" draw:text-style-name="P19" draw:layer="layout" svg:x1="13.747cm" svg:y1="11.351cm" svg:x2="16.186cm" svg:y2="11.351cm">
          <text:p/>
        </draw:line>
        <draw:custom-shape draw:style-name="gr189" draw:text-style-name="P18" draw:layer="layout" svg:width="5.3cm" svg:height="0.551cm" svg:x="7.359cm" svg:y="13.216cm">
          <text:p text:style-name="P19"><text:span text:style-name="T11">Data0</text:span></text:p>
          <draw:enhanced-geometry svg:viewBox="0 0 21600 21600" draw:mirror-horizontal="false" draw:mirror-vertical="false" draw:glue-points="10800 0 0 10800 10800 21600 21600 10800" draw:text-areas="?f3 ?f3 ?f4 ?f4" draw:type="hexagon" draw:modifiers="1087.8260869565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4" draw:text-style-name="P19" draw:layer="layout" svg:x1="5.013cm" svg:y1="13.495cm" svg:x2="7.357cm" svg:y2="13.495cm">
          <text:p/>
        </draw:line>
        <draw:frame draw:style-name="gr190" draw:text-style-name="P21" draw:layer="layout" svg:width="4.147cm" svg:height="0.692cm" svg:x="1cm" svg:y="13.102cm">
          <draw:text-box>
            <text:p><text:span text:style-name="T11">I2SO_DATA_out(i2s)</text:span></text:p>
          </draw:text-box>
        </draw:frame>
        <draw:custom-shape draw:style-name="gr1" draw:text-style-name="P18" draw:layer="layout" svg:width="5.3cm" svg:height="0.551cm" svg:x="12.651cm" svg:y="13.212cm">
          <text:p text:style-name="P19"><text:span text:style-name="T11">Data1</text:span></text:p>
          <draw:enhanced-geometry svg:viewBox="0 0 21600 21600" draw:glue-points="10800 0 0 10800 10800 21600 21600 10800" draw:text-areas="?f3 ?f3 ?f4 ?f4" draw:type="hexagon" draw:modifiers="1087.8260869565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4" draw:text-style-name="P19" draw:layer="layout" svg:x1="17.931cm" svg:y1="13.5cm" svg:x2="19.496cm" svg:y2="13.5cm">
          <text:p/>
        </draw:line>
        <draw:line draw:style-name="gr14" draw:text-style-name="P19" draw:layer="layout" svg:x1="5.013cm" svg:y1="12.322cm" svg:x2="6.503cm" svg:y2="12.322cm">
          <text:p/>
        </draw:line>
        <draw:line draw:style-name="gr14" draw:text-style-name="P19" draw:layer="layout" svg:x1="6.509cm" svg:y1="12.303cm" svg:x2="6.745cm" svg:y2="12.789cm">
          <text:p/>
        </draw:line>
        <draw:line draw:style-name="gr14" draw:text-style-name="P19" draw:layer="layout" svg:x1="6.745cm" svg:y1="12.806cm" svg:x2="9.184cm" svg:y2="12.806cm">
          <text:p/>
        </draw:line>
        <draw:line draw:style-name="gr14" draw:text-style-name="P19" draw:layer="layout" svg:x1="9.42cm" svg:y1="12.33cm" svg:x2="9.184cm" svg:y2="12.816cm">
          <text:p/>
        </draw:line>
        <draw:line draw:style-name="gr14" draw:text-style-name="P19" draw:layer="layout" svg:x1="11.851cm" svg:y1="12.339cm" svg:x2="12.087cm" svg:y2="12.825cm">
          <text:p/>
        </draw:line>
        <draw:frame draw:style-name="gr191" draw:text-style-name="P21" draw:layer="layout" svg:width="2.145cm" svg:height="0.692cm" svg:x="2.903cm" svg:y="11.964cm">
          <draw:text-box>
            <text:p><text:span text:style-name="T11">tx_bck_in</text:span></text:p>
          </draw:text-box>
        </draw:frame>
        <draw:line draw:style-name="gr14" draw:text-style-name="P19" draw:layer="layout" svg:x1="9.412cm" svg:y1="12.339cm" svg:x2="11.851cm" svg:y2="12.339cm">
          <text:p/>
        </draw:line>
        <draw:line draw:style-name="gr14" draw:text-style-name="P19" draw:layer="layout" svg:x1="17.429cm" svg:y1="12.843cm" svg:x2="19.496cm" svg:y2="12.853cm">
          <text:p/>
        </draw:line>
        <draw:line draw:style-name="gr14" draw:text-style-name="P19" draw:layer="layout" svg:x1="12.087cm" svg:y1="12.825cm" svg:x2="14.526cm" svg:y2="12.825cm">
          <text:p/>
        </draw:line>
        <draw:line draw:style-name="gr14" draw:text-style-name="P19" draw:layer="layout" svg:x1="14.762cm" svg:y1="12.349cm" svg:x2="14.526cm" svg:y2="12.835cm">
          <text:p/>
        </draw:line>
        <draw:line draw:style-name="gr14" draw:text-style-name="P19" draw:layer="layout" svg:x1="17.193cm" svg:y1="12.358cm" svg:x2="17.429cm" svg:y2="12.844cm">
          <text:p/>
        </draw:line>
        <draw:line draw:style-name="gr14" draw:text-style-name="P19" draw:layer="layout" svg:x1="14.754cm" svg:y1="12.358cm" svg:x2="17.193cm" svg:y2="12.358cm">
          <text:p/>
        </draw:line>
        <draw:custom-shape draw:style-name="gr1" draw:text-style-name="P18" draw:layer="layout" svg:width="5.3cm" svg:height="0.551cm" svg:x="7.666cm" svg:y="14.216cm">
          <text:p text:style-name="P19"><text:span text:style-name="T11">Data0</text:span></text:p>
          <draw:enhanced-geometry svg:viewBox="0 0 21600 21600" draw:glue-points="10800 0 0 10800 10800 21600 21600 10800" draw:text-areas="?f3 ?f3 ?f4 ?f4" draw:type="hexagon" draw:modifiers="1087.8260869565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4" draw:text-style-name="P19" draw:layer="layout" svg:x1="5.013cm" svg:y1="14.495cm" svg:x2="7.668cm" svg:y2="14.495cm">
          <text:p/>
        </draw:line>
        <draw:frame draw:style-name="gr192" draw:text-style-name="P21" draw:layer="layout" svg:width="4.299cm" svg:height="0.692cm" svg:x="0.9cm" svg:y="14.114cm">
          <draw:text-box>
            <text:p><text:span text:style-name="T11">I2SO_DATA_out(pad)</text:span></text:p>
          </draw:text-box>
        </draw:frame>
        <draw:custom-shape draw:style-name="gr1" draw:text-style-name="P18" draw:layer="layout" svg:width="5.3cm" svg:height="0.551cm" svg:x="12.958cm" svg:y="14.212cm">
          <text:p text:style-name="P19"><text:span text:style-name="T11">Data1</text:span></text:p>
          <draw:enhanced-geometry svg:viewBox="0 0 21600 21600" draw:glue-points="10800 0 0 10800 10800 21600 21600 10800" draw:text-areas="?f3 ?f3 ?f4 ?f4" draw:type="hexagon" draw:modifiers="1087.8260869565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4" draw:text-style-name="P19" draw:layer="layout" svg:x1="18.251cm" svg:y1="14.5cm" svg:x2="19.482cm" svg:y2="14.5cm">
          <text:p/>
        </draw:line>
        <draw:line draw:style-name="gr14" draw:text-style-name="P19" draw:layer="layout" svg:x1="4.999cm" svg:y1="10.308cm" svg:x2="5.417cm" svg:y2="10.308cm">
          <text:p/>
        </draw:line>
        <draw:line draw:style-name="gr14" draw:text-style-name="P19" draw:layer="layout" svg:x1="5.409cm" svg:y1="10.303cm" svg:x2="5.645cm" svg:y2="10.789cm">
          <text:p/>
        </draw:line>
        <draw:line draw:style-name="gr14" draw:text-style-name="P19" draw:layer="layout" svg:x1="5.645cm" svg:y1="10.806cm" svg:x2="8.084cm" svg:y2="10.806cm">
          <text:p/>
        </draw:line>
        <draw:line draw:style-name="gr14" draw:text-style-name="P19" draw:layer="layout" svg:x1="8.32cm" svg:y1="10.33cm" svg:x2="8.084cm" svg:y2="10.816cm">
          <text:p/>
        </draw:line>
        <draw:line draw:style-name="gr14" draw:text-style-name="P19" draw:layer="layout" svg:x1="10.751cm" svg:y1="10.339cm" svg:x2="10.987cm" svg:y2="10.825cm">
          <text:p/>
        </draw:line>
        <draw:frame draw:style-name="gr193" draw:text-style-name="P21" draw:layer="layout" svg:width="3.829cm" svg:height="0.692cm" svg:x="1.3cm" svg:y="9.964cm">
          <draw:text-box>
            <text:p><text:span text:style-name="T11">I2SO_BCK_in(pad)</text:span></text:p>
          </draw:text-box>
        </draw:frame>
        <draw:line draw:style-name="gr14" draw:text-style-name="P19" draw:layer="layout" svg:x1="8.312cm" svg:y1="10.339cm" svg:x2="10.751cm" svg:y2="10.339cm">
          <text:p/>
        </draw:line>
        <draw:line draw:style-name="gr14" draw:text-style-name="P19" draw:layer="layout" svg:x1="16.329cm" svg:y1="10.843cm" svg:x2="19.537cm" svg:y2="10.843cm">
          <text:p/>
        </draw:line>
        <draw:line draw:style-name="gr14" draw:text-style-name="P19" draw:layer="layout" svg:x1="10.987cm" svg:y1="10.825cm" svg:x2="13.426cm" svg:y2="10.825cm">
          <text:p/>
        </draw:line>
        <draw:line draw:style-name="gr14" draw:text-style-name="P19" draw:layer="layout" svg:x1="13.662cm" svg:y1="10.349cm" svg:x2="13.426cm" svg:y2="10.835cm">
          <text:p/>
        </draw:line>
        <draw:line draw:style-name="gr14" draw:text-style-name="P19" draw:layer="layout" svg:x1="16.093cm" svg:y1="10.358cm" svg:x2="16.329cm" svg:y2="10.844cm">
          <text:p/>
        </draw:line>
        <draw:line draw:style-name="gr14" draw:text-style-name="P19" draw:layer="layout" svg:x1="13.654cm" svg:y1="10.358cm" svg:x2="16.093cm" svg:y2="10.358cm">
          <text:p/>
        </draw:line>
        <draw:line draw:style-name="gr194" draw:text-style-name="P19" draw:layer="layout" svg:x1="5.528cm" svg:y1="9.582cm" svg:x2="5.528cm" svg:y2="15.068cm">
          <text:p/>
        </draw:line>
        <draw:line draw:style-name="gr194" draw:text-style-name="P19" draw:layer="layout" svg:x1="5.628cm" svg:y1="9.583cm" svg:x2="5.628cm" svg:y2="15.069cm">
          <text:p/>
        </draw:line>
        <draw:line draw:style-name="gr194" draw:text-style-name="P19" draw:layer="layout" svg:x1="6.628cm" svg:y1="9.584cm" svg:x2="6.628cm" svg:y2="15.07cm">
          <text:p/>
        </draw:line>
        <draw:line draw:style-name="gr194" draw:text-style-name="P19" draw:layer="layout" svg:x1="7.342cm" svg:y1="9.596cm" svg:x2="7.342cm" svg:y2="15.082cm">
          <text:p/>
        </draw:line>
        <draw:line draw:style-name="gr194" draw:text-style-name="P19" draw:layer="layout" svg:x1="7.655cm" svg:y1="9.585cm" svg:x2="7.655cm" svg:y2="15.071cm">
          <text:p/>
        </draw:line>
        <draw:frame draw:style-name="gr195" draw:text-style-name="P13" draw:layer="layout" svg:width="0.79cm" svg:height="0.526cm" svg:x="5.179cm" svg:y="9.185cm">
          <draw:text-box>
            <text:p><text:span text:style-name="T6">T0</text:span></text:p>
          </draw:text-box>
        </draw:frame>
        <draw:frame draw:style-name="gr195" draw:text-style-name="P13" draw:layer="layout" svg:width="0.79cm" svg:height="0.526cm" svg:x="5.705cm" svg:y="9.696cm">
          <draw:text-box>
            <text:p><text:span text:style-name="T6">T1</text:span></text:p>
          </draw:text-box>
        </draw:frame>
        <draw:frame draw:style-name="gr195" draw:text-style-name="P13" draw:layer="layout" svg:width="0.79cm" svg:height="0.526cm" svg:x="6.589cm" svg:y="9.697cm">
          <draw:text-box>
            <text:p><text:span text:style-name="T6">T2</text:span></text:p>
          </draw:text-box>
        </draw:frame>
        <draw:frame draw:style-name="gr195" draw:text-style-name="P13" draw:layer="layout" svg:width="0.79cm" svg:height="0.526cm" svg:x="7.1cm" svg:y="9.188cm">
          <draw:text-box>
            <text:p><text:span text:style-name="T6">T3</text:span></text:p>
          </draw:text-box>
        </draw:frame>
        <draw:line draw:style-name="gr196" draw:text-style-name="P19" draw:layer="layout" svg:x1="5.946cm" svg:y1="9.959cm" svg:x2="5.623cm" svg:y2="9.959cm">
          <text:p/>
        </draw:line>
        <draw:line draw:style-name="gr197" draw:text-style-name="P19" draw:layer="layout" svg:x1="6.627cm" svg:y1="9.959cm" svg:x2="6.281cm" svg:y2="9.959cm">
          <text:p/>
        </draw:line>
        <draw:line draw:style-name="gr197" draw:text-style-name="P19" draw:layer="layout" svg:x1="7.341cm" svg:y1="9.959cm" svg:x2="7.116cm" svg:y2="9.959cm">
          <text:p/>
        </draw:line>
        <draw:line draw:style-name="gr196" draw:text-style-name="P19" draw:layer="layout" svg:x1="6.838cm" svg:y1="9.959cm" svg:x2="6.631cm" svg:y2="9.959cm">
          <text:p/>
        </draw:line>
        <draw:line draw:style-name="gr196" draw:text-style-name="P19" draw:layer="layout" svg:x1="5.988cm" svg:y1="9.659cm" svg:x2="5.631cm" svg:y2="9.659cm">
          <text:p/>
        </draw:line>
        <draw:line draw:style-name="gr197" draw:text-style-name="P19" draw:layer="layout" svg:x1="5.534cm" svg:y1="9.659cm" svg:x2="5.193cm" svg:y2="9.659cm">
          <text:p/>
        </draw:line>
        <draw:line draw:style-name="gr197" draw:text-style-name="P19" draw:layer="layout" svg:x1="7.334cm" svg:y1="9.659cm" svg:x2="7.02cm" svg:y2="9.659cm">
          <text:p/>
        </draw:line>
        <draw:line draw:style-name="gr196" draw:text-style-name="P19" draw:layer="layout" svg:x1="7.959cm" svg:y1="9.659cm" svg:x2="7.639cm" svg:y2="9.659cm">
          <text:p/>
        </draw:line>
        <draw:line draw:style-name="gr14" draw:text-style-name="P19" draw:layer="layout" svg:x1="4.999cm" svg:y1="18.985cm" svg:x2="5.51cm" svg:y2="18.985cm">
          <text:p/>
        </draw:line>
        <draw:line draw:style-name="gr14" draw:text-style-name="P19" draw:layer="layout" svg:x1="5.502cm" svg:y1="19.002cm" svg:x2="5.738cm" svg:y2="19.488cm">
          <text:p/>
        </draw:line>
        <draw:line draw:style-name="gr14" draw:text-style-name="P19" draw:layer="layout" svg:x1="5.738cm" svg:y1="19.505cm" svg:x2="8.177cm" svg:y2="19.505cm">
          <text:p/>
        </draw:line>
        <draw:line draw:style-name="gr14" draw:text-style-name="P19" draw:layer="layout" svg:x1="8.413cm" svg:y1="19.029cm" svg:x2="8.177cm" svg:y2="19.515cm">
          <text:p/>
        </draw:line>
        <draw:line draw:style-name="gr14" draw:text-style-name="P19" draw:layer="layout" svg:x1="10.844cm" svg:y1="19.038cm" svg:x2="11.08cm" svg:y2="19.524cm">
          <text:p/>
        </draw:line>
        <draw:frame draw:style-name="gr198" draw:text-style-name="P21" draw:layer="layout" svg:width="3.482cm" svg:height="0.692cm" svg:x="1.56cm" svg:y="18.622cm">
          <draw:text-box>
            <text:p><text:span text:style-name="T11">I2SI_BCK_in(i2s)</text:span></text:p>
          </draw:text-box>
        </draw:frame>
        <draw:line draw:style-name="gr14" draw:text-style-name="P19" draw:layer="layout" svg:x1="8.405cm" svg:y1="19.038cm" svg:x2="10.844cm" svg:y2="19.038cm">
          <text:p/>
        </draw:line>
        <draw:line draw:style-name="gr14" draw:text-style-name="P19" draw:layer="layout" svg:x1="16.422cm" svg:y1="19.542cm" svg:x2="19.51cm" svg:y2="19.542cm">
          <text:p/>
        </draw:line>
        <draw:line draw:style-name="gr14" draw:text-style-name="P19" draw:layer="layout" svg:x1="11.08cm" svg:y1="19.524cm" svg:x2="13.519cm" svg:y2="19.524cm">
          <text:p/>
        </draw:line>
        <draw:line draw:style-name="gr14" draw:text-style-name="P19" draw:layer="layout" svg:x1="13.755cm" svg:y1="19.048cm" svg:x2="13.519cm" svg:y2="19.534cm">
          <text:p/>
        </draw:line>
        <draw:line draw:style-name="gr14" draw:text-style-name="P19" draw:layer="layout" svg:x1="16.186cm" svg:y1="19.057cm" svg:x2="16.422cm" svg:y2="19.543cm">
          <text:p/>
        </draw:line>
        <draw:line draw:style-name="gr14" draw:text-style-name="P19" draw:layer="layout" svg:x1="13.747cm" svg:y1="19.057cm" svg:x2="16.186cm" svg:y2="19.057cm">
          <text:p/>
        </draw:line>
        <draw:custom-shape draw:style-name="gr189" draw:text-style-name="P18" draw:layer="layout" svg:width="5.3cm" svg:height="0.551cm" svg:x="5.53cm" svg:y="24.122cm">
          <text:p text:style-name="P19"><text:span text:style-name="T11">Data0</text:span></text:p>
          <draw:enhanced-geometry svg:viewBox="0 0 21600 21600" draw:mirror-horizontal="false" draw:mirror-vertical="false" draw:glue-points="10800 0 0 10800 10800 21600 21600 10800" draw:text-areas="?f3 ?f3 ?f4 ?f4" draw:type="hexagon" draw:modifiers="1087.8260869565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4" draw:text-style-name="P19" draw:layer="layout" svg:x1="4.999cm" svg:y1="24.401cm" svg:x2="5.529cm" svg:y2="24.401cm">
          <text:p/>
        </draw:line>
        <draw:frame draw:style-name="gr199" draw:text-style-name="P21" draw:layer="layout" svg:width="3.715cm" svg:height="0.692cm" svg:x="1.338cm" svg:y="25.02cm">
          <draw:text-box>
            <text:p><text:span text:style-name="T11">I2SI_DATA_in(i2s)</text:span></text:p>
          </draw:text-box>
        </draw:frame>
        <draw:custom-shape draw:style-name="gr1" draw:text-style-name="P18" draw:layer="layout" svg:width="5.3cm" svg:height="0.551cm" svg:x="10.83cm" svg:y="24.118cm">
          <text:p text:style-name="P19"><text:span text:style-name="T11">Data1</text:span></text:p>
          <draw:enhanced-geometry svg:viewBox="0 0 21600 21600" draw:glue-points="10800 0 0 10800 10800 21600 21600 10800" draw:text-areas="?f3 ?f3 ?f4 ?f4" draw:type="hexagon" draw:modifiers="1087.8260869565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4" draw:text-style-name="P19" draw:layer="layout" svg:x1="16.126cm" svg:y1="24.406cm" svg:x2="19.482cm" svg:y2="24.406cm">
          <text:p/>
        </draw:line>
        <draw:line draw:style-name="gr14" draw:text-style-name="P19" draw:layer="layout" svg:x1="4.999cm" svg:y1="20.028cm" svg:x2="6.717cm" svg:y2="20.028cm">
          <text:p/>
        </draw:line>
        <draw:line draw:style-name="gr14" draw:text-style-name="P19" draw:layer="layout" svg:x1="6.709cm" svg:y1="20.009cm" svg:x2="6.945cm" svg:y2="20.495cm">
          <text:p/>
        </draw:line>
        <draw:line draw:style-name="gr14" draw:text-style-name="P19" draw:layer="layout" svg:x1="6.945cm" svg:y1="20.512cm" svg:x2="9.384cm" svg:y2="20.512cm">
          <text:p/>
        </draw:line>
        <draw:line draw:style-name="gr14" draw:text-style-name="P19" draw:layer="layout" svg:x1="9.62cm" svg:y1="20.036cm" svg:x2="9.384cm" svg:y2="20.522cm">
          <text:p/>
        </draw:line>
        <draw:line draw:style-name="gr14" draw:text-style-name="P19" draw:layer="layout" svg:x1="12.051cm" svg:y1="20.045cm" svg:x2="12.287cm" svg:y2="20.531cm">
          <text:p/>
        </draw:line>
        <draw:frame draw:style-name="gr200" draw:text-style-name="P21" draw:layer="layout" svg:width="2.166cm" svg:height="0.692cm" svg:x="2.827cm" svg:y="19.656cm">
          <draw:text-box>
            <text:p><text:span text:style-name="T11">rx_bck_in</text:span></text:p>
          </draw:text-box>
        </draw:frame>
        <draw:line draw:style-name="gr14" draw:text-style-name="P19" draw:layer="layout" svg:x1="9.612cm" svg:y1="20.045cm" svg:x2="12.051cm" svg:y2="20.045cm">
          <text:p/>
        </draw:line>
        <draw:line draw:style-name="gr14" draw:text-style-name="P19" draw:layer="layout" svg:x1="17.629cm" svg:y1="20.549cm" svg:x2="19.482cm" svg:y2="20.558cm">
          <text:p/>
        </draw:line>
        <draw:line draw:style-name="gr14" draw:text-style-name="P19" draw:layer="layout" svg:x1="12.287cm" svg:y1="20.531cm" svg:x2="14.726cm" svg:y2="20.531cm">
          <text:p/>
        </draw:line>
        <draw:line draw:style-name="gr14" draw:text-style-name="P19" draw:layer="layout" svg:x1="14.962cm" svg:y1="20.055cm" svg:x2="14.726cm" svg:y2="20.541cm">
          <text:p/>
        </draw:line>
        <draw:line draw:style-name="gr14" draw:text-style-name="P19" draw:layer="layout" svg:x1="17.393cm" svg:y1="20.064cm" svg:x2="17.629cm" svg:y2="20.55cm">
          <text:p/>
        </draw:line>
        <draw:line draw:style-name="gr14" draw:text-style-name="P19" draw:layer="layout" svg:x1="14.954cm" svg:y1="20.064cm" svg:x2="17.393cm" svg:y2="20.064cm">
          <text:p/>
        </draw:line>
        <draw:custom-shape draw:style-name="gr1" draw:text-style-name="P18" draw:layer="layout" svg:width="5.3cm" svg:height="0.551cm" svg:x="5.8cm" svg:y="25.122cm">
          <text:p text:style-name="P19"><text:span text:style-name="T11">Data0</text:span></text:p>
          <draw:enhanced-geometry svg:viewBox="0 0 21600 21600" draw:glue-points="10800 0 0 10800 10800 21600 21600 10800" draw:text-areas="?f3 ?f3 ?f4 ?f4" draw:type="hexagon" draw:modifiers="1087.8260869565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4" draw:text-style-name="P19" draw:layer="layout" svg:x1="4.999cm" svg:y1="25.401cm" svg:x2="5.793cm" svg:y2="25.401cm">
          <text:p/>
        </draw:line>
        <draw:frame draw:style-name="gr201" draw:text-style-name="P21" draw:layer="layout" svg:width="3.868cm" svg:height="0.692cm" svg:x="1.17cm" svg:y="24.02cm">
          <draw:text-box>
            <text:p><text:span text:style-name="T11">I2SI_DATA_in(pad)</text:span></text:p>
          </draw:text-box>
        </draw:frame>
        <draw:custom-shape draw:style-name="gr1" draw:text-style-name="P18" draw:layer="layout" svg:width="5.3cm" svg:height="0.551cm" svg:x="11.1cm" svg:y="25.118cm">
          <text:p text:style-name="P19"><text:span text:style-name="T11">Data1</text:span></text:p>
          <draw:enhanced-geometry svg:viewBox="0 0 21600 21600" draw:glue-points="10800 0 0 10800 10800 21600 21600 10800" draw:text-areas="?f3 ?f3 ?f4 ?f4" draw:type="hexagon" draw:modifiers="1087.8260869565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4" draw:text-style-name="P19" draw:layer="layout" svg:x1="16.39cm" svg:y1="25.406cm" svg:x2="19.482cm" svg:y2="25.406cm">
          <text:p/>
        </draw:line>
        <draw:line draw:style-name="gr14" draw:text-style-name="P19" draw:layer="layout" svg:x1="4.999cm" svg:y1="18.014cm" svg:x2="5.417cm" svg:y2="18.014cm">
          <text:p/>
        </draw:line>
        <draw:line draw:style-name="gr14" draw:text-style-name="P19" draw:layer="layout" svg:x1="5.409cm" svg:y1="18.009cm" svg:x2="5.645cm" svg:y2="18.495cm">
          <text:p/>
        </draw:line>
        <draw:line draw:style-name="gr14" draw:text-style-name="P19" draw:layer="layout" svg:x1="5.645cm" svg:y1="18.512cm" svg:x2="8.084cm" svg:y2="18.512cm">
          <text:p/>
        </draw:line>
        <draw:line draw:style-name="gr14" draw:text-style-name="P19" draw:layer="layout" svg:x1="8.32cm" svg:y1="18.036cm" svg:x2="8.084cm" svg:y2="18.522cm">
          <text:p/>
        </draw:line>
        <draw:line draw:style-name="gr14" draw:text-style-name="P19" draw:layer="layout" svg:x1="10.751cm" svg:y1="18.045cm" svg:x2="10.987cm" svg:y2="18.531cm">
          <text:p/>
        </draw:line>
        <draw:frame draw:style-name="gr202" draw:text-style-name="P21" draw:layer="layout" svg:width="3.635cm" svg:height="0.692cm" svg:x="1.435cm" svg:y="17.656cm">
          <draw:text-box>
            <text:p><text:span text:style-name="T11">I2SI_BCK_in(pad)</text:span></text:p>
          </draw:text-box>
        </draw:frame>
        <draw:line draw:style-name="gr14" draw:text-style-name="P19" draw:layer="layout" svg:x1="8.312cm" svg:y1="18.045cm" svg:x2="10.751cm" svg:y2="18.045cm">
          <text:p/>
        </draw:line>
        <draw:line draw:style-name="gr14" draw:text-style-name="P19" draw:layer="layout" svg:x1="16.329cm" svg:y1="18.549cm" svg:x2="19.537cm" svg:y2="18.549cm">
          <text:p/>
        </draw:line>
        <draw:line draw:style-name="gr14" draw:text-style-name="P19" draw:layer="layout" svg:x1="10.987cm" svg:y1="18.531cm" svg:x2="13.426cm" svg:y2="18.531cm">
          <text:p/>
        </draw:line>
        <draw:line draw:style-name="gr14" draw:text-style-name="P19" draw:layer="layout" svg:x1="13.662cm" svg:y1="18.055cm" svg:x2="13.426cm" svg:y2="18.541cm">
          <text:p/>
        </draw:line>
        <draw:line draw:style-name="gr14" draw:text-style-name="P19" draw:layer="layout" svg:x1="16.093cm" svg:y1="18.064cm" svg:x2="16.329cm" svg:y2="18.55cm">
          <text:p/>
        </draw:line>
        <draw:line draw:style-name="gr14" draw:text-style-name="P19" draw:layer="layout" svg:x1="13.654cm" svg:y1="18.064cm" svg:x2="16.093cm" svg:y2="18.064cm">
          <text:p/>
        </draw:line>
        <draw:line draw:style-name="gr194" draw:text-style-name="P19" draw:layer="layout" svg:x1="5.528cm" svg:y1="17.588cm" svg:x2="5.528cm" svg:y2="20.647cm">
          <text:p/>
        </draw:line>
        <draw:line draw:style-name="gr194" draw:text-style-name="P19" draw:layer="layout" svg:x1="5.628cm" svg:y1="17.588cm" svg:x2="5.628cm" svg:y2="20.647cm">
          <text:p/>
        </draw:line>
        <draw:line draw:style-name="gr194" draw:text-style-name="P19" draw:layer="layout" svg:x1="6.828cm" svg:y1="17.589cm" svg:x2="6.828cm" svg:y2="20.648cm">
          <text:p/>
        </draw:line>
        <draw:frame draw:style-name="gr203" draw:text-style-name="P13" draw:layer="layout" svg:width="1.984cm" svg:height="0.526cm" svg:x="5.206cm" svg:y="17.149cm">
          <draw:text-box>
            <text:p><text:span text:style-name="T6">T_bck_delay</text:span></text:p>
          </draw:text-box>
        </draw:frame>
        <draw:line draw:style-name="gr196" draw:text-style-name="P19" draw:layer="layout" svg:x1="7.188cm" svg:y1="17.665cm" svg:x2="6.831cm" svg:y2="17.665cm">
          <text:p/>
        </draw:line>
        <draw:line draw:style-name="gr197" draw:text-style-name="P19" draw:layer="layout" svg:x1="5.534cm" svg:y1="17.665cm" svg:x2="5.193cm" svg:y2="17.665cm">
          <text:p/>
        </draw:line>
        <draw:custom-shape draw:style-name="gr1" draw:text-style-name="P18" draw:layer="layout" svg:width="5.3cm" svg:height="0.551cm" svg:x="7.207cm" svg:y="26.129cm">
          <text:p text:style-name="P19"><text:span text:style-name="T11">Data0</text:span></text:p>
          <draw:enhanced-geometry svg:viewBox="0 0 21600 21600" draw:glue-points="10800 0 0 10800 10800 21600 21600 10800" draw:text-areas="?f3 ?f3 ?f4 ?f4" draw:type="hexagon" draw:modifiers="1087.8260869565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4" draw:text-style-name="P19" draw:layer="layout" svg:x1="5.013cm" svg:y1="26.408cm" svg:x2="7.2cm" svg:y2="26.408cm">
          <text:p/>
        </draw:line>
        <draw:frame draw:style-name="gr204" draw:text-style-name="P21" draw:layer="layout" svg:width="1.971cm" svg:height="0.692cm" svg:x="2.946cm" svg:y="26.02cm">
          <draw:text-box>
            <text:p><text:span text:style-name="T11">rx_sd_in</text:span></text:p>
          </draw:text-box>
        </draw:frame>
        <draw:custom-shape draw:style-name="gr1" draw:text-style-name="P18" draw:layer="layout" svg:width="5.3cm" svg:height="0.551cm" svg:x="12.507cm" svg:y="26.125cm">
          <text:p text:style-name="P19"><text:span text:style-name="T11">Data1</text:span></text:p>
          <draw:enhanced-geometry svg:viewBox="0 0 21600 21600" draw:glue-points="10800 0 0 10800 10800 21600 21600 10800" draw:text-areas="?f3 ?f3 ?f4 ?f4" draw:type="hexagon" draw:modifiers="1087.8260869565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4" draw:text-style-name="P19" draw:layer="layout" svg:x1="17.797cm" svg:y1="26.413cm" svg:x2="19.482cm" svg:y2="26.413cm">
          <text:p/>
        </draw:line>
        <draw:line draw:style-name="gr14" draw:text-style-name="P19" draw:layer="layout" svg:x1="5.006cm" svg:y1="21.99cm" svg:x2="5.517cm" svg:y2="21.99cm">
          <text:p/>
        </draw:line>
        <draw:line draw:style-name="gr14" draw:text-style-name="P19" draw:layer="layout" svg:x1="5.509cm" svg:y1="22.007cm" svg:x2="5.745cm" svg:y2="22.493cm">
          <text:p/>
        </draw:line>
        <draw:line draw:style-name="gr14" draw:text-style-name="P19" draw:layer="layout" svg:x1="5.745cm" svg:y1="22.51cm" svg:x2="19.482cm" svg:y2="22.51cm">
          <text:p/>
        </draw:line>
        <draw:frame draw:style-name="gr205" draw:text-style-name="P21" draw:layer="layout" svg:width="3.313cm" svg:height="0.692cm" svg:x="1.709cm" svg:y="21.627cm">
          <draw:text-box>
            <text:p><text:span text:style-name="T11">I2SI_WS_in(i2s)</text:span></text:p>
          </draw:text-box>
        </draw:frame>
        <draw:line draw:style-name="gr14" draw:text-style-name="P19" draw:layer="layout" svg:x1="5.006cm" svg:y1="23.033cm" svg:x2="6.724cm" svg:y2="23.033cm">
          <text:p/>
        </draw:line>
        <draw:line draw:style-name="gr14" draw:text-style-name="P19" draw:layer="layout" svg:x1="6.716cm" svg:y1="23.014cm" svg:x2="6.952cm" svg:y2="23.5cm">
          <text:p/>
        </draw:line>
        <draw:line draw:style-name="gr14" draw:text-style-name="P19" draw:layer="layout" svg:x1="6.952cm" svg:y1="23.517cm" svg:x2="19.482cm" svg:y2="23.517cm">
          <text:p/>
        </draw:line>
        <draw:frame draw:style-name="gr206" draw:text-style-name="P21" draw:layer="layout" svg:width="2.034cm" svg:height="0.692cm" svg:x="2.934cm" svg:y="22.661cm">
          <draw:text-box>
            <text:p><text:span text:style-name="T11">rx_ws_in</text:span></text:p>
          </draw:text-box>
        </draw:frame>
        <draw:line draw:style-name="gr14" draw:text-style-name="P19" draw:layer="layout" svg:x1="5.006cm" svg:y1="21.019cm" svg:x2="5.424cm" svg:y2="21.019cm">
          <text:p/>
        </draw:line>
        <draw:line draw:style-name="gr14" draw:text-style-name="P19" draw:layer="layout" svg:x1="5.416cm" svg:y1="21.014cm" svg:x2="5.652cm" svg:y2="21.5cm">
          <text:p/>
        </draw:line>
        <draw:line draw:style-name="gr14" draw:text-style-name="P19" draw:layer="layout" svg:x1="5.652cm" svg:y1="21.517cm" svg:x2="19.482cm" svg:y2="21.517cm">
          <text:p/>
        </draw:line>
        <draw:frame draw:style-name="gr207" draw:text-style-name="P21" draw:layer="layout" svg:width="3.465cm" svg:height="0.692cm" svg:x="1.555cm" svg:y="20.661cm">
          <draw:text-box>
            <text:p><text:span text:style-name="T11">I2SI_WS_in(pad)</text:span></text:p>
          </draw:text-box>
        </draw:frame>
        <draw:line draw:style-name="gr194" draw:text-style-name="P19" draw:layer="layout" svg:x1="5.536cm" svg:y1="23.893cm" svg:x2="5.536cm" svg:y2="26.952cm">
          <text:p/>
        </draw:line>
        <draw:line draw:style-name="gr194" draw:text-style-name="P19" draw:layer="layout" svg:x1="5.8cm" svg:y1="23.893cm" svg:x2="5.8cm" svg:y2="26.952cm">
          <text:p/>
        </draw:line>
        <draw:line draw:style-name="gr194" draw:text-style-name="P19" draw:layer="layout" svg:x1="7.21cm" svg:y1="23.894cm" svg:x2="7.21cm" svg:y2="26.953cm">
          <text:p/>
        </draw:line>
        <draw:frame draw:style-name="gr208" draw:text-style-name="P13" draw:layer="layout" svg:width="1.848cm" svg:height="0.526cm" svg:x="5.459cm" svg:y="23.496cm">
          <draw:text-box>
            <text:p><text:span text:style-name="T6">T_sd_delay</text:span></text:p>
          </draw:text-box>
        </draw:frame>
        <draw:line draw:style-name="gr196" draw:text-style-name="P19" draw:layer="layout" svg:x1="7.57cm" svg:y1="23.97cm" svg:x2="7.213cm" svg:y2="23.97cm">
          <text:p/>
        </draw:line>
        <draw:line draw:style-name="gr197" draw:text-style-name="P19" draw:layer="layout" svg:x1="5.527cm" svg:y1="23.965cm" svg:x2="5.186cm" svg:y2="23.965cm">
          <text:p/>
        </draw:line>
        <draw:line draw:style-name="gr209" draw:text-style-name="P19" draw:layer="layout" svg:x1="8.199cm" svg:y1="9.586cm" svg:x2="8.199cm" svg:y2="15.072cm">
          <text:p/>
        </draw:line>
        <draw:line draw:style-name="gr209" draw:text-style-name="P19" draw:layer="layout" svg:x1="9.514cm" svg:y1="17.589cm" svg:x2="9.514cm" svg:y2="26.973cm">
          <text:p/>
        </draw:line>
      </draw:page>
      <draw:page draw:name="page10" draw:style-name="dp1" draw:master-page-name="Default">
        <draw:custom-shape draw:style-name="gr49" draw:text-style-name="P19" draw:layer="layout" svg:width="4.1cm" svg:height="5.35cm" svg:x="11.4cm" svg:y="4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6" draw:text-style-name="P19" draw:layer="layout" svg:x1="10.088cm" svg:y1="4.575cm" svg:x2="11.4cm" svg:y2="4.567cm">
          <text:p/>
        </draw:line>
        <draw:line draw:style-name="gr176" draw:text-style-name="P19" draw:layer="layout" svg:x1="10.088cm" svg:y1="5.675cm" svg:x2="11.4cm" svg:y2="5.669cm">
          <text:p/>
        </draw:line>
        <draw:line draw:style-name="gr176" draw:text-style-name="P19" draw:layer="layout" svg:x1="10.088cm" svg:y1="6.775cm" svg:x2="11.4cm" svg:y2="6.772cm">
          <text:p/>
        </draw:line>
        <draw:line draw:style-name="gr176" draw:text-style-name="P19" draw:layer="layout" svg:x1="10.1cm" svg:y1="7.874cm" svg:x2="11.387cm" svg:y2="7.874cm">
          <text:p/>
        </draw:line>
        <draw:line draw:style-name="gr177" draw:text-style-name="P19" draw:layer="layout" svg:x1="10.076cm" svg:y1="9.006cm" svg:x2="11.23cm" svg:y2="9.006cm">
          <text:p/>
        </draw:line>
        <draw:frame draw:style-name="gr210" draw:text-style-name="P27" draw:layer="layout" svg:width="1.086cm" svg:height="0.904cm" svg:x="14.475cm" svg:y="4.25cm">
          <draw:text-box>
            <text:p text:style-name="P19"><text:span text:style-name="T16">I2S</text:span></text:p>
          </draw:text-box>
        </draw:frame>
        <draw:frame draw:style-name="gr211" draw:text-style-name="P21" draw:layer="layout" svg:width="1.84cm" svg:height="0.692cm" svg:x="8.371cm" svg:y="4.225cm">
          <draw:text-box>
            <text:p><text:span text:style-name="T11">VSYNC</text:span></text:p>
          </draw:text-box>
        </draw:frame>
        <draw:frame draw:style-name="gr212" draw:text-style-name="P21" draw:layer="layout" svg:width="1.861cm" svg:height="0.692cm" svg:x="8.35cm" svg:y="5.3cm">
          <draw:text-box>
            <text:p><text:span text:style-name="T11">HSYNC</text:span></text:p>
          </draw:text-box>
        </draw:frame>
        <draw:frame draw:style-name="gr213" draw:text-style-name="P21" draw:layer="layout" svg:width="1.556cm" svg:height="0.692cm" svg:x="8.651cm" svg:y="6.411cm">
          <draw:text-box>
            <text:p><text:span text:style-name="T11">HREF</text:span></text:p>
          </draw:text-box>
        </draw:frame>
        <draw:frame draw:style-name="gr214" draw:text-style-name="P21" draw:layer="layout" svg:width="1.514cm" svg:height="0.692cm" svg:x="8.7cm" svg:y="7.533cm">
          <draw:text-box>
            <text:p><text:span text:style-name="T11">PCLK</text:span></text:p>
          </draw:text-box>
        </draw:frame>
        <draw:frame draw:style-name="gr180" draw:text-style-name="P21" draw:layer="layout" svg:width="1.04cm" svg:height="0.692cm" svg:x="8.885cm" svg:y="8.658cm">
          <draw:text-box>
            <text:p><text:span text:style-name="T11">SD</text:span></text:p>
          </draw:text-box>
        </draw:frame>
        <draw:frame draw:style-name="gr215" draw:text-style-name="P21" draw:layer="layout" svg:width="3.067cm" svg:height="0.692cm" svg:x="11.275cm" svg:y="4.225cm">
          <draw:text-box>
            <text:p><text:span text:style-name="T11">I2Sn_V_SYNC</text:span></text:p>
          </draw:text-box>
        </draw:frame>
        <draw:frame draw:style-name="gr216" draw:text-style-name="P21" draw:layer="layout" svg:width="3.089cm" svg:height="0.692cm" svg:x="11.289cm" svg:y="5.308cm">
          <draw:text-box>
            <text:p><text:span text:style-name="T11">I2Sn_H_SYNC</text:span></text:p>
          </draw:text-box>
        </draw:frame>
        <draw:frame draw:style-name="gr217" draw:text-style-name="P21" draw:layer="layout" svg:width="3.542cm" svg:height="0.692cm" svg:x="11.289cm" svg:y="6.417cm">
          <draw:text-box>
            <text:p><text:span text:style-name="T11">I2Sn_H_ENABLE</text:span></text:p>
          </draw:text-box>
        </draw:frame>
        <draw:frame draw:style-name="gr218" draw:text-style-name="P21" draw:layer="layout" svg:width="2.771cm" svg:height="0.692cm" svg:x="11.289cm" svg:y="7.525cm">
          <draw:text-box>
            <text:p><text:span text:style-name="T11">I2SnI_WS_in</text:span></text:p>
          </draw:text-box>
        </draw:frame>
        <draw:frame draw:style-name="gr219" draw:text-style-name="P21" draw:layer="layout" svg:width="2.966cm" svg:height="0.692cm" svg:x="11.289cm" svg:y="8.675cm">
          <draw:text-box>
            <text:p><text:span text:style-name="T11">I2SnI_Data_in</text:span></text:p>
          </draw:text-box>
        </draw:frame>
        <draw:custom-shape draw:style-name="gr49" draw:text-style-name="P19" draw:layer="layout" svg:width="3.6cm" svg:height="5.35cm" svg:x="6.488cm" svg:y="4.0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0" draw:text-style-name="P28" draw:layer="layout" svg:width="1.929cm" svg:height="0.692cm" svg:x="6.35cm" svg:y="4.3cm">
          <draw:text-box>
            <text:p><text:span text:style-name="T16">Camera</text:span></text:p>
          </draw:text-box>
        </draw:frame>
        <draw:frame draw:style-name="gr183" draw:text-style-name="P19" draw:layer="layout" svg:width="2.06cm" svg:height="0.776cm" svg:x="12.19cm" svg:y="3.278cm">
          <draw:text-box>
            <text:p text:style-name="P19"><text:span text:style-name="T11">从机</text:span></text:p>
          </draw:text-box>
        </draw:frame>
        <draw:frame draw:style-name="gr183" draw:text-style-name="P19" draw:layer="layout" svg:width="2.06cm" svg:height="0.776cm" svg:x="7.4cm" svg:y="3.291cm">
          <draw:text-box>
            <text:p text:style-name="P19"><text:span text:style-name="T11">主机</text:span></text:p>
          </draw:text-box>
        </draw:frame>
        <draw:custom-shape draw:style-name="gr49" draw:text-style-name="P19" draw:layer="layout" svg:width="4.1cm" svg:height="5.35cm" svg:x="11.401cm" svg:y="11.2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6" draw:text-style-name="P19" draw:layer="layout" svg:x1="10.089cm" svg:y1="11.782cm" svg:x2="11.401cm" svg:y2="11.774cm">
          <text:p/>
        </draw:line>
        <draw:line draw:style-name="gr176" draw:text-style-name="P19" draw:layer="layout" svg:x1="10.089cm" svg:y1="12.882cm" svg:x2="11.401cm" svg:y2="12.876cm">
          <text:p/>
        </draw:line>
        <draw:line draw:style-name="gr176" draw:text-style-name="P19" draw:layer="layout" svg:x1="10.089cm" svg:y1="13.982cm" svg:x2="11.401cm" svg:y2="13.979cm">
          <text:p/>
        </draw:line>
        <draw:line draw:style-name="gr176" draw:text-style-name="P19" draw:layer="layout" svg:x1="10.101cm" svg:y1="15.081cm" svg:x2="11.388cm" svg:y2="15.081cm">
          <text:p/>
        </draw:line>
        <draw:line draw:style-name="gr177" draw:text-style-name="P19" draw:layer="layout" svg:x1="10.077cm" svg:y1="16.213cm" svg:x2="11.231cm" svg:y2="16.213cm">
          <text:p/>
        </draw:line>
        <draw:frame draw:style-name="gr210" draw:text-style-name="P27" draw:layer="layout" svg:width="1.086cm" svg:height="0.904cm" svg:x="14.476cm" svg:y="11.457cm">
          <draw:text-box>
            <text:p text:style-name="P19"><text:span text:style-name="T16">I2S</text:span></text:p>
          </draw:text-box>
        </draw:frame>
        <draw:frame draw:style-name="gr211" draw:text-style-name="P21" draw:layer="layout" svg:width="1.84cm" svg:height="0.692cm" svg:x="8.372cm" svg:y="11.432cm">
          <draw:text-box>
            <text:p><text:span text:style-name="T11">VSYNC</text:span></text:p>
          </draw:text-box>
        </draw:frame>
        <draw:frame draw:style-name="gr212" draw:text-style-name="P21" draw:layer="layout" svg:width="1.861cm" svg:height="0.692cm" svg:x="8.351cm" svg:y="12.507cm">
          <draw:text-box>
            <text:p><text:span text:style-name="T11">HSYNC</text:span></text:p>
          </draw:text-box>
        </draw:frame>
        <draw:frame draw:style-name="gr213" draw:text-style-name="P21" draw:layer="layout" svg:width="1.556cm" svg:height="0.692cm" svg:x="8.652cm" svg:y="13.618cm">
          <draw:text-box>
            <text:p><text:span text:style-name="T11">HREF</text:span></text:p>
          </draw:text-box>
        </draw:frame>
        <draw:frame draw:style-name="gr214" draw:text-style-name="P21" draw:layer="layout" svg:width="1.514cm" svg:height="0.692cm" svg:x="8.701cm" svg:y="14.74cm">
          <draw:text-box>
            <text:p><text:span text:style-name="T11">PCLK</text:span></text:p>
          </draw:text-box>
        </draw:frame>
        <draw:frame draw:style-name="gr180" draw:text-style-name="P21" draw:layer="layout" svg:width="1.04cm" svg:height="0.692cm" svg:x="8.886cm" svg:y="15.865cm">
          <draw:text-box>
            <text:p><text:span text:style-name="T11">SD</text:span></text:p>
          </draw:text-box>
        </draw:frame>
        <draw:frame draw:style-name="gr215" draw:text-style-name="P21" draw:layer="layout" svg:width="3.067cm" svg:height="0.692cm" svg:x="11.276cm" svg:y="11.432cm">
          <draw:text-box>
            <text:p><text:span text:style-name="T11">I2Sn_V_SYNC</text:span></text:p>
          </draw:text-box>
        </draw:frame>
        <draw:frame draw:style-name="gr216" draw:text-style-name="P21" draw:layer="layout" svg:width="3.089cm" svg:height="0.692cm" svg:x="11.29cm" svg:y="12.515cm">
          <draw:text-box>
            <text:p><text:span text:style-name="T11">I2Sn_H_SYNC</text:span></text:p>
          </draw:text-box>
        </draw:frame>
        <draw:frame draw:style-name="gr217" draw:text-style-name="P21" draw:layer="layout" svg:width="3.542cm" svg:height="0.692cm" svg:x="11.29cm" svg:y="13.624cm">
          <draw:text-box>
            <text:p><text:span text:style-name="T11">I2Sn_H_ENABLE</text:span></text:p>
          </draw:text-box>
        </draw:frame>
        <draw:frame draw:style-name="gr218" draw:text-style-name="P21" draw:layer="layout" svg:width="2.771cm" svg:height="0.692cm" svg:x="11.29cm" svg:y="14.732cm">
          <draw:text-box>
            <text:p><text:span text:style-name="T11">I2SnI_WS_in</text:span></text:p>
          </draw:text-box>
        </draw:frame>
        <draw:frame draw:style-name="gr219" draw:text-style-name="P21" draw:layer="layout" svg:width="2.966cm" svg:height="0.692cm" svg:x="11.29cm" svg:y="15.882cm">
          <draw:text-box>
            <text:p><text:span text:style-name="T11">I2SnI_Data_in</text:span></text:p>
          </draw:text-box>
        </draw:frame>
        <draw:custom-shape draw:style-name="gr49" draw:text-style-name="P19" draw:layer="layout" svg:width="3.6cm" svg:height="5.35cm" svg:x="6.489cm" svg:y="11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0" draw:text-style-name="P28" draw:layer="layout" svg:width="1.929cm" svg:height="0.692cm" svg:x="6.351cm" svg:y="11.507cm">
          <draw:text-box>
            <text:p><text:span text:style-name="T16">Camera</text:span></text:p>
          </draw:text-box>
        </draw:frame>
        <draw:frame draw:style-name="gr184" draw:text-style-name="P19" draw:layer="layout" svg:width="2.06cm" svg:height="0.764cm" svg:x="12.191cm" svg:y="10.485cm">
          <draw:text-box>
            <text:p text:style-name="P19"><text:span text:style-name="T11">Slave</text:span></text:p>
          </draw:text-box>
        </draw:frame>
        <draw:frame draw:style-name="gr184" draw:text-style-name="P19" draw:layer="layout" svg:width="2.06cm" svg:height="0.764cm" svg:x="7.401cm" svg:y="10.498cm">
          <draw:text-box>
            <text:p text:style-name="P19"><text:span text:style-name="T11">Master</text:span></text:p>
          </draw:text-box>
        </draw:frame>
      </draw:page>
      <draw:page draw:name="page11" draw:style-name="dp1" draw:master-page-name="Default">
        <draw:custom-shape draw:style-name="gr1" draw:text-style-name="P18" draw:layer="layout" svg:width="1.625cm" svg:height="1.2cm" svg:x="7.575cm" svg:y="8.375cm">
          <text:p text:style-name="P19"><text:span text:style-name="T11">FIFO</text:span></text:p>
          <draw:enhanced-geometry svg:viewBox="0 0 21600 21600" draw:type="rectangle" draw:enhanced-path="M 0 0 L 21600 0 21600 21600 0 21600 0 0 Z N"/>
        </draw:custom-shape>
        <draw:line draw:style-name="gr50" draw:text-style-name="P19" draw:layer="layout" svg:x1="6.625cm" svg:y1="8.984cm" svg:x2="7.575cm" svg:y2="8.984cm">
          <text:p/>
        </draw:line>
        <draw:line draw:style-name="gr50" draw:text-style-name="P19" draw:layer="layout" svg:x1="9.2cm" svg:y1="8.984cm" svg:x2="10.502cm" svg:y2="8.984cm">
          <text:p/>
        </draw:line>
        <draw:custom-shape draw:style-name="gr1" draw:text-style-name="P18" draw:layer="layout" svg:width="1.575cm" svg:height="1.2cm" svg:x="10.499cm" svg:y="8.375cm">
          <text:p text:style-name="P19"><text:span text:style-name="T11">Tx</text:span></text:p>
          <draw:enhanced-geometry svg:viewBox="0 0 21600 21600" draw:type="rectangle" draw:enhanced-path="M 0 0 L 21600 0 21600 21600 0 21600 0 0 Z N"/>
        </draw:custom-shape>
        <draw:line draw:style-name="gr50" draw:text-style-name="P19" draw:layer="layout" svg:x1="12.075cm" svg:y1="8.984cm" svg:x2="13.125cm" svg:y2="8.984cm">
          <text:p/>
        </draw:line>
        <draw:frame draw:style-name="gr221" draw:layer="layout" svg:width="1.002cm" svg:height="0.882cm" svg:x="6.523cm" svg:y="8.235cm">
          <draw:text-box>
            <text:p><text:span text:style-name="T17">À</text:span></text:p>
          </draw:text-box>
        </draw:frame>
        <draw:frame draw:style-name="gr222" draw:layer="layout" svg:width="1.002cm" svg:height="0.882cm" svg:x="9.3cm" svg:y="8.225cm">
          <draw:text-box>
            <text:p><text:span text:style-name="T17">Á</text:span></text:p>
          </draw:text-box>
        </draw:frame>
        <draw:frame draw:style-name="gr222" draw:layer="layout" svg:width="1.002cm" svg:height="0.882cm" svg:x="12.025cm" svg:y="8.225cm">
          <draw:text-box>
            <text:p><text:span text:style-name="T17">Â</text:span></text:p>
          </draw:text-box>
        </draw:frame>
        <draw:custom-shape draw:style-name="gr1" draw:text-style-name="P18" draw:layer="layout" svg:width="1.625cm" svg:height="1.2cm" svg:x="10.397cm" svg:y="12.082cm">
          <text:p text:style-name="P19"><text:span text:style-name="T11">FIFO</text:span></text:p>
          <draw:enhanced-geometry svg:viewBox="0 0 21600 21600" draw:mirror-horizontal="true" draw:type="rectangle" draw:enhanced-path="M 0 0 L 21600 0 21600 21600 0 21600 0 0 Z N"/>
        </draw:custom-shape>
        <draw:line draw:style-name="gr50" draw:text-style-name="P19" draw:layer="layout" svg:x1="6.625cm" svg:y1="12.691cm" svg:x2="7.575cm" svg:y2="12.691cm">
          <text:p/>
        </draw:line>
        <draw:line draw:style-name="gr50" draw:text-style-name="P19" draw:layer="layout" svg:x1="9.149cm" svg:y1="12.695cm" svg:x2="10.425cm" svg:y2="12.695cm">
          <text:p/>
        </draw:line>
        <draw:custom-shape draw:style-name="gr1" draw:text-style-name="P18" draw:layer="layout" svg:width="1.575cm" svg:height="1.2cm" svg:x="7.523cm" svg:y="12.082cm">
          <text:p text:style-name="P19"><text:span text:style-name="T11">Rx</text:span></text:p>
          <draw:enhanced-geometry svg:viewBox="0 0 21600 21600" draw:mirror-horizontal="true" draw:type="rectangle" draw:enhanced-path="M 0 0 L 21600 0 21600 21600 0 21600 0 0 Z N"/>
        </draw:custom-shape>
        <draw:line draw:style-name="gr50" draw:text-style-name="P19" draw:layer="layout" svg:x1="12.075cm" svg:y1="12.691cm" svg:x2="13.125cm" svg:y2="12.691cm">
          <text:p/>
        </draw:line>
        <draw:frame draw:style-name="gr221" draw:layer="layout" svg:width="1.002cm" svg:height="0.882cm" svg:x="6.523cm" svg:y="11.942cm">
          <draw:text-box>
            <text:p><text:span text:style-name="T17">À</text:span></text:p>
          </draw:text-box>
        </draw:frame>
        <draw:frame draw:style-name="gr222" draw:layer="layout" svg:width="1.002cm" svg:height="0.882cm" svg:x="9.3cm" svg:y="11.932cm">
          <draw:text-box>
            <text:p><text:span text:style-name="T17">Á</text:span></text:p>
          </draw:text-box>
        </draw:frame>
        <draw:frame draw:style-name="gr222" draw:layer="layout" svg:width="1.002cm" svg:height="0.882cm" svg:x="12.025cm" svg:y="11.932cm">
          <draw:text-box>
            <text:p><text:span text:style-name="T17">Â</text:span></text:p>
          </draw:text-box>
        </draw:frame>
      </draw:page>
      <draw:page draw:name="page12" draw:style-name="dp1" draw:master-page-name="Default">
        <draw:custom-shape draw:style-name="gr1" draw:text-style-name="P18" draw:layer="layout" svg:width="2.759cm" svg:height="0.551cm" svg:x="3.415cm" svg:y="13.541cm">
          <text:p text:style-name="P19"><text:span text:style-name="T11">0x7654</text:span></text:p>
          <draw:enhanced-geometry svg:viewBox="0 0 21600 21600" draw:glue-points="10800 0 0 10800 10800 21600 21600 10800" draw:text-areas="?f3 ?f3 ?f4 ?f4" draw:type="hexagon" draw:modifiers="1087.8260869565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8" draw:layer="layout" svg:width="2.725cm" svg:height="0.551cm" svg:x="6.175cm" svg:y="13.541cm">
          <text:p text:style-name="P19"><text:span text:style-name="T11">0xFEDC</text:span></text:p>
          <draw:enhanced-geometry svg:viewBox="0 0 21600 21600" draw:glue-points="10800 0 0 10800 10800 21600 21600 10800" draw:text-areas="?f3 ?f3 ?f4 ?f4" draw:type="hexagon" draw:modifiers="1045.928099779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4" draw:text-style-name="P19" draw:layer="layout" svg:x1="2.019cm" svg:y1="12.614cm" svg:x2="2.866cm" svg:y2="12.614cm">
          <text:p/>
        </draw:line>
        <draw:line draw:style-name="gr14" draw:text-style-name="P19" draw:layer="layout" svg:x1="2.858cm" svg:y1="12.614cm" svg:x2="3.094cm" svg:y2="13.1cm">
          <text:p/>
        </draw:line>
        <draw:line draw:style-name="gr14" draw:text-style-name="P19" draw:layer="layout" svg:x1="3.094cm" svg:y1="13.117cm" svg:x2="5.533cm" svg:y2="13.117cm">
          <text:p/>
        </draw:line>
        <draw:line draw:style-name="gr14" draw:text-style-name="P19" draw:layer="layout" svg:x1="5.769cm" svg:y1="12.641cm" svg:x2="5.533cm" svg:y2="13.127cm">
          <text:p/>
        </draw:line>
        <draw:line draw:style-name="gr14" draw:text-style-name="P19" draw:layer="layout" svg:x1="8.2cm" svg:y1="12.65cm" svg:x2="8.436cm" svg:y2="13.136cm">
          <text:p/>
        </draw:line>
        <draw:line draw:style-name="gr14" draw:text-style-name="P19" draw:layer="layout" svg:x1="1.99cm" svg:y1="13.82cm" svg:x2="3.416cm" svg:y2="13.82cm">
          <text:p/>
        </draw:line>
        <draw:frame draw:style-name="gr122" draw:text-style-name="P21" draw:layer="layout" svg:width="1.04cm" svg:height="0.692cm" svg:x="0.875cm" svg:y="13.407cm">
          <draw:text-box>
            <text:p><text:span text:style-name="T11">SD</text:span></text:p>
          </draw:text-box>
        </draw:frame>
        <draw:frame draw:style-name="gr123" draw:text-style-name="P21" draw:layer="layout" svg:width="1.129cm" svg:height="0.692cm" svg:x="0.875cm" svg:y="12.275cm">
          <draw:text-box>
            <text:p><text:span text:style-name="T11">WS</text:span></text:p>
          </draw:text-box>
        </draw:frame>
        <draw:g>
          <draw:line draw:style-name="gr223" draw:text-style-name="P26" draw:layer="layout" svg:x1="3.416cm" svg:y1="14.292cm" svg:x2="6.151cm" svg:y2="14.299cm">
            <text:p/>
          </draw:line>
          <draw:line draw:style-name="gr224" draw:text-style-name="P26" draw:layer="layout" svg:x1="3.415cm" svg:y1="14.418cm" svg:x2="3.416cm" svg:y2="14.092cm">
            <text:p/>
          </draw:line>
          <draw:line draw:style-name="gr225" draw:text-style-name="P26" draw:layer="layout" svg:x1="6.15cm" svg:y1="14.425cm" svg:x2="6.151cm" svg:y2="14.099cm">
            <text:p/>
          </draw:line>
        </draw:g>
        <draw:g>
          <draw:line draw:style-name="gr226" draw:text-style-name="P26" draw:layer="layout" svg:x1="6.151cm" svg:y1="14.298cm" svg:x2="8.9cm" svg:y2="14.299cm">
            <text:p/>
          </draw:line>
          <draw:line draw:style-name="gr227" draw:text-style-name="P26" draw:layer="layout" svg:x1="6.151cm" svg:y1="14.424cm" svg:x2="6.151cm" svg:y2="14.098cm">
            <text:p/>
          </draw:line>
          <draw:line draw:style-name="gr228" draw:text-style-name="P26" draw:layer="layout" svg:x1="8.9cm" svg:y1="14.425cm" svg:x2="8.9cm" svg:y2="14.099cm">
            <text:p/>
          </draw:line>
        </draw:g>
        <draw:frame draw:style-name="gr144" draw:text-style-name="P21" draw:layer="layout" svg:width="1.539cm" svg:height="0.692cm" svg:x="4.061cm" svg:y="14.175cm">
          <draw:text-box>
            <text:p><text:span text:style-name="T11">Data0</text:span></text:p>
          </draw:text-box>
        </draw:frame>
        <draw:frame draw:style-name="gr144" draw:text-style-name="P21" draw:layer="layout" svg:width="1.539cm" svg:height="0.692cm" svg:x="6.736cm" svg:y="14.175cm">
          <draw:text-box>
            <text:p><text:span text:style-name="T11">Data1</text:span></text:p>
          </draw:text-box>
        </draw:frame>
        <draw:line draw:style-name="gr14" draw:text-style-name="P19" draw:layer="layout" svg:x1="5.761cm" svg:y1="12.65cm" svg:x2="8.2cm" svg:y2="12.65cm">
          <text:p/>
        </draw:line>
        <draw:line draw:style-name="gr14" draw:text-style-name="P19" draw:layer="layout" svg:x1="13.778cm" svg:y1="13.158cm" svg:x2="14.813cm" svg:y2="13.158cm">
          <text:p/>
        </draw:line>
        <draw:line draw:style-name="gr14" draw:text-style-name="P19" draw:layer="layout" svg:x1="8.436cm" svg:y1="13.136cm" svg:x2="10.875cm" svg:y2="13.136cm">
          <text:p/>
        </draw:line>
        <draw:line draw:style-name="gr14" draw:text-style-name="P19" draw:layer="layout" svg:x1="11.111cm" svg:y1="12.66cm" svg:x2="10.875cm" svg:y2="13.146cm">
          <text:p/>
        </draw:line>
        <draw:line draw:style-name="gr14" draw:text-style-name="P19" draw:layer="layout" svg:x1="13.542cm" svg:y1="12.669cm" svg:x2="13.778cm" svg:y2="13.155cm">
          <text:p/>
        </draw:line>
        <draw:line draw:style-name="gr14" draw:text-style-name="P19" draw:layer="layout" svg:x1="11.103cm" svg:y1="12.669cm" svg:x2="13.542cm" svg:y2="12.669cm">
          <text:p/>
        </draw:line>
        <draw:custom-shape draw:style-name="gr1" draw:text-style-name="P18" draw:layer="layout" svg:width="2.759cm" svg:height="0.551cm" svg:x="8.907cm" svg:y="13.537cm">
          <text:p text:style-name="P19"><text:span text:style-name="T11">0x3210</text:span></text:p>
          <draw:enhanced-geometry svg:viewBox="0 0 21600 21600" draw:glue-points="10800 0 0 10800 10800 21600 21600 10800" draw:text-areas="?f3 ?f3 ?f4 ?f4" draw:type="hexagon" draw:modifiers="1087.8260869565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8" draw:layer="layout" svg:width="2.725cm" svg:height="0.551cm" svg:x="11.667cm" svg:y="13.537cm">
          <text:p text:style-name="P19"><text:span text:style-name="T11">0xBA98</text:span></text:p>
          <draw:enhanced-geometry svg:viewBox="0 0 21600 21600" draw:glue-points="10800 0 0 10800 10800 21600 21600 10800" draw:text-areas="?f3 ?f3 ?f4 ?f4" draw:type="hexagon" draw:modifiers="1045.928099779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g>
          <draw:line draw:style-name="gr229" draw:text-style-name="P26" draw:layer="layout" svg:x1="8.908cm" svg:y1="14.292cm" svg:x2="11.643cm" svg:y2="14.299cm">
            <text:p/>
          </draw:line>
          <draw:line draw:style-name="gr230" draw:text-style-name="P26" draw:layer="layout" svg:x1="8.907cm" svg:y1="14.418cm" svg:x2="8.908cm" svg:y2="14.092cm">
            <text:p/>
          </draw:line>
          <draw:line draw:style-name="gr231" draw:text-style-name="P26" draw:layer="layout" svg:x1="11.642cm" svg:y1="14.425cm" svg:x2="11.643cm" svg:y2="14.099cm">
            <text:p/>
          </draw:line>
        </draw:g>
        <draw:g>
          <draw:line draw:style-name="gr232" draw:text-style-name="P26" draw:layer="layout" svg:x1="11.643cm" svg:y1="14.298cm" svg:x2="14.392cm" svg:y2="14.299cm">
            <text:p/>
          </draw:line>
          <draw:line draw:style-name="gr233" draw:text-style-name="P26" draw:layer="layout" svg:x1="11.643cm" svg:y1="14.424cm" svg:x2="11.643cm" svg:y2="14.098cm">
            <text:p/>
          </draw:line>
          <draw:line draw:style-name="gr234" draw:text-style-name="P26" draw:layer="layout" svg:x1="14.392cm" svg:y1="14.425cm" svg:x2="14.392cm" svg:y2="14.099cm">
            <text:p/>
          </draw:line>
        </draw:g>
        <draw:frame draw:style-name="gr144" draw:text-style-name="P21" draw:layer="layout" svg:width="1.539cm" svg:height="0.692cm" svg:x="9.553cm" svg:y="14.171cm">
          <draw:text-box>
            <text:p><text:span text:style-name="T11">Data2</text:span></text:p>
          </draw:text-box>
        </draw:frame>
        <draw:frame draw:style-name="gr144" draw:text-style-name="P21" draw:layer="layout" svg:width="1.539cm" svg:height="0.692cm" svg:x="12.228cm" svg:y="14.171cm">
          <draw:text-box>
            <text:p><text:span text:style-name="T11">Data3</text:span></text:p>
          </draw:text-box>
        </draw:frame>
      </draw:page>
      <draw:page draw:name="page13" draw:style-name="dp1" draw:master-page-name="Default">
        <draw:custom-shape draw:style-name="gr235" draw:text-style-name="P18" draw:layer="layout" svg:width="1.125cm" svg:height="1.05cm" svg:x="5.65cm" svg:y="2.65cm">
          <text:p text:style-name="P19"><text:span text:style-name="T11">HP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8" draw:layer="layout" svg:width="1.45cm" svg:height="1.05cm" svg:x="14.211cm" svg:y="3.063cm">
          <text:p text:style-name="P19"><text:span text:style-name="T18">Filter</text:span></text:p>
          <text:p text:style-name="P19"><text:span text:style-name="T18">group0</text:span></text:p>
          <draw:enhanced-geometry svg:viewBox="0 0 21600 21600" draw:type="rectangle" draw:enhanced-path="M 0 0 L 21600 0 21600 21600 0 21600 0 0 Z N"/>
        </draw:custom-shape>
        <draw:frame draw:style-name="gr58" draw:text-style-name="P19" draw:layer="layout" svg:width="0.2cm" svg:height="0.474cm" svg:x="8.084cm" svg:y="6.356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line draw:style-name="gr24" draw:text-style-name="P19" draw:layer="layout" svg:x1="13.475cm" svg:y1="3.588cm" svg:x2="14.225cm" svg:y2="3.588cm">
          <text:p/>
        </draw:line>
        <draw:line draw:style-name="gr24" draw:text-style-name="P19" draw:layer="layout" svg:x1="15.661cm" svg:y1="3.588cm" svg:x2="16.736cm" svg:y2="3.588cm">
          <text:p/>
        </draw:line>
        <draw:line draw:style-name="gr236" draw:text-style-name="P19" draw:layer="layout" svg:x1="5.05cm" svg:y1="4.082cm" svg:x2="7.3cm" svg:y2="4.082cm">
          <text:p/>
        </draw:line>
        <draw:custom-shape draw:style-name="gr235" draw:text-style-name="P18" draw:layer="layout" svg:width="2.25cm" svg:height="1.05cm" svg:x="7.375cm" svg:y="6.25cm">
          <text:p text:style-name="P19"><text:span text:style-name="T11">Filter</text:span></text:p>
          <text:p text:style-name="P19"><text:span text:style-name="T11">grou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9" draw:layer="layout" svg:x1="9.625cm" svg:y1="6.78cm" svg:x2="10.55cm" svg:y2="6.78cm">
          <text:p/>
        </draw:line>
        <draw:line draw:style-name="gr24" draw:text-style-name="P19" draw:layer="layout" svg:x1="6.325cm" svg:y1="6.8cm" svg:x2="7.4cm" svg:y2="6.8cm">
          <text:p/>
        </draw:line>
        <draw:frame draw:style-name="gr237" draw:text-style-name="P21" draw:layer="layout" svg:width="1.366cm" svg:height="0.692cm" svg:x="3.759cm" svg:y="2.95cm">
          <draw:text-box>
            <text:p><text:span text:style-name="T11">PCM</text:span></text:p>
          </draw:text-box>
        </draw:frame>
        <draw:frame draw:style-name="gr237" draw:text-style-name="P21" draw:layer="layout" svg:width="1.366cm" svg:height="0.692cm" svg:x="15.584cm" svg:y="2.95cm">
          <draw:text-box>
            <text:p><text:span text:style-name="T11">PDM</text:span></text:p>
          </draw:text-box>
        </draw:frame>
        <draw:frame draw:style-name="gr237" draw:text-style-name="P21" draw:layer="layout" svg:width="1.366cm" svg:height="0.692cm" svg:x="5.884cm" svg:y="6.158cm">
          <draw:text-box>
            <text:p><text:span text:style-name="T11">PDM</text:span></text:p>
          </draw:text-box>
        </draw:frame>
        <draw:frame draw:style-name="gr237" draw:text-style-name="P21" draw:layer="layout" svg:width="1.366cm" svg:height="0.692cm" svg:x="13.434cm" svg:y="6.175cm">
          <draw:text-box>
            <text:p><text:span text:style-name="T11">PCM</text:span></text:p>
          </draw:text-box>
        </draw:frame>
        <draw:custom-shape draw:style-name="gr235" draw:text-style-name="P18" draw:layer="layout" svg:width="1.125cm" svg:height="1.05cm" svg:x="10.575cm" svg:y="3.063cm">
          <text:p text:style-name="P19"><text:span text:style-name="T11">LP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35" draw:text-style-name="P18" draw:layer="layout" svg:width="1.125cm" svg:height="1.05cm" svg:x="8.689cm" svg:y="3.063cm">
            <text:p text:style-name="P19"><text:span text:style-name="T19"><text:s text:c="2"/></text:span><text:span text:style-name="T19">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8" draw:text-style-name="P19" draw:layer="layout" svg:x1="9.063cm" svg:y1="3.813cm" svg:x2="9.063cm" svg:y2="3.325cm">
            <text:p/>
          </draw:line>
        </draw:g>
        <draw:g>
          <draw:custom-shape draw:style-name="gr235" draw:text-style-name="P18" draw:layer="layout" svg:width="1.125cm" svg:height="1.05cm" svg:x="12.389cm" svg:y="3.063cm">
            <text:p text:style-name="P19"><text:span text:style-name="T19"><text:s text:c="2"/></text:span><text:span text:style-name="T19">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8" draw:text-style-name="P19" draw:layer="layout" svg:x1="12.763cm" svg:y1="3.813cm" svg:x2="12.763cm" svg:y2="3.325cm">
            <text:p/>
          </draw:line>
        </draw:g>
        <draw:line draw:style-name="gr24" draw:text-style-name="P19" draw:layer="layout" svg:x1="7.875cm" svg:y1="3.594cm" svg:x2="8.675cm" svg:y2="3.594cm">
          <text:p/>
        </draw:line>
        <draw:line draw:style-name="gr24" draw:text-style-name="P19" draw:layer="layout" svg:x1="9.807cm" svg:y1="3.588cm" svg:x2="10.582cm" svg:y2="3.588cm">
          <text:p/>
        </draw:line>
        <draw:line draw:style-name="gr24" draw:text-style-name="P19" draw:layer="layout" svg:x1="11.714cm" svg:y1="3.588cm" svg:x2="12.4cm" svg:y2="3.588cm">
          <text:p/>
        </draw:line>
        <draw:line draw:style-name="gr239" draw:text-style-name="P19" draw:layer="layout" svg:x1="6.775cm" svg:y1="3.175cm" svg:x2="7.3cm" svg:y2="3.175cm">
          <text:p/>
        </draw:line>
        <draw:custom-shape draw:style-name="gr49" draw:text-style-name="P19" draw:layer="layout" svg:width="1.85cm" svg:height="0.525cm" draw:transform="rotate (1.5707963267946) translate (7.325cm 4.5cm)">
          <text:p/>
          <draw:enhanced-geometry svg:viewBox="0 0 21600 21600" draw:glue-points="?f6 10800 10800 21600 ?f5 10800 10800 0" draw:text-areas="?f3 ?f3 ?f4 ?f4" draw:type="trapezoid" draw:modifiers="4644.4084278768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8" draw:text-style-name="P19" draw:layer="layout" svg:x1="5.057cm" svg:y1="4.083cm" svg:x2="5.057cm" svg:y2="3.151cm">
          <text:p/>
        </draw:line>
        <draw:line draw:style-name="gr239" draw:text-style-name="P19" draw:layer="layout" svg:x1="5.057cm" svg:y1="3.151cm" svg:x2="5.632cm" svg:y2="3.151cm">
          <text:p/>
        </draw:line>
        <draw:line draw:style-name="gr240" draw:text-style-name="P19" draw:layer="layout" svg:x1="7.575cm" svg:y1="2.799cm" svg:x2="7.575cm" svg:y2="1.974cm">
          <text:p/>
        </draw:line>
        <draw:frame draw:style-name="gr241" draw:text-style-name="P25" draw:layer="layout" svg:width="0.697cm" svg:height="0.649cm" svg:x="7.132cm" svg:y="3.675cm">
          <draw:text-box>
            <text:p><text:span text:style-name="T15">1</text:span></text:p>
          </draw:text-box>
        </draw:frame>
        <draw:frame draw:style-name="gr241" draw:text-style-name="P25" draw:layer="layout" svg:width="0.697cm" svg:height="0.649cm" svg:x="7.15cm" svg:y="2.858cm">
          <draw:text-box>
            <text:p><text:span text:style-name="T15">0</text:span></text:p>
          </draw:text-box>
        </draw:frame>
        <draw:line draw:style-name="gr24" draw:text-style-name="P19" draw:layer="layout" svg:x1="4.025cm" svg:y1="3.594cm" svg:x2="5.082cm" svg:y2="3.594cm">
          <text:p/>
        </draw:line>
        <draw:frame draw:style-name="gr242" draw:layer="layout" svg:width="2.809cm" svg:height="0.692cm" svg:x="6.275cm" svg:y="1.383cm">
          <draw:text-box>
            <text:p><text:span text:style-name="T11">HP_BYPASS</text:span></text:p>
          </draw:text-box>
        </draw:frame>
        <draw:custom-shape draw:style-name="gr235" draw:text-style-name="P18" draw:layer="layout" svg:width="1.125cm" svg:height="1.05cm" svg:x="10.589cm" svg:y="6.276cm">
          <text:p text:style-name="P19"><text:span text:style-name="T11">LP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8" draw:layer="layout" svg:width="1.125cm" svg:height="1.05cm" svg:x="12.403cm" svg:y="6.276cm">
          <text:p text:style-name="P19"><text:span text:style-name="T19"><text:s text:c="2"/></text:span><text:span text:style-name="T19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8" draw:text-style-name="P19" draw:layer="layout" svg:x1="12.777cm" svg:y1="6.537cm" svg:x2="12.777cm" svg:y2="7.025cm">
          <text:p/>
        </draw:line>
        <draw:line draw:style-name="gr24" draw:text-style-name="P19" draw:layer="layout" svg:x1="11.728cm" svg:y1="6.801cm" svg:x2="12.414cm" svg:y2="6.801cm">
          <text:p/>
        </draw:line>
        <draw:line draw:style-name="gr24" draw:text-style-name="P19" draw:layer="layout" svg:x1="13.532cm" svg:y1="6.797cm" svg:x2="14.6cm" svg:y2="6.797cm">
          <text:p/>
        </draw:line>
        <draw:custom-shape draw:style-name="gr49" draw:text-style-name="P19" draw:layer="layout" svg:width="2.187cm" svg:height="2.443cm" svg:x="7.375cm" svg:y="1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6" draw:text-style-name="P19" draw:layer="layout" svg:x1="9.575cm" svg:y1="13.384cm" svg:x2="11.163cm" svg:y2="13.384cm">
          <text:p/>
        </draw:line>
        <draw:frame draw:style-name="gr243" draw:text-style-name="P18" draw:layer="layout" svg:width="2.06cm" svg:height="1.133cm" svg:x="7.327cm" svg:y="13.35cm">
          <draw:text-box>
            <text:p text:style-name="P19"><text:span text:style-name="T16">I2S PDM</text:span></text:p>
            <text:p text:style-name="P19"><text:span text:style-name="T16"><text:s/></text:span><text:span text:style-name="T16">Tx</text:span></text:p>
          </draw:text-box>
        </draw:frame>
        <draw:custom-shape draw:style-name="gr49" draw:text-style-name="P19" draw:layer="layout" svg:width="2.189cm" svg:height="2.85cm" svg:x="7.375cm" svg:y="18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6" draw:text-style-name="P19" draw:layer="layout" svg:x1="9.577cm" svg:y1="19.291cm" svg:x2="11.165cm" svg:y2="19.291cm">
          <text:p/>
        </draw:line>
        <draw:frame draw:style-name="gr243" draw:text-style-name="P18" draw:layer="layout" svg:width="2.06cm" svg:height="1.133cm" svg:x="7.425cm" svg:y="19.292cm">
          <draw:text-box>
            <text:p text:style-name="P19"><text:span text:style-name="T16">I2S PDM</text:span></text:p>
            <text:p text:style-name="P19"><text:span text:style-name="T16"><text:s/></text:span><text:span text:style-name="T16">Rx</text:span></text:p>
          </draw:text-box>
        </draw:frame>
        <draw:frame draw:style-name="gr244" draw:text-style-name="P21" draw:layer="layout" svg:width="3.012cm" svg:height="0.692cm" svg:x="9.588cm" svg:y="18.45cm">
          <draw:text-box>
            <text:p><text:span text:style-name="T11">I2S0I_WS_out</text:span></text:p>
          </draw:text-box>
        </draw:frame>
        <draw:frame draw:style-name="gr245" draw:text-style-name="P21" draw:layer="layout" svg:width="3.618cm" svg:height="0.692cm" svg:x="9.582cm" svg:y="20.025cm">
          <draw:text-box>
            <text:p><text:span text:style-name="T11">I2S0I_Data_in[15]</text:span></text:p>
          </draw:text-box>
        </draw:frame>
        <draw:line draw:style-name="gr176" draw:text-style-name="P19" draw:layer="layout" svg:x1="11.172cm" svg:y1="20.741cm" svg:x2="9.584cm" svg:y2="20.741cm">
          <text:p/>
        </draw:line>
        <draw:line draw:style-name="gr176" draw:text-style-name="P19" draw:layer="layout" svg:x1="9.584cm" svg:y1="14.741cm" svg:x2="11.172cm" svg:y2="14.741cm">
          <text:p/>
        </draw:line>
        <draw:frame draw:style-name="gr181" draw:text-style-name="P21" draw:layer="layout" svg:width="3.207cm" svg:height="0.692cm" svg:x="9.562cm" svg:y="12.525cm">
          <draw:text-box>
            <text:p><text:span text:style-name="T11">I2S0O_WS_out</text:span></text:p>
          </draw:text-box>
        </draw:frame>
        <draw:frame draw:style-name="gr246" draw:text-style-name="P21" draw:layer="layout" svg:width="4.054cm" svg:height="0.692cm" svg:x="9.596cm" svg:y="13.95cm">
          <draw:text-box>
            <text:p><text:span text:style-name="T11">I2S0O_Data_out[23]</text:span></text:p>
          </draw:text-box>
        </draw:frame>
      </draw:page>
      <draw:page draw:name="page14" draw:style-name="dp1" draw:master-page-name="Default">
        <draw:custom-shape draw:style-name="gr49" draw:text-style-name="P19" draw:layer="layout" svg:width="3.177cm" svg:height="2.85cm" svg:x="5.45cm" svg:y="4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6" draw:text-style-name="P19" draw:layer="layout" svg:x1="8.642cm" svg:y1="5.2cm" svg:x2="10.23cm" svg:y2="5.2cm">
          <text:p/>
        </draw:line>
        <draw:line draw:style-name="gr177" draw:text-style-name="P19" draw:layer="layout" svg:x1="10.24cm" svg:y1="6.35cm" svg:x2="8.816cm" svg:y2="6.35cm">
          <text:p/>
        </draw:line>
        <draw:frame draw:style-name="gr247" draw:text-style-name="P18" draw:layer="layout" svg:width="1.302cm" svg:height="0.692cm" svg:x="5.502cm" svg:y="4.25cm">
          <draw:text-box>
            <text:p text:style-name="P19"><text:span text:style-name="T16">I2S0</text:span></text:p>
          </draw:text-box>
        </draw:frame>
        <draw:frame draw:style-name="gr248" draw:text-style-name="P21" draw:layer="layout" svg:width="1.129cm" svg:height="0.692cm" svg:x="10.15cm" svg:y="4.858cm">
          <draw:text-box>
            <text:p><text:span text:style-name="T11">WS</text:span></text:p>
          </draw:text-box>
        </draw:frame>
        <draw:frame draw:style-name="gr249" draw:text-style-name="P21" draw:layer="layout" svg:width="1.323cm" svg:height="0.692cm" svg:x="10.159cm" svg:y="6.04cm">
          <draw:text-box>
            <text:p><text:span text:style-name="T11">Data</text:span></text:p>
          </draw:text-box>
        </draw:frame>
        <draw:frame draw:style-name="gr248" draw:text-style-name="P21" draw:layer="layout" svg:width="1.129cm" svg:height="0.692cm" svg:x="7.35cm" svg:y="4.875cm">
          <draw:text-box>
            <text:p><text:span text:style-name="T11">WS</text:span></text:p>
          </draw:text-box>
        </draw:frame>
        <draw:frame draw:style-name="gr249" draw:text-style-name="P21" draw:layer="layout" svg:width="1.323cm" svg:height="0.692cm" svg:x="7.202cm" svg:y="6.025cm">
          <draw:text-box>
            <text:p><text:span text:style-name="T11">Data</text:span></text:p>
          </draw:text-box>
        </draw:frame>
        <draw:custom-shape draw:style-name="gr49" draw:text-style-name="P19" draw:layer="layout" svg:width="3.162cm" svg:height="2.85cm" svg:x="10.24cm" svg:y="4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0" draw:text-style-name="P18" draw:layer="layout" svg:width="3.36cm" svg:height="0.692cm" svg:x="10.215cm" svg:y="4.227cm">
          <draw:text-box>
            <text:p text:style-name="P19"><text:span text:style-name="T16">ADC <text:s/>controller</text:span></text:p>
          </draw:text-box>
        </draw:frame>
        <draw:custom-shape draw:style-name="gr1" draw:text-style-name="P18" draw:layer="layout" svg:width="1.125cm" svg:height="1.55cm" svg:x="12.05cm" svg:y="4.975cm">
          <text:p text:style-name="P19"><text:span text:style-name="T11">SAR</text:span></text:p>
          <text:p text:style-name="P19"><text:span text:style-name="T11">ADC</text:span></text:p>
          <draw:enhanced-geometry svg:viewBox="0 0 21600 21600" draw:type="rectangle" draw:enhanced-path="M 0 0 L 21600 0 21600 21600 0 21600 0 0 Z N"/>
        </draw:custom-shape>
        <draw:custom-shape draw:style-name="gr49" draw:text-style-name="P19" draw:layer="layout" svg:width="3.177cm" svg:height="3.539cm" svg:x="5.275cm" svg:y="10.2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7" draw:text-style-name="P19" draw:layer="layout" svg:x1="8.45cm" svg:y1="12.95cm" svg:x2="9.874cm" svg:y2="12.95cm">
          <text:p/>
        </draw:line>
        <draw:frame draw:style-name="gr247" draw:text-style-name="P18" draw:layer="layout" svg:width="1.302cm" svg:height="0.692cm" svg:x="5.25cm" svg:y="10.3cm">
          <draw:text-box>
            <text:p text:style-name="P19"><text:span text:style-name="T16">I2S0</text:span></text:p>
          </draw:text-box>
        </draw:frame>
        <draw:frame draw:style-name="gr251" draw:text-style-name="P21" draw:layer="layout" svg:width="1.539cm" svg:height="0.692cm" svg:x="9.984cm" svg:y="12.275cm">
          <draw:text-box>
            <text:p><text:span text:style-name="T11">Data1</text:span></text:p>
          </draw:text-box>
        </draw:frame>
        <draw:frame draw:style-name="gr252" draw:text-style-name="P21" draw:layer="layout" svg:width="2.085cm" svg:height="0.692cm" svg:x="6.4cm" svg:y="12.625cm">
          <draw:text-box>
            <text:p><text:span text:style-name="T11">Data[7:0]</text:span></text:p>
          </draw:text-box>
        </draw:frame>
        <draw:custom-shape draw:style-name="gr49" draw:text-style-name="P19" draw:layer="layout" svg:width="3.162cm" svg:height="3.539cm" svg:x="10.065cm" svg:y="10.2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0" draw:text-style-name="P18" draw:layer="layout" svg:width="3.36cm" svg:height="0.692cm" svg:x="10.065cm" svg:y="10.275cm">
          <draw:text-box>
            <text:p text:style-name="P19"><text:span text:style-name="T16">DAC <text:s/>controller</text:span></text:p>
          </draw:text-box>
        </draw:frame>
        <draw:line draw:style-name="gr253" draw:text-style-name="P19" draw:layer="layout" svg:x1="8.468cm" svg:y1="11.358cm" svg:x2="10.056cm" svg:y2="11.358cm">
          <text:p/>
        </draw:line>
        <draw:frame draw:style-name="gr254" draw:text-style-name="P21" draw:layer="layout" svg:width="2.293cm" svg:height="0.692cm" svg:x="9.976cm" svg:y="11.016cm">
          <draw:text-box>
            <text:p><text:span text:style-name="T11">DAC_CLK</text:span></text:p>
          </draw:text-box>
        </draw:frame>
        <draw:frame draw:style-name="gr255" draw:text-style-name="P21" draw:layer="layout" svg:width="2.056cm" svg:height="0.692cm" svg:x="6.447cm" svg:y="10.983cm">
          <draw:text-box>
            <text:p><text:span text:style-name="T11">I2S_CLK</text:span></text:p>
          </draw:text-box>
        </draw:frame>
        <draw:custom-shape draw:style-name="gr1" draw:text-style-name="P18" draw:layer="layout" svg:width="1.25cm" svg:height="0.575cm" svg:x="11.875cm" svg:y="11.725cm">
          <text:p text:style-name="P19"><text:span text:style-name="T11">DAC1</text:span></text:p>
          <draw:enhanced-geometry svg:viewBox="0 0 21600 21600" draw:type="rectangle" draw:enhanced-path="M 0 0 L 21600 0 21600 21600 0 21600 0 0 Z N"/>
        </draw:custom-shape>
        <draw:custom-shape draw:style-name="gr1" draw:text-style-name="P18" draw:layer="layout" svg:width="1.25cm" svg:height="0.575cm" svg:x="11.875cm" svg:y="12.3cm">
          <text:p text:style-name="P19"><text:span text:style-name="T11">DAC2</text:span></text:p>
          <draw:enhanced-geometry svg:viewBox="0 0 21600 21600" draw:type="rectangle" draw:enhanced-path="M 0 0 L 21600 0 21600 21600 0 21600 0 0 Z N"/>
        </draw:custom-shape>
        <draw:frame draw:style-name="gr251" draw:text-style-name="P21" draw:layer="layout" svg:width="1.539cm" svg:height="0.692cm" svg:x="9.985cm" svg:y="12.883cm">
          <draw:text-box>
            <text:p><text:span text:style-name="T11">Data2</text:span></text:p>
          </draw:text-box>
        </draw:frame>
        <draw:line draw:style-name="gr256" draw:text-style-name="P19" draw:layer="layout" svg:x1="11.282cm" svg:y1="12.618cm" svg:x2="11.425cm" svg:y2="12.618cm">
          <text:p/>
        </draw:line>
        <draw:line draw:style-name="gr256" draw:text-style-name="P19" draw:layer="layout" svg:x1="11.424cm" svg:y1="12.618cm" svg:x2="11.424cm" svg:y2="12cm">
          <text:p/>
        </draw:line>
        <draw:line draw:style-name="gr257" draw:text-style-name="P19" draw:layer="layout" svg:x1="11.488cm" svg:y1="11.996cm" svg:x2="11.884cm" svg:y2="11.996cm">
          <text:p/>
        </draw:line>
        <draw:line draw:style-name="gr256" draw:text-style-name="P19" draw:layer="layout" svg:x1="11.289cm" svg:y1="13.269cm" svg:x2="11.6cm" svg:y2="13.269cm">
          <text:p/>
        </draw:line>
        <draw:line draw:style-name="gr256" draw:text-style-name="P19" draw:layer="layout" svg:x1="11.6cm" svg:y1="13.275cm" svg:x2="11.6cm" svg:y2="12.641cm">
          <text:p/>
        </draw:line>
        <draw:line draw:style-name="gr257" draw:text-style-name="P19" draw:layer="layout" svg:x1="11.599cm" svg:y1="12.641cm" svg:x2="11.891cm" svg:y2="12.641cm">
          <text:p/>
        </draw:line>
        <draw:custom-shape draw:style-name="gr1" draw:text-style-name="P18" draw:layer="layout" svg:width="2.648cm" svg:height="0.551cm" svg:x="5.252cm" svg:y="18.416cm">
          <text:p text:style-name="P19"><text:span text:style-name="T11">0xAB</text:span></text:p>
          <draw:enhanced-geometry svg:viewBox="0 0 21600 21600" draw:glue-points="10800 0 0 10800 10800 21600 21600 10800" draw:text-areas="?f3 ?f3 ?f4 ?f4" draw:type="hexagon" draw:modifiers="1087.8260869565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8" draw:layer="layout" svg:width="2.6cm" svg:height="0.551cm" svg:x="7.925cm" svg:y="18.416cm">
          <text:p text:style-name="P19"><text:span text:style-name="T11">0x12</text:span></text:p>
          <draw:enhanced-geometry svg:viewBox="0 0 21600 21600" draw:glue-points="10800 0 0 10800 10800 21600 21600 10800" draw:text-areas="?f3 ?f3 ?f4 ?f4" draw:type="hexagon" draw:modifiers="1045.928099779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4" draw:text-style-name="P19" draw:layer="layout" svg:x1="4.2cm" svg:y1="17.5cm" svg:x2="4.703cm" svg:y2="17.489cm">
          <text:p/>
        </draw:line>
        <draw:line draw:style-name="gr14" draw:text-style-name="P19" draw:layer="layout" svg:x1="4.695cm" svg:y1="17.489cm" svg:x2="4.931cm" svg:y2="17.975cm">
          <text:p/>
        </draw:line>
        <draw:line draw:style-name="gr14" draw:text-style-name="P19" draw:layer="layout" svg:x1="4.931cm" svg:y1="17.992cm" svg:x2="7.37cm" svg:y2="17.992cm">
          <text:p/>
        </draw:line>
        <draw:line draw:style-name="gr14" draw:text-style-name="P19" draw:layer="layout" svg:x1="7.606cm" svg:y1="17.516cm" svg:x2="7.37cm" svg:y2="18.002cm">
          <text:p/>
        </draw:line>
        <draw:line draw:style-name="gr14" draw:text-style-name="P19" draw:layer="layout" svg:x1="10.037cm" svg:y1="17.525cm" svg:x2="10.273cm" svg:y2="18.011cm">
          <text:p/>
        </draw:line>
        <draw:line draw:style-name="gr14" draw:text-style-name="P19" draw:layer="layout" svg:x1="4.2cm" svg:y1="18.695cm" svg:x2="5.253cm" svg:y2="18.695cm">
          <text:p/>
        </draw:line>
        <draw:frame draw:style-name="gr258" draw:text-style-name="P21" draw:layer="layout" svg:width="1.535cm" svg:height="0.692cm" svg:x="2.806cm" svg:y="18.258cm">
          <draw:text-box>
            <text:p><text:span text:style-name="T11">DATA</text:span></text:p>
          </draw:text-box>
        </draw:frame>
        <draw:frame draw:style-name="gr123" draw:text-style-name="P21" draw:layer="layout" svg:width="1.129cm" svg:height="0.692cm" svg:x="3.153cm" svg:y="17.15cm">
          <draw:text-box>
            <text:p><text:span text:style-name="T11">WS</text:span></text:p>
          </draw:text-box>
        </draw:frame>
        <draw:g>
          <draw:line draw:style-name="gr259" draw:text-style-name="P26" draw:layer="layout" svg:x1="5.253cm" svg:y1="19.167cm" svg:x2="7.988cm" svg:y2="19.174cm">
            <text:p/>
          </draw:line>
          <draw:line draw:style-name="gr260" draw:text-style-name="P26" draw:layer="layout" svg:x1="5.252cm" svg:y1="19.293cm" svg:x2="5.253cm" svg:y2="18.967cm">
            <text:p/>
          </draw:line>
          <draw:line draw:style-name="gr261" draw:text-style-name="P26" draw:layer="layout" svg:x1="7.987cm" svg:y1="19.3cm" svg:x2="7.988cm" svg:y2="18.974cm">
            <text:p/>
          </draw:line>
        </draw:g>
        <draw:g>
          <draw:line draw:style-name="gr262" draw:text-style-name="P26" draw:layer="layout" svg:x1="7.988cm" svg:y1="19.173cm" svg:x2="10.737cm" svg:y2="19.174cm">
            <text:p/>
          </draw:line>
          <draw:line draw:style-name="gr263" draw:text-style-name="P26" draw:layer="layout" svg:x1="7.988cm" svg:y1="19.299cm" svg:x2="7.988cm" svg:y2="18.973cm">
            <text:p/>
          </draw:line>
          <draw:line draw:style-name="gr264" draw:text-style-name="P26" draw:layer="layout" svg:x1="10.737cm" svg:y1="19.3cm" svg:x2="10.737cm" svg:y2="18.974cm">
            <text:p/>
          </draw:line>
        </draw:g>
        <draw:frame draw:style-name="gr144" draw:text-style-name="P21" draw:layer="layout" svg:width="1.539cm" svg:height="0.692cm" svg:x="5.898cm" svg:y="19.05cm">
          <draw:text-box>
            <text:p><text:span text:style-name="T11">Data0</text:span></text:p>
          </draw:text-box>
        </draw:frame>
        <draw:frame draw:style-name="gr144" draw:text-style-name="P21" draw:layer="layout" svg:width="1.539cm" svg:height="0.692cm" svg:x="8.573cm" svg:y="19.05cm">
          <draw:text-box>
            <text:p><text:span text:style-name="T11">Data1</text:span></text:p>
          </draw:text-box>
        </draw:frame>
        <draw:line draw:style-name="gr14" draw:text-style-name="P19" draw:layer="layout" svg:x1="7.598cm" svg:y1="17.525cm" svg:x2="10.037cm" svg:y2="17.525cm">
          <text:p/>
        </draw:line>
        <draw:line draw:style-name="gr14" draw:text-style-name="P19" draw:layer="layout" svg:x1="15.615cm" svg:y1="18.029cm" svg:x2="16.975cm" svg:y2="18.029cm">
          <text:p/>
        </draw:line>
        <draw:line draw:style-name="gr14" draw:text-style-name="P19" draw:layer="layout" svg:x1="10.273cm" svg:y1="18.011cm" svg:x2="12.712cm" svg:y2="18.011cm">
          <text:p/>
        </draw:line>
        <draw:line draw:style-name="gr14" draw:text-style-name="P19" draw:layer="layout" svg:x1="12.948cm" svg:y1="17.535cm" svg:x2="12.712cm" svg:y2="18.021cm">
          <text:p/>
        </draw:line>
        <draw:line draw:style-name="gr14" draw:text-style-name="P19" draw:layer="layout" svg:x1="15.379cm" svg:y1="17.544cm" svg:x2="15.615cm" svg:y2="18.03cm">
          <text:p/>
        </draw:line>
        <draw:line draw:style-name="gr14" draw:text-style-name="P19" draw:layer="layout" svg:x1="12.94cm" svg:y1="17.544cm" svg:x2="15.379cm" svg:y2="17.544cm">
          <text:p/>
        </draw:line>
        <draw:custom-shape draw:style-name="gr1" draw:text-style-name="P18" draw:layer="layout" svg:width="2.931cm" svg:height="0.551cm" svg:x="10.544cm" svg:y="18.412cm">
          <text:p text:style-name="P19"><text:span text:style-name="T11">0xCD</text:span></text:p>
          <draw:enhanced-geometry svg:viewBox="0 0 21600 21600" draw:glue-points="10800 0 0 10800 10800 21600 21600 10800" draw:text-areas="?f3 ?f3 ?f4 ?f4" draw:type="hexagon" draw:modifiers="1087.8260869565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8" draw:layer="layout" svg:width="2.725cm" svg:height="0.551cm" svg:x="13.504cm" svg:y="18.412cm">
          <text:p text:style-name="P19"><text:span text:style-name="T11">0x34</text:span></text:p>
          <draw:enhanced-geometry svg:viewBox="0 0 21600 21600" draw:glue-points="10800 0 0 10800 10800 21600 21600 10800" draw:text-areas="?f3 ?f3 ?f4 ?f4" draw:type="hexagon" draw:modifiers="1045.928099779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g>
          <draw:line draw:style-name="gr265" draw:text-style-name="P26" draw:layer="layout" svg:x1="10.738cm" svg:y1="19.173cm" svg:x2="13.473cm" svg:y2="19.18cm">
            <text:p/>
          </draw:line>
          <draw:line draw:style-name="gr266" draw:text-style-name="P26" draw:layer="layout" svg:x1="10.737cm" svg:y1="19.299cm" svg:x2="10.738cm" svg:y2="18.973cm">
            <text:p/>
          </draw:line>
          <draw:line draw:style-name="gr267" draw:text-style-name="P26" draw:layer="layout" svg:x1="13.472cm" svg:y1="19.306cm" svg:x2="13.473cm" svg:y2="18.98cm">
            <text:p/>
          </draw:line>
        </draw:g>
        <draw:g>
          <draw:line draw:style-name="gr268" draw:text-style-name="P26" draw:layer="layout" svg:x1="13.476cm" svg:y1="19.181cm" svg:x2="16.225cm" svg:y2="19.182cm">
            <text:p/>
          </draw:line>
          <draw:line draw:style-name="gr269" draw:text-style-name="P26" draw:layer="layout" svg:x1="13.476cm" svg:y1="19.307cm" svg:x2="13.476cm" svg:y2="18.981cm">
            <text:p/>
          </draw:line>
          <draw:line draw:style-name="gr270" draw:text-style-name="P26" draw:layer="layout" svg:x1="16.225cm" svg:y1="19.308cm" svg:x2="16.225cm" svg:y2="18.982cm">
            <text:p/>
          </draw:line>
        </draw:g>
        <draw:frame draw:style-name="gr144" draw:text-style-name="P21" draw:layer="layout" svg:width="1.539cm" svg:height="0.692cm" svg:x="11.39cm" svg:y="19.046cm">
          <draw:text-box>
            <text:p><text:span text:style-name="T11">Data2</text:span></text:p>
          </draw:text-box>
        </draw:frame>
        <draw:frame draw:style-name="gr144" draw:text-style-name="P21" draw:layer="layout" svg:width="1.539cm" svg:height="0.692cm" svg:x="14.065cm" svg:y="19.046cm">
          <draw:text-box>
            <text:p><text:span text:style-name="T11">Data3</text:span></text:p>
          </draw:text-box>
        </draw:frame>
        <draw:custom-shape draw:style-name="gr1" draw:text-style-name="P18" draw:layer="layout" svg:width="5.525cm" svg:height="0.551cm" svg:x="8.575cm" svg:y="19.716cm">
          <text:p text:style-name="P19"><text:span text:style-name="T11">0x12</text:span></text:p>
          <draw:enhanced-geometry svg:viewBox="0 0 21600 21600" draw:glue-points="10800 0 0 10800 10800 21600 21600 10800" draw:text-areas="?f3 ?f3 ?f4 ?f4" draw:type="hexagon" draw:modifiers="696.0131075914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4" draw:text-style-name="P19" draw:layer="layout" svg:x1="4.175cm" svg:y1="20cm" svg:x2="8.575cm" svg:y2="20cm">
          <text:p/>
        </draw:line>
        <draw:frame draw:style-name="gr271" draw:text-style-name="P21" draw:layer="layout" svg:width="2.788cm" svg:height="0.692cm" svg:x="1.557cm" svg:y="19.625cm">
          <draw:text-box>
            <text:p><text:span text:style-name="T11">DAC1_DATA</text:span></text:p>
          </draw:text-box>
        </draw:frame>
        <draw:g>
          <draw:line draw:style-name="gr272" draw:text-style-name="P26" draw:layer="layout" svg:x1="8.576cm" svg:y1="20.48cm" svg:x2="13.802cm" svg:y2="20.48cm">
            <text:p/>
          </draw:line>
          <draw:line draw:style-name="gr273" draw:text-style-name="P26" draw:layer="layout" svg:x1="8.576cm" svg:y1="20.606cm" svg:x2="8.576cm" svg:y2="20.28cm">
            <text:p/>
          </draw:line>
          <draw:line draw:style-name="gr274" draw:text-style-name="P26" draw:layer="layout" svg:x1="13.802cm" svg:y1="20.606cm" svg:x2="13.802cm" svg:y2="20.28cm">
            <text:p/>
          </draw:line>
        </draw:g>
        <draw:frame draw:style-name="gr144" draw:text-style-name="P21" draw:layer="layout" svg:width="1.539cm" svg:height="0.692cm" svg:x="10.419cm" svg:y="20.35cm">
          <draw:text-box>
            <text:p><text:span text:style-name="T11">Data1</text:span></text:p>
          </draw:text-box>
        </draw:frame>
        <draw:custom-shape draw:style-name="gr1" draw:text-style-name="P18" draw:layer="layout" svg:width="2.85cm" svg:height="0.551cm" svg:x="14.125cm" svg:y="19.712cm">
          <text:p text:style-name="P19"><text:span text:style-name="T11">0x34</text:span></text:p>
          <draw:enhanced-geometry svg:viewBox="0 0 21600 21600" draw:glue-points="10800 0 0 10800 10800 21600 21600 10800" draw:text-areas="?f3 ?f3 ?f4 ?f4" draw:type="hexagon" draw:modifiers="1354.9523110785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g>
          <draw:line draw:style-name="gr275" draw:text-style-name="P26" draw:layer="layout" svg:x1="13.798cm" svg:y1="20.487cm" svg:x2="17.022cm" svg:y2="20.486cm">
            <text:p/>
          </draw:line>
          <draw:line draw:style-name="gr276" draw:text-style-name="P26" draw:layer="layout" svg:x1="13.798cm" svg:y1="20.613cm" svg:x2="13.798cm" svg:y2="20.287cm">
            <text:p/>
          </draw:line>
          <draw:line draw:style-name="gr277" draw:text-style-name="P26" draw:layer="layout" svg:x1="17.022cm" svg:y1="20.612cm" svg:x2="17.022cm" svg:y2="20.286cm">
            <text:p/>
          </draw:line>
        </draw:g>
        <draw:frame draw:style-name="gr144" draw:text-style-name="P21" draw:layer="layout" svg:width="1.539cm" svg:height="0.692cm" svg:x="14.575cm" svg:y="20.35cm">
          <draw:text-box>
            <text:p><text:span text:style-name="T11">Data3</text:span></text:p>
          </draw:text-box>
        </draw:frame>
        <draw:line draw:style-name="gr14" draw:text-style-name="P19" draw:layer="layout" svg:x1="16.229cm" svg:y1="18.7cm" svg:x2="16.975cm" svg:y2="18.7cm">
          <text:p/>
        </draw:line>
        <draw:custom-shape draw:style-name="gr1" draw:text-style-name="P18" draw:layer="layout" svg:width="5.492cm" svg:height="0.551cm" svg:x="5.566cm" svg:y="21.117cm">
          <text:p text:style-name="P19"><text:span text:style-name="T11">0xAB</text:span></text:p>
          <draw:enhanced-geometry svg:viewBox="0 0 21600 21600" draw:glue-points="10800 0 0 10800 10800 21600 21600 10800" draw:text-areas="?f3 ?f3 ?f4 ?f4" draw:type="hexagon" draw:modifiers="743.20043691971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4" draw:text-style-name="P19" draw:layer="layout" svg:x1="4.175cm" svg:y1="21.396cm" svg:x2="5.567cm" svg:y2="21.396cm">
          <text:p/>
        </draw:line>
        <draw:frame draw:style-name="gr271" draw:text-style-name="P21" draw:layer="layout" svg:width="2.788cm" svg:height="0.692cm" svg:x="1.557cm" svg:y="21.026cm">
          <draw:text-box>
            <text:p><text:span text:style-name="T11">DAC2_DATA</text:span></text:p>
          </draw:text-box>
        </draw:frame>
        <draw:g>
          <draw:line draw:style-name="gr278" draw:text-style-name="P26" draw:layer="layout" svg:x1="5.585cm" svg:y1="21.874cm" svg:x2="11.048cm" svg:y2="21.859cm">
            <text:p/>
          </draw:line>
          <draw:line draw:style-name="gr279" draw:text-style-name="P26" draw:layer="layout" svg:x1="5.586cm" svg:y1="22cm" svg:x2="5.585cm" svg:y2="21.674cm">
            <text:p/>
          </draw:line>
          <draw:line draw:style-name="gr280" draw:text-style-name="P26" draw:layer="layout" svg:x1="11.049cm" svg:y1="21.985cm" svg:x2="11.048cm" svg:y2="21.659cm">
            <text:p/>
          </draw:line>
        </draw:g>
        <draw:frame draw:style-name="gr144" draw:text-style-name="P21" draw:layer="layout" svg:width="1.539cm" svg:height="0.692cm" svg:x="7.861cm" svg:y="21.751cm">
          <draw:text-box>
            <text:p><text:span text:style-name="T11">Data0</text:span></text:p>
          </draw:text-box>
        </draw:frame>
        <draw:custom-shape draw:style-name="gr1" draw:text-style-name="P18" draw:layer="layout" svg:width="5.467cm" svg:height="0.551cm" svg:x="11.068cm" svg:y="21.113cm">
          <text:p text:style-name="P19"><text:span text:style-name="T11">0xCD</text:span></text:p>
          <draw:enhanced-geometry svg:viewBox="0 0 21600 21600" draw:glue-points="10800 0 0 10800 10800 21600 21600 10800" draw:text-areas="?f3 ?f3 ?f4 ?f4" draw:type="hexagon" draw:modifiers="718.94659839063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g>
          <draw:line draw:style-name="gr281" draw:text-style-name="P26" draw:layer="layout" svg:x1="11.05cm" svg:y1="21.866cm" svg:x2="16.501cm" svg:y2="21.866cm">
            <text:p/>
          </draw:line>
          <draw:line draw:style-name="gr282" draw:text-style-name="P26" draw:layer="layout" svg:x1="11.05cm" svg:y1="21.992cm" svg:x2="11.05cm" svg:y2="21.666cm">
            <text:p/>
          </draw:line>
          <draw:line draw:style-name="gr283" draw:text-style-name="P26" draw:layer="layout" svg:x1="16.501cm" svg:y1="21.992cm" svg:x2="16.501cm" svg:y2="21.666cm">
            <text:p/>
          </draw:line>
        </draw:g>
        <draw:frame draw:style-name="gr144" draw:text-style-name="P21" draw:layer="layout" svg:width="1.539cm" svg:height="0.692cm" svg:x="12.704cm" svg:y="21.747cm">
          <draw:text-box>
            <text:p><text:span text:style-name="T11">Data2</text:span></text:p>
          </draw:text-box>
        </draw:frame>
        <draw:line draw:style-name="gr14" draw:text-style-name="P19" draw:layer="layout" svg:x1="16.539cm" svg:y1="21.401cm" svg:x2="17.007cm" svg:y2="21.401cm">
          <text:p/>
        </draw:line>
        <draw:frame draw:style-name="gr284" draw:text-style-name="P21" draw:layer="layout" svg:width="2.056cm" svg:height="0.692cm" svg:x="2.271cm" svg:y="16.1cm">
          <draw:text-box>
            <text:p><text:span text:style-name="T11">I2S_CLK</text:span></text:p>
          </draw:text-box>
        </draw:frame>
        <draw:g>
          <draw:line draw:style-name="gr285" draw:text-style-name="P19" draw:layer="layout" svg:x1="4.325cm" svg:y1="16.194cm" svg:x2="4.547cm" svg:y2="16.194cm">
            <text:p/>
          </draw:line>
          <draw:line draw:style-name="gr285" draw:text-style-name="P19" draw:layer="layout" svg:x1="4.544cm" svg:y1="16.194cm" svg:x2="4.631cm" svg:y2="16.68cm">
            <text:p/>
          </draw:line>
          <draw:line draw:style-name="gr285" draw:text-style-name="P19" draw:layer="layout" svg:x1="4.326cm" svg:y1="16.194cm" svg:x2="4.239cm" svg:y2="16.68cm">
            <text:p/>
          </draw:line>
          <draw:line draw:style-name="gr285" draw:text-style-name="P19" draw:layer="layout" svg:x1="4.631cm" svg:y1="16.679cm" svg:x2="4.853cm" svg:y2="16.679cm">
            <text:p/>
          </draw:line>
        </draw:g>
        <draw:line draw:style-name="gr119" draw:text-style-name="P19" draw:layer="layout" svg:x1="4.938cm" svg:y1="16.193cm" svg:x2="5.16cm" svg:y2="16.193cm">
          <text:p/>
        </draw:line>
        <draw:line draw:style-name="gr14" draw:text-style-name="P19" draw:layer="layout" svg:x1="5.157cm" svg:y1="16.193cm" svg:x2="5.244cm" svg:y2="16.679cm">
          <text:p/>
        </draw:line>
        <draw:line draw:style-name="gr119" draw:text-style-name="P19" draw:layer="layout" svg:x1="4.939cm" svg:y1="16.193cm" svg:x2="4.852cm" svg:y2="16.679cm">
          <text:p/>
        </draw:line>
        <draw:line draw:style-name="gr14" draw:text-style-name="P19" draw:layer="layout" svg:x1="5.244cm" svg:y1="16.678cm" svg:x2="5.466cm" svg:y2="16.678cm">
          <text:p/>
        </draw:line>
        <draw:g>
          <draw:line draw:style-name="gr14" draw:text-style-name="P19" draw:layer="layout" svg:x1="5.555cm" svg:y1="16.193cm" svg:x2="5.777cm" svg:y2="16.193cm">
            <text:p/>
          </draw:line>
          <draw:line draw:style-name="gr14" draw:text-style-name="P19" draw:layer="layout" svg:x1="5.773cm" svg:y1="16.193cm" svg:x2="5.86cm" svg:y2="16.679cm">
            <text:p/>
          </draw:line>
          <draw:line draw:style-name="gr14" draw:text-style-name="P19" draw:layer="layout" svg:x1="5.555cm" svg:y1="16.193cm" svg:x2="5.468cm" svg:y2="16.679cm">
            <text:p/>
          </draw:line>
          <draw:line draw:style-name="gr14" draw:text-style-name="P19" draw:layer="layout" svg:x1="5.86cm" svg:y1="16.678cm" svg:x2="6.082cm" svg:y2="16.678cm">
            <text:p/>
          </draw:line>
        </draw:g>
        <draw:g>
          <draw:line draw:style-name="gr119" draw:text-style-name="P19" draw:layer="layout" svg:x1="6.168cm" svg:y1="16.192cm" svg:x2="6.39cm" svg:y2="16.192cm">
            <text:p/>
          </draw:line>
          <draw:line draw:style-name="gr119" draw:text-style-name="P19" draw:layer="layout" svg:x1="6.386cm" svg:y1="16.192cm" svg:x2="6.473cm" svg:y2="16.678cm">
            <text:p/>
          </draw:line>
          <draw:line draw:style-name="gr119" draw:text-style-name="P19" draw:layer="layout" svg:x1="6.169cm" svg:y1="16.192cm" svg:x2="6.082cm" svg:y2="16.678cm">
            <text:p/>
          </draw:line>
          <draw:line draw:style-name="gr119" draw:text-style-name="P19" draw:layer="layout" svg:x1="6.473cm" svg:y1="16.677cm" svg:x2="6.695cm" svg:y2="16.677cm">
            <text:p/>
          </draw:line>
        </draw:g>
        <draw:g>
          <draw:line draw:style-name="gr119" draw:text-style-name="P19" draw:layer="layout" svg:x1="6.783cm" svg:y1="16.194cm" svg:x2="7.005cm" svg:y2="16.194cm">
            <text:p/>
          </draw:line>
          <draw:line draw:style-name="gr119" draw:text-style-name="P19" draw:layer="layout" svg:x1="7.002cm" svg:y1="16.194cm" svg:x2="7.089cm" svg:y2="16.68cm">
            <text:p/>
          </draw:line>
          <draw:line draw:style-name="gr119" draw:text-style-name="P19" draw:layer="layout" svg:x1="6.784cm" svg:y1="16.194cm" svg:x2="6.697cm" svg:y2="16.68cm">
            <text:p/>
          </draw:line>
          <draw:line draw:style-name="gr119" draw:text-style-name="P19" draw:layer="layout" svg:x1="7.089cm" svg:y1="16.679cm" svg:x2="7.311cm" svg:y2="16.679cm">
            <text:p/>
          </draw:line>
        </draw:g>
        <draw:g>
          <draw:line draw:style-name="gr14" draw:text-style-name="P19" draw:layer="layout" svg:x1="7.397cm" svg:y1="16.193cm" svg:x2="7.619cm" svg:y2="16.193cm">
            <text:p/>
          </draw:line>
          <draw:line draw:style-name="gr14" draw:text-style-name="P19" draw:layer="layout" svg:x1="7.615cm" svg:y1="16.193cm" svg:x2="7.702cm" svg:y2="16.679cm">
            <text:p/>
          </draw:line>
          <draw:line draw:style-name="gr14" draw:text-style-name="P19" draw:layer="layout" svg:x1="7.397cm" svg:y1="16.193cm" svg:x2="7.31cm" svg:y2="16.679cm">
            <text:p/>
          </draw:line>
          <draw:line draw:style-name="gr14" draw:text-style-name="P19" draw:layer="layout" svg:x1="7.702cm" svg:y1="16.678cm" svg:x2="7.924cm" svg:y2="16.678cm">
            <text:p/>
          </draw:line>
        </draw:g>
        <draw:line draw:style-name="gr14" draw:text-style-name="P19" draw:layer="layout" svg:x1="8.013cm" svg:y1="16.193cm" svg:x2="8.235cm" svg:y2="16.193cm">
          <text:p/>
        </draw:line>
        <draw:line draw:style-name="gr14" draw:text-style-name="P19" draw:layer="layout" svg:x1="8.231cm" svg:y1="16.193cm" svg:x2="8.318cm" svg:y2="16.679cm">
          <text:p/>
        </draw:line>
        <draw:line draw:style-name="gr14" draw:text-style-name="P19" draw:layer="layout" svg:x1="8.013cm" svg:y1="16.193cm" svg:x2="7.926cm" svg:y2="16.679cm">
          <text:p/>
        </draw:line>
        <draw:line draw:style-name="gr286" draw:text-style-name="P19" draw:layer="layout" svg:x1="8.318cm" svg:y1="16.678cm" svg:x2="8.54cm" svg:y2="16.678cm">
          <text:p/>
        </draw:line>
        <draw:line draw:style-name="gr14" draw:text-style-name="P19" draw:layer="layout" svg:x1="9.358cm" svg:y1="16.075cm" svg:x2="9.269cm" svg:y2="16.3cm">
          <text:p/>
        </draw:line>
        <draw:line draw:style-name="gr14" draw:text-style-name="P19" draw:layer="layout" svg:x1="9.45cm" svg:y1="16.077cm" svg:x2="9.361cm" svg:y2="16.302cm">
          <text:p/>
        </draw:line>
        <draw:line draw:style-name="gr14" draw:text-style-name="P19" draw:layer="layout" svg:x1="6.276cm" svg:y1="16.073cm" svg:x2="6.185cm" svg:y2="16.298cm">
          <text:p/>
        </draw:line>
        <draw:line draw:style-name="gr14" draw:text-style-name="P19" draw:layer="layout" svg:x1="6.37cm" svg:y1="16.075cm" svg:x2="6.279cm" svg:y2="16.3cm">
          <text:p/>
        </draw:line>
        <draw:line draw:style-name="gr287" draw:text-style-name="P19" draw:layer="layout" svg:x1="8.624cm" svg:y1="16.183cm" svg:x2="8.846cm" svg:y2="16.183cm">
          <text:p/>
        </draw:line>
        <draw:line draw:style-name="gr287" draw:text-style-name="P19" draw:layer="layout" svg:x1="8.843cm" svg:y1="16.183cm" svg:x2="8.93cm" svg:y2="16.669cm">
          <text:p/>
        </draw:line>
        <draw:line draw:style-name="gr287" draw:text-style-name="P19" draw:layer="layout" svg:x1="8.625cm" svg:y1="16.183cm" svg:x2="8.538cm" svg:y2="16.669cm">
          <text:p/>
        </draw:line>
        <draw:line draw:style-name="gr285" draw:text-style-name="P19" draw:layer="layout" svg:x1="8.93cm" svg:y1="16.668cm" svg:x2="9.152cm" svg:y2="16.668cm">
          <text:p/>
        </draw:line>
        <draw:g>
          <draw:g>
            <draw:line draw:style-name="gr285" draw:text-style-name="P19" draw:layer="layout" svg:x1="9.244cm" svg:y1="16.189cm" svg:x2="9.466cm" svg:y2="16.189cm">
              <text:p/>
            </draw:line>
            <draw:line draw:style-name="gr285" draw:text-style-name="P19" draw:layer="layout" svg:x1="9.463cm" svg:y1="16.189cm" svg:x2="9.55cm" svg:y2="16.675cm">
              <text:p/>
            </draw:line>
            <draw:line draw:style-name="gr285" draw:text-style-name="P19" draw:layer="layout" svg:x1="9.245cm" svg:y1="16.189cm" svg:x2="9.158cm" svg:y2="16.675cm">
              <text:p/>
            </draw:line>
            <draw:line draw:style-name="gr285" draw:text-style-name="P19" draw:layer="layout" svg:x1="9.55cm" svg:y1="16.674cm" svg:x2="9.772cm" svg:y2="16.674cm">
              <text:p/>
            </draw:line>
          </draw:g>
          <draw:g>
            <draw:line draw:style-name="gr285" draw:text-style-name="P19" draw:layer="layout" svg:x1="9.857cm" svg:y1="16.188cm" svg:x2="10.079cm" svg:y2="16.188cm">
              <text:p/>
            </draw:line>
            <draw:line draw:style-name="gr285" draw:text-style-name="P19" draw:layer="layout" svg:x1="10.076cm" svg:y1="16.188cm" svg:x2="10.163cm" svg:y2="16.674cm">
              <text:p/>
            </draw:line>
            <draw:line draw:style-name="gr285" draw:text-style-name="P19" draw:layer="layout" svg:x1="9.858cm" svg:y1="16.188cm" svg:x2="9.771cm" svg:y2="16.674cm">
              <text:p/>
            </draw:line>
            <draw:line draw:style-name="gr285" draw:text-style-name="P19" draw:layer="layout" svg:x1="10.163cm" svg:y1="16.673cm" svg:x2="10.385cm" svg:y2="16.673cm">
              <text:p/>
            </draw:line>
          </draw:g>
        </draw:g>
        <draw:g>
          <draw:line draw:style-name="gr14" draw:text-style-name="P19" draw:layer="layout" svg:x1="10.474cm" svg:y1="16.188cm" svg:x2="10.696cm" svg:y2="16.188cm">
            <text:p/>
          </draw:line>
          <draw:line draw:style-name="gr14" draw:text-style-name="P19" draw:layer="layout" svg:x1="10.692cm" svg:y1="16.188cm" svg:x2="10.779cm" svg:y2="16.674cm">
            <text:p/>
          </draw:line>
          <draw:line draw:style-name="gr14" draw:text-style-name="P19" draw:layer="layout" svg:x1="10.474cm" svg:y1="16.188cm" svg:x2="10.387cm" svg:y2="16.674cm">
            <text:p/>
          </draw:line>
          <draw:line draw:style-name="gr14" draw:text-style-name="P19" draw:layer="layout" svg:x1="10.779cm" svg:y1="16.673cm" svg:x2="11.001cm" svg:y2="16.673cm">
            <text:p/>
          </draw:line>
        </draw:g>
        <draw:g>
          <draw:line draw:style-name="gr287" draw:text-style-name="P19" draw:layer="layout" svg:x1="11.087cm" svg:y1="16.187cm" svg:x2="11.309cm" svg:y2="16.187cm">
            <text:p/>
          </draw:line>
          <draw:line draw:style-name="gr287" draw:text-style-name="P19" draw:layer="layout" svg:x1="11.305cm" svg:y1="16.187cm" svg:x2="11.392cm" svg:y2="16.673cm">
            <text:p/>
          </draw:line>
          <draw:line draw:style-name="gr287" draw:text-style-name="P19" draw:layer="layout" svg:x1="11.088cm" svg:y1="16.187cm" svg:x2="11.001cm" svg:y2="16.673cm">
            <text:p/>
          </draw:line>
          <draw:line draw:style-name="gr287" draw:text-style-name="P19" draw:layer="layout" svg:x1="11.392cm" svg:y1="16.672cm" svg:x2="11.614cm" svg:y2="16.672cm">
            <text:p/>
          </draw:line>
        </draw:g>
        <draw:g>
          <draw:line draw:style-name="gr285" draw:text-style-name="P19" draw:layer="layout" svg:x1="11.702cm" svg:y1="16.189cm" svg:x2="11.924cm" svg:y2="16.189cm">
            <text:p/>
          </draw:line>
          <draw:line draw:style-name="gr285" draw:text-style-name="P19" draw:layer="layout" svg:x1="11.921cm" svg:y1="16.189cm" svg:x2="12.008cm" svg:y2="16.675cm">
            <text:p/>
          </draw:line>
          <draw:line draw:style-name="gr285" draw:text-style-name="P19" draw:layer="layout" svg:x1="11.703cm" svg:y1="16.189cm" svg:x2="11.616cm" svg:y2="16.675cm">
            <text:p/>
          </draw:line>
          <draw:line draw:style-name="gr285" draw:text-style-name="P19" draw:layer="layout" svg:x1="12.008cm" svg:y1="16.674cm" svg:x2="12.23cm" svg:y2="16.674cm">
            <text:p/>
          </draw:line>
        </draw:g>
        <draw:g>
          <draw:line draw:style-name="gr287" draw:text-style-name="P19" draw:layer="layout" svg:x1="12.316cm" svg:y1="16.188cm" svg:x2="12.538cm" svg:y2="16.188cm">
            <text:p/>
          </draw:line>
          <draw:line draw:style-name="gr287" draw:text-style-name="P19" draw:layer="layout" svg:x1="12.534cm" svg:y1="16.188cm" svg:x2="12.621cm" svg:y2="16.674cm">
            <text:p/>
          </draw:line>
          <draw:line draw:style-name="gr287" draw:text-style-name="P19" draw:layer="layout" svg:x1="12.316cm" svg:y1="16.188cm" svg:x2="12.229cm" svg:y2="16.674cm">
            <text:p/>
          </draw:line>
          <draw:line draw:style-name="gr287" draw:text-style-name="P19" draw:layer="layout" svg:x1="12.621cm" svg:y1="16.673cm" svg:x2="12.843cm" svg:y2="16.673cm">
            <text:p/>
          </draw:line>
        </draw:g>
        <draw:line draw:style-name="gr285" draw:text-style-name="P19" draw:layer="layout" svg:x1="12.932cm" svg:y1="16.188cm" svg:x2="13.154cm" svg:y2="16.188cm">
          <text:p/>
        </draw:line>
        <draw:line draw:style-name="gr285" draw:text-style-name="P19" draw:layer="layout" svg:x1="13.15cm" svg:y1="16.188cm" svg:x2="13.237cm" svg:y2="16.674cm">
          <text:p/>
        </draw:line>
        <draw:line draw:style-name="gr285" draw:text-style-name="P19" draw:layer="layout" svg:x1="12.932cm" svg:y1="16.188cm" svg:x2="12.845cm" svg:y2="16.674cm">
          <text:p/>
        </draw:line>
        <draw:line draw:style-name="gr285" draw:text-style-name="P19" draw:layer="layout" svg:x1="13.237cm" svg:y1="16.673cm" svg:x2="13.459cm" svg:y2="16.673cm">
          <text:p/>
        </draw:line>
        <draw:line draw:style-name="gr287" draw:text-style-name="P19" draw:layer="layout" svg:x1="13.658cm" svg:y1="16.073cm" svg:x2="13.569cm" svg:y2="16.298cm">
          <text:p/>
        </draw:line>
        <draw:line draw:style-name="gr287" draw:text-style-name="P19" draw:layer="layout" svg:x1="13.75cm" svg:y1="16.075cm" svg:x2="13.661cm" svg:y2="16.3cm">
          <text:p/>
        </draw:line>
        <draw:line draw:style-name="gr287" draw:text-style-name="P19" draw:layer="layout" svg:x1="11.827cm" svg:y1="16.05cm" svg:x2="11.736cm" svg:y2="16.275cm">
          <text:p/>
        </draw:line>
        <draw:line draw:style-name="gr287" draw:text-style-name="P19" draw:layer="layout" svg:x1="11.921cm" svg:y1="16.052cm" svg:x2="11.83cm" svg:y2="16.277cm">
          <text:p/>
        </draw:line>
        <draw:line draw:style-name="gr285" draw:text-style-name="P19" draw:layer="layout" svg:x1="13.543cm" svg:y1="16.178cm" svg:x2="13.765cm" svg:y2="16.178cm">
          <text:p/>
        </draw:line>
        <draw:line draw:style-name="gr285" draw:text-style-name="P19" draw:layer="layout" svg:x1="13.762cm" svg:y1="16.178cm" svg:x2="13.849cm" svg:y2="16.664cm">
          <text:p/>
        </draw:line>
        <draw:line draw:style-name="gr285" draw:text-style-name="P19" draw:layer="layout" svg:x1="13.544cm" svg:y1="16.178cm" svg:x2="13.457cm" svg:y2="16.664cm">
          <text:p/>
        </draw:line>
        <draw:line draw:style-name="gr285" draw:text-style-name="P19" draw:layer="layout" svg:x1="13.849cm" svg:y1="16.663cm" svg:x2="14.071cm" svg:y2="16.663cm">
          <text:p/>
        </draw:line>
        <draw:g>
          <draw:line draw:style-name="gr287" draw:text-style-name="P19" draw:layer="layout" svg:x1="14.156cm" svg:y1="16.175cm" svg:x2="14.378cm" svg:y2="16.175cm">
            <text:p/>
          </draw:line>
          <draw:line draw:style-name="gr287" draw:text-style-name="P19" draw:layer="layout" svg:x1="14.374cm" svg:y1="16.175cm" svg:x2="14.461cm" svg:y2="16.661cm">
            <text:p/>
          </draw:line>
          <draw:line draw:style-name="gr287" draw:text-style-name="P19" draw:layer="layout" svg:x1="14.157cm" svg:y1="16.175cm" svg:x2="14.07cm" svg:y2="16.661cm">
            <text:p/>
          </draw:line>
          <draw:line draw:style-name="gr287" draw:text-style-name="P19" draw:layer="layout" svg:x1="14.461cm" svg:y1="16.66cm" svg:x2="14.683cm" svg:y2="16.66cm">
            <text:p/>
          </draw:line>
        </draw:g>
        <draw:g>
          <draw:line draw:style-name="gr285" draw:text-style-name="P19" draw:layer="layout" svg:x1="14.769cm" svg:y1="16.174cm" svg:x2="14.991cm" svg:y2="16.174cm">
            <text:p/>
          </draw:line>
          <draw:line draw:style-name="gr285" draw:text-style-name="P19" draw:layer="layout" svg:x1="14.988cm" svg:y1="16.174cm" svg:x2="15.075cm" svg:y2="16.66cm">
            <text:p/>
          </draw:line>
          <draw:line draw:style-name="gr285" draw:text-style-name="P19" draw:layer="layout" svg:x1="14.77cm" svg:y1="16.174cm" svg:x2="14.683cm" svg:y2="16.66cm">
            <text:p/>
          </draw:line>
          <draw:line draw:style-name="gr285" draw:text-style-name="P19" draw:layer="layout" svg:x1="15.075cm" svg:y1="16.659cm" svg:x2="15.297cm" svg:y2="16.659cm">
            <text:p/>
          </draw:line>
        </draw:g>
        <draw:line draw:style-name="gr14" draw:text-style-name="P19" draw:layer="layout" svg:x1="15.385cm" svg:y1="16.174cm" svg:x2="15.607cm" svg:y2="16.174cm">
          <text:p/>
        </draw:line>
        <draw:line draw:style-name="gr14" draw:text-style-name="P19" draw:layer="layout" svg:x1="15.604cm" svg:y1="16.174cm" svg:x2="15.691cm" svg:y2="16.66cm">
          <text:p/>
        </draw:line>
        <draw:line draw:style-name="gr14" draw:text-style-name="P19" draw:layer="layout" svg:x1="15.386cm" svg:y1="16.174cm" svg:x2="15.299cm" svg:y2="16.66cm">
          <text:p/>
        </draw:line>
        <draw:line draw:style-name="gr14" draw:text-style-name="P19" draw:layer="layout" svg:x1="15.691cm" svg:y1="16.659cm" svg:x2="15.913cm" svg:y2="16.659cm">
          <text:p/>
        </draw:line>
        <draw:line draw:style-name="gr14" draw:text-style-name="P19" draw:layer="layout" svg:x1="16.11cm" svg:y1="16.056cm" svg:x2="16.021cm" svg:y2="16.281cm">
          <text:p/>
        </draw:line>
        <draw:line draw:style-name="gr14" draw:text-style-name="P19" draw:layer="layout" svg:x1="16.202cm" svg:y1="16.058cm" svg:x2="16.113cm" svg:y2="16.283cm">
          <text:p/>
        </draw:line>
        <draw:line draw:style-name="gr285" draw:text-style-name="P19" draw:layer="layout" svg:x1="15.997cm" svg:y1="16.164cm" svg:x2="16.219cm" svg:y2="16.164cm">
          <text:p/>
        </draw:line>
        <draw:line draw:style-name="gr285" draw:text-style-name="P19" draw:layer="layout" svg:x1="16.215cm" svg:y1="16.164cm" svg:x2="16.302cm" svg:y2="16.65cm">
          <text:p/>
        </draw:line>
        <draw:line draw:style-name="gr285" draw:text-style-name="P19" draw:layer="layout" svg:x1="15.997cm" svg:y1="16.164cm" svg:x2="15.91cm" svg:y2="16.65cm">
          <text:p/>
        </draw:line>
        <draw:line draw:style-name="gr285" draw:text-style-name="P19" draw:layer="layout" svg:x1="16.302cm" svg:y1="16.649cm" svg:x2="16.524cm" svg:y2="16.649cm">
          <text:p/>
        </draw:line>
        <draw:line draw:style-name="gr256" draw:text-style-name="P19" draw:layer="layout" svg:x1="5.525cm" svg:y1="22.251cm" svg:x2="5.525cm" svg:y2="16.15cm">
          <text:p/>
        </draw:line>
        <draw:line draw:style-name="gr285" draw:text-style-name="P19" draw:layer="layout" svg:x1="16.61cm" svg:y1="16.177cm" svg:x2="16.832cm" svg:y2="16.177cm">
          <text:p/>
        </draw:line>
        <draw:line draw:style-name="gr285" draw:text-style-name="P19" draw:layer="layout" svg:x1="16.828cm" svg:y1="16.177cm" svg:x2="16.915cm" svg:y2="16.663cm">
          <text:p/>
        </draw:line>
        <draw:line draw:style-name="gr285" draw:text-style-name="P19" draw:layer="layout" svg:x1="16.61cm" svg:y1="16.177cm" svg:x2="16.523cm" svg:y2="16.663cm">
          <text:p/>
        </draw:line>
        <draw:line draw:style-name="gr256" draw:text-style-name="P19" draw:layer="layout" svg:x1="11.049cm" svg:y1="22.226cm" svg:x2="11.049cm" svg:y2="16.125cm">
          <text:p/>
        </draw:line>
        <draw:line draw:style-name="gr256" draw:text-style-name="P19" draw:layer="layout" svg:x1="8.574cm" svg:y1="20.575cm" svg:x2="8.575cm" svg:y2="16.125cm">
          <text:p/>
        </draw:line>
        <draw:line draw:style-name="gr256" draw:text-style-name="P19" draw:layer="layout" svg:x1="14.124cm" svg:y1="20.5cm" svg:x2="14.125cm" svg:y2="16.05cm">
          <text:p/>
        </draw:line>
      </draw:page>
      <draw:page draw:name="page15" draw:style-name="dp1" draw:master-page-name="Default">
        <draw:line draw:style-name="gr14" draw:text-style-name="P19" draw:layer="layout" svg:x1="4.85cm" svg:y1="3.699cm" svg:x2="5.727cm" svg:y2="3.699cm">
          <text:p/>
        </draw:line>
        <draw:g>
          <draw:line draw:style-name="gr14" draw:text-style-name="P19" draw:layer="layout" svg:x1="5.884cm" svg:y1="3.213cm" svg:x2="6.289cm" svg:y2="3.213cm">
            <text:p/>
          </draw:line>
          <draw:line draw:style-name="gr14" draw:text-style-name="P19" draw:layer="layout" svg:x1="6.284cm" svg:y1="3.213cm" svg:x2="6.443cm" svg:y2="3.699cm">
            <text:p/>
          </draw:line>
          <draw:line draw:style-name="gr14" draw:text-style-name="P19" draw:layer="layout" svg:x1="5.885cm" svg:y1="3.213cm" svg:x2="5.726cm" svg:y2="3.699cm">
            <text:p/>
          </draw:line>
          <draw:line draw:style-name="gr14" draw:text-style-name="P19" draw:layer="layout" svg:x1="6.444cm" svg:y1="3.698cm" svg:x2="6.849cm" svg:y2="3.698cm">
            <text:p/>
          </draw:line>
        </draw:g>
        <draw:g>
          <draw:g>
            <draw:line draw:style-name="gr14" draw:text-style-name="P19" draw:layer="layout" svg:x1="7.012cm" svg:y1="3.213cm" svg:x2="7.417cm" svg:y2="3.213cm">
              <text:p/>
            </draw:line>
            <draw:line draw:style-name="gr14" draw:text-style-name="P19" draw:layer="layout" svg:x1="7.411cm" svg:y1="3.213cm" svg:x2="7.57cm" svg:y2="3.699cm">
              <text:p/>
            </draw:line>
            <draw:line draw:style-name="gr14" draw:text-style-name="P19" draw:layer="layout" svg:x1="7.013cm" svg:y1="3.213cm" svg:x2="6.854cm" svg:y2="3.699cm">
              <text:p/>
            </draw:line>
            <draw:line draw:style-name="gr14" draw:text-style-name="P19" draw:layer="layout" svg:x1="7.57cm" svg:y1="3.698cm" svg:x2="7.975cm" svg:y2="3.698cm">
              <text:p/>
            </draw:line>
          </draw:g>
          <draw:g>
            <draw:line draw:style-name="gr14" draw:text-style-name="P19" draw:layer="layout" svg:x1="8.134cm" svg:y1="3.212cm" svg:x2="8.539cm" svg:y2="3.212cm">
              <text:p/>
            </draw:line>
            <draw:line draw:style-name="gr14" draw:text-style-name="P19" draw:layer="layout" svg:x1="8.533cm" svg:y1="3.212cm" svg:x2="8.692cm" svg:y2="3.698cm">
              <text:p/>
            </draw:line>
            <draw:line draw:style-name="gr14" draw:text-style-name="P19" draw:layer="layout" svg:x1="8.135cm" svg:y1="3.212cm" svg:x2="7.976cm" svg:y2="3.698cm">
              <text:p/>
            </draw:line>
            <draw:line draw:style-name="gr14" draw:text-style-name="P19" draw:layer="layout" svg:x1="8.692cm" svg:y1="3.697cm" svg:x2="9.097cm" svg:y2="3.697cm">
              <text:p/>
            </draw:line>
          </draw:g>
        </draw:g>
        <draw:g>
          <draw:line draw:style-name="gr14" draw:text-style-name="P19" draw:layer="layout" svg:x1="9.259cm" svg:y1="3.214cm" svg:x2="9.664cm" svg:y2="3.214cm">
            <text:p/>
          </draw:line>
          <draw:line draw:style-name="gr14" draw:text-style-name="P19" draw:layer="layout" svg:x1="9.658cm" svg:y1="3.214cm" svg:x2="9.817cm" svg:y2="3.7cm">
            <text:p/>
          </draw:line>
          <draw:line draw:style-name="gr14" draw:text-style-name="P19" draw:layer="layout" svg:x1="9.26cm" svg:y1="3.214cm" svg:x2="9.101cm" svg:y2="3.7cm">
            <text:p/>
          </draw:line>
          <draw:line draw:style-name="gr14" draw:text-style-name="P19" draw:layer="layout" svg:x1="9.818cm" svg:y1="3.699cm" svg:x2="10.223cm" svg:y2="3.699cm">
            <text:p/>
          </draw:line>
        </draw:g>
        <draw:line draw:style-name="gr119" draw:text-style-name="P19" draw:layer="layout" svg:x1="5.831cm" svg:y1="4.283cm" svg:x2="5.831cm" svg:y2="3.074cm">
          <text:p/>
        </draw:line>
        <draw:line draw:style-name="gr119" draw:text-style-name="P19" draw:layer="layout" svg:x1="6.925cm" svg:y1="4.275cm" svg:x2="6.925cm" svg:y2="3.075cm">
          <text:p/>
        </draw:line>
        <draw:line draw:style-name="gr14" draw:text-style-name="P19" draw:layer="layout" svg:x1="5.852cm" svg:y1="4.214cm" svg:x2="9.175cm" svg:y2="4.214cm">
          <text:p/>
        </draw:line>
        <draw:line draw:style-name="gr14" draw:text-style-name="P19" draw:layer="layout" svg:x1="5.854cm" svg:y1="4.214cm" svg:x2="5.5cm" svg:y2="4.7cm">
          <text:p/>
        </draw:line>
        <draw:line draw:style-name="gr14" draw:text-style-name="P19" draw:layer="layout" svg:x1="9.175cm" svg:y1="4.215cm" svg:x2="9.529cm" svg:y2="4.701cm">
          <text:p/>
        </draw:line>
        <draw:line draw:style-name="gr14" draw:text-style-name="P19" draw:layer="layout" svg:x1="9.529cm" svg:y1="4.7cm" svg:x2="10.432cm" svg:y2="4.7cm">
          <text:p/>
        </draw:line>
        <draw:line draw:style-name="gr14" draw:text-style-name="P19" draw:layer="layout" svg:x1="4.875cm" svg:y1="4.698cm" svg:x2="5.489cm" svg:y2="4.698cm">
          <text:p/>
        </draw:line>
        <draw:frame draw:style-name="gr288" draw:text-style-name="P25" draw:layer="layout" svg:width="0.739cm" svg:height="0.724cm" svg:x="6.029cm" svg:y="3.65cm">
          <draw:text-box>
            <text:p><text:span text:style-name="T15">A</text:span></text:p>
          </draw:text-box>
        </draw:frame>
        <draw:frame draw:style-name="gr289" draw:text-style-name="P25" draw:layer="layout" svg:width="0.631cm" svg:height="0.724cm" svg:x="7.044cm" svg:y="3.65cm">
          <draw:text-box>
            <text:p><text:span text:style-name="T15">B</text:span></text:p>
          </draw:text-box>
        </draw:frame>
        <draw:line draw:style-name="gr14" draw:text-style-name="P19" draw:layer="layout" svg:x1="7.065cm" svg:y1="5.227cm" svg:x2="9.138cm" svg:y2="5.213cm">
          <text:p/>
        </draw:line>
        <draw:line draw:style-name="gr14" draw:text-style-name="P19" draw:layer="layout" svg:x1="7.067cm" svg:y1="5.227cm" svg:x2="6.713cm" svg:y2="5.713cm">
          <text:p/>
        </draw:line>
        <draw:line draw:style-name="gr14" draw:text-style-name="P19" draw:layer="layout" svg:x1="9.131cm" svg:y1="5.213cm" svg:x2="9.485cm" svg:y2="5.699cm">
          <text:p/>
        </draw:line>
        <draw:line draw:style-name="gr14" draw:text-style-name="P19" draw:layer="layout" svg:x1="9.485cm" svg:y1="5.698cm" svg:x2="10.388cm" svg:y2="5.698cm">
          <text:p/>
        </draw:line>
        <draw:line draw:style-name="gr14" draw:text-style-name="P19" draw:layer="layout" svg:x1="4.875cm" svg:y1="5.725cm" svg:x2="6.702cm" svg:y2="5.711cm">
          <text:p/>
        </draw:line>
        <draw:frame draw:style-name="gr290" draw:text-style-name="P25" draw:layer="layout" svg:width="1.501cm" svg:height="0.649cm" svg:x="3.3cm" svg:y="4.151cm">
          <draw:text-box>
            <text:p><text:span text:style-name="T15">Rd/Wr</text:span></text:p>
          </draw:text-box>
        </draw:frame>
        <draw:frame draw:style-name="gr291" draw:text-style-name="P25" draw:layer="layout" svg:width="1.01cm" svg:height="0.649cm" svg:x="3.3cm" svg:y="3.152cm">
          <draw:text-box>
            <text:p><text:span text:style-name="T15">Clk</text:span></text:p>
          </draw:text-box>
        </draw:frame>
        <draw:frame draw:style-name="gr292" draw:text-style-name="P25" draw:layer="layout" svg:width="1.285cm" svg:height="0.649cm" svg:x="3.3cm" svg:y="5.253cm">
          <draw:text-box>
            <text:p><text:span text:style-name="T15">Busy</text:span></text:p>
          </draw:text-box>
        </draw:frame>
        <draw:frame draw:style-name="gr293" draw:text-style-name="P25" draw:layer="layout" svg:width="0.815cm" svg:height="0.649cm" svg:x="7.03cm" svg:y="4.714cm">
          <draw:text-box>
            <text:p><text:span text:style-name="T15">A‘</text:span></text:p>
          </draw:text-box>
        </draw:frame>
        <draw:frame draw:style-name="gr294" draw:text-style-name="P29" draw:layer="layout" svg:width="1.011cm" svg:height="0.649cm" svg:x="8.264cm" svg:y="4.701cm">
          <draw:text-box>
            <text:p><text:span text:style-name="T20">B’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ideograph-alpha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FreeSans" style:font-family-generic-asian="swiss" style:font-pitch-asian="variable" style:font-size-asian="12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/>
    </style:style>
    <style:style style:name="Index" style:family="graphic">
      <style:paragraph-properties fo:text-align="start" style:text-autospace="ideograph-alpha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FreeSans" style:font-family-generic-asian="swiss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fo:font-family="'Liberation Serif', 'Times New Roman'" style:font-family-generic="roman" style:font-pitch="variable" fo:font-size="12pt" fo:language="en" fo:country="US" fo:font-style="italic" style:letter-kerning="true" style:font-family-asian="FreeSans" style:font-family-generic-asian="swiss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ideograph-alpha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FreeSans" style:font-family-generic-asian="swiss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ideograph-alpha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FreeSans" style:font-family-generic-asian="swiss" style:font-pitch-asian="variable" style:font-size-asian="12pt" style:language-asian="hi" style:country-asian="IN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7-13T10:59:07.756626827</meta:creation-date>
    <dc:date>2022-07-29T14:15:56</dc:date>
    <meta:editing-duration>P26DT5H2M33S</meta:editing-duration>
    <meta:editing-cycles>938</meta:editing-cycles>
    <meta:generator>OpenOffice/4.1.5$Unix OpenOffice.org_project/415m1$Build-9789</meta:generator>
    <meta:document-statistic meta:object-count="1999"/>
  </office:meta>
</office:document-meta>
</file>

<file path=Object 10/content.xml><?xml version="1.0" encoding="utf-8"?>
<math xmlns="http://www.w3.org/1998/Math/MathML">
  <semantics>
    <mrow>
      <mfrac>
        <mrow>
          <mn>1</mn>
        </mrow>
        <mrow>
          <mrow>
            <mi>N</mi>
            <mo stretchy="false">+</mo>
            <mfrac>
              <mrow>
                <mi>b</mi>
              </mrow>
              <mrow>
                <mi>a</mi>
              </mrow>
            </mfrac>
          </mrow>
        </mrow>
      </mfrac>
    </mrow>
    <annotation encoding="StarMath 5.0">{1}over{N+{b}over{a}}</annotation>
  </semantics>
</math>
</file>

<file path=Object 11/content.xml><?xml version="1.0" encoding="utf-8"?>
<math xmlns="http://www.w3.org/1998/Math/MathML">
  <semantics>
    <mrow>
      <mfrac>
        <mrow>
          <mn>1</mn>
        </mrow>
        <mrow>
          <mi>M</mi>
        </mrow>
      </mfrac>
    </mrow>
    <annotation encoding="StarMath 5.0">{1}over{M}</annotation>
  </semantics>
</math>
</file>

<file path=Object 12/content.xml><?xml version="1.0" encoding="utf-8"?>
<math xmlns="http://www.w3.org/1998/Math/MathML">
  <semantics>
    <mrow>
      <mfrac>
        <mrow>
          <mn>1</mn>
        </mrow>
        <mrow>
          <mrow>
            <mi>N</mi>
            <mo stretchy="false">+</mo>
            <mfrac>
              <mrow>
                <mi>b</mi>
              </mrow>
              <mrow>
                <mi>a</mi>
              </mrow>
            </mfrac>
          </mrow>
        </mrow>
      </mfrac>
    </mrow>
    <annotation encoding="StarMath 5.0">{1}over{N+{b}over{a}}</annotation>
  </semantics>
</math>
</file>

<file path=Object 13/content.xml><?xml version="1.0" encoding="utf-8"?>
<math xmlns="http://www.w3.org/1998/Math/MathML">
  <semantics>
    <mrow>
      <mfrac>
        <mrow>
          <mn>1</mn>
        </mrow>
        <mrow>
          <mi mathvariant="italic">MO</mi>
        </mrow>
      </mfrac>
    </mrow>
    <annotation encoding="StarMath 5.0">{1}over{MO}</annotation>
  </semantics>
</math>
</file>

<file path=Object 14/content.xml><?xml version="1.0" encoding="utf-8"?>
<math xmlns="http://www.w3.org/1998/Math/MathML" display="block">
  <semantics>
    <mfrac>
      <mn>1</mn>
      <mrow>
        <mi>N</mi>
        <mo stretchy="false">+</mo>
        <mfrac>
          <mi>b</mi>
          <mi>a</mi>
        </mfrac>
      </mrow>
    </mfrac>
    <annotation encoding="StarMath 5.0">{1}over{N+{b}over{a}}</annotation>
  </semantics>
</math>
</file>

<file path=Object 15/content.xml><?xml version="1.0" encoding="utf-8"?>
<math xmlns="http://www.w3.org/1998/Math/MathML">
  <semantics>
    <mrow>
      <mfrac>
        <mrow>
          <mn>1</mn>
        </mrow>
        <mrow>
          <mi mathvariant="italic">MI</mi>
        </mrow>
      </mfrac>
    </mrow>
    <annotation encoding="StarMath 5.0">{1}over{MI}</annotation>
  </semantics>
</math>
</file>

<file path=Object 2/content.xml><?xml version="1.0" encoding="utf-8"?>
<math xmlns="http://www.w3.org/1998/Math/MathML" display="block"/>
</file>

<file path=Object 4/content.xml><?xml version="1.0" encoding="utf-8"?>
<math xmlns="http://www.w3.org/1998/Math/MathML">
  <semantics>
    <mrow>
      <mfrac>
        <mrow>
          <mn>1</mn>
        </mrow>
        <mrow>
          <mrow>
            <mi>N</mi>
            <mo stretchy="false">+</mo>
            <mfrac>
              <mrow>
                <mi>b</mi>
              </mrow>
              <mrow>
                <mi>a</mi>
              </mrow>
            </mfrac>
          </mrow>
        </mrow>
      </mfrac>
    </mrow>
    <annotation encoding="StarMath 5.0">{1}over{N+{b}over{a}}</annotation>
  </semantics>
</math>
</file>

<file path=Object 5/content.xml><?xml version="1.0" encoding="utf-8"?>
<math xmlns="http://www.w3.org/1998/Math/MathML" display="block">
  <semantics>
    <mfrac>
      <mn>1</mn>
      <mi>M</mi>
    </mfrac>
    <annotation encoding="StarMath 5.0">{1}over{M}</annotation>
  </semantics>
</math>
</file>